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5" style:family="table-cell" style:parent-style-name="Default" style:data-style-name="N99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25" table:formula="of:=IF([.$F$4]&lt;=0;&quot;liczba nie nalezy do zadanego przedziału&quot;;IF([.$F$4]&gt;=6001;&quot;liczba nie nalezy do przedziału&quot;;IF(COUNT([.$B$7:.$B$6005]=1;&quot;podana liczba nie jest pierwszą &quot;; ))))" office:value-type="boolean" office:boolean-value="false" calcext:value-type="boolean" table:number-columns-spanned="4" table:number-rows-spanned="2">
            <text:p>FAŁSZ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IF(MOD([.$F$4];[.A7])=0;[.A7];&quot;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IF(MOD([.$F$4];[.A8])=0;[.A8];&quot;&quot;)">
            <text:p/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IF(MOD([.$F$4];[.A9])=0;[.A9];&quot;&quot;)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IF(MOD([.$F$4];[.A10])=0;[.A10];&quot;&quot;)">
            <text:p/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IF(MOD([.$F$4];[.A11])=0;[.A11];&quot;&quot;)">
            <text:p/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IF(MOD([.$F$4];[.A12])=0;[.A12];&quot;&quot;)">
            <text:p/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IF(MOD([.$F$4];[.A13])=0;[.A13];&quot;&quot;)" office:value-type="float" office:value="8" calcext:value-type="float">
            <text:p>8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IF(MOD([.$F$4];[.A14])=0;[.A14];&quot;&quot;)">
            <text:p/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IF(MOD([.$F$4];[.A15])=0;[.A15];&quot;&quot;)">
            <text:p/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IF(MOD([.$F$4];[.A16])=0;[.A16];&quot;&quot;)">
            <text:p/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IF(MOD([.$F$4];[.A17])=0;[.A17];&quot;&quot;)">
            <text:p/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IF(MOD([.$F$4];[.A18])=0;[.A18];&quot;&quot;)">
            <text:p/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IF(MOD([.$F$4];[.A19])=0;[.A19];&quot;&quot;)">
            <text:p/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IF(MOD([.$F$4];[.A20])=0;[.A20];&quot;&quot;)">
            <text:p/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IF(MOD([.$F$4];[.A21])=0;[.A21];&quot;&quot;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IF(MOD([.$F$4];[.A22])=0;[.A22];&quot;&quot;)">
            <text:p/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IF(MOD([.$F$4];[.A23])=0;[.A23];&quot;&quot;)">
            <text:p/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IF(MOD([.$F$4];[.A24])=0;[.A24];&quot;&quot;)">
            <text:p/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IF(MOD([.$F$4];[.A25])=0;[.A25];&quot;&quot;)">
            <text:p/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IF(MOD([.$F$4];[.A26])=0;[.A26];&quot;&quot;)">
            <text:p/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IF(MOD([.$F$4];[.A27])=0;[.A27];&quot;&quot;)">
            <text:p/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IF(MOD([.$F$4];[.A28])=0;[.A28];&quot;&quot;)">
            <text:p/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IF(MOD([.$F$4];[.A29])=0;[.A29];&quot;&quot;)">
            <text:p/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IF(MOD([.$F$4];[.A30])=0;[.A30];&quot;&quot;)">
            <text:p/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IF(MOD([.$F$4];[.A31])=0;[.A31];&quot;&quot;)">
            <text:p/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IF(MOD([.$F$4];[.A32])=0;[.A32];&quot;&quot;)">
            <text:p/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IF(MOD([.$F$4];[.A33])=0;[.A33];&quot;&quot;)">
            <text:p/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IF(MOD([.$F$4];[.A34])=0;[.A34];&quot;&quot;)">
            <text:p/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IF(MOD([.$F$4];[.A35])=0;[.A35];&quot;&quot;)">
            <text:p/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IF(MOD([.$F$4];[.A36])=0;[.A36];&quot;&quot;)">
            <text:p/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IF(MOD([.$F$4];[.A37])=0;[.A37];&quot;&quot;)">
            <text:p/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IF(MOD([.$F$4];[.A38])=0;[.A38];&quot;&quot;)">
            <text:p/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IF(MOD([.$F$4];[.A39])=0;[.A39];&quot;&quot;)">
            <text:p/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IF(MOD([.$F$4];[.A40])=0;[.A40];&quot;&quot;)">
            <text:p/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IF(MOD([.$F$4];[.A41])=0;[.A41];&quot;&quot;)">
            <text:p/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IF(MOD([.$F$4];[.A42])=0;[.A42];&quot;&quot;)">
            <text:p/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IF(MOD([.$F$4];[.A43])=0;[.A43];&quot;&quot;)">
            <text:p/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IF(MOD([.$F$4];[.A44])=0;[.A44];&quot;&quot;)">
            <text:p/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IF(MOD([.$F$4];[.A45])=0;[.A45];&quot;&quot;)">
            <text:p/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IF(MOD([.$F$4];[.A46])=0;[.A46];&quot;&quot;)">
            <text:p/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IF(MOD([.$F$4];[.A47])=0;[.A47];&quot;&quot;)">
            <text:p/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IF(MOD([.$F$4];[.A48])=0;[.A48];&quot;&quot;)">
            <text:p/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IF(MOD([.$F$4];[.A49])=0;[.A49];&quot;&quot;)">
            <text:p/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IF(MOD([.$F$4];[.A50])=0;[.A50];&quot;&quot;)">
            <text:p/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IF(MOD([.$F$4];[.A51])=0;[.A51];&quot;&quot;)">
            <text:p/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IF(MOD([.$F$4];[.A52])=0;[.A52];&quot;&quot;)">
            <text:p/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IF(MOD([.$F$4];[.A53])=0;[.A53];&quot;&quot;)">
            <text:p/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IF(MOD([.$F$4];[.A54])=0;[.A54];&quot;&quot;)">
            <text:p/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IF(MOD([.$F$4];[.A55])=0;[.A55];&quot;&quot;)">
            <text:p/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IF(MOD([.$F$4];[.A56])=0;[.A56];&quot;&quot;)">
            <text:p/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IF(MOD([.$F$4];[.A57])=0;[.A57];&quot;&quot;)">
            <text:p/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IF(MOD([.$F$4];[.A58])=0;[.A58];&quot;&quot;)">
            <text:p/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IF(MOD([.$F$4];[.A59])=0;[.A59];&quot;&quot;)">
            <text:p/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IF(MOD([.$F$4];[.A60])=0;[.A60];&quot;&quot;)">
            <text:p/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IF(MOD([.$F$4];[.A61])=0;[.A61];&quot;&quot;)">
            <text:p/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IF(MOD([.$F$4];[.A62])=0;[.A62];&quot;&quot;)">
            <text:p/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IF(MOD([.$F$4];[.A63])=0;[.A63];&quot;&quot;)">
            <text:p/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IF(MOD([.$F$4];[.A64])=0;[.A64];&quot;&quot;)">
            <text:p/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IF(MOD([.$F$4];[.A65])=0;[.A65];&quot;&quot;)">
            <text:p/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IF(MOD([.$F$4];[.A66])=0;[.A66];&quot;&quot;)">
            <text:p/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IF(MOD([.$F$4];[.A67])=0;[.A67];&quot;&quot;)">
            <text:p/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IF(MOD([.$F$4];[.A68])=0;[.A68];&quot;&quot;)">
            <text:p/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IF(MOD([.$F$4];[.A69])=0;[.A69];&quot;&quot;)">
            <text:p/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IF(MOD([.$F$4];[.A70])=0;[.A70];&quot;&quot;)">
            <text:p/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IF(MOD([.$F$4];[.A71])=0;[.A71];&quot;&quot;)">
            <text:p/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IF(MOD([.$F$4];[.A72])=0;[.A72];&quot;&quot;)">
            <text:p/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IF(MOD([.$F$4];[.A73])=0;[.A73];&quot;&quot;)">
            <text:p/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IF(MOD([.$F$4];[.A74])=0;[.A74];&quot;&quot;)">
            <text:p/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IF(MOD([.$F$4];[.A75])=0;[.A75];&quot;&quot;)">
            <text:p/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IF(MOD([.$F$4];[.A76])=0;[.A76];&quot;&quot;)">
            <text:p/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IF(MOD([.$F$4];[.A77])=0;[.A77];&quot;&quot;)">
            <text:p/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IF(MOD([.$F$4];[.A78])=0;[.A78];&quot;&quot;)">
            <text:p/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IF(MOD([.$F$4];[.A79])=0;[.A79];&quot;&quot;)">
            <text:p/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IF(MOD([.$F$4];[.A80])=0;[.A80];&quot;&quot;)">
            <text:p/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IF(MOD([.$F$4];[.A81])=0;[.A81];&quot;&quot;)">
            <text:p/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IF(MOD([.$F$4];[.A82])=0;[.A82];&quot;&quot;)">
            <text:p/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IF(MOD([.$F$4];[.A83])=0;[.A83];&quot;&quot;)">
            <text:p/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IF(MOD([.$F$4];[.A84])=0;[.A84];&quot;&quot;)">
            <text:p/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IF(MOD([.$F$4];[.A85])=0;[.A85];&quot;&quot;)">
            <text:p/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IF(MOD([.$F$4];[.A86])=0;[.A86];&quot;&quot;)">
            <text:p/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IF(MOD([.$F$4];[.A87])=0;[.A87];&quot;&quot;)">
            <text:p/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IF(MOD([.$F$4];[.A88])=0;[.A88];&quot;&quot;)">
            <text:p/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IF(MOD([.$F$4];[.A89])=0;[.A89];&quot;&quot;)">
            <text:p/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IF(MOD([.$F$4];[.A90])=0;[.A90];&quot;&quot;)">
            <text:p/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IF(MOD([.$F$4];[.A91])=0;[.A91];&quot;&quot;)">
            <text:p/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IF(MOD([.$F$4];[.A92])=0;[.A92];&quot;&quot;)">
            <text:p/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IF(MOD([.$F$4];[.A93])=0;[.A93];&quot;&quot;)">
            <text:p/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IF(MOD([.$F$4];[.A94])=0;[.A94];&quot;&quot;)">
            <text:p/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IF(MOD([.$F$4];[.A95])=0;[.A95];&quot;&quot;)">
            <text:p/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IF(MOD([.$F$4];[.A96])=0;[.A96];&quot;&quot;)">
            <text:p/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IF(MOD([.$F$4];[.A97])=0;[.A97];&quot;&quot;)">
            <text:p/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IF(MOD([.$F$4];[.A98])=0;[.A98];&quot;&quot;)">
            <text:p/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IF(MOD([.$F$4];[.A99])=0;[.A99];&quot;&quot;)">
            <text:p/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IF(MOD([.$F$4];[.A100])=0;[.A100];&quot;&quot;)">
            <text:p/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IF(MOD([.$F$4];[.A101])=0;[.A101];&quot;&quot;)">
            <text:p/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IF(MOD([.$F$4];[.A102])=0;[.A102];&quot;&quot;)">
            <text:p/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IF(MOD([.$F$4];[.A103])=0;[.A103];&quot;&quot;)">
            <text:p/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IF(MOD([.$F$4];[.A104])=0;[.A104];&quot;&quot;)">
            <text:p/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IF(MOD([.$F$4];[.A105])=0;[.A105];&quot;&quot;)">
            <text:p/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IF(MOD([.$F$4];[.A106])=0;[.A106];&quot;&quot;)">
            <text:p/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IF(MOD([.$F$4];[.A107])=0;[.A107];&quot;&quot;)">
            <text:p/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IF(MOD([.$F$4];[.A108])=0;[.A108];&quot;&quot;)">
            <text:p/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IF(MOD([.$F$4];[.A109])=0;[.A109];&quot;&quot;)">
            <text:p/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IF(MOD([.$F$4];[.A110])=0;[.A110];&quot;&quot;)">
            <text:p/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IF(MOD([.$F$4];[.A111])=0;[.A111];&quot;&quot;)">
            <text:p/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IF(MOD([.$F$4];[.A112])=0;[.A112];&quot;&quot;)">
            <text:p/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IF(MOD([.$F$4];[.A113])=0;[.A113];&quot;&quot;)">
            <text:p/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IF(MOD([.$F$4];[.A114])=0;[.A114];&quot;&quot;)">
            <text:p/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IF(MOD([.$F$4];[.A115])=0;[.A115];&quot;&quot;)">
            <text:p/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IF(MOD([.$F$4];[.A116])=0;[.A116];&quot;&quot;)">
            <text:p/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IF(MOD([.$F$4];[.A117])=0;[.A117];&quot;&quot;)">
            <text:p/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IF(MOD([.$F$4];[.A118])=0;[.A118];&quot;&quot;)">
            <text:p/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IF(MOD([.$F$4];[.A119])=0;[.A119];&quot;&quot;)">
            <text:p/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IF(MOD([.$F$4];[.A120])=0;[.A120];&quot;&quot;)">
            <text:p/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IF(MOD([.$F$4];[.A121])=0;[.A121];&quot;&quot;)">
            <text:p/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IF(MOD([.$F$4];[.A122])=0;[.A122];&quot;&quot;)">
            <text:p/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IF(MOD([.$F$4];[.A123])=0;[.A123];&quot;&quot;)">
            <text:p/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IF(MOD([.$F$4];[.A124])=0;[.A124];&quot;&quot;)">
            <text:p/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IF(MOD([.$F$4];[.A125])=0;[.A125];&quot;&quot;)">
            <text:p/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IF(MOD([.$F$4];[.A126])=0;[.A126];&quot;&quot;)">
            <text:p/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IF(MOD([.$F$4];[.A127])=0;[.A127];&quot;&quot;)">
            <text:p/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IF(MOD([.$F$4];[.A128])=0;[.A128];&quot;&quot;)">
            <text:p/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IF(MOD([.$F$4];[.A129])=0;[.A129];&quot;&quot;)">
            <text:p/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IF(MOD([.$F$4];[.A130])=0;[.A130];&quot;&quot;)">
            <text:p/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IF(MOD([.$F$4];[.A131])=0;[.A131];&quot;&quot;)">
            <text:p/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IF(MOD([.$F$4];[.A132])=0;[.A132];&quot;&quot;)">
            <text:p/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IF(MOD([.$F$4];[.A133])=0;[.A133];&quot;&quot;)">
            <text:p/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IF(MOD([.$F$4];[.A134])=0;[.A134];&quot;&quot;)">
            <text:p/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IF(MOD([.$F$4];[.A135])=0;[.A135];&quot;&quot;)">
            <text:p/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IF(MOD([.$F$4];[.A136])=0;[.A136];&quot;&quot;)">
            <text:p/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IF(MOD([.$F$4];[.A137])=0;[.A137];&quot;&quot;)">
            <text:p/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IF(MOD([.$F$4];[.A138])=0;[.A138];&quot;&quot;)">
            <text:p/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IF(MOD([.$F$4];[.A139])=0;[.A139];&quot;&quot;)">
            <text:p/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IF(MOD([.$F$4];[.A140])=0;[.A140];&quot;&quot;)">
            <text:p/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IF(MOD([.$F$4];[.A141])=0;[.A141];&quot;&quot;)">
            <text:p/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IF(MOD([.$F$4];[.A142])=0;[.A142];&quot;&quot;)">
            <text:p/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IF(MOD([.$F$4];[.A143])=0;[.A143];&quot;&quot;)">
            <text:p/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IF(MOD([.$F$4];[.A144])=0;[.A144];&quot;&quot;)">
            <text:p/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IF(MOD([.$F$4];[.A145])=0;[.A145];&quot;&quot;)">
            <text:p/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IF(MOD([.$F$4];[.A146])=0;[.A146];&quot;&quot;)">
            <text:p/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IF(MOD([.$F$4];[.A147])=0;[.A147];&quot;&quot;)">
            <text:p/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IF(MOD([.$F$4];[.A148])=0;[.A148];&quot;&quot;)">
            <text:p/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IF(MOD([.$F$4];[.A149])=0;[.A149];&quot;&quot;)">
            <text:p/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IF(MOD([.$F$4];[.A150])=0;[.A150];&quot;&quot;)">
            <text:p/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IF(MOD([.$F$4];[.A151])=0;[.A151];&quot;&quot;)">
            <text:p/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IF(MOD([.$F$4];[.A152])=0;[.A152];&quot;&quot;)">
            <text:p/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IF(MOD([.$F$4];[.A153])=0;[.A153];&quot;&quot;)">
            <text:p/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IF(MOD([.$F$4];[.A154])=0;[.A154];&quot;&quot;)">
            <text:p/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IF(MOD([.$F$4];[.A155])=0;[.A155];&quot;&quot;)">
            <text:p/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IF(MOD([.$F$4];[.A156])=0;[.A156];&quot;&quot;)">
            <text:p/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IF(MOD([.$F$4];[.A157])=0;[.A157];&quot;&quot;)">
            <text:p/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IF(MOD([.$F$4];[.A158])=0;[.A158];&quot;&quot;)">
            <text:p/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IF(MOD([.$F$4];[.A159])=0;[.A159];&quot;&quot;)">
            <text:p/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IF(MOD([.$F$4];[.A160])=0;[.A160];&quot;&quot;)">
            <text:p/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IF(MOD([.$F$4];[.A161])=0;[.A161];&quot;&quot;)">
            <text:p/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IF(MOD([.$F$4];[.A162])=0;[.A162];&quot;&quot;)">
            <text:p/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IF(MOD([.$F$4];[.A163])=0;[.A163];&quot;&quot;)">
            <text:p/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IF(MOD([.$F$4];[.A164])=0;[.A164];&quot;&quot;)">
            <text:p/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IF(MOD([.$F$4];[.A165])=0;[.A165];&quot;&quot;)">
            <text:p/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IF(MOD([.$F$4];[.A166])=0;[.A166];&quot;&quot;)">
            <text:p/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IF(MOD([.$F$4];[.A167])=0;[.A167];&quot;&quot;)">
            <text:p/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IF(MOD([.$F$4];[.A168])=0;[.A168];&quot;&quot;)">
            <text:p/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IF(MOD([.$F$4];[.A169])=0;[.A169];&quot;&quot;)">
            <text:p/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IF(MOD([.$F$4];[.A170])=0;[.A170];&quot;&quot;)">
            <text:p/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IF(MOD([.$F$4];[.A171])=0;[.A171];&quot;&quot;)">
            <text:p/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IF(MOD([.$F$4];[.A172])=0;[.A172];&quot;&quot;)">
            <text:p/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IF(MOD([.$F$4];[.A173])=0;[.A173];&quot;&quot;)">
            <text:p/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IF(MOD([.$F$4];[.A174])=0;[.A174];&quot;&quot;)">
            <text:p/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IF(MOD([.$F$4];[.A175])=0;[.A175];&quot;&quot;)">
            <text:p/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IF(MOD([.$F$4];[.A176])=0;[.A176];&quot;&quot;)">
            <text:p/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IF(MOD([.$F$4];[.A177])=0;[.A177];&quot;&quot;)">
            <text:p/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IF(MOD([.$F$4];[.A178])=0;[.A178];&quot;&quot;)">
            <text:p/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IF(MOD([.$F$4];[.A179])=0;[.A179];&quot;&quot;)">
            <text:p/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IF(MOD([.$F$4];[.A180])=0;[.A180];&quot;&quot;)">
            <text:p/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IF(MOD([.$F$4];[.A181])=0;[.A181];&quot;&quot;)">
            <text:p/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IF(MOD([.$F$4];[.A182])=0;[.A182];&quot;&quot;)">
            <text:p/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IF(MOD([.$F$4];[.A183])=0;[.A183];&quot;&quot;)">
            <text:p/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IF(MOD([.$F$4];[.A184])=0;[.A184];&quot;&quot;)">
            <text:p/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IF(MOD([.$F$4];[.A185])=0;[.A185];&quot;&quot;)">
            <text:p/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IF(MOD([.$F$4];[.A186])=0;[.A186];&quot;&quot;)">
            <text:p/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IF(MOD([.$F$4];[.A187])=0;[.A187];&quot;&quot;)">
            <text:p/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IF(MOD([.$F$4];[.A188])=0;[.A188];&quot;&quot;)">
            <text:p/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IF(MOD([.$F$4];[.A189])=0;[.A189];&quot;&quot;)">
            <text:p/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IF(MOD([.$F$4];[.A190])=0;[.A190];&quot;&quot;)">
            <text:p/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IF(MOD([.$F$4];[.A191])=0;[.A191];&quot;&quot;)">
            <text:p/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IF(MOD([.$F$4];[.A192])=0;[.A192];&quot;&quot;)">
            <text:p/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IF(MOD([.$F$4];[.A193])=0;[.A193];&quot;&quot;)">
            <text:p/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IF(MOD([.$F$4];[.A194])=0;[.A194];&quot;&quot;)">
            <text:p/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IF(MOD([.$F$4];[.A195])=0;[.A195];&quot;&quot;)">
            <text:p/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IF(MOD([.$F$4];[.A196])=0;[.A196];&quot;&quot;)">
            <text:p/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IF(MOD([.$F$4];[.A197])=0;[.A197];&quot;&quot;)">
            <text:p/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IF(MOD([.$F$4];[.A198])=0;[.A198];&quot;&quot;)">
            <text:p/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IF(MOD([.$F$4];[.A199])=0;[.A199];&quot;&quot;)">
            <text:p/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IF(MOD([.$F$4];[.A200])=0;[.A200];&quot;&quot;)">
            <text:p/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IF(MOD([.$F$4];[.A201])=0;[.A201];&quot;&quot;)">
            <text:p/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IF(MOD([.$F$4];[.A202])=0;[.A202];&quot;&quot;)">
            <text:p/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IF(MOD([.$F$4];[.A203])=0;[.A203];&quot;&quot;)">
            <text:p/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IF(MOD([.$F$4];[.A204])=0;[.A204];&quot;&quot;)">
            <text:p/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IF(MOD([.$F$4];[.A205])=0;[.A205];&quot;&quot;)">
            <text:p/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IF(MOD([.$F$4];[.A206])=0;[.A206];&quot;&quot;)">
            <text:p/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IF(MOD([.$F$4];[.A207])=0;[.A207];&quot;&quot;)">
            <text:p/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IF(MOD([.$F$4];[.A208])=0;[.A208];&quot;&quot;)">
            <text:p/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IF(MOD([.$F$4];[.A209])=0;[.A209];&quot;&quot;)">
            <text:p/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IF(MOD([.$F$4];[.A210])=0;[.A210];&quot;&quot;)">
            <text:p/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IF(MOD([.$F$4];[.A211])=0;[.A211];&quot;&quot;)">
            <text:p/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IF(MOD([.$F$4];[.A212])=0;[.A212];&quot;&quot;)">
            <text:p/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IF(MOD([.$F$4];[.A213])=0;[.A213];&quot;&quot;)">
            <text:p/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IF(MOD([.$F$4];[.A214])=0;[.A214];&quot;&quot;)">
            <text:p/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IF(MOD([.$F$4];[.A215])=0;[.A215];&quot;&quot;)">
            <text:p/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IF(MOD([.$F$4];[.A216])=0;[.A216];&quot;&quot;)">
            <text:p/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IF(MOD([.$F$4];[.A217])=0;[.A217];&quot;&quot;)">
            <text:p/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IF(MOD([.$F$4];[.A218])=0;[.A218];&quot;&quot;)">
            <text:p/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IF(MOD([.$F$4];[.A219])=0;[.A219];&quot;&quot;)">
            <text:p/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IF(MOD([.$F$4];[.A220])=0;[.A220];&quot;&quot;)">
            <text:p/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IF(MOD([.$F$4];[.A221])=0;[.A221];&quot;&quot;)">
            <text:p/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IF(MOD([.$F$4];[.A222])=0;[.A222];&quot;&quot;)">
            <text:p/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IF(MOD([.$F$4];[.A223])=0;[.A223];&quot;&quot;)">
            <text:p/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IF(MOD([.$F$4];[.A224])=0;[.A224];&quot;&quot;)">
            <text:p/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IF(MOD([.$F$4];[.A225])=0;[.A225];&quot;&quot;)">
            <text:p/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IF(MOD([.$F$4];[.A226])=0;[.A226];&quot;&quot;)">
            <text:p/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IF(MOD([.$F$4];[.A227])=0;[.A227];&quot;&quot;)">
            <text:p/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IF(MOD([.$F$4];[.A228])=0;[.A228];&quot;&quot;)">
            <text:p/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IF(MOD([.$F$4];[.A229])=0;[.A229];&quot;&quot;)">
            <text:p/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IF(MOD([.$F$4];[.A230])=0;[.A230];&quot;&quot;)">
            <text:p/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IF(MOD([.$F$4];[.A231])=0;[.A231];&quot;&quot;)">
            <text:p/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IF(MOD([.$F$4];[.A232])=0;[.A232];&quot;&quot;)">
            <text:p/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IF(MOD([.$F$4];[.A233])=0;[.A233];&quot;&quot;)">
            <text:p/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IF(MOD([.$F$4];[.A234])=0;[.A234];&quot;&quot;)">
            <text:p/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IF(MOD([.$F$4];[.A235])=0;[.A235];&quot;&quot;)">
            <text:p/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IF(MOD([.$F$4];[.A236])=0;[.A236];&quot;&quot;)">
            <text:p/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IF(MOD([.$F$4];[.A237])=0;[.A237];&quot;&quot;)">
            <text:p/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IF(MOD([.$F$4];[.A238])=0;[.A238];&quot;&quot;)">
            <text:p/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IF(MOD([.$F$4];[.A239])=0;[.A239];&quot;&quot;)">
            <text:p/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IF(MOD([.$F$4];[.A240])=0;[.A240];&quot;&quot;)">
            <text:p/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IF(MOD([.$F$4];[.A241])=0;[.A241];&quot;&quot;)">
            <text:p/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IF(MOD([.$F$4];[.A242])=0;[.A242];&quot;&quot;)">
            <text:p/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IF(MOD([.$F$4];[.A243])=0;[.A243];&quot;&quot;)">
            <text:p/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IF(MOD([.$F$4];[.A244])=0;[.A244];&quot;&quot;)">
            <text:p/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IF(MOD([.$F$4];[.A245])=0;[.A245];&quot;&quot;)">
            <text:p/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IF(MOD([.$F$4];[.A246])=0;[.A246];&quot;&quot;)">
            <text:p/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IF(MOD([.$F$4];[.A247])=0;[.A247];&quot;&quot;)">
            <text:p/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IF(MOD([.$F$4];[.A248])=0;[.A248];&quot;&quot;)">
            <text:p/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IF(MOD([.$F$4];[.A249])=0;[.A249];&quot;&quot;)">
            <text:p/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IF(MOD([.$F$4];[.A250])=0;[.A250];&quot;&quot;)">
            <text:p/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IF(MOD([.$F$4];[.A251])=0;[.A251];&quot;&quot;)">
            <text:p/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IF(MOD([.$F$4];[.A252])=0;[.A252];&quot;&quot;)">
            <text:p/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IF(MOD([.$F$4];[.A253])=0;[.A253];&quot;&quot;)">
            <text:p/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IF(MOD([.$F$4];[.A254])=0;[.A254];&quot;&quot;)">
            <text:p/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IF(MOD([.$F$4];[.A255])=0;[.A255];&quot;&quot;)">
            <text:p/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IF(MOD([.$F$4];[.A256])=0;[.A256];&quot;&quot;)">
            <text:p/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IF(MOD([.$F$4];[.A257])=0;[.A257];&quot;&quot;)">
            <text:p/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IF(MOD([.$F$4];[.A258])=0;[.A258];&quot;&quot;)">
            <text:p/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IF(MOD([.$F$4];[.A259])=0;[.A259];&quot;&quot;)">
            <text:p/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IF(MOD([.$F$4];[.A260])=0;[.A260];&quot;&quot;)">
            <text:p/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IF(MOD([.$F$4];[.A261])=0;[.A261];&quot;&quot;)">
            <text:p/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IF(MOD([.$F$4];[.A262])=0;[.A262];&quot;&quot;)">
            <text:p/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IF(MOD([.$F$4];[.A263])=0;[.A263];&quot;&quot;)">
            <text:p/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IF(MOD([.$F$4];[.A264])=0;[.A264];&quot;&quot;)">
            <text:p/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IF(MOD([.$F$4];[.A265])=0;[.A265];&quot;&quot;)">
            <text:p/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IF(MOD([.$F$4];[.A266])=0;[.A266];&quot;&quot;)">
            <text:p/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IF(MOD([.$F$4];[.A267])=0;[.A267];&quot;&quot;)">
            <text:p/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IF(MOD([.$F$4];[.A268])=0;[.A268];&quot;&quot;)">
            <text:p/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IF(MOD([.$F$4];[.A269])=0;[.A269];&quot;&quot;)">
            <text:p/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IF(MOD([.$F$4];[.A270])=0;[.A270];&quot;&quot;)">
            <text:p/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IF(MOD([.$F$4];[.A271])=0;[.A271];&quot;&quot;)">
            <text:p/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IF(MOD([.$F$4];[.A272])=0;[.A272];&quot;&quot;)">
            <text:p/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IF(MOD([.$F$4];[.A273])=0;[.A273];&quot;&quot;)">
            <text:p/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IF(MOD([.$F$4];[.A274])=0;[.A274];&quot;&quot;)">
            <text:p/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IF(MOD([.$F$4];[.A275])=0;[.A275];&quot;&quot;)">
            <text:p/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IF(MOD([.$F$4];[.A276])=0;[.A276];&quot;&quot;)">
            <text:p/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IF(MOD([.$F$4];[.A277])=0;[.A277];&quot;&quot;)">
            <text:p/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IF(MOD([.$F$4];[.A278])=0;[.A278];&quot;&quot;)">
            <text:p/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IF(MOD([.$F$4];[.A279])=0;[.A279];&quot;&quot;)">
            <text:p/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IF(MOD([.$F$4];[.A280])=0;[.A280];&quot;&quot;)">
            <text:p/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IF(MOD([.$F$4];[.A281])=0;[.A281];&quot;&quot;)">
            <text:p/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IF(MOD([.$F$4];[.A282])=0;[.A282];&quot;&quot;)">
            <text:p/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IF(MOD([.$F$4];[.A283])=0;[.A283];&quot;&quot;)">
            <text:p/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IF(MOD([.$F$4];[.A284])=0;[.A284];&quot;&quot;)">
            <text:p/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IF(MOD([.$F$4];[.A285])=0;[.A285];&quot;&quot;)">
            <text:p/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IF(MOD([.$F$4];[.A286])=0;[.A286];&quot;&quot;)">
            <text:p/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IF(MOD([.$F$4];[.A287])=0;[.A287];&quot;&quot;)">
            <text:p/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IF(MOD([.$F$4];[.A288])=0;[.A288];&quot;&quot;)">
            <text:p/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IF(MOD([.$F$4];[.A289])=0;[.A289];&quot;&quot;)">
            <text:p/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IF(MOD([.$F$4];[.A290])=0;[.A290];&quot;&quot;)">
            <text:p/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IF(MOD([.$F$4];[.A291])=0;[.A291];&quot;&quot;)">
            <text:p/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IF(MOD([.$F$4];[.A292])=0;[.A292];&quot;&quot;)">
            <text:p/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IF(MOD([.$F$4];[.A293])=0;[.A293];&quot;&quot;)">
            <text:p/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IF(MOD([.$F$4];[.A294])=0;[.A294];&quot;&quot;)">
            <text:p/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IF(MOD([.$F$4];[.A295])=0;[.A295];&quot;&quot;)">
            <text:p/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IF(MOD([.$F$4];[.A296])=0;[.A296];&quot;&quot;)">
            <text:p/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IF(MOD([.$F$4];[.A297])=0;[.A297];&quot;&quot;)">
            <text:p/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IF(MOD([.$F$4];[.A298])=0;[.A298];&quot;&quot;)">
            <text:p/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IF(MOD([.$F$4];[.A299])=0;[.A299];&quot;&quot;)">
            <text:p/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IF(MOD([.$F$4];[.A300])=0;[.A300];&quot;&quot;)">
            <text:p/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IF(MOD([.$F$4];[.A301])=0;[.A301];&quot;&quot;)">
            <text:p/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IF(MOD([.$F$4];[.A302])=0;[.A302];&quot;&quot;)">
            <text:p/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IF(MOD([.$F$4];[.A303])=0;[.A303];&quot;&quot;)">
            <text:p/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IF(MOD([.$F$4];[.A304])=0;[.A304];&quot;&quot;)">
            <text:p/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IF(MOD([.$F$4];[.A305])=0;[.A305];&quot;&quot;)">
            <text:p/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IF(MOD([.$F$4];[.A306])=0;[.A306];&quot;&quot;)">
            <text:p/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IF(MOD([.$F$4];[.A307])=0;[.A307];&quot;&quot;)">
            <text:p/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IF(MOD([.$F$4];[.A308])=0;[.A308];&quot;&quot;)">
            <text:p/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IF(MOD([.$F$4];[.A309])=0;[.A309];&quot;&quot;)">
            <text:p/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IF(MOD([.$F$4];[.A310])=0;[.A310];&quot;&quot;)">
            <text:p/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IF(MOD([.$F$4];[.A311])=0;[.A311];&quot;&quot;)">
            <text:p/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IF(MOD([.$F$4];[.A312])=0;[.A312];&quot;&quot;)">
            <text:p/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IF(MOD([.$F$4];[.A313])=0;[.A313];&quot;&quot;)">
            <text:p/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IF(MOD([.$F$4];[.A314])=0;[.A314];&quot;&quot;)">
            <text:p/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IF(MOD([.$F$4];[.A315])=0;[.A315];&quot;&quot;)">
            <text:p/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IF(MOD([.$F$4];[.A316])=0;[.A316];&quot;&quot;)">
            <text:p/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IF(MOD([.$F$4];[.A317])=0;[.A317];&quot;&quot;)">
            <text:p/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IF(MOD([.$F$4];[.A318])=0;[.A318];&quot;&quot;)">
            <text:p/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IF(MOD([.$F$4];[.A319])=0;[.A319];&quot;&quot;)">
            <text:p/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IF(MOD([.$F$4];[.A320])=0;[.A320];&quot;&quot;)">
            <text:p/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IF(MOD([.$F$4];[.A321])=0;[.A321];&quot;&quot;)">
            <text:p/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IF(MOD([.$F$4];[.A322])=0;[.A322];&quot;&quot;)">
            <text:p/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IF(MOD([.$F$4];[.A323])=0;[.A323];&quot;&quot;)">
            <text:p/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IF(MOD([.$F$4];[.A324])=0;[.A324];&quot;&quot;)">
            <text:p/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IF(MOD([.$F$4];[.A325])=0;[.A325];&quot;&quot;)">
            <text:p/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IF(MOD([.$F$4];[.A326])=0;[.A326];&quot;&quot;)">
            <text:p/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IF(MOD([.$F$4];[.A327])=0;[.A327];&quot;&quot;)">
            <text:p/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IF(MOD([.$F$4];[.A328])=0;[.A328];&quot;&quot;)">
            <text:p/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IF(MOD([.$F$4];[.A329])=0;[.A329];&quot;&quot;)">
            <text:p/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IF(MOD([.$F$4];[.A330])=0;[.A330];&quot;&quot;)">
            <text:p/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IF(MOD([.$F$4];[.A331])=0;[.A331];&quot;&quot;)">
            <text:p/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IF(MOD([.$F$4];[.A332])=0;[.A332];&quot;&quot;)">
            <text:p/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IF(MOD([.$F$4];[.A333])=0;[.A333];&quot;&quot;)">
            <text:p/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IF(MOD([.$F$4];[.A334])=0;[.A334];&quot;&quot;)">
            <text:p/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IF(MOD([.$F$4];[.A335])=0;[.A335];&quot;&quot;)">
            <text:p/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IF(MOD([.$F$4];[.A336])=0;[.A336];&quot;&quot;)">
            <text:p/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IF(MOD([.$F$4];[.A337])=0;[.A337];&quot;&quot;)">
            <text:p/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IF(MOD([.$F$4];[.A338])=0;[.A338];&quot;&quot;)">
            <text:p/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IF(MOD([.$F$4];[.A339])=0;[.A339];&quot;&quot;)">
            <text:p/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IF(MOD([.$F$4];[.A340])=0;[.A340];&quot;&quot;)">
            <text:p/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IF(MOD([.$F$4];[.A341])=0;[.A341];&quot;&quot;)">
            <text:p/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IF(MOD([.$F$4];[.A342])=0;[.A342];&quot;&quot;)">
            <text:p/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IF(MOD([.$F$4];[.A343])=0;[.A343];&quot;&quot;)">
            <text:p/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IF(MOD([.$F$4];[.A344])=0;[.A344];&quot;&quot;)">
            <text:p/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IF(MOD([.$F$4];[.A345])=0;[.A345];&quot;&quot;)">
            <text:p/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IF(MOD([.$F$4];[.A346])=0;[.A346];&quot;&quot;)">
            <text:p/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IF(MOD([.$F$4];[.A347])=0;[.A347];&quot;&quot;)">
            <text:p/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IF(MOD([.$F$4];[.A348])=0;[.A348];&quot;&quot;)">
            <text:p/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IF(MOD([.$F$4];[.A349])=0;[.A349];&quot;&quot;)">
            <text:p/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IF(MOD([.$F$4];[.A350])=0;[.A350];&quot;&quot;)">
            <text:p/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IF(MOD([.$F$4];[.A351])=0;[.A351];&quot;&quot;)">
            <text:p/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IF(MOD([.$F$4];[.A352])=0;[.A352];&quot;&quot;)">
            <text:p/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IF(MOD([.$F$4];[.A353])=0;[.A353];&quot;&quot;)">
            <text:p/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IF(MOD([.$F$4];[.A354])=0;[.A354];&quot;&quot;)">
            <text:p/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IF(MOD([.$F$4];[.A355])=0;[.A355];&quot;&quot;)">
            <text:p/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IF(MOD([.$F$4];[.A356])=0;[.A356];&quot;&quot;)">
            <text:p/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IF(MOD([.$F$4];[.A357])=0;[.A357];&quot;&quot;)">
            <text:p/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IF(MOD([.$F$4];[.A358])=0;[.A358];&quot;&quot;)">
            <text:p/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IF(MOD([.$F$4];[.A359])=0;[.A359];&quot;&quot;)">
            <text:p/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IF(MOD([.$F$4];[.A360])=0;[.A360];&quot;&quot;)">
            <text:p/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IF(MOD([.$F$4];[.A361])=0;[.A361];&quot;&quot;)">
            <text:p/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IF(MOD([.$F$4];[.A362])=0;[.A362];&quot;&quot;)">
            <text:p/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IF(MOD([.$F$4];[.A363])=0;[.A363];&quot;&quot;)">
            <text:p/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IF(MOD([.$F$4];[.A364])=0;[.A364];&quot;&quot;)">
            <text:p/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IF(MOD([.$F$4];[.A365])=0;[.A365];&quot;&quot;)">
            <text:p/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IF(MOD([.$F$4];[.A366])=0;[.A366];&quot;&quot;)">
            <text:p/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IF(MOD([.$F$4];[.A367])=0;[.A367];&quot;&quot;)">
            <text:p/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IF(MOD([.$F$4];[.A368])=0;[.A368];&quot;&quot;)">
            <text:p/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IF(MOD([.$F$4];[.A369])=0;[.A369];&quot;&quot;)">
            <text:p/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IF(MOD([.$F$4];[.A370])=0;[.A370];&quot;&quot;)">
            <text:p/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IF(MOD([.$F$4];[.A371])=0;[.A371];&quot;&quot;)">
            <text:p/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IF(MOD([.$F$4];[.A372])=0;[.A372];&quot;&quot;)">
            <text:p/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IF(MOD([.$F$4];[.A373])=0;[.A373];&quot;&quot;)">
            <text:p/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IF(MOD([.$F$4];[.A374])=0;[.A374];&quot;&quot;)">
            <text:p/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IF(MOD([.$F$4];[.A375])=0;[.A375];&quot;&quot;)">
            <text:p/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IF(MOD([.$F$4];[.A376])=0;[.A376];&quot;&quot;)">
            <text:p/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IF(MOD([.$F$4];[.A377])=0;[.A377];&quot;&quot;)">
            <text:p/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IF(MOD([.$F$4];[.A378])=0;[.A378];&quot;&quot;)">
            <text:p/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IF(MOD([.$F$4];[.A379])=0;[.A379];&quot;&quot;)">
            <text:p/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IF(MOD([.$F$4];[.A380])=0;[.A380];&quot;&quot;)">
            <text:p/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IF(MOD([.$F$4];[.A381])=0;[.A381];&quot;&quot;)">
            <text:p/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IF(MOD([.$F$4];[.A382])=0;[.A382];&quot;&quot;)">
            <text:p/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IF(MOD([.$F$4];[.A383])=0;[.A383];&quot;&quot;)">
            <text:p/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IF(MOD([.$F$4];[.A384])=0;[.A384];&quot;&quot;)">
            <text:p/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IF(MOD([.$F$4];[.A385])=0;[.A385];&quot;&quot;)">
            <text:p/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IF(MOD([.$F$4];[.A386])=0;[.A386];&quot;&quot;)">
            <text:p/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IF(MOD([.$F$4];[.A387])=0;[.A387];&quot;&quot;)">
            <text:p/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IF(MOD([.$F$4];[.A388])=0;[.A388];&quot;&quot;)">
            <text:p/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IF(MOD([.$F$4];[.A389])=0;[.A389];&quot;&quot;)">
            <text:p/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IF(MOD([.$F$4];[.A390])=0;[.A390];&quot;&quot;)">
            <text:p/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IF(MOD([.$F$4];[.A391])=0;[.A391];&quot;&quot;)">
            <text:p/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IF(MOD([.$F$4];[.A392])=0;[.A392];&quot;&quot;)">
            <text:p/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IF(MOD([.$F$4];[.A393])=0;[.A393];&quot;&quot;)">
            <text:p/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IF(MOD([.$F$4];[.A394])=0;[.A394];&quot;&quot;)">
            <text:p/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IF(MOD([.$F$4];[.A395])=0;[.A395];&quot;&quot;)">
            <text:p/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IF(MOD([.$F$4];[.A396])=0;[.A396];&quot;&quot;)">
            <text:p/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IF(MOD([.$F$4];[.A397])=0;[.A397];&quot;&quot;)">
            <text:p/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IF(MOD([.$F$4];[.A398])=0;[.A398];&quot;&quot;)">
            <text:p/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IF(MOD([.$F$4];[.A399])=0;[.A399];&quot;&quot;)">
            <text:p/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IF(MOD([.$F$4];[.A400])=0;[.A400];&quot;&quot;)">
            <text:p/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IF(MOD([.$F$4];[.A401])=0;[.A401];&quot;&quot;)">
            <text:p/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IF(MOD([.$F$4];[.A402])=0;[.A402];&quot;&quot;)">
            <text:p/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IF(MOD([.$F$4];[.A403])=0;[.A403];&quot;&quot;)">
            <text:p/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IF(MOD([.$F$4];[.A404])=0;[.A404];&quot;&quot;)">
            <text:p/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IF(MOD([.$F$4];[.A405])=0;[.A405];&quot;&quot;)">
            <text:p/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IF(MOD([.$F$4];[.A406])=0;[.A406];&quot;&quot;)">
            <text:p/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IF(MOD([.$F$4];[.A407])=0;[.A407];&quot;&quot;)">
            <text:p/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IF(MOD([.$F$4];[.A408])=0;[.A408];&quot;&quot;)">
            <text:p/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IF(MOD([.$F$4];[.A409])=0;[.A409];&quot;&quot;)">
            <text:p/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IF(MOD([.$F$4];[.A410])=0;[.A410];&quot;&quot;)">
            <text:p/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IF(MOD([.$F$4];[.A411])=0;[.A411];&quot;&quot;)">
            <text:p/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IF(MOD([.$F$4];[.A412])=0;[.A412];&quot;&quot;)">
            <text:p/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IF(MOD([.$F$4];[.A413])=0;[.A413];&quot;&quot;)">
            <text:p/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IF(MOD([.$F$4];[.A414])=0;[.A414];&quot;&quot;)">
            <text:p/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IF(MOD([.$F$4];[.A415])=0;[.A415];&quot;&quot;)">
            <text:p/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IF(MOD([.$F$4];[.A416])=0;[.A416];&quot;&quot;)">
            <text:p/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IF(MOD([.$F$4];[.A417])=0;[.A417];&quot;&quot;)">
            <text:p/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IF(MOD([.$F$4];[.A418])=0;[.A418];&quot;&quot;)">
            <text:p/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IF(MOD([.$F$4];[.A419])=0;[.A419];&quot;&quot;)">
            <text:p/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IF(MOD([.$F$4];[.A420])=0;[.A420];&quot;&quot;)">
            <text:p/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IF(MOD([.$F$4];[.A421])=0;[.A421];&quot;&quot;)">
            <text:p/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IF(MOD([.$F$4];[.A422])=0;[.A422];&quot;&quot;)">
            <text:p/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IF(MOD([.$F$4];[.A423])=0;[.A423];&quot;&quot;)">
            <text:p/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IF(MOD([.$F$4];[.A424])=0;[.A424];&quot;&quot;)">
            <text:p/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IF(MOD([.$F$4];[.A425])=0;[.A425];&quot;&quot;)">
            <text:p/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IF(MOD([.$F$4];[.A426])=0;[.A426];&quot;&quot;)">
            <text:p/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IF(MOD([.$F$4];[.A427])=0;[.A427];&quot;&quot;)">
            <text:p/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IF(MOD([.$F$4];[.A428])=0;[.A428];&quot;&quot;)">
            <text:p/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IF(MOD([.$F$4];[.A429])=0;[.A429];&quot;&quot;)">
            <text:p/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IF(MOD([.$F$4];[.A430])=0;[.A430];&quot;&quot;)">
            <text:p/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IF(MOD([.$F$4];[.A431])=0;[.A431];&quot;&quot;)">
            <text:p/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IF(MOD([.$F$4];[.A432])=0;[.A432];&quot;&quot;)">
            <text:p/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IF(MOD([.$F$4];[.A433])=0;[.A433];&quot;&quot;)">
            <text:p/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IF(MOD([.$F$4];[.A434])=0;[.A434];&quot;&quot;)">
            <text:p/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IF(MOD([.$F$4];[.A435])=0;[.A435];&quot;&quot;)">
            <text:p/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IF(MOD([.$F$4];[.A436])=0;[.A436];&quot;&quot;)">
            <text:p/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IF(MOD([.$F$4];[.A437])=0;[.A437];&quot;&quot;)">
            <text:p/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IF(MOD([.$F$4];[.A438])=0;[.A438];&quot;&quot;)">
            <text:p/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IF(MOD([.$F$4];[.A439])=0;[.A439];&quot;&quot;)">
            <text:p/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IF(MOD([.$F$4];[.A440])=0;[.A440];&quot;&quot;)">
            <text:p/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IF(MOD([.$F$4];[.A441])=0;[.A441];&quot;&quot;)">
            <text:p/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IF(MOD([.$F$4];[.A442])=0;[.A442];&quot;&quot;)">
            <text:p/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IF(MOD([.$F$4];[.A443])=0;[.A443];&quot;&quot;)">
            <text:p/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IF(MOD([.$F$4];[.A444])=0;[.A444];&quot;&quot;)">
            <text:p/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IF(MOD([.$F$4];[.A445])=0;[.A445];&quot;&quot;)">
            <text:p/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IF(MOD([.$F$4];[.A446])=0;[.A446];&quot;&quot;)">
            <text:p/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IF(MOD([.$F$4];[.A447])=0;[.A447];&quot;&quot;)">
            <text:p/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IF(MOD([.$F$4];[.A448])=0;[.A448];&quot;&quot;)">
            <text:p/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IF(MOD([.$F$4];[.A449])=0;[.A449];&quot;&quot;)">
            <text:p/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IF(MOD([.$F$4];[.A450])=0;[.A450];&quot;&quot;)">
            <text:p/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IF(MOD([.$F$4];[.A451])=0;[.A451];&quot;&quot;)">
            <text:p/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IF(MOD([.$F$4];[.A452])=0;[.A452];&quot;&quot;)">
            <text:p/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IF(MOD([.$F$4];[.A453])=0;[.A453];&quot;&quot;)">
            <text:p/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IF(MOD([.$F$4];[.A454])=0;[.A454];&quot;&quot;)">
            <text:p/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IF(MOD([.$F$4];[.A455])=0;[.A455];&quot;&quot;)">
            <text:p/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IF(MOD([.$F$4];[.A456])=0;[.A456];&quot;&quot;)">
            <text:p/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IF(MOD([.$F$4];[.A457])=0;[.A457];&quot;&quot;)">
            <text:p/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IF(MOD([.$F$4];[.A458])=0;[.A458];&quot;&quot;)">
            <text:p/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IF(MOD([.$F$4];[.A459])=0;[.A459];&quot;&quot;)">
            <text:p/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IF(MOD([.$F$4];[.A460])=0;[.A460];&quot;&quot;)">
            <text:p/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IF(MOD([.$F$4];[.A461])=0;[.A461];&quot;&quot;)">
            <text:p/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IF(MOD([.$F$4];[.A462])=0;[.A462];&quot;&quot;)">
            <text:p/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IF(MOD([.$F$4];[.A463])=0;[.A463];&quot;&quot;)">
            <text:p/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IF(MOD([.$F$4];[.A464])=0;[.A464];&quot;&quot;)">
            <text:p/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IF(MOD([.$F$4];[.A465])=0;[.A465];&quot;&quot;)">
            <text:p/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IF(MOD([.$F$4];[.A466])=0;[.A466];&quot;&quot;)">
            <text:p/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IF(MOD([.$F$4];[.A467])=0;[.A467];&quot;&quot;)">
            <text:p/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IF(MOD([.$F$4];[.A468])=0;[.A468];&quot;&quot;)">
            <text:p/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IF(MOD([.$F$4];[.A469])=0;[.A469];&quot;&quot;)">
            <text:p/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IF(MOD([.$F$4];[.A470])=0;[.A470];&quot;&quot;)">
            <text:p/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IF(MOD([.$F$4];[.A471])=0;[.A471];&quot;&quot;)">
            <text:p/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IF(MOD([.$F$4];[.A472])=0;[.A472];&quot;&quot;)">
            <text:p/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IF(MOD([.$F$4];[.A473])=0;[.A473];&quot;&quot;)">
            <text:p/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IF(MOD([.$F$4];[.A474])=0;[.A474];&quot;&quot;)">
            <text:p/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IF(MOD([.$F$4];[.A475])=0;[.A475];&quot;&quot;)">
            <text:p/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IF(MOD([.$F$4];[.A476])=0;[.A476];&quot;&quot;)">
            <text:p/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IF(MOD([.$F$4];[.A477])=0;[.A477];&quot;&quot;)">
            <text:p/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IF(MOD([.$F$4];[.A478])=0;[.A478];&quot;&quot;)">
            <text:p/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IF(MOD([.$F$4];[.A479])=0;[.A479];&quot;&quot;)">
            <text:p/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IF(MOD([.$F$4];[.A480])=0;[.A480];&quot;&quot;)">
            <text:p/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IF(MOD([.$F$4];[.A481])=0;[.A481];&quot;&quot;)">
            <text:p/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IF(MOD([.$F$4];[.A482])=0;[.A482];&quot;&quot;)">
            <text:p/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IF(MOD([.$F$4];[.A483])=0;[.A483];&quot;&quot;)">
            <text:p/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IF(MOD([.$F$4];[.A484])=0;[.A484];&quot;&quot;)">
            <text:p/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IF(MOD([.$F$4];[.A485])=0;[.A485];&quot;&quot;)">
            <text:p/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IF(MOD([.$F$4];[.A486])=0;[.A486];&quot;&quot;)">
            <text:p/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IF(MOD([.$F$4];[.A487])=0;[.A487];&quot;&quot;)">
            <text:p/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IF(MOD([.$F$4];[.A488])=0;[.A488];&quot;&quot;)">
            <text:p/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IF(MOD([.$F$4];[.A489])=0;[.A489];&quot;&quot;)">
            <text:p/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IF(MOD([.$F$4];[.A490])=0;[.A490];&quot;&quot;)">
            <text:p/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IF(MOD([.$F$4];[.A491])=0;[.A491];&quot;&quot;)">
            <text:p/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IF(MOD([.$F$4];[.A492])=0;[.A492];&quot;&quot;)">
            <text:p/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IF(MOD([.$F$4];[.A493])=0;[.A493];&quot;&quot;)">
            <text:p/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IF(MOD([.$F$4];[.A494])=0;[.A494];&quot;&quot;)">
            <text:p/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IF(MOD([.$F$4];[.A495])=0;[.A495];&quot;&quot;)">
            <text:p/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IF(MOD([.$F$4];[.A496])=0;[.A496];&quot;&quot;)">
            <text:p/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IF(MOD([.$F$4];[.A497])=0;[.A497];&quot;&quot;)">
            <text:p/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IF(MOD([.$F$4];[.A498])=0;[.A498];&quot;&quot;)">
            <text:p/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IF(MOD([.$F$4];[.A499])=0;[.A499];&quot;&quot;)">
            <text:p/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IF(MOD([.$F$4];[.A500])=0;[.A500];&quot;&quot;)">
            <text:p/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IF(MOD([.$F$4];[.A501])=0;[.A501];&quot;&quot;)">
            <text:p/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IF(MOD([.$F$4];[.A502])=0;[.A502];&quot;&quot;)">
            <text:p/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IF(MOD([.$F$4];[.A503])=0;[.A503];&quot;&quot;)">
            <text:p/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IF(MOD([.$F$4];[.A504])=0;[.A504];&quot;&quot;)">
            <text:p/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IF(MOD([.$F$4];[.A505])=0;[.A505];&quot;&quot;)">
            <text:p/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IF(MOD([.$F$4];[.A506])=0;[.A506];&quot;&quot;)">
            <text:p/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IF(MOD([.$F$4];[.A507])=0;[.A507];&quot;&quot;)">
            <text:p/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IF(MOD([.$F$4];[.A508])=0;[.A508];&quot;&quot;)">
            <text:p/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IF(MOD([.$F$4];[.A509])=0;[.A509];&quot;&quot;)">
            <text:p/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IF(MOD([.$F$4];[.A510])=0;[.A510];&quot;&quot;)">
            <text:p/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IF(MOD([.$F$4];[.A511])=0;[.A511];&quot;&quot;)">
            <text:p/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IF(MOD([.$F$4];[.A512])=0;[.A512];&quot;&quot;)">
            <text:p/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IF(MOD([.$F$4];[.A513])=0;[.A513];&quot;&quot;)">
            <text:p/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IF(MOD([.$F$4];[.A514])=0;[.A514];&quot;&quot;)">
            <text:p/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IF(MOD([.$F$4];[.A515])=0;[.A515];&quot;&quot;)">
            <text:p/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IF(MOD([.$F$4];[.A516])=0;[.A516];&quot;&quot;)">
            <text:p/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IF(MOD([.$F$4];[.A517])=0;[.A517];&quot;&quot;)">
            <text:p/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IF(MOD([.$F$4];[.A518])=0;[.A518];&quot;&quot;)">
            <text:p/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IF(MOD([.$F$4];[.A519])=0;[.A519];&quot;&quot;)">
            <text:p/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IF(MOD([.$F$4];[.A520])=0;[.A520];&quot;&quot;)">
            <text:p/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IF(MOD([.$F$4];[.A521])=0;[.A521];&quot;&quot;)">
            <text:p/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IF(MOD([.$F$4];[.A522])=0;[.A522];&quot;&quot;)">
            <text:p/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IF(MOD([.$F$4];[.A523])=0;[.A523];&quot;&quot;)">
            <text:p/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IF(MOD([.$F$4];[.A524])=0;[.A524];&quot;&quot;)">
            <text:p/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IF(MOD([.$F$4];[.A525])=0;[.A525];&quot;&quot;)">
            <text:p/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IF(MOD([.$F$4];[.A526])=0;[.A526];&quot;&quot;)">
            <text:p/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IF(MOD([.$F$4];[.A527])=0;[.A527];&quot;&quot;)">
            <text:p/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IF(MOD([.$F$4];[.A528])=0;[.A528];&quot;&quot;)">
            <text:p/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IF(MOD([.$F$4];[.A529])=0;[.A529];&quot;&quot;)">
            <text:p/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IF(MOD([.$F$4];[.A530])=0;[.A530];&quot;&quot;)">
            <text:p/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IF(MOD([.$F$4];[.A531])=0;[.A531];&quot;&quot;)">
            <text:p/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IF(MOD([.$F$4];[.A532])=0;[.A532];&quot;&quot;)">
            <text:p/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IF(MOD([.$F$4];[.A533])=0;[.A533];&quot;&quot;)">
            <text:p/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IF(MOD([.$F$4];[.A534])=0;[.A534];&quot;&quot;)">
            <text:p/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IF(MOD([.$F$4];[.A535])=0;[.A535];&quot;&quot;)">
            <text:p/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IF(MOD([.$F$4];[.A536])=0;[.A536];&quot;&quot;)">
            <text:p/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IF(MOD([.$F$4];[.A537])=0;[.A537];&quot;&quot;)">
            <text:p/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IF(MOD([.$F$4];[.A538])=0;[.A538];&quot;&quot;)">
            <text:p/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IF(MOD([.$F$4];[.A539])=0;[.A539];&quot;&quot;)">
            <text:p/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IF(MOD([.$F$4];[.A540])=0;[.A540];&quot;&quot;)">
            <text:p/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IF(MOD([.$F$4];[.A541])=0;[.A541];&quot;&quot;)">
            <text:p/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IF(MOD([.$F$4];[.A542])=0;[.A542];&quot;&quot;)">
            <text:p/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IF(MOD([.$F$4];[.A543])=0;[.A543];&quot;&quot;)">
            <text:p/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IF(MOD([.$F$4];[.A544])=0;[.A544];&quot;&quot;)">
            <text:p/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IF(MOD([.$F$4];[.A545])=0;[.A545];&quot;&quot;)">
            <text:p/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IF(MOD([.$F$4];[.A546])=0;[.A546];&quot;&quot;)">
            <text:p/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IF(MOD([.$F$4];[.A547])=0;[.A547];&quot;&quot;)">
            <text:p/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IF(MOD([.$F$4];[.A548])=0;[.A548];&quot;&quot;)">
            <text:p/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IF(MOD([.$F$4];[.A549])=0;[.A549];&quot;&quot;)">
            <text:p/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IF(MOD([.$F$4];[.A550])=0;[.A550];&quot;&quot;)">
            <text:p/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IF(MOD([.$F$4];[.A551])=0;[.A551];&quot;&quot;)">
            <text:p/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IF(MOD([.$F$4];[.A552])=0;[.A552];&quot;&quot;)">
            <text:p/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IF(MOD([.$F$4];[.A553])=0;[.A553];&quot;&quot;)">
            <text:p/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IF(MOD([.$F$4];[.A554])=0;[.A554];&quot;&quot;)">
            <text:p/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IF(MOD([.$F$4];[.A555])=0;[.A555];&quot;&quot;)">
            <text:p/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IF(MOD([.$F$4];[.A556])=0;[.A556];&quot;&quot;)">
            <text:p/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IF(MOD([.$F$4];[.A557])=0;[.A557];&quot;&quot;)">
            <text:p/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IF(MOD([.$F$4];[.A558])=0;[.A558];&quot;&quot;)">
            <text:p/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IF(MOD([.$F$4];[.A559])=0;[.A559];&quot;&quot;)">
            <text:p/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IF(MOD([.$F$4];[.A560])=0;[.A560];&quot;&quot;)">
            <text:p/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IF(MOD([.$F$4];[.A561])=0;[.A561];&quot;&quot;)">
            <text:p/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IF(MOD([.$F$4];[.A562])=0;[.A562];&quot;&quot;)">
            <text:p/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IF(MOD([.$F$4];[.A563])=0;[.A563];&quot;&quot;)">
            <text:p/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IF(MOD([.$F$4];[.A564])=0;[.A564];&quot;&quot;)">
            <text:p/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IF(MOD([.$F$4];[.A565])=0;[.A565];&quot;&quot;)">
            <text:p/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IF(MOD([.$F$4];[.A566])=0;[.A566];&quot;&quot;)">
            <text:p/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IF(MOD([.$F$4];[.A567])=0;[.A567];&quot;&quot;)">
            <text:p/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IF(MOD([.$F$4];[.A568])=0;[.A568];&quot;&quot;)">
            <text:p/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IF(MOD([.$F$4];[.A569])=0;[.A569];&quot;&quot;)">
            <text:p/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IF(MOD([.$F$4];[.A570])=0;[.A570];&quot;&quot;)">
            <text:p/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IF(MOD([.$F$4];[.A571])=0;[.A571];&quot;&quot;)">
            <text:p/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IF(MOD([.$F$4];[.A572])=0;[.A572];&quot;&quot;)">
            <text:p/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IF(MOD([.$F$4];[.A573])=0;[.A573];&quot;&quot;)">
            <text:p/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IF(MOD([.$F$4];[.A574])=0;[.A574];&quot;&quot;)">
            <text:p/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IF(MOD([.$F$4];[.A575])=0;[.A575];&quot;&quot;)">
            <text:p/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IF(MOD([.$F$4];[.A576])=0;[.A576];&quot;&quot;)">
            <text:p/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IF(MOD([.$F$4];[.A577])=0;[.A577];&quot;&quot;)">
            <text:p/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IF(MOD([.$F$4];[.A578])=0;[.A578];&quot;&quot;)">
            <text:p/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IF(MOD([.$F$4];[.A579])=0;[.A579];&quot;&quot;)">
            <text:p/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IF(MOD([.$F$4];[.A580])=0;[.A580];&quot;&quot;)">
            <text:p/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IF(MOD([.$F$4];[.A581])=0;[.A581];&quot;&quot;)">
            <text:p/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IF(MOD([.$F$4];[.A582])=0;[.A582];&quot;&quot;)">
            <text:p/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IF(MOD([.$F$4];[.A583])=0;[.A583];&quot;&quot;)">
            <text:p/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IF(MOD([.$F$4];[.A584])=0;[.A584];&quot;&quot;)">
            <text:p/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IF(MOD([.$F$4];[.A585])=0;[.A585];&quot;&quot;)">
            <text:p/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IF(MOD([.$F$4];[.A586])=0;[.A586];&quot;&quot;)">
            <text:p/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IF(MOD([.$F$4];[.A587])=0;[.A587];&quot;&quot;)">
            <text:p/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IF(MOD([.$F$4];[.A588])=0;[.A588];&quot;&quot;)">
            <text:p/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IF(MOD([.$F$4];[.A589])=0;[.A589];&quot;&quot;)">
            <text:p/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IF(MOD([.$F$4];[.A590])=0;[.A590];&quot;&quot;)">
            <text:p/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IF(MOD([.$F$4];[.A591])=0;[.A591];&quot;&quot;)">
            <text:p/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IF(MOD([.$F$4];[.A592])=0;[.A592];&quot;&quot;)">
            <text:p/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IF(MOD([.$F$4];[.A593])=0;[.A593];&quot;&quot;)">
            <text:p/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IF(MOD([.$F$4];[.A594])=0;[.A594];&quot;&quot;)">
            <text:p/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IF(MOD([.$F$4];[.A595])=0;[.A595];&quot;&quot;)">
            <text:p/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IF(MOD([.$F$4];[.A596])=0;[.A596];&quot;&quot;)">
            <text:p/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IF(MOD([.$F$4];[.A597])=0;[.A597];&quot;&quot;)">
            <text:p/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IF(MOD([.$F$4];[.A598])=0;[.A598];&quot;&quot;)">
            <text:p/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IF(MOD([.$F$4];[.A599])=0;[.A599];&quot;&quot;)">
            <text:p/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IF(MOD([.$F$4];[.A600])=0;[.A600];&quot;&quot;)">
            <text:p/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IF(MOD([.$F$4];[.A601])=0;[.A601];&quot;&quot;)">
            <text:p/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IF(MOD([.$F$4];[.A602])=0;[.A602];&quot;&quot;)">
            <text:p/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IF(MOD([.$F$4];[.A603])=0;[.A603];&quot;&quot;)">
            <text:p/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IF(MOD([.$F$4];[.A604])=0;[.A604];&quot;&quot;)">
            <text:p/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IF(MOD([.$F$4];[.A605])=0;[.A605];&quot;&quot;)">
            <text:p/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IF(MOD([.$F$4];[.A606])=0;[.A606];&quot;&quot;)">
            <text:p/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IF(MOD([.$F$4];[.A607])=0;[.A607];&quot;&quot;)">
            <text:p/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IF(MOD([.$F$4];[.A608])=0;[.A608];&quot;&quot;)">
            <text:p/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IF(MOD([.$F$4];[.A609])=0;[.A609];&quot;&quot;)">
            <text:p/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IF(MOD([.$F$4];[.A610])=0;[.A610];&quot;&quot;)">
            <text:p/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IF(MOD([.$F$4];[.A611])=0;[.A611];&quot;&quot;)">
            <text:p/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IF(MOD([.$F$4];[.A612])=0;[.A612];&quot;&quot;)">
            <text:p/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IF(MOD([.$F$4];[.A613])=0;[.A613];&quot;&quot;)">
            <text:p/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IF(MOD([.$F$4];[.A614])=0;[.A614];&quot;&quot;)">
            <text:p/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IF(MOD([.$F$4];[.A615])=0;[.A615];&quot;&quot;)">
            <text:p/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IF(MOD([.$F$4];[.A616])=0;[.A616];&quot;&quot;)">
            <text:p/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IF(MOD([.$F$4];[.A617])=0;[.A617];&quot;&quot;)">
            <text:p/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IF(MOD([.$F$4];[.A618])=0;[.A618];&quot;&quot;)">
            <text:p/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IF(MOD([.$F$4];[.A619])=0;[.A619];&quot;&quot;)">
            <text:p/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IF(MOD([.$F$4];[.A620])=0;[.A620];&quot;&quot;)">
            <text:p/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IF(MOD([.$F$4];[.A621])=0;[.A621];&quot;&quot;)">
            <text:p/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IF(MOD([.$F$4];[.A622])=0;[.A622];&quot;&quot;)">
            <text:p/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IF(MOD([.$F$4];[.A623])=0;[.A623];&quot;&quot;)">
            <text:p/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IF(MOD([.$F$4];[.A624])=0;[.A624];&quot;&quot;)">
            <text:p/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IF(MOD([.$F$4];[.A625])=0;[.A625];&quot;&quot;)">
            <text:p/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IF(MOD([.$F$4];[.A626])=0;[.A626];&quot;&quot;)">
            <text:p/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IF(MOD([.$F$4];[.A627])=0;[.A627];&quot;&quot;)">
            <text:p/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IF(MOD([.$F$4];[.A628])=0;[.A628];&quot;&quot;)">
            <text:p/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IF(MOD([.$F$4];[.A629])=0;[.A629];&quot;&quot;)">
            <text:p/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IF(MOD([.$F$4];[.A630])=0;[.A630];&quot;&quot;)">
            <text:p/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IF(MOD([.$F$4];[.A631])=0;[.A631];&quot;&quot;)">
            <text:p/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IF(MOD([.$F$4];[.A632])=0;[.A632];&quot;&quot;)">
            <text:p/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IF(MOD([.$F$4];[.A633])=0;[.A633];&quot;&quot;)">
            <text:p/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IF(MOD([.$F$4];[.A634])=0;[.A634];&quot;&quot;)">
            <text:p/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IF(MOD([.$F$4];[.A635])=0;[.A635];&quot;&quot;)">
            <text:p/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IF(MOD([.$F$4];[.A636])=0;[.A636];&quot;&quot;)">
            <text:p/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IF(MOD([.$F$4];[.A637])=0;[.A637];&quot;&quot;)">
            <text:p/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IF(MOD([.$F$4];[.A638])=0;[.A638];&quot;&quot;)">
            <text:p/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IF(MOD([.$F$4];[.A639])=0;[.A639];&quot;&quot;)">
            <text:p/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IF(MOD([.$F$4];[.A640])=0;[.A640];&quot;&quot;)">
            <text:p/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IF(MOD([.$F$4];[.A641])=0;[.A641];&quot;&quot;)">
            <text:p/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IF(MOD([.$F$4];[.A642])=0;[.A642];&quot;&quot;)">
            <text:p/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IF(MOD([.$F$4];[.A643])=0;[.A643];&quot;&quot;)">
            <text:p/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IF(MOD([.$F$4];[.A644])=0;[.A644];&quot;&quot;)">
            <text:p/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IF(MOD([.$F$4];[.A645])=0;[.A645];&quot;&quot;)">
            <text:p/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IF(MOD([.$F$4];[.A646])=0;[.A646];&quot;&quot;)">
            <text:p/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IF(MOD([.$F$4];[.A647])=0;[.A647];&quot;&quot;)">
            <text:p/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IF(MOD([.$F$4];[.A648])=0;[.A648];&quot;&quot;)">
            <text:p/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IF(MOD([.$F$4];[.A649])=0;[.A649];&quot;&quot;)">
            <text:p/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IF(MOD([.$F$4];[.A650])=0;[.A650];&quot;&quot;)">
            <text:p/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IF(MOD([.$F$4];[.A651])=0;[.A651];&quot;&quot;)">
            <text:p/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IF(MOD([.$F$4];[.A652])=0;[.A652];&quot;&quot;)">
            <text:p/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IF(MOD([.$F$4];[.A653])=0;[.A653];&quot;&quot;)">
            <text:p/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IF(MOD([.$F$4];[.A654])=0;[.A654];&quot;&quot;)">
            <text:p/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IF(MOD([.$F$4];[.A655])=0;[.A655];&quot;&quot;)">
            <text:p/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IF(MOD([.$F$4];[.A656])=0;[.A656];&quot;&quot;)">
            <text:p/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IF(MOD([.$F$4];[.A657])=0;[.A657];&quot;&quot;)">
            <text:p/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IF(MOD([.$F$4];[.A658])=0;[.A658];&quot;&quot;)">
            <text:p/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IF(MOD([.$F$4];[.A659])=0;[.A659];&quot;&quot;)">
            <text:p/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IF(MOD([.$F$4];[.A660])=0;[.A660];&quot;&quot;)">
            <text:p/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IF(MOD([.$F$4];[.A661])=0;[.A661];&quot;&quot;)">
            <text:p/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IF(MOD([.$F$4];[.A662])=0;[.A662];&quot;&quot;)">
            <text:p/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IF(MOD([.$F$4];[.A663])=0;[.A663];&quot;&quot;)">
            <text:p/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IF(MOD([.$F$4];[.A664])=0;[.A664];&quot;&quot;)">
            <text:p/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IF(MOD([.$F$4];[.A665])=0;[.A665];&quot;&quot;)">
            <text:p/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IF(MOD([.$F$4];[.A666])=0;[.A666];&quot;&quot;)">
            <text:p/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IF(MOD([.$F$4];[.A667])=0;[.A667];&quot;&quot;)">
            <text:p/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IF(MOD([.$F$4];[.A668])=0;[.A668];&quot;&quot;)">
            <text:p/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IF(MOD([.$F$4];[.A669])=0;[.A669];&quot;&quot;)">
            <text:p/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IF(MOD([.$F$4];[.A670])=0;[.A670];&quot;&quot;)">
            <text:p/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IF(MOD([.$F$4];[.A671])=0;[.A671];&quot;&quot;)">
            <text:p/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IF(MOD([.$F$4];[.A672])=0;[.A672];&quot;&quot;)">
            <text:p/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IF(MOD([.$F$4];[.A673])=0;[.A673];&quot;&quot;)">
            <text:p/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IF(MOD([.$F$4];[.A674])=0;[.A674];&quot;&quot;)">
            <text:p/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IF(MOD([.$F$4];[.A675])=0;[.A675];&quot;&quot;)">
            <text:p/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IF(MOD([.$F$4];[.A676])=0;[.A676];&quot;&quot;)">
            <text:p/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IF(MOD([.$F$4];[.A677])=0;[.A677];&quot;&quot;)">
            <text:p/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IF(MOD([.$F$4];[.A678])=0;[.A678];&quot;&quot;)">
            <text:p/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IF(MOD([.$F$4];[.A679])=0;[.A679];&quot;&quot;)">
            <text:p/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IF(MOD([.$F$4];[.A680])=0;[.A680];&quot;&quot;)">
            <text:p/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IF(MOD([.$F$4];[.A681])=0;[.A681];&quot;&quot;)">
            <text:p/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IF(MOD([.$F$4];[.A682])=0;[.A682];&quot;&quot;)">
            <text:p/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IF(MOD([.$F$4];[.A683])=0;[.A683];&quot;&quot;)">
            <text:p/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IF(MOD([.$F$4];[.A684])=0;[.A684];&quot;&quot;)">
            <text:p/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IF(MOD([.$F$4];[.A685])=0;[.A685];&quot;&quot;)">
            <text:p/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IF(MOD([.$F$4];[.A686])=0;[.A686];&quot;&quot;)">
            <text:p/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IF(MOD([.$F$4];[.A687])=0;[.A687];&quot;&quot;)">
            <text:p/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IF(MOD([.$F$4];[.A688])=0;[.A688];&quot;&quot;)">
            <text:p/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IF(MOD([.$F$4];[.A689])=0;[.A689];&quot;&quot;)">
            <text:p/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IF(MOD([.$F$4];[.A690])=0;[.A690];&quot;&quot;)">
            <text:p/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IF(MOD([.$F$4];[.A691])=0;[.A691];&quot;&quot;)">
            <text:p/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IF(MOD([.$F$4];[.A692])=0;[.A692];&quot;&quot;)">
            <text:p/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IF(MOD([.$F$4];[.A693])=0;[.A693];&quot;&quot;)">
            <text:p/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IF(MOD([.$F$4];[.A694])=0;[.A694];&quot;&quot;)">
            <text:p/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IF(MOD([.$F$4];[.A695])=0;[.A695];&quot;&quot;)">
            <text:p/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IF(MOD([.$F$4];[.A696])=0;[.A696];&quot;&quot;)">
            <text:p/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IF(MOD([.$F$4];[.A697])=0;[.A697];&quot;&quot;)">
            <text:p/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IF(MOD([.$F$4];[.A698])=0;[.A698];&quot;&quot;)">
            <text:p/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IF(MOD([.$F$4];[.A699])=0;[.A699];&quot;&quot;)">
            <text:p/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IF(MOD([.$F$4];[.A700])=0;[.A700];&quot;&quot;)">
            <text:p/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IF(MOD([.$F$4];[.A701])=0;[.A701];&quot;&quot;)">
            <text:p/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IF(MOD([.$F$4];[.A702])=0;[.A702];&quot;&quot;)">
            <text:p/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IF(MOD([.$F$4];[.A703])=0;[.A703];&quot;&quot;)">
            <text:p/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IF(MOD([.$F$4];[.A704])=0;[.A704];&quot;&quot;)">
            <text:p/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IF(MOD([.$F$4];[.A705])=0;[.A705];&quot;&quot;)">
            <text:p/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IF(MOD([.$F$4];[.A706])=0;[.A706];&quot;&quot;)">
            <text:p/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IF(MOD([.$F$4];[.A707])=0;[.A707];&quot;&quot;)">
            <text:p/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IF(MOD([.$F$4];[.A708])=0;[.A708];&quot;&quot;)">
            <text:p/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IF(MOD([.$F$4];[.A709])=0;[.A709];&quot;&quot;)">
            <text:p/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IF(MOD([.$F$4];[.A710])=0;[.A710];&quot;&quot;)">
            <text:p/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IF(MOD([.$F$4];[.A711])=0;[.A711];&quot;&quot;)">
            <text:p/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IF(MOD([.$F$4];[.A712])=0;[.A712];&quot;&quot;)">
            <text:p/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IF(MOD([.$F$4];[.A713])=0;[.A713];&quot;&quot;)">
            <text:p/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IF(MOD([.$F$4];[.A714])=0;[.A714];&quot;&quot;)">
            <text:p/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IF(MOD([.$F$4];[.A715])=0;[.A715];&quot;&quot;)">
            <text:p/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IF(MOD([.$F$4];[.A716])=0;[.A716];&quot;&quot;)">
            <text:p/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IF(MOD([.$F$4];[.A717])=0;[.A717];&quot;&quot;)">
            <text:p/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IF(MOD([.$F$4];[.A718])=0;[.A718];&quot;&quot;)">
            <text:p/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IF(MOD([.$F$4];[.A719])=0;[.A719];&quot;&quot;)">
            <text:p/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IF(MOD([.$F$4];[.A720])=0;[.A720];&quot;&quot;)">
            <text:p/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IF(MOD([.$F$4];[.A721])=0;[.A721];&quot;&quot;)">
            <text:p/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IF(MOD([.$F$4];[.A722])=0;[.A722];&quot;&quot;)">
            <text:p/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IF(MOD([.$F$4];[.A723])=0;[.A723];&quot;&quot;)">
            <text:p/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IF(MOD([.$F$4];[.A724])=0;[.A724];&quot;&quot;)">
            <text:p/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IF(MOD([.$F$4];[.A725])=0;[.A725];&quot;&quot;)">
            <text:p/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IF(MOD([.$F$4];[.A726])=0;[.A726];&quot;&quot;)">
            <text:p/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IF(MOD([.$F$4];[.A727])=0;[.A727];&quot;&quot;)">
            <text:p/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IF(MOD([.$F$4];[.A728])=0;[.A728];&quot;&quot;)">
            <text:p/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IF(MOD([.$F$4];[.A729])=0;[.A729];&quot;&quot;)">
            <text:p/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IF(MOD([.$F$4];[.A730])=0;[.A730];&quot;&quot;)">
            <text:p/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IF(MOD([.$F$4];[.A731])=0;[.A731];&quot;&quot;)">
            <text:p/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IF(MOD([.$F$4];[.A732])=0;[.A732];&quot;&quot;)">
            <text:p/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IF(MOD([.$F$4];[.A733])=0;[.A733];&quot;&quot;)">
            <text:p/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IF(MOD([.$F$4];[.A734])=0;[.A734];&quot;&quot;)">
            <text:p/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IF(MOD([.$F$4];[.A735])=0;[.A735];&quot;&quot;)">
            <text:p/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IF(MOD([.$F$4];[.A736])=0;[.A736];&quot;&quot;)">
            <text:p/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IF(MOD([.$F$4];[.A737])=0;[.A737];&quot;&quot;)">
            <text:p/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IF(MOD([.$F$4];[.A738])=0;[.A738];&quot;&quot;)">
            <text:p/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IF(MOD([.$F$4];[.A739])=0;[.A739];&quot;&quot;)">
            <text:p/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IF(MOD([.$F$4];[.A740])=0;[.A740];&quot;&quot;)">
            <text:p/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IF(MOD([.$F$4];[.A741])=0;[.A741];&quot;&quot;)">
            <text:p/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IF(MOD([.$F$4];[.A742])=0;[.A742];&quot;&quot;)">
            <text:p/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IF(MOD([.$F$4];[.A743])=0;[.A743];&quot;&quot;)">
            <text:p/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IF(MOD([.$F$4];[.A744])=0;[.A744];&quot;&quot;)">
            <text:p/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IF(MOD([.$F$4];[.A745])=0;[.A745];&quot;&quot;)">
            <text:p/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IF(MOD([.$F$4];[.A746])=0;[.A746];&quot;&quot;)">
            <text:p/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IF(MOD([.$F$4];[.A747])=0;[.A747];&quot;&quot;)">
            <text:p/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IF(MOD([.$F$4];[.A748])=0;[.A748];&quot;&quot;)">
            <text:p/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IF(MOD([.$F$4];[.A749])=0;[.A749];&quot;&quot;)">
            <text:p/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IF(MOD([.$F$4];[.A750])=0;[.A750];&quot;&quot;)">
            <text:p/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IF(MOD([.$F$4];[.A751])=0;[.A751];&quot;&quot;)">
            <text:p/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IF(MOD([.$F$4];[.A752])=0;[.A752];&quot;&quot;)">
            <text:p/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IF(MOD([.$F$4];[.A753])=0;[.A753];&quot;&quot;)">
            <text:p/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IF(MOD([.$F$4];[.A754])=0;[.A754];&quot;&quot;)">
            <text:p/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IF(MOD([.$F$4];[.A755])=0;[.A755];&quot;&quot;)">
            <text:p/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IF(MOD([.$F$4];[.A756])=0;[.A756];&quot;&quot;)">
            <text:p/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IF(MOD([.$F$4];[.A757])=0;[.A757];&quot;&quot;)">
            <text:p/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IF(MOD([.$F$4];[.A758])=0;[.A758];&quot;&quot;)">
            <text:p/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IF(MOD([.$F$4];[.A759])=0;[.A759];&quot;&quot;)">
            <text:p/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IF(MOD([.$F$4];[.A760])=0;[.A760];&quot;&quot;)">
            <text:p/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IF(MOD([.$F$4];[.A761])=0;[.A761];&quot;&quot;)">
            <text:p/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IF(MOD([.$F$4];[.A762])=0;[.A762];&quot;&quot;)">
            <text:p/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IF(MOD([.$F$4];[.A763])=0;[.A763];&quot;&quot;)">
            <text:p/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IF(MOD([.$F$4];[.A764])=0;[.A764];&quot;&quot;)">
            <text:p/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IF(MOD([.$F$4];[.A765])=0;[.A765];&quot;&quot;)">
            <text:p/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IF(MOD([.$F$4];[.A766])=0;[.A766];&quot;&quot;)">
            <text:p/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IF(MOD([.$F$4];[.A767])=0;[.A767];&quot;&quot;)">
            <text:p/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IF(MOD([.$F$4];[.A768])=0;[.A768];&quot;&quot;)">
            <text:p/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IF(MOD([.$F$4];[.A769])=0;[.A769];&quot;&quot;)">
            <text:p/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IF(MOD([.$F$4];[.A770])=0;[.A770];&quot;&quot;)">
            <text:p/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IF(MOD([.$F$4];[.A771])=0;[.A771];&quot;&quot;)">
            <text:p/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IF(MOD([.$F$4];[.A772])=0;[.A772];&quot;&quot;)">
            <text:p/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IF(MOD([.$F$4];[.A773])=0;[.A773];&quot;&quot;)">
            <text:p/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IF(MOD([.$F$4];[.A774])=0;[.A774];&quot;&quot;)">
            <text:p/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IF(MOD([.$F$4];[.A775])=0;[.A775];&quot;&quot;)">
            <text:p/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IF(MOD([.$F$4];[.A776])=0;[.A776];&quot;&quot;)">
            <text:p/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IF(MOD([.$F$4];[.A777])=0;[.A777];&quot;&quot;)">
            <text:p/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IF(MOD([.$F$4];[.A778])=0;[.A778];&quot;&quot;)">
            <text:p/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IF(MOD([.$F$4];[.A779])=0;[.A779];&quot;&quot;)">
            <text:p/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IF(MOD([.$F$4];[.A780])=0;[.A780];&quot;&quot;)">
            <text:p/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IF(MOD([.$F$4];[.A781])=0;[.A781];&quot;&quot;)">
            <text:p/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IF(MOD([.$F$4];[.A782])=0;[.A782];&quot;&quot;)">
            <text:p/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IF(MOD([.$F$4];[.A783])=0;[.A783];&quot;&quot;)">
            <text:p/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IF(MOD([.$F$4];[.A784])=0;[.A784];&quot;&quot;)">
            <text:p/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IF(MOD([.$F$4];[.A785])=0;[.A785];&quot;&quot;)">
            <text:p/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IF(MOD([.$F$4];[.A786])=0;[.A786];&quot;&quot;)">
            <text:p/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IF(MOD([.$F$4];[.A787])=0;[.A787];&quot;&quot;)">
            <text:p/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IF(MOD([.$F$4];[.A788])=0;[.A788];&quot;&quot;)">
            <text:p/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IF(MOD([.$F$4];[.A789])=0;[.A789];&quot;&quot;)">
            <text:p/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IF(MOD([.$F$4];[.A790])=0;[.A790];&quot;&quot;)">
            <text:p/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IF(MOD([.$F$4];[.A791])=0;[.A791];&quot;&quot;)">
            <text:p/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IF(MOD([.$F$4];[.A792])=0;[.A792];&quot;&quot;)">
            <text:p/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IF(MOD([.$F$4];[.A793])=0;[.A793];&quot;&quot;)">
            <text:p/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IF(MOD([.$F$4];[.A794])=0;[.A794];&quot;&quot;)">
            <text:p/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IF(MOD([.$F$4];[.A795])=0;[.A795];&quot;&quot;)">
            <text:p/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IF(MOD([.$F$4];[.A796])=0;[.A796];&quot;&quot;)">
            <text:p/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IF(MOD([.$F$4];[.A797])=0;[.A797];&quot;&quot;)">
            <text:p/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IF(MOD([.$F$4];[.A798])=0;[.A798];&quot;&quot;)">
            <text:p/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IF(MOD([.$F$4];[.A799])=0;[.A799];&quot;&quot;)">
            <text:p/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IF(MOD([.$F$4];[.A800])=0;[.A800];&quot;&quot;)">
            <text:p/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IF(MOD([.$F$4];[.A801])=0;[.A801];&quot;&quot;)">
            <text:p/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IF(MOD([.$F$4];[.A802])=0;[.A802];&quot;&quot;)">
            <text:p/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IF(MOD([.$F$4];[.A803])=0;[.A803];&quot;&quot;)">
            <text:p/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IF(MOD([.$F$4];[.A804])=0;[.A804];&quot;&quot;)">
            <text:p/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IF(MOD([.$F$4];[.A805])=0;[.A805];&quot;&quot;)">
            <text:p/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IF(MOD([.$F$4];[.A806])=0;[.A806];&quot;&quot;)">
            <text:p/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IF(MOD([.$F$4];[.A807])=0;[.A807];&quot;&quot;)">
            <text:p/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IF(MOD([.$F$4];[.A808])=0;[.A808];&quot;&quot;)">
            <text:p/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IF(MOD([.$F$4];[.A809])=0;[.A809];&quot;&quot;)">
            <text:p/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IF(MOD([.$F$4];[.A810])=0;[.A810];&quot;&quot;)">
            <text:p/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IF(MOD([.$F$4];[.A811])=0;[.A811];&quot;&quot;)">
            <text:p/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IF(MOD([.$F$4];[.A812])=0;[.A812];&quot;&quot;)">
            <text:p/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IF(MOD([.$F$4];[.A813])=0;[.A813];&quot;&quot;)">
            <text:p/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IF(MOD([.$F$4];[.A814])=0;[.A814];&quot;&quot;)">
            <text:p/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IF(MOD([.$F$4];[.A815])=0;[.A815];&quot;&quot;)">
            <text:p/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IF(MOD([.$F$4];[.A816])=0;[.A816];&quot;&quot;)">
            <text:p/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IF(MOD([.$F$4];[.A817])=0;[.A817];&quot;&quot;)">
            <text:p/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IF(MOD([.$F$4];[.A818])=0;[.A818];&quot;&quot;)">
            <text:p/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IF(MOD([.$F$4];[.A819])=0;[.A819];&quot;&quot;)">
            <text:p/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IF(MOD([.$F$4];[.A820])=0;[.A820];&quot;&quot;)">
            <text:p/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IF(MOD([.$F$4];[.A821])=0;[.A821];&quot;&quot;)">
            <text:p/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IF(MOD([.$F$4];[.A822])=0;[.A822];&quot;&quot;)">
            <text:p/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IF(MOD([.$F$4];[.A823])=0;[.A823];&quot;&quot;)">
            <text:p/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IF(MOD([.$F$4];[.A824])=0;[.A824];&quot;&quot;)">
            <text:p/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IF(MOD([.$F$4];[.A825])=0;[.A825];&quot;&quot;)">
            <text:p/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IF(MOD([.$F$4];[.A826])=0;[.A826];&quot;&quot;)">
            <text:p/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IF(MOD([.$F$4];[.A827])=0;[.A827];&quot;&quot;)">
            <text:p/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IF(MOD([.$F$4];[.A828])=0;[.A828];&quot;&quot;)">
            <text:p/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IF(MOD([.$F$4];[.A829])=0;[.A829];&quot;&quot;)">
            <text:p/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IF(MOD([.$F$4];[.A830])=0;[.A830];&quot;&quot;)">
            <text:p/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IF(MOD([.$F$4];[.A831])=0;[.A831];&quot;&quot;)">
            <text:p/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IF(MOD([.$F$4];[.A832])=0;[.A832];&quot;&quot;)">
            <text:p/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IF(MOD([.$F$4];[.A833])=0;[.A833];&quot;&quot;)">
            <text:p/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IF(MOD([.$F$4];[.A834])=0;[.A834];&quot;&quot;)">
            <text:p/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IF(MOD([.$F$4];[.A835])=0;[.A835];&quot;&quot;)">
            <text:p/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IF(MOD([.$F$4];[.A836])=0;[.A836];&quot;&quot;)">
            <text:p/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IF(MOD([.$F$4];[.A837])=0;[.A837];&quot;&quot;)">
            <text:p/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IF(MOD([.$F$4];[.A838])=0;[.A838];&quot;&quot;)">
            <text:p/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IF(MOD([.$F$4];[.A839])=0;[.A839];&quot;&quot;)">
            <text:p/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IF(MOD([.$F$4];[.A840])=0;[.A840];&quot;&quot;)">
            <text:p/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IF(MOD([.$F$4];[.A841])=0;[.A841];&quot;&quot;)">
            <text:p/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IF(MOD([.$F$4];[.A842])=0;[.A842];&quot;&quot;)">
            <text:p/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IF(MOD([.$F$4];[.A843])=0;[.A843];&quot;&quot;)">
            <text:p/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IF(MOD([.$F$4];[.A844])=0;[.A844];&quot;&quot;)">
            <text:p/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IF(MOD([.$F$4];[.A845])=0;[.A845];&quot;&quot;)">
            <text:p/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IF(MOD([.$F$4];[.A846])=0;[.A846];&quot;&quot;)">
            <text:p/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IF(MOD([.$F$4];[.A847])=0;[.A847];&quot;&quot;)">
            <text:p/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IF(MOD([.$F$4];[.A848])=0;[.A848];&quot;&quot;)">
            <text:p/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IF(MOD([.$F$4];[.A849])=0;[.A849];&quot;&quot;)">
            <text:p/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IF(MOD([.$F$4];[.A850])=0;[.A850];&quot;&quot;)">
            <text:p/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IF(MOD([.$F$4];[.A851])=0;[.A851];&quot;&quot;)">
            <text:p/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IF(MOD([.$F$4];[.A852])=0;[.A852];&quot;&quot;)">
            <text:p/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IF(MOD([.$F$4];[.A853])=0;[.A853];&quot;&quot;)">
            <text:p/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IF(MOD([.$F$4];[.A854])=0;[.A854];&quot;&quot;)">
            <text:p/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IF(MOD([.$F$4];[.A855])=0;[.A855];&quot;&quot;)">
            <text:p/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IF(MOD([.$F$4];[.A856])=0;[.A856];&quot;&quot;)">
            <text:p/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IF(MOD([.$F$4];[.A857])=0;[.A857];&quot;&quot;)">
            <text:p/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IF(MOD([.$F$4];[.A858])=0;[.A858];&quot;&quot;)">
            <text:p/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IF(MOD([.$F$4];[.A859])=0;[.A859];&quot;&quot;)">
            <text:p/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IF(MOD([.$F$4];[.A860])=0;[.A860];&quot;&quot;)">
            <text:p/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IF(MOD([.$F$4];[.A861])=0;[.A861];&quot;&quot;)">
            <text:p/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IF(MOD([.$F$4];[.A862])=0;[.A862];&quot;&quot;)">
            <text:p/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IF(MOD([.$F$4];[.A863])=0;[.A863];&quot;&quot;)">
            <text:p/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IF(MOD([.$F$4];[.A864])=0;[.A864];&quot;&quot;)">
            <text:p/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IF(MOD([.$F$4];[.A865])=0;[.A865];&quot;&quot;)">
            <text:p/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IF(MOD([.$F$4];[.A866])=0;[.A866];&quot;&quot;)">
            <text:p/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IF(MOD([.$F$4];[.A867])=0;[.A867];&quot;&quot;)">
            <text:p/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IF(MOD([.$F$4];[.A868])=0;[.A868];&quot;&quot;)">
            <text:p/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IF(MOD([.$F$4];[.A869])=0;[.A869];&quot;&quot;)">
            <text:p/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IF(MOD([.$F$4];[.A870])=0;[.A870];&quot;&quot;)">
            <text:p/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IF(MOD([.$F$4];[.A871])=0;[.A871];&quot;&quot;)">
            <text:p/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IF(MOD([.$F$4];[.A872])=0;[.A872];&quot;&quot;)">
            <text:p/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IF(MOD([.$F$4];[.A873])=0;[.A873];&quot;&quot;)">
            <text:p/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IF(MOD([.$F$4];[.A874])=0;[.A874];&quot;&quot;)">
            <text:p/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IF(MOD([.$F$4];[.A875])=0;[.A875];&quot;&quot;)">
            <text:p/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IF(MOD([.$F$4];[.A876])=0;[.A876];&quot;&quot;)">
            <text:p/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IF(MOD([.$F$4];[.A877])=0;[.A877];&quot;&quot;)">
            <text:p/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IF(MOD([.$F$4];[.A878])=0;[.A878];&quot;&quot;)">
            <text:p/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IF(MOD([.$F$4];[.A879])=0;[.A879];&quot;&quot;)">
            <text:p/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IF(MOD([.$F$4];[.A880])=0;[.A880];&quot;&quot;)">
            <text:p/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IF(MOD([.$F$4];[.A881])=0;[.A881];&quot;&quot;)">
            <text:p/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IF(MOD([.$F$4];[.A882])=0;[.A882];&quot;&quot;)">
            <text:p/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IF(MOD([.$F$4];[.A883])=0;[.A883];&quot;&quot;)">
            <text:p/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IF(MOD([.$F$4];[.A884])=0;[.A884];&quot;&quot;)">
            <text:p/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IF(MOD([.$F$4];[.A885])=0;[.A885];&quot;&quot;)">
            <text:p/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IF(MOD([.$F$4];[.A886])=0;[.A886];&quot;&quot;)">
            <text:p/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IF(MOD([.$F$4];[.A887])=0;[.A887];&quot;&quot;)">
            <text:p/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IF(MOD([.$F$4];[.A888])=0;[.A888];&quot;&quot;)">
            <text:p/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IF(MOD([.$F$4];[.A889])=0;[.A889];&quot;&quot;)">
            <text:p/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IF(MOD([.$F$4];[.A890])=0;[.A890];&quot;&quot;)">
            <text:p/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IF(MOD([.$F$4];[.A891])=0;[.A891];&quot;&quot;)">
            <text:p/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IF(MOD([.$F$4];[.A892])=0;[.A892];&quot;&quot;)">
            <text:p/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IF(MOD([.$F$4];[.A893])=0;[.A893];&quot;&quot;)">
            <text:p/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IF(MOD([.$F$4];[.A894])=0;[.A894];&quot;&quot;)">
            <text:p/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IF(MOD([.$F$4];[.A895])=0;[.A895];&quot;&quot;)">
            <text:p/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IF(MOD([.$F$4];[.A896])=0;[.A896];&quot;&quot;)">
            <text:p/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IF(MOD([.$F$4];[.A897])=0;[.A897];&quot;&quot;)">
            <text:p/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IF(MOD([.$F$4];[.A898])=0;[.A898];&quot;&quot;)">
            <text:p/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IF(MOD([.$F$4];[.A899])=0;[.A899];&quot;&quot;)">
            <text:p/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IF(MOD([.$F$4];[.A900])=0;[.A900];&quot;&quot;)">
            <text:p/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IF(MOD([.$F$4];[.A901])=0;[.A901];&quot;&quot;)">
            <text:p/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IF(MOD([.$F$4];[.A902])=0;[.A902];&quot;&quot;)">
            <text:p/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IF(MOD([.$F$4];[.A903])=0;[.A903];&quot;&quot;)">
            <text:p/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IF(MOD([.$F$4];[.A904])=0;[.A904];&quot;&quot;)">
            <text:p/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IF(MOD([.$F$4];[.A905])=0;[.A905];&quot;&quot;)">
            <text:p/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IF(MOD([.$F$4];[.A906])=0;[.A906];&quot;&quot;)">
            <text:p/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IF(MOD([.$F$4];[.A907])=0;[.A907];&quot;&quot;)">
            <text:p/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IF(MOD([.$F$4];[.A908])=0;[.A908];&quot;&quot;)">
            <text:p/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IF(MOD([.$F$4];[.A909])=0;[.A909];&quot;&quot;)">
            <text:p/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IF(MOD([.$F$4];[.A910])=0;[.A910];&quot;&quot;)">
            <text:p/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IF(MOD([.$F$4];[.A911])=0;[.A911];&quot;&quot;)">
            <text:p/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IF(MOD([.$F$4];[.A912])=0;[.A912];&quot;&quot;)">
            <text:p/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IF(MOD([.$F$4];[.A913])=0;[.A913];&quot;&quot;)">
            <text:p/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IF(MOD([.$F$4];[.A914])=0;[.A914];&quot;&quot;)">
            <text:p/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IF(MOD([.$F$4];[.A915])=0;[.A915];&quot;&quot;)">
            <text:p/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IF(MOD([.$F$4];[.A916])=0;[.A916];&quot;&quot;)">
            <text:p/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IF(MOD([.$F$4];[.A917])=0;[.A917];&quot;&quot;)">
            <text:p/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IF(MOD([.$F$4];[.A918])=0;[.A918];&quot;&quot;)">
            <text:p/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IF(MOD([.$F$4];[.A919])=0;[.A919];&quot;&quot;)">
            <text:p/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IF(MOD([.$F$4];[.A920])=0;[.A920];&quot;&quot;)">
            <text:p/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IF(MOD([.$F$4];[.A921])=0;[.A921];&quot;&quot;)">
            <text:p/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IF(MOD([.$F$4];[.A922])=0;[.A922];&quot;&quot;)">
            <text:p/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IF(MOD([.$F$4];[.A923])=0;[.A923];&quot;&quot;)">
            <text:p/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IF(MOD([.$F$4];[.A924])=0;[.A924];&quot;&quot;)">
            <text:p/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IF(MOD([.$F$4];[.A925])=0;[.A925];&quot;&quot;)">
            <text:p/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IF(MOD([.$F$4];[.A926])=0;[.A926];&quot;&quot;)">
            <text:p/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IF(MOD([.$F$4];[.A927])=0;[.A927];&quot;&quot;)">
            <text:p/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IF(MOD([.$F$4];[.A928])=0;[.A928];&quot;&quot;)">
            <text:p/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IF(MOD([.$F$4];[.A929])=0;[.A929];&quot;&quot;)">
            <text:p/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IF(MOD([.$F$4];[.A930])=0;[.A930];&quot;&quot;)">
            <text:p/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IF(MOD([.$F$4];[.A931])=0;[.A931];&quot;&quot;)">
            <text:p/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IF(MOD([.$F$4];[.A932])=0;[.A932];&quot;&quot;)">
            <text:p/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IF(MOD([.$F$4];[.A933])=0;[.A933];&quot;&quot;)">
            <text:p/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IF(MOD([.$F$4];[.A934])=0;[.A934];&quot;&quot;)">
            <text:p/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IF(MOD([.$F$4];[.A935])=0;[.A935];&quot;&quot;)">
            <text:p/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IF(MOD([.$F$4];[.A936])=0;[.A936];&quot;&quot;)">
            <text:p/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IF(MOD([.$F$4];[.A937])=0;[.A937];&quot;&quot;)">
            <text:p/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IF(MOD([.$F$4];[.A938])=0;[.A938];&quot;&quot;)">
            <text:p/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IF(MOD([.$F$4];[.A939])=0;[.A939];&quot;&quot;)">
            <text:p/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IF(MOD([.$F$4];[.A940])=0;[.A940];&quot;&quot;)">
            <text:p/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IF(MOD([.$F$4];[.A941])=0;[.A941];&quot;&quot;)">
            <text:p/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IF(MOD([.$F$4];[.A942])=0;[.A942];&quot;&quot;)">
            <text:p/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IF(MOD([.$F$4];[.A943])=0;[.A943];&quot;&quot;)">
            <text:p/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IF(MOD([.$F$4];[.A944])=0;[.A944];&quot;&quot;)">
            <text:p/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IF(MOD([.$F$4];[.A945])=0;[.A945];&quot;&quot;)">
            <text:p/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IF(MOD([.$F$4];[.A946])=0;[.A946];&quot;&quot;)">
            <text:p/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IF(MOD([.$F$4];[.A947])=0;[.A947];&quot;&quot;)">
            <text:p/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IF(MOD([.$F$4];[.A948])=0;[.A948];&quot;&quot;)">
            <text:p/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IF(MOD([.$F$4];[.A949])=0;[.A949];&quot;&quot;)">
            <text:p/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IF(MOD([.$F$4];[.A950])=0;[.A950];&quot;&quot;)">
            <text:p/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IF(MOD([.$F$4];[.A951])=0;[.A951];&quot;&quot;)">
            <text:p/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IF(MOD([.$F$4];[.A952])=0;[.A952];&quot;&quot;)">
            <text:p/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IF(MOD([.$F$4];[.A953])=0;[.A953];&quot;&quot;)">
            <text:p/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IF(MOD([.$F$4];[.A954])=0;[.A954];&quot;&quot;)">
            <text:p/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IF(MOD([.$F$4];[.A955])=0;[.A955];&quot;&quot;)">
            <text:p/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IF(MOD([.$F$4];[.A956])=0;[.A956];&quot;&quot;)">
            <text:p/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IF(MOD([.$F$4];[.A957])=0;[.A957];&quot;&quot;)">
            <text:p/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IF(MOD([.$F$4];[.A958])=0;[.A958];&quot;&quot;)">
            <text:p/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IF(MOD([.$F$4];[.A959])=0;[.A959];&quot;&quot;)">
            <text:p/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IF(MOD([.$F$4];[.A960])=0;[.A960];&quot;&quot;)">
            <text:p/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IF(MOD([.$F$4];[.A961])=0;[.A961];&quot;&quot;)">
            <text:p/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IF(MOD([.$F$4];[.A962])=0;[.A962];&quot;&quot;)">
            <text:p/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IF(MOD([.$F$4];[.A963])=0;[.A963];&quot;&quot;)">
            <text:p/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IF(MOD([.$F$4];[.A964])=0;[.A964];&quot;&quot;)">
            <text:p/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IF(MOD([.$F$4];[.A965])=0;[.A965];&quot;&quot;)">
            <text:p/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IF(MOD([.$F$4];[.A966])=0;[.A966];&quot;&quot;)">
            <text:p/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IF(MOD([.$F$4];[.A967])=0;[.A967];&quot;&quot;)">
            <text:p/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IF(MOD([.$F$4];[.A968])=0;[.A968];&quot;&quot;)">
            <text:p/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IF(MOD([.$F$4];[.A969])=0;[.A969];&quot;&quot;)">
            <text:p/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IF(MOD([.$F$4];[.A970])=0;[.A970];&quot;&quot;)">
            <text:p/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IF(MOD([.$F$4];[.A971])=0;[.A971];&quot;&quot;)">
            <text:p/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IF(MOD([.$F$4];[.A972])=0;[.A972];&quot;&quot;)">
            <text:p/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IF(MOD([.$F$4];[.A973])=0;[.A973];&quot;&quot;)">
            <text:p/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IF(MOD([.$F$4];[.A974])=0;[.A974];&quot;&quot;)">
            <text:p/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IF(MOD([.$F$4];[.A975])=0;[.A975];&quot;&quot;)">
            <text:p/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IF(MOD([.$F$4];[.A976])=0;[.A976];&quot;&quot;)">
            <text:p/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IF(MOD([.$F$4];[.A977])=0;[.A977];&quot;&quot;)">
            <text:p/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IF(MOD([.$F$4];[.A978])=0;[.A978];&quot;&quot;)">
            <text:p/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IF(MOD([.$F$4];[.A979])=0;[.A979];&quot;&quot;)">
            <text:p/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IF(MOD([.$F$4];[.A980])=0;[.A980];&quot;&quot;)">
            <text:p/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IF(MOD([.$F$4];[.A981])=0;[.A981];&quot;&quot;)">
            <text:p/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IF(MOD([.$F$4];[.A982])=0;[.A982];&quot;&quot;)">
            <text:p/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IF(MOD([.$F$4];[.A983])=0;[.A983];&quot;&quot;)">
            <text:p/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IF(MOD([.$F$4];[.A984])=0;[.A984];&quot;&quot;)">
            <text:p/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IF(MOD([.$F$4];[.A985])=0;[.A985];&quot;&quot;)">
            <text:p/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IF(MOD([.$F$4];[.A986])=0;[.A986];&quot;&quot;)">
            <text:p/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IF(MOD([.$F$4];[.A987])=0;[.A987];&quot;&quot;)">
            <text:p/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IF(MOD([.$F$4];[.A988])=0;[.A988];&quot;&quot;)">
            <text:p/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IF(MOD([.$F$4];[.A989])=0;[.A989];&quot;&quot;)">
            <text:p/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IF(MOD([.$F$4];[.A990])=0;[.A990];&quot;&quot;)">
            <text:p/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IF(MOD([.$F$4];[.A991])=0;[.A991];&quot;&quot;)">
            <text:p/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IF(MOD([.$F$4];[.A992])=0;[.A992];&quot;&quot;)">
            <text:p/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IF(MOD([.$F$4];[.A993])=0;[.A993];&quot;&quot;)">
            <text:p/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IF(MOD([.$F$4];[.A994])=0;[.A994];&quot;&quot;)">
            <text:p/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IF(MOD([.$F$4];[.A995])=0;[.A995];&quot;&quot;)">
            <text:p/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IF(MOD([.$F$4];[.A996])=0;[.A996];&quot;&quot;)">
            <text:p/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IF(MOD([.$F$4];[.A997])=0;[.A997];&quot;&quot;)">
            <text:p/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IF(MOD([.$F$4];[.A998])=0;[.A998];&quot;&quot;)">
            <text:p/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IF(MOD([.$F$4];[.A999])=0;[.A999];&quot;&quot;)">
            <text:p/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IF(MOD([.$F$4];[.A1000])=0;[.A1000];&quot;&quot;)">
            <text:p/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IF(MOD([.$F$4];[.A1001])=0;[.A1001];&quot;&quot;)">
            <text:p/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IF(MOD([.$F$4];[.A1002])=0;[.A1002];&quot;&quot;)">
            <text:p/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IF(MOD([.$F$4];[.A1003])=0;[.A1003];&quot;&quot;)">
            <text:p/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IF(MOD([.$F$4];[.A1004])=0;[.A1004];&quot;&quot;)">
            <text:p/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IF(MOD([.$F$4];[.A1005])=0;[.A1005];&quot;&quot;)">
            <text:p/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IF(MOD([.$F$4];[.A1006])=0;[.A1006];&quot;&quot;)">
            <text:p/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IF(MOD([.$F$4];[.A1007])=0;[.A1007];&quot;&quot;)">
            <text:p/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IF(MOD([.$F$4];[.A1008])=0;[.A1008];&quot;&quot;)">
            <text:p/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IF(MOD([.$F$4];[.A1009])=0;[.A1009];&quot;&quot;)">
            <text:p/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IF(MOD([.$F$4];[.A1010])=0;[.A1010];&quot;&quot;)">
            <text:p/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IF(MOD([.$F$4];[.A1011])=0;[.A1011];&quot;&quot;)">
            <text:p/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IF(MOD([.$F$4];[.A1012])=0;[.A1012];&quot;&quot;)">
            <text:p/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IF(MOD([.$F$4];[.A1013])=0;[.A1013];&quot;&quot;)">
            <text:p/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IF(MOD([.$F$4];[.A1014])=0;[.A1014];&quot;&quot;)">
            <text:p/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IF(MOD([.$F$4];[.A1015])=0;[.A1015];&quot;&quot;)">
            <text:p/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IF(MOD([.$F$4];[.A1016])=0;[.A1016];&quot;&quot;)">
            <text:p/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IF(MOD([.$F$4];[.A1017])=0;[.A1017];&quot;&quot;)">
            <text:p/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IF(MOD([.$F$4];[.A1018])=0;[.A1018];&quot;&quot;)">
            <text:p/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IF(MOD([.$F$4];[.A1019])=0;[.A1019];&quot;&quot;)">
            <text:p/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IF(MOD([.$F$4];[.A1020])=0;[.A1020];&quot;&quot;)">
            <text:p/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IF(MOD([.$F$4];[.A1021])=0;[.A1021];&quot;&quot;)">
            <text:p/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IF(MOD([.$F$4];[.A1022])=0;[.A1022];&quot;&quot;)">
            <text:p/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IF(MOD([.$F$4];[.A1023])=0;[.A1023];&quot;&quot;)">
            <text:p/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IF(MOD([.$F$4];[.A1024])=0;[.A1024];&quot;&quot;)">
            <text:p/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IF(MOD([.$F$4];[.A1025])=0;[.A1025];&quot;&quot;)">
            <text:p/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IF(MOD([.$F$4];[.A1026])=0;[.A1026];&quot;&quot;)">
            <text:p/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IF(MOD([.$F$4];[.A1027])=0;[.A1027];&quot;&quot;)">
            <text:p/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IF(MOD([.$F$4];[.A1028])=0;[.A1028];&quot;&quot;)">
            <text:p/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IF(MOD([.$F$4];[.A1029])=0;[.A1029];&quot;&quot;)">
            <text:p/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IF(MOD([.$F$4];[.A1030])=0;[.A1030];&quot;&quot;)">
            <text:p/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IF(MOD([.$F$4];[.A1031])=0;[.A1031];&quot;&quot;)">
            <text:p/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IF(MOD([.$F$4];[.A1032])=0;[.A1032];&quot;&quot;)">
            <text:p/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IF(MOD([.$F$4];[.A1033])=0;[.A1033];&quot;&quot;)">
            <text:p/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IF(MOD([.$F$4];[.A1034])=0;[.A1034];&quot;&quot;)">
            <text:p/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IF(MOD([.$F$4];[.A1035])=0;[.A1035];&quot;&quot;)">
            <text:p/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IF(MOD([.$F$4];[.A1036])=0;[.A1036];&quot;&quot;)">
            <text:p/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IF(MOD([.$F$4];[.A1037])=0;[.A1037];&quot;&quot;)">
            <text:p/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IF(MOD([.$F$4];[.A1038])=0;[.A1038];&quot;&quot;)">
            <text:p/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IF(MOD([.$F$4];[.A1039])=0;[.A1039];&quot;&quot;)">
            <text:p/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IF(MOD([.$F$4];[.A1040])=0;[.A1040];&quot;&quot;)">
            <text:p/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IF(MOD([.$F$4];[.A1041])=0;[.A1041];&quot;&quot;)">
            <text:p/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IF(MOD([.$F$4];[.A1042])=0;[.A1042];&quot;&quot;)">
            <text:p/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IF(MOD([.$F$4];[.A1043])=0;[.A1043];&quot;&quot;)">
            <text:p/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IF(MOD([.$F$4];[.A1044])=0;[.A1044];&quot;&quot;)">
            <text:p/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IF(MOD([.$F$4];[.A1045])=0;[.A1045];&quot;&quot;)">
            <text:p/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IF(MOD([.$F$4];[.A1046])=0;[.A1046];&quot;&quot;)">
            <text:p/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IF(MOD([.$F$4];[.A1047])=0;[.A1047];&quot;&quot;)">
            <text:p/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IF(MOD([.$F$4];[.A1048])=0;[.A1048];&quot;&quot;)">
            <text:p/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IF(MOD([.$F$4];[.A1049])=0;[.A1049];&quot;&quot;)">
            <text:p/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IF(MOD([.$F$4];[.A1050])=0;[.A1050];&quot;&quot;)">
            <text:p/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IF(MOD([.$F$4];[.A1051])=0;[.A1051];&quot;&quot;)">
            <text:p/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IF(MOD([.$F$4];[.A1052])=0;[.A1052];&quot;&quot;)">
            <text:p/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IF(MOD([.$F$4];[.A1053])=0;[.A1053];&quot;&quot;)">
            <text:p/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IF(MOD([.$F$4];[.A1054])=0;[.A1054];&quot;&quot;)">
            <text:p/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IF(MOD([.$F$4];[.A1055])=0;[.A1055];&quot;&quot;)">
            <text:p/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IF(MOD([.$F$4];[.A1056])=0;[.A1056];&quot;&quot;)">
            <text:p/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IF(MOD([.$F$4];[.A1057])=0;[.A1057];&quot;&quot;)">
            <text:p/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IF(MOD([.$F$4];[.A1058])=0;[.A1058];&quot;&quot;)">
            <text:p/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IF(MOD([.$F$4];[.A1059])=0;[.A1059];&quot;&quot;)">
            <text:p/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IF(MOD([.$F$4];[.A1060])=0;[.A1060];&quot;&quot;)">
            <text:p/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IF(MOD([.$F$4];[.A1061])=0;[.A1061];&quot;&quot;)">
            <text:p/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IF(MOD([.$F$4];[.A1062])=0;[.A1062];&quot;&quot;)">
            <text:p/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IF(MOD([.$F$4];[.A1063])=0;[.A1063];&quot;&quot;)">
            <text:p/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IF(MOD([.$F$4];[.A1064])=0;[.A1064];&quot;&quot;)">
            <text:p/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IF(MOD([.$F$4];[.A1065])=0;[.A1065];&quot;&quot;)">
            <text:p/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IF(MOD([.$F$4];[.A1066])=0;[.A1066];&quot;&quot;)">
            <text:p/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IF(MOD([.$F$4];[.A1067])=0;[.A1067];&quot;&quot;)">
            <text:p/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IF(MOD([.$F$4];[.A1068])=0;[.A1068];&quot;&quot;)">
            <text:p/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IF(MOD([.$F$4];[.A1069])=0;[.A1069];&quot;&quot;)">
            <text:p/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IF(MOD([.$F$4];[.A1070])=0;[.A1070];&quot;&quot;)">
            <text:p/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IF(MOD([.$F$4];[.A1071])=0;[.A1071];&quot;&quot;)">
            <text:p/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IF(MOD([.$F$4];[.A1072])=0;[.A1072];&quot;&quot;)">
            <text:p/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IF(MOD([.$F$4];[.A1073])=0;[.A1073];&quot;&quot;)">
            <text:p/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IF(MOD([.$F$4];[.A1074])=0;[.A1074];&quot;&quot;)">
            <text:p/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IF(MOD([.$F$4];[.A1075])=0;[.A1075];&quot;&quot;)">
            <text:p/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IF(MOD([.$F$4];[.A1076])=0;[.A1076];&quot;&quot;)">
            <text:p/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IF(MOD([.$F$4];[.A1077])=0;[.A1077];&quot;&quot;)">
            <text:p/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IF(MOD([.$F$4];[.A1078])=0;[.A1078];&quot;&quot;)">
            <text:p/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IF(MOD([.$F$4];[.A1079])=0;[.A1079];&quot;&quot;)">
            <text:p/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IF(MOD([.$F$4];[.A1080])=0;[.A1080];&quot;&quot;)">
            <text:p/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IF(MOD([.$F$4];[.A1081])=0;[.A1081];&quot;&quot;)">
            <text:p/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IF(MOD([.$F$4];[.A1082])=0;[.A1082];&quot;&quot;)">
            <text:p/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IF(MOD([.$F$4];[.A1083])=0;[.A1083];&quot;&quot;)">
            <text:p/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IF(MOD([.$F$4];[.A1084])=0;[.A1084];&quot;&quot;)">
            <text:p/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IF(MOD([.$F$4];[.A1085])=0;[.A1085];&quot;&quot;)">
            <text:p/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IF(MOD([.$F$4];[.A1086])=0;[.A1086];&quot;&quot;)">
            <text:p/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IF(MOD([.$F$4];[.A1087])=0;[.A1087];&quot;&quot;)">
            <text:p/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IF(MOD([.$F$4];[.A1088])=0;[.A1088];&quot;&quot;)">
            <text:p/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IF(MOD([.$F$4];[.A1089])=0;[.A1089];&quot;&quot;)">
            <text:p/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IF(MOD([.$F$4];[.A1090])=0;[.A1090];&quot;&quot;)">
            <text:p/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IF(MOD([.$F$4];[.A1091])=0;[.A1091];&quot;&quot;)">
            <text:p/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IF(MOD([.$F$4];[.A1092])=0;[.A1092];&quot;&quot;)">
            <text:p/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IF(MOD([.$F$4];[.A1093])=0;[.A1093];&quot;&quot;)">
            <text:p/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IF(MOD([.$F$4];[.A1094])=0;[.A1094];&quot;&quot;)">
            <text:p/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IF(MOD([.$F$4];[.A1095])=0;[.A1095];&quot;&quot;)">
            <text:p/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IF(MOD([.$F$4];[.A1096])=0;[.A1096];&quot;&quot;)">
            <text:p/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IF(MOD([.$F$4];[.A1097])=0;[.A1097];&quot;&quot;)">
            <text:p/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IF(MOD([.$F$4];[.A1098])=0;[.A1098];&quot;&quot;)">
            <text:p/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IF(MOD([.$F$4];[.A1099])=0;[.A1099];&quot;&quot;)">
            <text:p/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IF(MOD([.$F$4];[.A1100])=0;[.A1100];&quot;&quot;)">
            <text:p/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IF(MOD([.$F$4];[.A1101])=0;[.A1101];&quot;&quot;)">
            <text:p/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IF(MOD([.$F$4];[.A1102])=0;[.A1102];&quot;&quot;)">
            <text:p/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IF(MOD([.$F$4];[.A1103])=0;[.A1103];&quot;&quot;)">
            <text:p/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IF(MOD([.$F$4];[.A1104])=0;[.A1104];&quot;&quot;)">
            <text:p/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IF(MOD([.$F$4];[.A1105])=0;[.A1105];&quot;&quot;)">
            <text:p/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IF(MOD([.$F$4];[.A1106])=0;[.A1106];&quot;&quot;)">
            <text:p/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IF(MOD([.$F$4];[.A1107])=0;[.A1107];&quot;&quot;)">
            <text:p/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IF(MOD([.$F$4];[.A1108])=0;[.A1108];&quot;&quot;)">
            <text:p/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IF(MOD([.$F$4];[.A1109])=0;[.A1109];&quot;&quot;)">
            <text:p/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IF(MOD([.$F$4];[.A1110])=0;[.A1110];&quot;&quot;)">
            <text:p/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IF(MOD([.$F$4];[.A1111])=0;[.A1111];&quot;&quot;)">
            <text:p/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IF(MOD([.$F$4];[.A1112])=0;[.A1112];&quot;&quot;)">
            <text:p/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IF(MOD([.$F$4];[.A1113])=0;[.A1113];&quot;&quot;)">
            <text:p/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IF(MOD([.$F$4];[.A1114])=0;[.A1114];&quot;&quot;)">
            <text:p/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IF(MOD([.$F$4];[.A1115])=0;[.A1115];&quot;&quot;)">
            <text:p/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IF(MOD([.$F$4];[.A1116])=0;[.A1116];&quot;&quot;)">
            <text:p/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IF(MOD([.$F$4];[.A1117])=0;[.A1117];&quot;&quot;)">
            <text:p/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IF(MOD([.$F$4];[.A1118])=0;[.A1118];&quot;&quot;)">
            <text:p/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IF(MOD([.$F$4];[.A1119])=0;[.A1119];&quot;&quot;)">
            <text:p/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IF(MOD([.$F$4];[.A1120])=0;[.A1120];&quot;&quot;)">
            <text:p/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IF(MOD([.$F$4];[.A1121])=0;[.A1121];&quot;&quot;)">
            <text:p/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IF(MOD([.$F$4];[.A1122])=0;[.A1122];&quot;&quot;)">
            <text:p/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IF(MOD([.$F$4];[.A1123])=0;[.A1123];&quot;&quot;)">
            <text:p/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IF(MOD([.$F$4];[.A1124])=0;[.A1124];&quot;&quot;)">
            <text:p/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IF(MOD([.$F$4];[.A1125])=0;[.A1125];&quot;&quot;)">
            <text:p/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IF(MOD([.$F$4];[.A1126])=0;[.A1126];&quot;&quot;)">
            <text:p/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IF(MOD([.$F$4];[.A1127])=0;[.A1127];&quot;&quot;)">
            <text:p/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IF(MOD([.$F$4];[.A1128])=0;[.A1128];&quot;&quot;)">
            <text:p/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IF(MOD([.$F$4];[.A1129])=0;[.A1129];&quot;&quot;)">
            <text:p/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IF(MOD([.$F$4];[.A1130])=0;[.A1130];&quot;&quot;)">
            <text:p/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IF(MOD([.$F$4];[.A1131])=0;[.A1131];&quot;&quot;)">
            <text:p/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IF(MOD([.$F$4];[.A1132])=0;[.A1132];&quot;&quot;)">
            <text:p/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IF(MOD([.$F$4];[.A1133])=0;[.A1133];&quot;&quot;)">
            <text:p/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IF(MOD([.$F$4];[.A1134])=0;[.A1134];&quot;&quot;)">
            <text:p/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IF(MOD([.$F$4];[.A1135])=0;[.A1135];&quot;&quot;)">
            <text:p/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IF(MOD([.$F$4];[.A1136])=0;[.A1136];&quot;&quot;)">
            <text:p/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IF(MOD([.$F$4];[.A1137])=0;[.A1137];&quot;&quot;)">
            <text:p/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IF(MOD([.$F$4];[.A1138])=0;[.A1138];&quot;&quot;)">
            <text:p/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IF(MOD([.$F$4];[.A1139])=0;[.A1139];&quot;&quot;)">
            <text:p/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IF(MOD([.$F$4];[.A1140])=0;[.A1140];&quot;&quot;)">
            <text:p/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IF(MOD([.$F$4];[.A1141])=0;[.A1141];&quot;&quot;)">
            <text:p/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IF(MOD([.$F$4];[.A1142])=0;[.A1142];&quot;&quot;)">
            <text:p/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IF(MOD([.$F$4];[.A1143])=0;[.A1143];&quot;&quot;)">
            <text:p/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IF(MOD([.$F$4];[.A1144])=0;[.A1144];&quot;&quot;)">
            <text:p/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IF(MOD([.$F$4];[.A1145])=0;[.A1145];&quot;&quot;)">
            <text:p/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IF(MOD([.$F$4];[.A1146])=0;[.A1146];&quot;&quot;)">
            <text:p/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IF(MOD([.$F$4];[.A1147])=0;[.A1147];&quot;&quot;)">
            <text:p/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IF(MOD([.$F$4];[.A1148])=0;[.A1148];&quot;&quot;)">
            <text:p/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IF(MOD([.$F$4];[.A1149])=0;[.A1149];&quot;&quot;)">
            <text:p/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IF(MOD([.$F$4];[.A1150])=0;[.A1150];&quot;&quot;)">
            <text:p/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IF(MOD([.$F$4];[.A1151])=0;[.A1151];&quot;&quot;)">
            <text:p/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IF(MOD([.$F$4];[.A1152])=0;[.A1152];&quot;&quot;)">
            <text:p/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IF(MOD([.$F$4];[.A1153])=0;[.A1153];&quot;&quot;)">
            <text:p/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IF(MOD([.$F$4];[.A1154])=0;[.A1154];&quot;&quot;)">
            <text:p/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IF(MOD([.$F$4];[.A1155])=0;[.A1155];&quot;&quot;)">
            <text:p/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IF(MOD([.$F$4];[.A1156])=0;[.A1156];&quot;&quot;)">
            <text:p/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IF(MOD([.$F$4];[.A1157])=0;[.A1157];&quot;&quot;)">
            <text:p/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IF(MOD([.$F$4];[.A1158])=0;[.A1158];&quot;&quot;)">
            <text:p/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IF(MOD([.$F$4];[.A1159])=0;[.A1159];&quot;&quot;)">
            <text:p/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IF(MOD([.$F$4];[.A1160])=0;[.A1160];&quot;&quot;)">
            <text:p/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IF(MOD([.$F$4];[.A1161])=0;[.A1161];&quot;&quot;)">
            <text:p/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IF(MOD([.$F$4];[.A1162])=0;[.A1162];&quot;&quot;)">
            <text:p/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IF(MOD([.$F$4];[.A1163])=0;[.A1163];&quot;&quot;)">
            <text:p/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IF(MOD([.$F$4];[.A1164])=0;[.A1164];&quot;&quot;)">
            <text:p/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IF(MOD([.$F$4];[.A1165])=0;[.A1165];&quot;&quot;)">
            <text:p/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IF(MOD([.$F$4];[.A1166])=0;[.A1166];&quot;&quot;)">
            <text:p/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IF(MOD([.$F$4];[.A1167])=0;[.A1167];&quot;&quot;)">
            <text:p/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IF(MOD([.$F$4];[.A1168])=0;[.A1168];&quot;&quot;)">
            <text:p/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IF(MOD([.$F$4];[.A1169])=0;[.A1169];&quot;&quot;)">
            <text:p/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IF(MOD([.$F$4];[.A1170])=0;[.A1170];&quot;&quot;)">
            <text:p/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IF(MOD([.$F$4];[.A1171])=0;[.A1171];&quot;&quot;)">
            <text:p/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IF(MOD([.$F$4];[.A1172])=0;[.A1172];&quot;&quot;)">
            <text:p/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IF(MOD([.$F$4];[.A1173])=0;[.A1173];&quot;&quot;)">
            <text:p/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IF(MOD([.$F$4];[.A1174])=0;[.A1174];&quot;&quot;)">
            <text:p/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IF(MOD([.$F$4];[.A1175])=0;[.A1175];&quot;&quot;)">
            <text:p/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IF(MOD([.$F$4];[.A1176])=0;[.A1176];&quot;&quot;)">
            <text:p/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IF(MOD([.$F$4];[.A1177])=0;[.A1177];&quot;&quot;)">
            <text:p/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IF(MOD([.$F$4];[.A1178])=0;[.A1178];&quot;&quot;)">
            <text:p/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IF(MOD([.$F$4];[.A1179])=0;[.A1179];&quot;&quot;)">
            <text:p/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IF(MOD([.$F$4];[.A1180])=0;[.A1180];&quot;&quot;)">
            <text:p/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IF(MOD([.$F$4];[.A1181])=0;[.A1181];&quot;&quot;)">
            <text:p/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IF(MOD([.$F$4];[.A1182])=0;[.A1182];&quot;&quot;)">
            <text:p/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IF(MOD([.$F$4];[.A1183])=0;[.A1183];&quot;&quot;)">
            <text:p/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IF(MOD([.$F$4];[.A1184])=0;[.A1184];&quot;&quot;)">
            <text:p/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IF(MOD([.$F$4];[.A1185])=0;[.A1185];&quot;&quot;)">
            <text:p/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IF(MOD([.$F$4];[.A1186])=0;[.A1186];&quot;&quot;)">
            <text:p/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IF(MOD([.$F$4];[.A1187])=0;[.A1187];&quot;&quot;)">
            <text:p/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IF(MOD([.$F$4];[.A1188])=0;[.A1188];&quot;&quot;)">
            <text:p/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IF(MOD([.$F$4];[.A1189])=0;[.A1189];&quot;&quot;)">
            <text:p/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IF(MOD([.$F$4];[.A1190])=0;[.A1190];&quot;&quot;)">
            <text:p/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IF(MOD([.$F$4];[.A1191])=0;[.A1191];&quot;&quot;)">
            <text:p/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IF(MOD([.$F$4];[.A1192])=0;[.A1192];&quot;&quot;)">
            <text:p/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IF(MOD([.$F$4];[.A1193])=0;[.A1193];&quot;&quot;)">
            <text:p/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IF(MOD([.$F$4];[.A1194])=0;[.A1194];&quot;&quot;)">
            <text:p/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IF(MOD([.$F$4];[.A1195])=0;[.A1195];&quot;&quot;)">
            <text:p/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IF(MOD([.$F$4];[.A1196])=0;[.A1196];&quot;&quot;)">
            <text:p/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IF(MOD([.$F$4];[.A1197])=0;[.A1197];&quot;&quot;)">
            <text:p/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IF(MOD([.$F$4];[.A1198])=0;[.A1198];&quot;&quot;)">
            <text:p/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IF(MOD([.$F$4];[.A1199])=0;[.A1199];&quot;&quot;)">
            <text:p/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IF(MOD([.$F$4];[.A1200])=0;[.A1200];&quot;&quot;)">
            <text:p/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IF(MOD([.$F$4];[.A1201])=0;[.A1201];&quot;&quot;)">
            <text:p/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IF(MOD([.$F$4];[.A1202])=0;[.A1202];&quot;&quot;)">
            <text:p/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IF(MOD([.$F$4];[.A1203])=0;[.A1203];&quot;&quot;)">
            <text:p/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IF(MOD([.$F$4];[.A1204])=0;[.A1204];&quot;&quot;)">
            <text:p/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IF(MOD([.$F$4];[.A1205])=0;[.A1205];&quot;&quot;)">
            <text:p/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IF(MOD([.$F$4];[.A1206])=0;[.A1206];&quot;&quot;)">
            <text:p/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IF(MOD([.$F$4];[.A1207])=0;[.A1207];&quot;&quot;)">
            <text:p/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IF(MOD([.$F$4];[.A1208])=0;[.A1208];&quot;&quot;)">
            <text:p/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IF(MOD([.$F$4];[.A1209])=0;[.A1209];&quot;&quot;)">
            <text:p/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IF(MOD([.$F$4];[.A1210])=0;[.A1210];&quot;&quot;)">
            <text:p/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IF(MOD([.$F$4];[.A1211])=0;[.A1211];&quot;&quot;)">
            <text:p/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IF(MOD([.$F$4];[.A1212])=0;[.A1212];&quot;&quot;)">
            <text:p/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IF(MOD([.$F$4];[.A1213])=0;[.A1213];&quot;&quot;)">
            <text:p/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IF(MOD([.$F$4];[.A1214])=0;[.A1214];&quot;&quot;)">
            <text:p/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IF(MOD([.$F$4];[.A1215])=0;[.A1215];&quot;&quot;)">
            <text:p/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IF(MOD([.$F$4];[.A1216])=0;[.A1216];&quot;&quot;)">
            <text:p/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IF(MOD([.$F$4];[.A1217])=0;[.A1217];&quot;&quot;)">
            <text:p/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IF(MOD([.$F$4];[.A1218])=0;[.A1218];&quot;&quot;)">
            <text:p/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IF(MOD([.$F$4];[.A1219])=0;[.A1219];&quot;&quot;)">
            <text:p/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IF(MOD([.$F$4];[.A1220])=0;[.A1220];&quot;&quot;)">
            <text:p/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IF(MOD([.$F$4];[.A1221])=0;[.A1221];&quot;&quot;)">
            <text:p/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IF(MOD([.$F$4];[.A1222])=0;[.A1222];&quot;&quot;)">
            <text:p/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IF(MOD([.$F$4];[.A1223])=0;[.A1223];&quot;&quot;)">
            <text:p/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IF(MOD([.$F$4];[.A1224])=0;[.A1224];&quot;&quot;)">
            <text:p/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IF(MOD([.$F$4];[.A1225])=0;[.A1225];&quot;&quot;)">
            <text:p/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IF(MOD([.$F$4];[.A1226])=0;[.A1226];&quot;&quot;)">
            <text:p/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IF(MOD([.$F$4];[.A1227])=0;[.A1227];&quot;&quot;)">
            <text:p/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IF(MOD([.$F$4];[.A1228])=0;[.A1228];&quot;&quot;)">
            <text:p/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IF(MOD([.$F$4];[.A1229])=0;[.A1229];&quot;&quot;)">
            <text:p/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IF(MOD([.$F$4];[.A1230])=0;[.A1230];&quot;&quot;)">
            <text:p/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IF(MOD([.$F$4];[.A1231])=0;[.A1231];&quot;&quot;)">
            <text:p/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IF(MOD([.$F$4];[.A1232])=0;[.A1232];&quot;&quot;)">
            <text:p/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IF(MOD([.$F$4];[.A1233])=0;[.A1233];&quot;&quot;)">
            <text:p/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IF(MOD([.$F$4];[.A1234])=0;[.A1234];&quot;&quot;)">
            <text:p/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IF(MOD([.$F$4];[.A1235])=0;[.A1235];&quot;&quot;)">
            <text:p/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IF(MOD([.$F$4];[.A1236])=0;[.A1236];&quot;&quot;)">
            <text:p/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IF(MOD([.$F$4];[.A1237])=0;[.A1237];&quot;&quot;)">
            <text:p/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IF(MOD([.$F$4];[.A1238])=0;[.A1238];&quot;&quot;)">
            <text:p/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IF(MOD([.$F$4];[.A1239])=0;[.A1239];&quot;&quot;)">
            <text:p/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IF(MOD([.$F$4];[.A1240])=0;[.A1240];&quot;&quot;)">
            <text:p/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IF(MOD([.$F$4];[.A1241])=0;[.A1241];&quot;&quot;)">
            <text:p/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IF(MOD([.$F$4];[.A1242])=0;[.A1242];&quot;&quot;)">
            <text:p/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IF(MOD([.$F$4];[.A1243])=0;[.A1243];&quot;&quot;)">
            <text:p/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IF(MOD([.$F$4];[.A1244])=0;[.A1244];&quot;&quot;)">
            <text:p/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IF(MOD([.$F$4];[.A1245])=0;[.A1245];&quot;&quot;)">
            <text:p/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IF(MOD([.$F$4];[.A1246])=0;[.A1246];&quot;&quot;)">
            <text:p/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IF(MOD([.$F$4];[.A1247])=0;[.A1247];&quot;&quot;)">
            <text:p/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IF(MOD([.$F$4];[.A1248])=0;[.A1248];&quot;&quot;)">
            <text:p/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IF(MOD([.$F$4];[.A1249])=0;[.A1249];&quot;&quot;)">
            <text:p/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IF(MOD([.$F$4];[.A1250])=0;[.A1250];&quot;&quot;)">
            <text:p/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IF(MOD([.$F$4];[.A1251])=0;[.A1251];&quot;&quot;)">
            <text:p/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IF(MOD([.$F$4];[.A1252])=0;[.A1252];&quot;&quot;)">
            <text:p/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IF(MOD([.$F$4];[.A1253])=0;[.A1253];&quot;&quot;)">
            <text:p/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IF(MOD([.$F$4];[.A1254])=0;[.A1254];&quot;&quot;)">
            <text:p/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IF(MOD([.$F$4];[.A1255])=0;[.A1255];&quot;&quot;)">
            <text:p/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IF(MOD([.$F$4];[.A1256])=0;[.A1256];&quot;&quot;)">
            <text:p/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IF(MOD([.$F$4];[.A1257])=0;[.A1257];&quot;&quot;)">
            <text:p/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IF(MOD([.$F$4];[.A1258])=0;[.A1258];&quot;&quot;)">
            <text:p/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IF(MOD([.$F$4];[.A1259])=0;[.A1259];&quot;&quot;)">
            <text:p/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IF(MOD([.$F$4];[.A1260])=0;[.A1260];&quot;&quot;)">
            <text:p/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IF(MOD([.$F$4];[.A1261])=0;[.A1261];&quot;&quot;)">
            <text:p/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IF(MOD([.$F$4];[.A1262])=0;[.A1262];&quot;&quot;)">
            <text:p/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IF(MOD([.$F$4];[.A1263])=0;[.A1263];&quot;&quot;)">
            <text:p/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IF(MOD([.$F$4];[.A1264])=0;[.A1264];&quot;&quot;)">
            <text:p/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IF(MOD([.$F$4];[.A1265])=0;[.A1265];&quot;&quot;)">
            <text:p/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IF(MOD([.$F$4];[.A1266])=0;[.A1266];&quot;&quot;)">
            <text:p/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IF(MOD([.$F$4];[.A1267])=0;[.A1267];&quot;&quot;)">
            <text:p/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IF(MOD([.$F$4];[.A1268])=0;[.A1268];&quot;&quot;)">
            <text:p/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IF(MOD([.$F$4];[.A1269])=0;[.A1269];&quot;&quot;)">
            <text:p/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IF(MOD([.$F$4];[.A1270])=0;[.A1270];&quot;&quot;)">
            <text:p/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IF(MOD([.$F$4];[.A1271])=0;[.A1271];&quot;&quot;)">
            <text:p/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IF(MOD([.$F$4];[.A1272])=0;[.A1272];&quot;&quot;)">
            <text:p/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IF(MOD([.$F$4];[.A1273])=0;[.A1273];&quot;&quot;)">
            <text:p/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IF(MOD([.$F$4];[.A1274])=0;[.A1274];&quot;&quot;)">
            <text:p/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IF(MOD([.$F$4];[.A1275])=0;[.A1275];&quot;&quot;)">
            <text:p/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IF(MOD([.$F$4];[.A1276])=0;[.A1276];&quot;&quot;)">
            <text:p/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IF(MOD([.$F$4];[.A1277])=0;[.A1277];&quot;&quot;)">
            <text:p/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IF(MOD([.$F$4];[.A1278])=0;[.A1278];&quot;&quot;)">
            <text:p/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IF(MOD([.$F$4];[.A1279])=0;[.A1279];&quot;&quot;)">
            <text:p/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IF(MOD([.$F$4];[.A1280])=0;[.A1280];&quot;&quot;)">
            <text:p/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IF(MOD([.$F$4];[.A1281])=0;[.A1281];&quot;&quot;)">
            <text:p/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IF(MOD([.$F$4];[.A1282])=0;[.A1282];&quot;&quot;)">
            <text:p/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IF(MOD([.$F$4];[.A1283])=0;[.A1283];&quot;&quot;)">
            <text:p/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IF(MOD([.$F$4];[.A1284])=0;[.A1284];&quot;&quot;)">
            <text:p/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IF(MOD([.$F$4];[.A1285])=0;[.A1285];&quot;&quot;)">
            <text:p/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IF(MOD([.$F$4];[.A1286])=0;[.A1286];&quot;&quot;)">
            <text:p/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IF(MOD([.$F$4];[.A1287])=0;[.A1287];&quot;&quot;)">
            <text:p/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IF(MOD([.$F$4];[.A1288])=0;[.A1288];&quot;&quot;)">
            <text:p/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IF(MOD([.$F$4];[.A1289])=0;[.A1289];&quot;&quot;)">
            <text:p/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IF(MOD([.$F$4];[.A1290])=0;[.A1290];&quot;&quot;)">
            <text:p/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IF(MOD([.$F$4];[.A1291])=0;[.A1291];&quot;&quot;)">
            <text:p/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IF(MOD([.$F$4];[.A1292])=0;[.A1292];&quot;&quot;)">
            <text:p/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IF(MOD([.$F$4];[.A1293])=0;[.A1293];&quot;&quot;)">
            <text:p/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IF(MOD([.$F$4];[.A1294])=0;[.A1294];&quot;&quot;)">
            <text:p/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IF(MOD([.$F$4];[.A1295])=0;[.A1295];&quot;&quot;)">
            <text:p/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IF(MOD([.$F$4];[.A1296])=0;[.A1296];&quot;&quot;)">
            <text:p/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IF(MOD([.$F$4];[.A1297])=0;[.A1297];&quot;&quot;)">
            <text:p/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IF(MOD([.$F$4];[.A1298])=0;[.A1298];&quot;&quot;)">
            <text:p/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IF(MOD([.$F$4];[.A1299])=0;[.A1299];&quot;&quot;)">
            <text:p/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IF(MOD([.$F$4];[.A1300])=0;[.A1300];&quot;&quot;)">
            <text:p/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IF(MOD([.$F$4];[.A1301])=0;[.A1301];&quot;&quot;)">
            <text:p/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IF(MOD([.$F$4];[.A1302])=0;[.A1302];&quot;&quot;)">
            <text:p/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IF(MOD([.$F$4];[.A1303])=0;[.A1303];&quot;&quot;)">
            <text:p/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IF(MOD([.$F$4];[.A1304])=0;[.A1304];&quot;&quot;)">
            <text:p/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IF(MOD([.$F$4];[.A1305])=0;[.A1305];&quot;&quot;)">
            <text:p/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IF(MOD([.$F$4];[.A1306])=0;[.A1306];&quot;&quot;)">
            <text:p/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IF(MOD([.$F$4];[.A1307])=0;[.A1307];&quot;&quot;)">
            <text:p/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IF(MOD([.$F$4];[.A1308])=0;[.A1308];&quot;&quot;)">
            <text:p/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IF(MOD([.$F$4];[.A1309])=0;[.A1309];&quot;&quot;)">
            <text:p/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IF(MOD([.$F$4];[.A1310])=0;[.A1310];&quot;&quot;)">
            <text:p/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IF(MOD([.$F$4];[.A1311])=0;[.A1311];&quot;&quot;)">
            <text:p/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IF(MOD([.$F$4];[.A1312])=0;[.A1312];&quot;&quot;)">
            <text:p/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IF(MOD([.$F$4];[.A1313])=0;[.A1313];&quot;&quot;)">
            <text:p/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IF(MOD([.$F$4];[.A1314])=0;[.A1314];&quot;&quot;)">
            <text:p/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IF(MOD([.$F$4];[.A1315])=0;[.A1315];&quot;&quot;)">
            <text:p/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IF(MOD([.$F$4];[.A1316])=0;[.A1316];&quot;&quot;)">
            <text:p/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IF(MOD([.$F$4];[.A1317])=0;[.A1317];&quot;&quot;)">
            <text:p/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IF(MOD([.$F$4];[.A1318])=0;[.A1318];&quot;&quot;)">
            <text:p/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IF(MOD([.$F$4];[.A1319])=0;[.A1319];&quot;&quot;)">
            <text:p/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IF(MOD([.$F$4];[.A1320])=0;[.A1320];&quot;&quot;)">
            <text:p/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IF(MOD([.$F$4];[.A1321])=0;[.A1321];&quot;&quot;)">
            <text:p/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IF(MOD([.$F$4];[.A1322])=0;[.A1322];&quot;&quot;)">
            <text:p/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IF(MOD([.$F$4];[.A1323])=0;[.A1323];&quot;&quot;)">
            <text:p/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IF(MOD([.$F$4];[.A1324])=0;[.A1324];&quot;&quot;)">
            <text:p/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IF(MOD([.$F$4];[.A1325])=0;[.A1325];&quot;&quot;)">
            <text:p/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IF(MOD([.$F$4];[.A1326])=0;[.A1326];&quot;&quot;)">
            <text:p/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IF(MOD([.$F$4];[.A1327])=0;[.A1327];&quot;&quot;)">
            <text:p/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IF(MOD([.$F$4];[.A1328])=0;[.A1328];&quot;&quot;)">
            <text:p/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IF(MOD([.$F$4];[.A1329])=0;[.A1329];&quot;&quot;)">
            <text:p/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IF(MOD([.$F$4];[.A1330])=0;[.A1330];&quot;&quot;)">
            <text:p/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IF(MOD([.$F$4];[.A1331])=0;[.A1331];&quot;&quot;)">
            <text:p/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IF(MOD([.$F$4];[.A1332])=0;[.A1332];&quot;&quot;)">
            <text:p/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IF(MOD([.$F$4];[.A1333])=0;[.A1333];&quot;&quot;)">
            <text:p/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IF(MOD([.$F$4];[.A1334])=0;[.A1334];&quot;&quot;)">
            <text:p/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IF(MOD([.$F$4];[.A1335])=0;[.A1335];&quot;&quot;)">
            <text:p/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IF(MOD([.$F$4];[.A1336])=0;[.A1336];&quot;&quot;)">
            <text:p/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IF(MOD([.$F$4];[.A1337])=0;[.A1337];&quot;&quot;)">
            <text:p/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IF(MOD([.$F$4];[.A1338])=0;[.A1338];&quot;&quot;)">
            <text:p/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IF(MOD([.$F$4];[.A1339])=0;[.A1339];&quot;&quot;)">
            <text:p/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IF(MOD([.$F$4];[.A1340])=0;[.A1340];&quot;&quot;)">
            <text:p/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IF(MOD([.$F$4];[.A1341])=0;[.A1341];&quot;&quot;)">
            <text:p/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IF(MOD([.$F$4];[.A1342])=0;[.A1342];&quot;&quot;)">
            <text:p/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IF(MOD([.$F$4];[.A1343])=0;[.A1343];&quot;&quot;)">
            <text:p/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IF(MOD([.$F$4];[.A1344])=0;[.A1344];&quot;&quot;)">
            <text:p/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IF(MOD([.$F$4];[.A1345])=0;[.A1345];&quot;&quot;)">
            <text:p/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IF(MOD([.$F$4];[.A1346])=0;[.A1346];&quot;&quot;)">
            <text:p/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IF(MOD([.$F$4];[.A1347])=0;[.A1347];&quot;&quot;)">
            <text:p/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IF(MOD([.$F$4];[.A1348])=0;[.A1348];&quot;&quot;)">
            <text:p/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IF(MOD([.$F$4];[.A1349])=0;[.A1349];&quot;&quot;)">
            <text:p/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IF(MOD([.$F$4];[.A1350])=0;[.A1350];&quot;&quot;)">
            <text:p/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IF(MOD([.$F$4];[.A1351])=0;[.A1351];&quot;&quot;)">
            <text:p/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IF(MOD([.$F$4];[.A1352])=0;[.A1352];&quot;&quot;)">
            <text:p/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IF(MOD([.$F$4];[.A1353])=0;[.A1353];&quot;&quot;)">
            <text:p/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IF(MOD([.$F$4];[.A1354])=0;[.A1354];&quot;&quot;)">
            <text:p/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IF(MOD([.$F$4];[.A1355])=0;[.A1355];&quot;&quot;)">
            <text:p/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IF(MOD([.$F$4];[.A1356])=0;[.A1356];&quot;&quot;)">
            <text:p/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IF(MOD([.$F$4];[.A1357])=0;[.A1357];&quot;&quot;)">
            <text:p/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IF(MOD([.$F$4];[.A1358])=0;[.A1358];&quot;&quot;)">
            <text:p/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IF(MOD([.$F$4];[.A1359])=0;[.A1359];&quot;&quot;)">
            <text:p/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IF(MOD([.$F$4];[.A1360])=0;[.A1360];&quot;&quot;)">
            <text:p/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IF(MOD([.$F$4];[.A1361])=0;[.A1361];&quot;&quot;)">
            <text:p/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IF(MOD([.$F$4];[.A1362])=0;[.A1362];&quot;&quot;)">
            <text:p/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IF(MOD([.$F$4];[.A1363])=0;[.A1363];&quot;&quot;)">
            <text:p/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IF(MOD([.$F$4];[.A1364])=0;[.A1364];&quot;&quot;)">
            <text:p/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IF(MOD([.$F$4];[.A1365])=0;[.A1365];&quot;&quot;)">
            <text:p/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IF(MOD([.$F$4];[.A1366])=0;[.A1366];&quot;&quot;)">
            <text:p/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IF(MOD([.$F$4];[.A1367])=0;[.A1367];&quot;&quot;)">
            <text:p/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IF(MOD([.$F$4];[.A1368])=0;[.A1368];&quot;&quot;)">
            <text:p/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IF(MOD([.$F$4];[.A1369])=0;[.A1369];&quot;&quot;)">
            <text:p/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IF(MOD([.$F$4];[.A1370])=0;[.A1370];&quot;&quot;)">
            <text:p/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IF(MOD([.$F$4];[.A1371])=0;[.A1371];&quot;&quot;)">
            <text:p/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IF(MOD([.$F$4];[.A1372])=0;[.A1372];&quot;&quot;)">
            <text:p/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IF(MOD([.$F$4];[.A1373])=0;[.A1373];&quot;&quot;)">
            <text:p/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IF(MOD([.$F$4];[.A1374])=0;[.A1374];&quot;&quot;)">
            <text:p/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IF(MOD([.$F$4];[.A1375])=0;[.A1375];&quot;&quot;)">
            <text:p/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IF(MOD([.$F$4];[.A1376])=0;[.A1376];&quot;&quot;)">
            <text:p/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IF(MOD([.$F$4];[.A1377])=0;[.A1377];&quot;&quot;)">
            <text:p/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IF(MOD([.$F$4];[.A1378])=0;[.A1378];&quot;&quot;)">
            <text:p/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IF(MOD([.$F$4];[.A1379])=0;[.A1379];&quot;&quot;)">
            <text:p/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IF(MOD([.$F$4];[.A1380])=0;[.A1380];&quot;&quot;)">
            <text:p/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IF(MOD([.$F$4];[.A1381])=0;[.A1381];&quot;&quot;)">
            <text:p/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IF(MOD([.$F$4];[.A1382])=0;[.A1382];&quot;&quot;)">
            <text:p/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IF(MOD([.$F$4];[.A1383])=0;[.A1383];&quot;&quot;)">
            <text:p/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IF(MOD([.$F$4];[.A1384])=0;[.A1384];&quot;&quot;)">
            <text:p/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IF(MOD([.$F$4];[.A1385])=0;[.A1385];&quot;&quot;)">
            <text:p/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IF(MOD([.$F$4];[.A1386])=0;[.A1386];&quot;&quot;)">
            <text:p/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IF(MOD([.$F$4];[.A1387])=0;[.A1387];&quot;&quot;)">
            <text:p/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IF(MOD([.$F$4];[.A1388])=0;[.A1388];&quot;&quot;)">
            <text:p/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IF(MOD([.$F$4];[.A1389])=0;[.A1389];&quot;&quot;)">
            <text:p/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IF(MOD([.$F$4];[.A1390])=0;[.A1390];&quot;&quot;)">
            <text:p/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IF(MOD([.$F$4];[.A1391])=0;[.A1391];&quot;&quot;)">
            <text:p/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IF(MOD([.$F$4];[.A1392])=0;[.A1392];&quot;&quot;)">
            <text:p/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IF(MOD([.$F$4];[.A1393])=0;[.A1393];&quot;&quot;)">
            <text:p/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IF(MOD([.$F$4];[.A1394])=0;[.A1394];&quot;&quot;)">
            <text:p/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IF(MOD([.$F$4];[.A1395])=0;[.A1395];&quot;&quot;)">
            <text:p/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IF(MOD([.$F$4];[.A1396])=0;[.A1396];&quot;&quot;)">
            <text:p/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IF(MOD([.$F$4];[.A1397])=0;[.A1397];&quot;&quot;)">
            <text:p/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IF(MOD([.$F$4];[.A1398])=0;[.A1398];&quot;&quot;)">
            <text:p/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IF(MOD([.$F$4];[.A1399])=0;[.A1399];&quot;&quot;)">
            <text:p/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IF(MOD([.$F$4];[.A1400])=0;[.A1400];&quot;&quot;)">
            <text:p/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IF(MOD([.$F$4];[.A1401])=0;[.A1401];&quot;&quot;)">
            <text:p/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IF(MOD([.$F$4];[.A1402])=0;[.A1402];&quot;&quot;)">
            <text:p/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IF(MOD([.$F$4];[.A1403])=0;[.A1403];&quot;&quot;)">
            <text:p/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IF(MOD([.$F$4];[.A1404])=0;[.A1404];&quot;&quot;)">
            <text:p/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IF(MOD([.$F$4];[.A1405])=0;[.A1405];&quot;&quot;)">
            <text:p/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IF(MOD([.$F$4];[.A1406])=0;[.A1406];&quot;&quot;)">
            <text:p/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IF(MOD([.$F$4];[.A1407])=0;[.A1407];&quot;&quot;)">
            <text:p/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IF(MOD([.$F$4];[.A1408])=0;[.A1408];&quot;&quot;)">
            <text:p/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IF(MOD([.$F$4];[.A1409])=0;[.A1409];&quot;&quot;)">
            <text:p/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IF(MOD([.$F$4];[.A1410])=0;[.A1410];&quot;&quot;)">
            <text:p/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IF(MOD([.$F$4];[.A1411])=0;[.A1411];&quot;&quot;)">
            <text:p/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IF(MOD([.$F$4];[.A1412])=0;[.A1412];&quot;&quot;)">
            <text:p/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IF(MOD([.$F$4];[.A1413])=0;[.A1413];&quot;&quot;)">
            <text:p/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IF(MOD([.$F$4];[.A1414])=0;[.A1414];&quot;&quot;)">
            <text:p/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IF(MOD([.$F$4];[.A1415])=0;[.A1415];&quot;&quot;)">
            <text:p/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IF(MOD([.$F$4];[.A1416])=0;[.A1416];&quot;&quot;)">
            <text:p/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IF(MOD([.$F$4];[.A1417])=0;[.A1417];&quot;&quot;)">
            <text:p/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IF(MOD([.$F$4];[.A1418])=0;[.A1418];&quot;&quot;)">
            <text:p/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IF(MOD([.$F$4];[.A1419])=0;[.A1419];&quot;&quot;)">
            <text:p/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IF(MOD([.$F$4];[.A1420])=0;[.A1420];&quot;&quot;)">
            <text:p/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IF(MOD([.$F$4];[.A1421])=0;[.A1421];&quot;&quot;)">
            <text:p/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IF(MOD([.$F$4];[.A1422])=0;[.A1422];&quot;&quot;)">
            <text:p/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IF(MOD([.$F$4];[.A1423])=0;[.A1423];&quot;&quot;)">
            <text:p/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IF(MOD([.$F$4];[.A1424])=0;[.A1424];&quot;&quot;)">
            <text:p/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IF(MOD([.$F$4];[.A1425])=0;[.A1425];&quot;&quot;)">
            <text:p/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IF(MOD([.$F$4];[.A1426])=0;[.A1426];&quot;&quot;)">
            <text:p/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IF(MOD([.$F$4];[.A1427])=0;[.A1427];&quot;&quot;)">
            <text:p/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IF(MOD([.$F$4];[.A1428])=0;[.A1428];&quot;&quot;)">
            <text:p/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IF(MOD([.$F$4];[.A1429])=0;[.A1429];&quot;&quot;)">
            <text:p/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IF(MOD([.$F$4];[.A1430])=0;[.A1430];&quot;&quot;)">
            <text:p/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IF(MOD([.$F$4];[.A1431])=0;[.A1431];&quot;&quot;)">
            <text:p/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IF(MOD([.$F$4];[.A1432])=0;[.A1432];&quot;&quot;)">
            <text:p/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IF(MOD([.$F$4];[.A1433])=0;[.A1433];&quot;&quot;)">
            <text:p/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IF(MOD([.$F$4];[.A1434])=0;[.A1434];&quot;&quot;)">
            <text:p/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IF(MOD([.$F$4];[.A1435])=0;[.A1435];&quot;&quot;)">
            <text:p/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IF(MOD([.$F$4];[.A1436])=0;[.A1436];&quot;&quot;)">
            <text:p/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IF(MOD([.$F$4];[.A1437])=0;[.A1437];&quot;&quot;)">
            <text:p/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IF(MOD([.$F$4];[.A1438])=0;[.A1438];&quot;&quot;)">
            <text:p/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IF(MOD([.$F$4];[.A1439])=0;[.A1439];&quot;&quot;)">
            <text:p/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IF(MOD([.$F$4];[.A1440])=0;[.A1440];&quot;&quot;)">
            <text:p/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IF(MOD([.$F$4];[.A1441])=0;[.A1441];&quot;&quot;)">
            <text:p/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IF(MOD([.$F$4];[.A1442])=0;[.A1442];&quot;&quot;)">
            <text:p/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IF(MOD([.$F$4];[.A1443])=0;[.A1443];&quot;&quot;)">
            <text:p/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IF(MOD([.$F$4];[.A1444])=0;[.A1444];&quot;&quot;)">
            <text:p/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IF(MOD([.$F$4];[.A1445])=0;[.A1445];&quot;&quot;)">
            <text:p/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IF(MOD([.$F$4];[.A1446])=0;[.A1446];&quot;&quot;)">
            <text:p/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IF(MOD([.$F$4];[.A1447])=0;[.A1447];&quot;&quot;)">
            <text:p/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IF(MOD([.$F$4];[.A1448])=0;[.A1448];&quot;&quot;)">
            <text:p/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IF(MOD([.$F$4];[.A1449])=0;[.A1449];&quot;&quot;)">
            <text:p/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IF(MOD([.$F$4];[.A1450])=0;[.A1450];&quot;&quot;)">
            <text:p/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IF(MOD([.$F$4];[.A1451])=0;[.A1451];&quot;&quot;)">
            <text:p/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IF(MOD([.$F$4];[.A1452])=0;[.A1452];&quot;&quot;)">
            <text:p/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IF(MOD([.$F$4];[.A1453])=0;[.A1453];&quot;&quot;)">
            <text:p/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IF(MOD([.$F$4];[.A1454])=0;[.A1454];&quot;&quot;)">
            <text:p/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IF(MOD([.$F$4];[.A1455])=0;[.A1455];&quot;&quot;)">
            <text:p/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IF(MOD([.$F$4];[.A1456])=0;[.A1456];&quot;&quot;)">
            <text:p/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IF(MOD([.$F$4];[.A1457])=0;[.A1457];&quot;&quot;)">
            <text:p/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IF(MOD([.$F$4];[.A1458])=0;[.A1458];&quot;&quot;)">
            <text:p/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IF(MOD([.$F$4];[.A1459])=0;[.A1459];&quot;&quot;)">
            <text:p/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IF(MOD([.$F$4];[.A1460])=0;[.A1460];&quot;&quot;)">
            <text:p/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IF(MOD([.$F$4];[.A1461])=0;[.A1461];&quot;&quot;)">
            <text:p/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IF(MOD([.$F$4];[.A1462])=0;[.A1462];&quot;&quot;)">
            <text:p/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IF(MOD([.$F$4];[.A1463])=0;[.A1463];&quot;&quot;)">
            <text:p/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IF(MOD([.$F$4];[.A1464])=0;[.A1464];&quot;&quot;)">
            <text:p/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IF(MOD([.$F$4];[.A1465])=0;[.A1465];&quot;&quot;)">
            <text:p/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IF(MOD([.$F$4];[.A1466])=0;[.A1466];&quot;&quot;)">
            <text:p/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IF(MOD([.$F$4];[.A1467])=0;[.A1467];&quot;&quot;)">
            <text:p/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IF(MOD([.$F$4];[.A1468])=0;[.A1468];&quot;&quot;)">
            <text:p/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IF(MOD([.$F$4];[.A1469])=0;[.A1469];&quot;&quot;)">
            <text:p/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IF(MOD([.$F$4];[.A1470])=0;[.A1470];&quot;&quot;)">
            <text:p/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IF(MOD([.$F$4];[.A1471])=0;[.A1471];&quot;&quot;)">
            <text:p/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IF(MOD([.$F$4];[.A1472])=0;[.A1472];&quot;&quot;)">
            <text:p/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IF(MOD([.$F$4];[.A1473])=0;[.A1473];&quot;&quot;)">
            <text:p/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IF(MOD([.$F$4];[.A1474])=0;[.A1474];&quot;&quot;)">
            <text:p/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IF(MOD([.$F$4];[.A1475])=0;[.A1475];&quot;&quot;)">
            <text:p/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IF(MOD([.$F$4];[.A1476])=0;[.A1476];&quot;&quot;)">
            <text:p/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IF(MOD([.$F$4];[.A1477])=0;[.A1477];&quot;&quot;)">
            <text:p/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IF(MOD([.$F$4];[.A1478])=0;[.A1478];&quot;&quot;)">
            <text:p/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IF(MOD([.$F$4];[.A1479])=0;[.A1479];&quot;&quot;)">
            <text:p/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IF(MOD([.$F$4];[.A1480])=0;[.A1480];&quot;&quot;)">
            <text:p/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IF(MOD([.$F$4];[.A1481])=0;[.A1481];&quot;&quot;)">
            <text:p/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IF(MOD([.$F$4];[.A1482])=0;[.A1482];&quot;&quot;)">
            <text:p/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IF(MOD([.$F$4];[.A1483])=0;[.A1483];&quot;&quot;)">
            <text:p/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IF(MOD([.$F$4];[.A1484])=0;[.A1484];&quot;&quot;)">
            <text:p/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IF(MOD([.$F$4];[.A1485])=0;[.A1485];&quot;&quot;)">
            <text:p/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IF(MOD([.$F$4];[.A1486])=0;[.A1486];&quot;&quot;)">
            <text:p/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IF(MOD([.$F$4];[.A1487])=0;[.A1487];&quot;&quot;)">
            <text:p/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IF(MOD([.$F$4];[.A1488])=0;[.A1488];&quot;&quot;)">
            <text:p/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IF(MOD([.$F$4];[.A1489])=0;[.A1489];&quot;&quot;)">
            <text:p/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IF(MOD([.$F$4];[.A1490])=0;[.A1490];&quot;&quot;)">
            <text:p/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IF(MOD([.$F$4];[.A1491])=0;[.A1491];&quot;&quot;)">
            <text:p/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IF(MOD([.$F$4];[.A1492])=0;[.A1492];&quot;&quot;)">
            <text:p/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IF(MOD([.$F$4];[.A1493])=0;[.A1493];&quot;&quot;)">
            <text:p/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IF(MOD([.$F$4];[.A1494])=0;[.A1494];&quot;&quot;)">
            <text:p/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IF(MOD([.$F$4];[.A1495])=0;[.A1495];&quot;&quot;)">
            <text:p/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IF(MOD([.$F$4];[.A1496])=0;[.A1496];&quot;&quot;)">
            <text:p/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IF(MOD([.$F$4];[.A1497])=0;[.A1497];&quot;&quot;)">
            <text:p/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IF(MOD([.$F$4];[.A1498])=0;[.A1498];&quot;&quot;)">
            <text:p/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IF(MOD([.$F$4];[.A1499])=0;[.A1499];&quot;&quot;)">
            <text:p/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IF(MOD([.$F$4];[.A1500])=0;[.A1500];&quot;&quot;)">
            <text:p/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IF(MOD([.$F$4];[.A1501])=0;[.A1501];&quot;&quot;)">
            <text:p/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IF(MOD([.$F$4];[.A1502])=0;[.A1502];&quot;&quot;)">
            <text:p/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IF(MOD([.$F$4];[.A1503])=0;[.A1503];&quot;&quot;)">
            <text:p/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IF(MOD([.$F$4];[.A1504])=0;[.A1504];&quot;&quot;)">
            <text:p/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IF(MOD([.$F$4];[.A1505])=0;[.A1505];&quot;&quot;)">
            <text:p/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IF(MOD([.$F$4];[.A1506])=0;[.A1506];&quot;&quot;)">
            <text:p/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IF(MOD([.$F$4];[.A1507])=0;[.A1507];&quot;&quot;)">
            <text:p/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IF(MOD([.$F$4];[.A1508])=0;[.A1508];&quot;&quot;)">
            <text:p/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IF(MOD([.$F$4];[.A1509])=0;[.A1509];&quot;&quot;)">
            <text:p/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IF(MOD([.$F$4];[.A1510])=0;[.A1510];&quot;&quot;)">
            <text:p/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IF(MOD([.$F$4];[.A1511])=0;[.A1511];&quot;&quot;)">
            <text:p/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IF(MOD([.$F$4];[.A1512])=0;[.A1512];&quot;&quot;)">
            <text:p/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IF(MOD([.$F$4];[.A1513])=0;[.A1513];&quot;&quot;)">
            <text:p/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IF(MOD([.$F$4];[.A1514])=0;[.A1514];&quot;&quot;)">
            <text:p/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IF(MOD([.$F$4];[.A1515])=0;[.A1515];&quot;&quot;)">
            <text:p/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IF(MOD([.$F$4];[.A1516])=0;[.A1516];&quot;&quot;)">
            <text:p/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IF(MOD([.$F$4];[.A1517])=0;[.A1517];&quot;&quot;)">
            <text:p/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IF(MOD([.$F$4];[.A1518])=0;[.A1518];&quot;&quot;)">
            <text:p/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IF(MOD([.$F$4];[.A1519])=0;[.A1519];&quot;&quot;)">
            <text:p/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IF(MOD([.$F$4];[.A1520])=0;[.A1520];&quot;&quot;)">
            <text:p/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IF(MOD([.$F$4];[.A1521])=0;[.A1521];&quot;&quot;)">
            <text:p/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IF(MOD([.$F$4];[.A1522])=0;[.A1522];&quot;&quot;)">
            <text:p/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IF(MOD([.$F$4];[.A1523])=0;[.A1523];&quot;&quot;)">
            <text:p/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IF(MOD([.$F$4];[.A1524])=0;[.A1524];&quot;&quot;)">
            <text:p/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IF(MOD([.$F$4];[.A1525])=0;[.A1525];&quot;&quot;)">
            <text:p/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IF(MOD([.$F$4];[.A1526])=0;[.A1526];&quot;&quot;)">
            <text:p/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IF(MOD([.$F$4];[.A1527])=0;[.A1527];&quot;&quot;)">
            <text:p/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IF(MOD([.$F$4];[.A1528])=0;[.A1528];&quot;&quot;)">
            <text:p/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IF(MOD([.$F$4];[.A1529])=0;[.A1529];&quot;&quot;)">
            <text:p/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IF(MOD([.$F$4];[.A1530])=0;[.A1530];&quot;&quot;)">
            <text:p/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IF(MOD([.$F$4];[.A1531])=0;[.A1531];&quot;&quot;)">
            <text:p/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IF(MOD([.$F$4];[.A1532])=0;[.A1532];&quot;&quot;)">
            <text:p/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IF(MOD([.$F$4];[.A1533])=0;[.A1533];&quot;&quot;)">
            <text:p/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IF(MOD([.$F$4];[.A1534])=0;[.A1534];&quot;&quot;)">
            <text:p/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IF(MOD([.$F$4];[.A1535])=0;[.A1535];&quot;&quot;)">
            <text:p/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IF(MOD([.$F$4];[.A1536])=0;[.A1536];&quot;&quot;)">
            <text:p/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IF(MOD([.$F$4];[.A1537])=0;[.A1537];&quot;&quot;)">
            <text:p/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IF(MOD([.$F$4];[.A1538])=0;[.A1538];&quot;&quot;)">
            <text:p/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IF(MOD([.$F$4];[.A1539])=0;[.A1539];&quot;&quot;)">
            <text:p/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IF(MOD([.$F$4];[.A1540])=0;[.A1540];&quot;&quot;)">
            <text:p/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IF(MOD([.$F$4];[.A1541])=0;[.A1541];&quot;&quot;)">
            <text:p/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IF(MOD([.$F$4];[.A1542])=0;[.A1542];&quot;&quot;)">
            <text:p/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IF(MOD([.$F$4];[.A1543])=0;[.A1543];&quot;&quot;)">
            <text:p/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IF(MOD([.$F$4];[.A1544])=0;[.A1544];&quot;&quot;)">
            <text:p/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IF(MOD([.$F$4];[.A1545])=0;[.A1545];&quot;&quot;)">
            <text:p/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IF(MOD([.$F$4];[.A1546])=0;[.A1546];&quot;&quot;)">
            <text:p/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IF(MOD([.$F$4];[.A1547])=0;[.A1547];&quot;&quot;)">
            <text:p/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IF(MOD([.$F$4];[.A1548])=0;[.A1548];&quot;&quot;)">
            <text:p/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IF(MOD([.$F$4];[.A1549])=0;[.A1549];&quot;&quot;)">
            <text:p/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IF(MOD([.$F$4];[.A1550])=0;[.A1550];&quot;&quot;)">
            <text:p/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IF(MOD([.$F$4];[.A1551])=0;[.A1551];&quot;&quot;)">
            <text:p/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IF(MOD([.$F$4];[.A1552])=0;[.A1552];&quot;&quot;)">
            <text:p/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IF(MOD([.$F$4];[.A1553])=0;[.A1553];&quot;&quot;)">
            <text:p/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IF(MOD([.$F$4];[.A1554])=0;[.A1554];&quot;&quot;)">
            <text:p/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IF(MOD([.$F$4];[.A1555])=0;[.A1555];&quot;&quot;)">
            <text:p/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IF(MOD([.$F$4];[.A1556])=0;[.A1556];&quot;&quot;)">
            <text:p/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IF(MOD([.$F$4];[.A1557])=0;[.A1557];&quot;&quot;)">
            <text:p/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IF(MOD([.$F$4];[.A1558])=0;[.A1558];&quot;&quot;)">
            <text:p/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IF(MOD([.$F$4];[.A1559])=0;[.A1559];&quot;&quot;)">
            <text:p/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IF(MOD([.$F$4];[.A1560])=0;[.A1560];&quot;&quot;)">
            <text:p/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IF(MOD([.$F$4];[.A1561])=0;[.A1561];&quot;&quot;)">
            <text:p/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IF(MOD([.$F$4];[.A1562])=0;[.A1562];&quot;&quot;)">
            <text:p/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IF(MOD([.$F$4];[.A1563])=0;[.A1563];&quot;&quot;)">
            <text:p/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IF(MOD([.$F$4];[.A1564])=0;[.A1564];&quot;&quot;)">
            <text:p/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IF(MOD([.$F$4];[.A1565])=0;[.A1565];&quot;&quot;)">
            <text:p/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IF(MOD([.$F$4];[.A1566])=0;[.A1566];&quot;&quot;)">
            <text:p/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IF(MOD([.$F$4];[.A1567])=0;[.A1567];&quot;&quot;)">
            <text:p/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IF(MOD([.$F$4];[.A1568])=0;[.A1568];&quot;&quot;)">
            <text:p/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IF(MOD([.$F$4];[.A1569])=0;[.A1569];&quot;&quot;)">
            <text:p/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IF(MOD([.$F$4];[.A1570])=0;[.A1570];&quot;&quot;)">
            <text:p/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IF(MOD([.$F$4];[.A1571])=0;[.A1571];&quot;&quot;)">
            <text:p/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IF(MOD([.$F$4];[.A1572])=0;[.A1572];&quot;&quot;)">
            <text:p/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IF(MOD([.$F$4];[.A1573])=0;[.A1573];&quot;&quot;)">
            <text:p/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IF(MOD([.$F$4];[.A1574])=0;[.A1574];&quot;&quot;)">
            <text:p/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IF(MOD([.$F$4];[.A1575])=0;[.A1575];&quot;&quot;)">
            <text:p/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IF(MOD([.$F$4];[.A1576])=0;[.A1576];&quot;&quot;)">
            <text:p/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IF(MOD([.$F$4];[.A1577])=0;[.A1577];&quot;&quot;)">
            <text:p/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IF(MOD([.$F$4];[.A1578])=0;[.A1578];&quot;&quot;)">
            <text:p/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IF(MOD([.$F$4];[.A1579])=0;[.A1579];&quot;&quot;)">
            <text:p/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IF(MOD([.$F$4];[.A1580])=0;[.A1580];&quot;&quot;)">
            <text:p/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IF(MOD([.$F$4];[.A1581])=0;[.A1581];&quot;&quot;)">
            <text:p/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IF(MOD([.$F$4];[.A1582])=0;[.A1582];&quot;&quot;)">
            <text:p/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IF(MOD([.$F$4];[.A1583])=0;[.A1583];&quot;&quot;)">
            <text:p/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IF(MOD([.$F$4];[.A1584])=0;[.A1584];&quot;&quot;)">
            <text:p/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IF(MOD([.$F$4];[.A1585])=0;[.A1585];&quot;&quot;)">
            <text:p/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IF(MOD([.$F$4];[.A1586])=0;[.A1586];&quot;&quot;)">
            <text:p/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IF(MOD([.$F$4];[.A1587])=0;[.A1587];&quot;&quot;)">
            <text:p/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IF(MOD([.$F$4];[.A1588])=0;[.A1588];&quot;&quot;)">
            <text:p/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IF(MOD([.$F$4];[.A1589])=0;[.A1589];&quot;&quot;)">
            <text:p/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IF(MOD([.$F$4];[.A1590])=0;[.A1590];&quot;&quot;)">
            <text:p/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IF(MOD([.$F$4];[.A1591])=0;[.A1591];&quot;&quot;)">
            <text:p/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IF(MOD([.$F$4];[.A1592])=0;[.A1592];&quot;&quot;)">
            <text:p/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IF(MOD([.$F$4];[.A1593])=0;[.A1593];&quot;&quot;)">
            <text:p/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IF(MOD([.$F$4];[.A1594])=0;[.A1594];&quot;&quot;)">
            <text:p/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IF(MOD([.$F$4];[.A1595])=0;[.A1595];&quot;&quot;)">
            <text:p/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IF(MOD([.$F$4];[.A1596])=0;[.A1596];&quot;&quot;)">
            <text:p/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IF(MOD([.$F$4];[.A1597])=0;[.A1597];&quot;&quot;)">
            <text:p/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IF(MOD([.$F$4];[.A1598])=0;[.A1598];&quot;&quot;)">
            <text:p/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IF(MOD([.$F$4];[.A1599])=0;[.A1599];&quot;&quot;)">
            <text:p/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IF(MOD([.$F$4];[.A1600])=0;[.A1600];&quot;&quot;)">
            <text:p/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IF(MOD([.$F$4];[.A1601])=0;[.A1601];&quot;&quot;)">
            <text:p/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IF(MOD([.$F$4];[.A1602])=0;[.A1602];&quot;&quot;)">
            <text:p/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IF(MOD([.$F$4];[.A1603])=0;[.A1603];&quot;&quot;)">
            <text:p/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IF(MOD([.$F$4];[.A1604])=0;[.A1604];&quot;&quot;)">
            <text:p/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IF(MOD([.$F$4];[.A1605])=0;[.A1605];&quot;&quot;)">
            <text:p/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IF(MOD([.$F$4];[.A1606])=0;[.A1606];&quot;&quot;)">
            <text:p/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IF(MOD([.$F$4];[.A1607])=0;[.A1607];&quot;&quot;)">
            <text:p/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IF(MOD([.$F$4];[.A1608])=0;[.A1608];&quot;&quot;)">
            <text:p/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IF(MOD([.$F$4];[.A1609])=0;[.A1609];&quot;&quot;)">
            <text:p/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IF(MOD([.$F$4];[.A1610])=0;[.A1610];&quot;&quot;)">
            <text:p/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IF(MOD([.$F$4];[.A1611])=0;[.A1611];&quot;&quot;)">
            <text:p/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IF(MOD([.$F$4];[.A1612])=0;[.A1612];&quot;&quot;)">
            <text:p/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IF(MOD([.$F$4];[.A1613])=0;[.A1613];&quot;&quot;)">
            <text:p/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IF(MOD([.$F$4];[.A1614])=0;[.A1614];&quot;&quot;)">
            <text:p/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IF(MOD([.$F$4];[.A1615])=0;[.A1615];&quot;&quot;)">
            <text:p/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IF(MOD([.$F$4];[.A1616])=0;[.A1616];&quot;&quot;)">
            <text:p/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IF(MOD([.$F$4];[.A1617])=0;[.A1617];&quot;&quot;)">
            <text:p/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IF(MOD([.$F$4];[.A1618])=0;[.A1618];&quot;&quot;)">
            <text:p/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IF(MOD([.$F$4];[.A1619])=0;[.A1619];&quot;&quot;)">
            <text:p/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IF(MOD([.$F$4];[.A1620])=0;[.A1620];&quot;&quot;)">
            <text:p/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IF(MOD([.$F$4];[.A1621])=0;[.A1621];&quot;&quot;)">
            <text:p/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IF(MOD([.$F$4];[.A1622])=0;[.A1622];&quot;&quot;)">
            <text:p/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IF(MOD([.$F$4];[.A1623])=0;[.A1623];&quot;&quot;)">
            <text:p/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IF(MOD([.$F$4];[.A1624])=0;[.A1624];&quot;&quot;)">
            <text:p/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IF(MOD([.$F$4];[.A1625])=0;[.A1625];&quot;&quot;)">
            <text:p/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IF(MOD([.$F$4];[.A1626])=0;[.A1626];&quot;&quot;)">
            <text:p/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IF(MOD([.$F$4];[.A1627])=0;[.A1627];&quot;&quot;)">
            <text:p/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IF(MOD([.$F$4];[.A1628])=0;[.A1628];&quot;&quot;)">
            <text:p/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IF(MOD([.$F$4];[.A1629])=0;[.A1629];&quot;&quot;)">
            <text:p/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IF(MOD([.$F$4];[.A1630])=0;[.A1630];&quot;&quot;)">
            <text:p/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IF(MOD([.$F$4];[.A1631])=0;[.A1631];&quot;&quot;)">
            <text:p/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IF(MOD([.$F$4];[.A1632])=0;[.A1632];&quot;&quot;)">
            <text:p/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IF(MOD([.$F$4];[.A1633])=0;[.A1633];&quot;&quot;)">
            <text:p/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IF(MOD([.$F$4];[.A1634])=0;[.A1634];&quot;&quot;)">
            <text:p/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IF(MOD([.$F$4];[.A1635])=0;[.A1635];&quot;&quot;)">
            <text:p/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IF(MOD([.$F$4];[.A1636])=0;[.A1636];&quot;&quot;)">
            <text:p/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IF(MOD([.$F$4];[.A1637])=0;[.A1637];&quot;&quot;)">
            <text:p/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IF(MOD([.$F$4];[.A1638])=0;[.A1638];&quot;&quot;)">
            <text:p/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IF(MOD([.$F$4];[.A1639])=0;[.A1639];&quot;&quot;)">
            <text:p/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IF(MOD([.$F$4];[.A1640])=0;[.A1640];&quot;&quot;)">
            <text:p/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IF(MOD([.$F$4];[.A1641])=0;[.A1641];&quot;&quot;)">
            <text:p/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IF(MOD([.$F$4];[.A1642])=0;[.A1642];&quot;&quot;)">
            <text:p/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IF(MOD([.$F$4];[.A1643])=0;[.A1643];&quot;&quot;)">
            <text:p/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IF(MOD([.$F$4];[.A1644])=0;[.A1644];&quot;&quot;)">
            <text:p/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IF(MOD([.$F$4];[.A1645])=0;[.A1645];&quot;&quot;)">
            <text:p/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IF(MOD([.$F$4];[.A1646])=0;[.A1646];&quot;&quot;)">
            <text:p/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IF(MOD([.$F$4];[.A1647])=0;[.A1647];&quot;&quot;)">
            <text:p/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IF(MOD([.$F$4];[.A1648])=0;[.A1648];&quot;&quot;)">
            <text:p/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IF(MOD([.$F$4];[.A1649])=0;[.A1649];&quot;&quot;)">
            <text:p/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IF(MOD([.$F$4];[.A1650])=0;[.A1650];&quot;&quot;)">
            <text:p/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IF(MOD([.$F$4];[.A1651])=0;[.A1651];&quot;&quot;)">
            <text:p/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IF(MOD([.$F$4];[.A1652])=0;[.A1652];&quot;&quot;)">
            <text:p/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IF(MOD([.$F$4];[.A1653])=0;[.A1653];&quot;&quot;)">
            <text:p/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IF(MOD([.$F$4];[.A1654])=0;[.A1654];&quot;&quot;)">
            <text:p/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IF(MOD([.$F$4];[.A1655])=0;[.A1655];&quot;&quot;)">
            <text:p/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IF(MOD([.$F$4];[.A1656])=0;[.A1656];&quot;&quot;)">
            <text:p/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IF(MOD([.$F$4];[.A1657])=0;[.A1657];&quot;&quot;)">
            <text:p/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IF(MOD([.$F$4];[.A1658])=0;[.A1658];&quot;&quot;)">
            <text:p/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IF(MOD([.$F$4];[.A1659])=0;[.A1659];&quot;&quot;)">
            <text:p/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IF(MOD([.$F$4];[.A1660])=0;[.A1660];&quot;&quot;)">
            <text:p/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IF(MOD([.$F$4];[.A1661])=0;[.A1661];&quot;&quot;)">
            <text:p/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IF(MOD([.$F$4];[.A1662])=0;[.A1662];&quot;&quot;)">
            <text:p/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IF(MOD([.$F$4];[.A1663])=0;[.A1663];&quot;&quot;)">
            <text:p/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IF(MOD([.$F$4];[.A1664])=0;[.A1664];&quot;&quot;)">
            <text:p/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IF(MOD([.$F$4];[.A1665])=0;[.A1665];&quot;&quot;)">
            <text:p/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IF(MOD([.$F$4];[.A1666])=0;[.A1666];&quot;&quot;)">
            <text:p/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IF(MOD([.$F$4];[.A1667])=0;[.A1667];&quot;&quot;)">
            <text:p/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IF(MOD([.$F$4];[.A1668])=0;[.A1668];&quot;&quot;)">
            <text:p/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IF(MOD([.$F$4];[.A1669])=0;[.A1669];&quot;&quot;)">
            <text:p/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IF(MOD([.$F$4];[.A1670])=0;[.A1670];&quot;&quot;)">
            <text:p/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IF(MOD([.$F$4];[.A1671])=0;[.A1671];&quot;&quot;)">
            <text:p/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IF(MOD([.$F$4];[.A1672])=0;[.A1672];&quot;&quot;)">
            <text:p/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IF(MOD([.$F$4];[.A1673])=0;[.A1673];&quot;&quot;)">
            <text:p/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IF(MOD([.$F$4];[.A1674])=0;[.A1674];&quot;&quot;)">
            <text:p/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IF(MOD([.$F$4];[.A1675])=0;[.A1675];&quot;&quot;)">
            <text:p/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IF(MOD([.$F$4];[.A1676])=0;[.A1676];&quot;&quot;)">
            <text:p/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IF(MOD([.$F$4];[.A1677])=0;[.A1677];&quot;&quot;)">
            <text:p/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IF(MOD([.$F$4];[.A1678])=0;[.A1678];&quot;&quot;)">
            <text:p/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IF(MOD([.$F$4];[.A1679])=0;[.A1679];&quot;&quot;)">
            <text:p/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IF(MOD([.$F$4];[.A1680])=0;[.A1680];&quot;&quot;)">
            <text:p/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IF(MOD([.$F$4];[.A1681])=0;[.A1681];&quot;&quot;)">
            <text:p/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IF(MOD([.$F$4];[.A1682])=0;[.A1682];&quot;&quot;)">
            <text:p/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IF(MOD([.$F$4];[.A1683])=0;[.A1683];&quot;&quot;)">
            <text:p/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IF(MOD([.$F$4];[.A1684])=0;[.A1684];&quot;&quot;)">
            <text:p/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IF(MOD([.$F$4];[.A1685])=0;[.A1685];&quot;&quot;)">
            <text:p/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IF(MOD([.$F$4];[.A1686])=0;[.A1686];&quot;&quot;)">
            <text:p/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IF(MOD([.$F$4];[.A1687])=0;[.A1687];&quot;&quot;)">
            <text:p/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IF(MOD([.$F$4];[.A1688])=0;[.A1688];&quot;&quot;)">
            <text:p/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IF(MOD([.$F$4];[.A1689])=0;[.A1689];&quot;&quot;)">
            <text:p/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IF(MOD([.$F$4];[.A1690])=0;[.A1690];&quot;&quot;)">
            <text:p/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IF(MOD([.$F$4];[.A1691])=0;[.A1691];&quot;&quot;)">
            <text:p/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IF(MOD([.$F$4];[.A1692])=0;[.A1692];&quot;&quot;)">
            <text:p/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IF(MOD([.$F$4];[.A1693])=0;[.A1693];&quot;&quot;)">
            <text:p/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IF(MOD([.$F$4];[.A1694])=0;[.A1694];&quot;&quot;)">
            <text:p/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IF(MOD([.$F$4];[.A1695])=0;[.A1695];&quot;&quot;)">
            <text:p/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IF(MOD([.$F$4];[.A1696])=0;[.A1696];&quot;&quot;)">
            <text:p/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IF(MOD([.$F$4];[.A1697])=0;[.A1697];&quot;&quot;)">
            <text:p/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IF(MOD([.$F$4];[.A1698])=0;[.A1698];&quot;&quot;)">
            <text:p/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IF(MOD([.$F$4];[.A1699])=0;[.A1699];&quot;&quot;)">
            <text:p/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IF(MOD([.$F$4];[.A1700])=0;[.A1700];&quot;&quot;)">
            <text:p/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IF(MOD([.$F$4];[.A1701])=0;[.A1701];&quot;&quot;)">
            <text:p/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IF(MOD([.$F$4];[.A1702])=0;[.A1702];&quot;&quot;)">
            <text:p/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IF(MOD([.$F$4];[.A1703])=0;[.A1703];&quot;&quot;)">
            <text:p/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IF(MOD([.$F$4];[.A1704])=0;[.A1704];&quot;&quot;)">
            <text:p/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IF(MOD([.$F$4];[.A1705])=0;[.A1705];&quot;&quot;)">
            <text:p/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IF(MOD([.$F$4];[.A1706])=0;[.A1706];&quot;&quot;)">
            <text:p/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IF(MOD([.$F$4];[.A1707])=0;[.A1707];&quot;&quot;)">
            <text:p/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IF(MOD([.$F$4];[.A1708])=0;[.A1708];&quot;&quot;)">
            <text:p/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IF(MOD([.$F$4];[.A1709])=0;[.A1709];&quot;&quot;)">
            <text:p/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IF(MOD([.$F$4];[.A1710])=0;[.A1710];&quot;&quot;)">
            <text:p/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IF(MOD([.$F$4];[.A1711])=0;[.A1711];&quot;&quot;)">
            <text:p/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IF(MOD([.$F$4];[.A1712])=0;[.A1712];&quot;&quot;)">
            <text:p/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IF(MOD([.$F$4];[.A1713])=0;[.A1713];&quot;&quot;)">
            <text:p/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IF(MOD([.$F$4];[.A1714])=0;[.A1714];&quot;&quot;)">
            <text:p/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IF(MOD([.$F$4];[.A1715])=0;[.A1715];&quot;&quot;)">
            <text:p/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IF(MOD([.$F$4];[.A1716])=0;[.A1716];&quot;&quot;)">
            <text:p/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IF(MOD([.$F$4];[.A1717])=0;[.A1717];&quot;&quot;)">
            <text:p/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IF(MOD([.$F$4];[.A1718])=0;[.A1718];&quot;&quot;)">
            <text:p/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IF(MOD([.$F$4];[.A1719])=0;[.A1719];&quot;&quot;)">
            <text:p/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IF(MOD([.$F$4];[.A1720])=0;[.A1720];&quot;&quot;)">
            <text:p/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IF(MOD([.$F$4];[.A1721])=0;[.A1721];&quot;&quot;)">
            <text:p/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IF(MOD([.$F$4];[.A1722])=0;[.A1722];&quot;&quot;)">
            <text:p/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IF(MOD([.$F$4];[.A1723])=0;[.A1723];&quot;&quot;)">
            <text:p/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IF(MOD([.$F$4];[.A1724])=0;[.A1724];&quot;&quot;)">
            <text:p/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IF(MOD([.$F$4];[.A1725])=0;[.A1725];&quot;&quot;)">
            <text:p/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IF(MOD([.$F$4];[.A1726])=0;[.A1726];&quot;&quot;)">
            <text:p/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IF(MOD([.$F$4];[.A1727])=0;[.A1727];&quot;&quot;)">
            <text:p/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IF(MOD([.$F$4];[.A1728])=0;[.A1728];&quot;&quot;)">
            <text:p/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IF(MOD([.$F$4];[.A1729])=0;[.A1729];&quot;&quot;)">
            <text:p/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IF(MOD([.$F$4];[.A1730])=0;[.A1730];&quot;&quot;)">
            <text:p/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IF(MOD([.$F$4];[.A1731])=0;[.A1731];&quot;&quot;)">
            <text:p/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IF(MOD([.$F$4];[.A1732])=0;[.A1732];&quot;&quot;)">
            <text:p/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IF(MOD([.$F$4];[.A1733])=0;[.A1733];&quot;&quot;)">
            <text:p/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IF(MOD([.$F$4];[.A1734])=0;[.A1734];&quot;&quot;)">
            <text:p/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IF(MOD([.$F$4];[.A1735])=0;[.A1735];&quot;&quot;)">
            <text:p/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IF(MOD([.$F$4];[.A1736])=0;[.A1736];&quot;&quot;)">
            <text:p/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IF(MOD([.$F$4];[.A1737])=0;[.A1737];&quot;&quot;)">
            <text:p/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IF(MOD([.$F$4];[.A1738])=0;[.A1738];&quot;&quot;)">
            <text:p/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IF(MOD([.$F$4];[.A1739])=0;[.A1739];&quot;&quot;)">
            <text:p/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IF(MOD([.$F$4];[.A1740])=0;[.A1740];&quot;&quot;)">
            <text:p/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IF(MOD([.$F$4];[.A1741])=0;[.A1741];&quot;&quot;)">
            <text:p/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IF(MOD([.$F$4];[.A1742])=0;[.A1742];&quot;&quot;)">
            <text:p/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IF(MOD([.$F$4];[.A1743])=0;[.A1743];&quot;&quot;)">
            <text:p/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IF(MOD([.$F$4];[.A1744])=0;[.A1744];&quot;&quot;)">
            <text:p/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IF(MOD([.$F$4];[.A1745])=0;[.A1745];&quot;&quot;)">
            <text:p/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IF(MOD([.$F$4];[.A1746])=0;[.A1746];&quot;&quot;)">
            <text:p/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IF(MOD([.$F$4];[.A1747])=0;[.A1747];&quot;&quot;)">
            <text:p/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IF(MOD([.$F$4];[.A1748])=0;[.A1748];&quot;&quot;)">
            <text:p/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IF(MOD([.$F$4];[.A1749])=0;[.A1749];&quot;&quot;)">
            <text:p/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IF(MOD([.$F$4];[.A1750])=0;[.A1750];&quot;&quot;)">
            <text:p/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IF(MOD([.$F$4];[.A1751])=0;[.A1751];&quot;&quot;)">
            <text:p/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IF(MOD([.$F$4];[.A1752])=0;[.A1752];&quot;&quot;)">
            <text:p/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IF(MOD([.$F$4];[.A1753])=0;[.A1753];&quot;&quot;)">
            <text:p/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IF(MOD([.$F$4];[.A1754])=0;[.A1754];&quot;&quot;)">
            <text:p/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IF(MOD([.$F$4];[.A1755])=0;[.A1755];&quot;&quot;)">
            <text:p/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IF(MOD([.$F$4];[.A1756])=0;[.A1756];&quot;&quot;)">
            <text:p/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IF(MOD([.$F$4];[.A1757])=0;[.A1757];&quot;&quot;)">
            <text:p/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IF(MOD([.$F$4];[.A1758])=0;[.A1758];&quot;&quot;)">
            <text:p/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IF(MOD([.$F$4];[.A1759])=0;[.A1759];&quot;&quot;)">
            <text:p/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IF(MOD([.$F$4];[.A1760])=0;[.A1760];&quot;&quot;)">
            <text:p/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IF(MOD([.$F$4];[.A1761])=0;[.A1761];&quot;&quot;)">
            <text:p/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IF(MOD([.$F$4];[.A1762])=0;[.A1762];&quot;&quot;)">
            <text:p/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IF(MOD([.$F$4];[.A1763])=0;[.A1763];&quot;&quot;)">
            <text:p/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IF(MOD([.$F$4];[.A1764])=0;[.A1764];&quot;&quot;)">
            <text:p/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IF(MOD([.$F$4];[.A1765])=0;[.A1765];&quot;&quot;)">
            <text:p/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IF(MOD([.$F$4];[.A1766])=0;[.A1766];&quot;&quot;)">
            <text:p/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IF(MOD([.$F$4];[.A1767])=0;[.A1767];&quot;&quot;)">
            <text:p/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IF(MOD([.$F$4];[.A1768])=0;[.A1768];&quot;&quot;)">
            <text:p/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IF(MOD([.$F$4];[.A1769])=0;[.A1769];&quot;&quot;)">
            <text:p/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IF(MOD([.$F$4];[.A1770])=0;[.A1770];&quot;&quot;)">
            <text:p/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IF(MOD([.$F$4];[.A1771])=0;[.A1771];&quot;&quot;)">
            <text:p/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IF(MOD([.$F$4];[.A1772])=0;[.A1772];&quot;&quot;)">
            <text:p/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IF(MOD([.$F$4];[.A1773])=0;[.A1773];&quot;&quot;)">
            <text:p/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IF(MOD([.$F$4];[.A1774])=0;[.A1774];&quot;&quot;)">
            <text:p/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IF(MOD([.$F$4];[.A1775])=0;[.A1775];&quot;&quot;)">
            <text:p/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IF(MOD([.$F$4];[.A1776])=0;[.A1776];&quot;&quot;)">
            <text:p/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IF(MOD([.$F$4];[.A1777])=0;[.A1777];&quot;&quot;)">
            <text:p/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IF(MOD([.$F$4];[.A1778])=0;[.A1778];&quot;&quot;)">
            <text:p/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IF(MOD([.$F$4];[.A1779])=0;[.A1779];&quot;&quot;)">
            <text:p/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IF(MOD([.$F$4];[.A1780])=0;[.A1780];&quot;&quot;)">
            <text:p/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IF(MOD([.$F$4];[.A1781])=0;[.A1781];&quot;&quot;)">
            <text:p/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IF(MOD([.$F$4];[.A1782])=0;[.A1782];&quot;&quot;)">
            <text:p/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IF(MOD([.$F$4];[.A1783])=0;[.A1783];&quot;&quot;)">
            <text:p/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IF(MOD([.$F$4];[.A1784])=0;[.A1784];&quot;&quot;)">
            <text:p/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IF(MOD([.$F$4];[.A1785])=0;[.A1785];&quot;&quot;)">
            <text:p/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IF(MOD([.$F$4];[.A1786])=0;[.A1786];&quot;&quot;)">
            <text:p/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IF(MOD([.$F$4];[.A1787])=0;[.A1787];&quot;&quot;)">
            <text:p/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IF(MOD([.$F$4];[.A1788])=0;[.A1788];&quot;&quot;)">
            <text:p/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IF(MOD([.$F$4];[.A1789])=0;[.A1789];&quot;&quot;)">
            <text:p/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IF(MOD([.$F$4];[.A1790])=0;[.A1790];&quot;&quot;)">
            <text:p/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IF(MOD([.$F$4];[.A1791])=0;[.A1791];&quot;&quot;)">
            <text:p/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IF(MOD([.$F$4];[.A1792])=0;[.A1792];&quot;&quot;)">
            <text:p/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IF(MOD([.$F$4];[.A1793])=0;[.A1793];&quot;&quot;)">
            <text:p/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IF(MOD([.$F$4];[.A1794])=0;[.A1794];&quot;&quot;)">
            <text:p/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IF(MOD([.$F$4];[.A1795])=0;[.A1795];&quot;&quot;)">
            <text:p/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IF(MOD([.$F$4];[.A1796])=0;[.A1796];&quot;&quot;)">
            <text:p/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IF(MOD([.$F$4];[.A1797])=0;[.A1797];&quot;&quot;)">
            <text:p/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IF(MOD([.$F$4];[.A1798])=0;[.A1798];&quot;&quot;)">
            <text:p/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IF(MOD([.$F$4];[.A1799])=0;[.A1799];&quot;&quot;)">
            <text:p/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IF(MOD([.$F$4];[.A1800])=0;[.A1800];&quot;&quot;)">
            <text:p/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IF(MOD([.$F$4];[.A1801])=0;[.A1801];&quot;&quot;)">
            <text:p/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IF(MOD([.$F$4];[.A1802])=0;[.A1802];&quot;&quot;)">
            <text:p/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IF(MOD([.$F$4];[.A1803])=0;[.A1803];&quot;&quot;)">
            <text:p/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IF(MOD([.$F$4];[.A1804])=0;[.A1804];&quot;&quot;)">
            <text:p/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IF(MOD([.$F$4];[.A1805])=0;[.A1805];&quot;&quot;)">
            <text:p/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IF(MOD([.$F$4];[.A1806])=0;[.A1806];&quot;&quot;)">
            <text:p/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IF(MOD([.$F$4];[.A1807])=0;[.A1807];&quot;&quot;)">
            <text:p/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IF(MOD([.$F$4];[.A1808])=0;[.A1808];&quot;&quot;)">
            <text:p/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IF(MOD([.$F$4];[.A1809])=0;[.A1809];&quot;&quot;)">
            <text:p/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IF(MOD([.$F$4];[.A1810])=0;[.A1810];&quot;&quot;)">
            <text:p/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IF(MOD([.$F$4];[.A1811])=0;[.A1811];&quot;&quot;)">
            <text:p/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IF(MOD([.$F$4];[.A1812])=0;[.A1812];&quot;&quot;)">
            <text:p/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IF(MOD([.$F$4];[.A1813])=0;[.A1813];&quot;&quot;)">
            <text:p/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IF(MOD([.$F$4];[.A1814])=0;[.A1814];&quot;&quot;)">
            <text:p/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IF(MOD([.$F$4];[.A1815])=0;[.A1815];&quot;&quot;)">
            <text:p/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IF(MOD([.$F$4];[.A1816])=0;[.A1816];&quot;&quot;)">
            <text:p/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IF(MOD([.$F$4];[.A1817])=0;[.A1817];&quot;&quot;)">
            <text:p/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IF(MOD([.$F$4];[.A1818])=0;[.A1818];&quot;&quot;)">
            <text:p/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IF(MOD([.$F$4];[.A1819])=0;[.A1819];&quot;&quot;)">
            <text:p/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IF(MOD([.$F$4];[.A1820])=0;[.A1820];&quot;&quot;)">
            <text:p/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IF(MOD([.$F$4];[.A1821])=0;[.A1821];&quot;&quot;)">
            <text:p/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IF(MOD([.$F$4];[.A1822])=0;[.A1822];&quot;&quot;)">
            <text:p/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IF(MOD([.$F$4];[.A1823])=0;[.A1823];&quot;&quot;)">
            <text:p/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IF(MOD([.$F$4];[.A1824])=0;[.A1824];&quot;&quot;)">
            <text:p/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IF(MOD([.$F$4];[.A1825])=0;[.A1825];&quot;&quot;)">
            <text:p/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IF(MOD([.$F$4];[.A1826])=0;[.A1826];&quot;&quot;)">
            <text:p/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IF(MOD([.$F$4];[.A1827])=0;[.A1827];&quot;&quot;)">
            <text:p/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IF(MOD([.$F$4];[.A1828])=0;[.A1828];&quot;&quot;)">
            <text:p/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IF(MOD([.$F$4];[.A1829])=0;[.A1829];&quot;&quot;)">
            <text:p/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IF(MOD([.$F$4];[.A1830])=0;[.A1830];&quot;&quot;)">
            <text:p/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IF(MOD([.$F$4];[.A1831])=0;[.A1831];&quot;&quot;)">
            <text:p/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IF(MOD([.$F$4];[.A1832])=0;[.A1832];&quot;&quot;)">
            <text:p/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IF(MOD([.$F$4];[.A1833])=0;[.A1833];&quot;&quot;)">
            <text:p/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IF(MOD([.$F$4];[.A1834])=0;[.A1834];&quot;&quot;)">
            <text:p/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IF(MOD([.$F$4];[.A1835])=0;[.A1835];&quot;&quot;)">
            <text:p/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IF(MOD([.$F$4];[.A1836])=0;[.A1836];&quot;&quot;)">
            <text:p/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IF(MOD([.$F$4];[.A1837])=0;[.A1837];&quot;&quot;)">
            <text:p/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IF(MOD([.$F$4];[.A1838])=0;[.A1838];&quot;&quot;)">
            <text:p/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IF(MOD([.$F$4];[.A1839])=0;[.A1839];&quot;&quot;)">
            <text:p/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IF(MOD([.$F$4];[.A1840])=0;[.A1840];&quot;&quot;)">
            <text:p/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IF(MOD([.$F$4];[.A1841])=0;[.A1841];&quot;&quot;)">
            <text:p/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IF(MOD([.$F$4];[.A1842])=0;[.A1842];&quot;&quot;)">
            <text:p/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IF(MOD([.$F$4];[.A1843])=0;[.A1843];&quot;&quot;)">
            <text:p/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IF(MOD([.$F$4];[.A1844])=0;[.A1844];&quot;&quot;)">
            <text:p/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IF(MOD([.$F$4];[.A1845])=0;[.A1845];&quot;&quot;)">
            <text:p/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IF(MOD([.$F$4];[.A1846])=0;[.A1846];&quot;&quot;)">
            <text:p/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IF(MOD([.$F$4];[.A1847])=0;[.A1847];&quot;&quot;)">
            <text:p/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IF(MOD([.$F$4];[.A1848])=0;[.A1848];&quot;&quot;)">
            <text:p/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IF(MOD([.$F$4];[.A1849])=0;[.A1849];&quot;&quot;)">
            <text:p/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IF(MOD([.$F$4];[.A1850])=0;[.A1850];&quot;&quot;)">
            <text:p/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IF(MOD([.$F$4];[.A1851])=0;[.A1851];&quot;&quot;)">
            <text:p/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IF(MOD([.$F$4];[.A1852])=0;[.A1852];&quot;&quot;)">
            <text:p/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IF(MOD([.$F$4];[.A1853])=0;[.A1853];&quot;&quot;)">
            <text:p/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IF(MOD([.$F$4];[.A1854])=0;[.A1854];&quot;&quot;)">
            <text:p/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IF(MOD([.$F$4];[.A1855])=0;[.A1855];&quot;&quot;)">
            <text:p/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IF(MOD([.$F$4];[.A1856])=0;[.A1856];&quot;&quot;)">
            <text:p/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IF(MOD([.$F$4];[.A1857])=0;[.A1857];&quot;&quot;)">
            <text:p/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IF(MOD([.$F$4];[.A1858])=0;[.A1858];&quot;&quot;)">
            <text:p/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IF(MOD([.$F$4];[.A1859])=0;[.A1859];&quot;&quot;)">
            <text:p/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IF(MOD([.$F$4];[.A1860])=0;[.A1860];&quot;&quot;)">
            <text:p/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IF(MOD([.$F$4];[.A1861])=0;[.A1861];&quot;&quot;)">
            <text:p/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IF(MOD([.$F$4];[.A1862])=0;[.A1862];&quot;&quot;)">
            <text:p/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IF(MOD([.$F$4];[.A1863])=0;[.A1863];&quot;&quot;)">
            <text:p/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IF(MOD([.$F$4];[.A1864])=0;[.A1864];&quot;&quot;)">
            <text:p/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IF(MOD([.$F$4];[.A1865])=0;[.A1865];&quot;&quot;)">
            <text:p/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IF(MOD([.$F$4];[.A1866])=0;[.A1866];&quot;&quot;)">
            <text:p/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IF(MOD([.$F$4];[.A1867])=0;[.A1867];&quot;&quot;)">
            <text:p/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IF(MOD([.$F$4];[.A1868])=0;[.A1868];&quot;&quot;)">
            <text:p/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IF(MOD([.$F$4];[.A1869])=0;[.A1869];&quot;&quot;)">
            <text:p/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IF(MOD([.$F$4];[.A1870])=0;[.A1870];&quot;&quot;)">
            <text:p/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IF(MOD([.$F$4];[.A1871])=0;[.A1871];&quot;&quot;)">
            <text:p/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IF(MOD([.$F$4];[.A1872])=0;[.A1872];&quot;&quot;)">
            <text:p/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IF(MOD([.$F$4];[.A1873])=0;[.A1873];&quot;&quot;)">
            <text:p/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IF(MOD([.$F$4];[.A1874])=0;[.A1874];&quot;&quot;)">
            <text:p/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IF(MOD([.$F$4];[.A1875])=0;[.A1875];&quot;&quot;)">
            <text:p/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IF(MOD([.$F$4];[.A1876])=0;[.A1876];&quot;&quot;)">
            <text:p/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IF(MOD([.$F$4];[.A1877])=0;[.A1877];&quot;&quot;)">
            <text:p/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IF(MOD([.$F$4];[.A1878])=0;[.A1878];&quot;&quot;)">
            <text:p/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IF(MOD([.$F$4];[.A1879])=0;[.A1879];&quot;&quot;)">
            <text:p/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IF(MOD([.$F$4];[.A1880])=0;[.A1880];&quot;&quot;)">
            <text:p/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IF(MOD([.$F$4];[.A1881])=0;[.A1881];&quot;&quot;)">
            <text:p/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IF(MOD([.$F$4];[.A1882])=0;[.A1882];&quot;&quot;)">
            <text:p/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IF(MOD([.$F$4];[.A1883])=0;[.A1883];&quot;&quot;)">
            <text:p/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IF(MOD([.$F$4];[.A1884])=0;[.A1884];&quot;&quot;)">
            <text:p/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IF(MOD([.$F$4];[.A1885])=0;[.A1885];&quot;&quot;)">
            <text:p/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IF(MOD([.$F$4];[.A1886])=0;[.A1886];&quot;&quot;)">
            <text:p/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IF(MOD([.$F$4];[.A1887])=0;[.A1887];&quot;&quot;)">
            <text:p/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IF(MOD([.$F$4];[.A1888])=0;[.A1888];&quot;&quot;)">
            <text:p/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IF(MOD([.$F$4];[.A1889])=0;[.A1889];&quot;&quot;)">
            <text:p/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IF(MOD([.$F$4];[.A1890])=0;[.A1890];&quot;&quot;)">
            <text:p/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IF(MOD([.$F$4];[.A1891])=0;[.A1891];&quot;&quot;)">
            <text:p/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IF(MOD([.$F$4];[.A1892])=0;[.A1892];&quot;&quot;)">
            <text:p/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IF(MOD([.$F$4];[.A1893])=0;[.A1893];&quot;&quot;)">
            <text:p/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IF(MOD([.$F$4];[.A1894])=0;[.A1894];&quot;&quot;)">
            <text:p/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IF(MOD([.$F$4];[.A1895])=0;[.A1895];&quot;&quot;)">
            <text:p/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IF(MOD([.$F$4];[.A1896])=0;[.A1896];&quot;&quot;)">
            <text:p/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IF(MOD([.$F$4];[.A1897])=0;[.A1897];&quot;&quot;)">
            <text:p/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IF(MOD([.$F$4];[.A1898])=0;[.A1898];&quot;&quot;)">
            <text:p/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IF(MOD([.$F$4];[.A1899])=0;[.A1899];&quot;&quot;)">
            <text:p/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IF(MOD([.$F$4];[.A1900])=0;[.A1900];&quot;&quot;)">
            <text:p/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IF(MOD([.$F$4];[.A1901])=0;[.A1901];&quot;&quot;)">
            <text:p/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IF(MOD([.$F$4];[.A1902])=0;[.A1902];&quot;&quot;)">
            <text:p/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IF(MOD([.$F$4];[.A1903])=0;[.A1903];&quot;&quot;)">
            <text:p/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IF(MOD([.$F$4];[.A1904])=0;[.A1904];&quot;&quot;)">
            <text:p/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IF(MOD([.$F$4];[.A1905])=0;[.A1905];&quot;&quot;)">
            <text:p/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IF(MOD([.$F$4];[.A1906])=0;[.A1906];&quot;&quot;)">
            <text:p/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IF(MOD([.$F$4];[.A1907])=0;[.A1907];&quot;&quot;)">
            <text:p/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IF(MOD([.$F$4];[.A1908])=0;[.A1908];&quot;&quot;)">
            <text:p/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IF(MOD([.$F$4];[.A1909])=0;[.A1909];&quot;&quot;)">
            <text:p/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IF(MOD([.$F$4];[.A1910])=0;[.A1910];&quot;&quot;)">
            <text:p/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IF(MOD([.$F$4];[.A1911])=0;[.A1911];&quot;&quot;)">
            <text:p/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IF(MOD([.$F$4];[.A1912])=0;[.A1912];&quot;&quot;)">
            <text:p/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IF(MOD([.$F$4];[.A1913])=0;[.A1913];&quot;&quot;)">
            <text:p/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IF(MOD([.$F$4];[.A1914])=0;[.A1914];&quot;&quot;)">
            <text:p/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IF(MOD([.$F$4];[.A1915])=0;[.A1915];&quot;&quot;)">
            <text:p/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IF(MOD([.$F$4];[.A1916])=0;[.A1916];&quot;&quot;)">
            <text:p/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IF(MOD([.$F$4];[.A1917])=0;[.A1917];&quot;&quot;)">
            <text:p/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IF(MOD([.$F$4];[.A1918])=0;[.A1918];&quot;&quot;)">
            <text:p/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IF(MOD([.$F$4];[.A1919])=0;[.A1919];&quot;&quot;)">
            <text:p/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IF(MOD([.$F$4];[.A1920])=0;[.A1920];&quot;&quot;)">
            <text:p/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IF(MOD([.$F$4];[.A1921])=0;[.A1921];&quot;&quot;)">
            <text:p/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IF(MOD([.$F$4];[.A1922])=0;[.A1922];&quot;&quot;)">
            <text:p/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IF(MOD([.$F$4];[.A1923])=0;[.A1923];&quot;&quot;)">
            <text:p/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IF(MOD([.$F$4];[.A1924])=0;[.A1924];&quot;&quot;)">
            <text:p/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IF(MOD([.$F$4];[.A1925])=0;[.A1925];&quot;&quot;)">
            <text:p/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IF(MOD([.$F$4];[.A1926])=0;[.A1926];&quot;&quot;)">
            <text:p/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IF(MOD([.$F$4];[.A1927])=0;[.A1927];&quot;&quot;)">
            <text:p/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IF(MOD([.$F$4];[.A1928])=0;[.A1928];&quot;&quot;)">
            <text:p/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IF(MOD([.$F$4];[.A1929])=0;[.A1929];&quot;&quot;)">
            <text:p/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IF(MOD([.$F$4];[.A1930])=0;[.A1930];&quot;&quot;)">
            <text:p/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IF(MOD([.$F$4];[.A1931])=0;[.A1931];&quot;&quot;)">
            <text:p/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IF(MOD([.$F$4];[.A1932])=0;[.A1932];&quot;&quot;)">
            <text:p/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IF(MOD([.$F$4];[.A1933])=0;[.A1933];&quot;&quot;)">
            <text:p/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IF(MOD([.$F$4];[.A1934])=0;[.A1934];&quot;&quot;)">
            <text:p/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IF(MOD([.$F$4];[.A1935])=0;[.A1935];&quot;&quot;)">
            <text:p/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IF(MOD([.$F$4];[.A1936])=0;[.A1936];&quot;&quot;)">
            <text:p/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IF(MOD([.$F$4];[.A1937])=0;[.A1937];&quot;&quot;)">
            <text:p/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IF(MOD([.$F$4];[.A1938])=0;[.A1938];&quot;&quot;)">
            <text:p/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IF(MOD([.$F$4];[.A1939])=0;[.A1939];&quot;&quot;)">
            <text:p/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IF(MOD([.$F$4];[.A1940])=0;[.A1940];&quot;&quot;)">
            <text:p/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IF(MOD([.$F$4];[.A1941])=0;[.A1941];&quot;&quot;)">
            <text:p/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IF(MOD([.$F$4];[.A1942])=0;[.A1942];&quot;&quot;)">
            <text:p/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IF(MOD([.$F$4];[.A1943])=0;[.A1943];&quot;&quot;)">
            <text:p/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IF(MOD([.$F$4];[.A1944])=0;[.A1944];&quot;&quot;)">
            <text:p/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IF(MOD([.$F$4];[.A1945])=0;[.A1945];&quot;&quot;)">
            <text:p/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IF(MOD([.$F$4];[.A1946])=0;[.A1946];&quot;&quot;)">
            <text:p/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IF(MOD([.$F$4];[.A1947])=0;[.A1947];&quot;&quot;)">
            <text:p/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IF(MOD([.$F$4];[.A1948])=0;[.A1948];&quot;&quot;)">
            <text:p/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IF(MOD([.$F$4];[.A1949])=0;[.A1949];&quot;&quot;)">
            <text:p/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IF(MOD([.$F$4];[.A1950])=0;[.A1950];&quot;&quot;)">
            <text:p/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IF(MOD([.$F$4];[.A1951])=0;[.A1951];&quot;&quot;)">
            <text:p/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IF(MOD([.$F$4];[.A1952])=0;[.A1952];&quot;&quot;)">
            <text:p/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IF(MOD([.$F$4];[.A1953])=0;[.A1953];&quot;&quot;)">
            <text:p/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IF(MOD([.$F$4];[.A1954])=0;[.A1954];&quot;&quot;)">
            <text:p/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IF(MOD([.$F$4];[.A1955])=0;[.A1955];&quot;&quot;)">
            <text:p/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IF(MOD([.$F$4];[.A1956])=0;[.A1956];&quot;&quot;)">
            <text:p/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IF(MOD([.$F$4];[.A1957])=0;[.A1957];&quot;&quot;)">
            <text:p/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IF(MOD([.$F$4];[.A1958])=0;[.A1958];&quot;&quot;)">
            <text:p/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IF(MOD([.$F$4];[.A1959])=0;[.A1959];&quot;&quot;)">
            <text:p/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IF(MOD([.$F$4];[.A1960])=0;[.A1960];&quot;&quot;)">
            <text:p/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IF(MOD([.$F$4];[.A1961])=0;[.A1961];&quot;&quot;)">
            <text:p/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IF(MOD([.$F$4];[.A1962])=0;[.A1962];&quot;&quot;)">
            <text:p/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IF(MOD([.$F$4];[.A1963])=0;[.A1963];&quot;&quot;)">
            <text:p/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IF(MOD([.$F$4];[.A1964])=0;[.A1964];&quot;&quot;)">
            <text:p/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IF(MOD([.$F$4];[.A1965])=0;[.A1965];&quot;&quot;)">
            <text:p/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IF(MOD([.$F$4];[.A1966])=0;[.A1966];&quot;&quot;)">
            <text:p/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IF(MOD([.$F$4];[.A1967])=0;[.A1967];&quot;&quot;)">
            <text:p/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IF(MOD([.$F$4];[.A1968])=0;[.A1968];&quot;&quot;)">
            <text:p/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IF(MOD([.$F$4];[.A1969])=0;[.A1969];&quot;&quot;)">
            <text:p/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IF(MOD([.$F$4];[.A1970])=0;[.A1970];&quot;&quot;)">
            <text:p/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IF(MOD([.$F$4];[.A1971])=0;[.A1971];&quot;&quot;)">
            <text:p/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IF(MOD([.$F$4];[.A1972])=0;[.A1972];&quot;&quot;)">
            <text:p/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IF(MOD([.$F$4];[.A1973])=0;[.A1973];&quot;&quot;)">
            <text:p/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IF(MOD([.$F$4];[.A1974])=0;[.A1974];&quot;&quot;)">
            <text:p/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IF(MOD([.$F$4];[.A1975])=0;[.A1975];&quot;&quot;)">
            <text:p/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IF(MOD([.$F$4];[.A1976])=0;[.A1976];&quot;&quot;)">
            <text:p/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IF(MOD([.$F$4];[.A1977])=0;[.A1977];&quot;&quot;)">
            <text:p/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IF(MOD([.$F$4];[.A1978])=0;[.A1978];&quot;&quot;)">
            <text:p/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IF(MOD([.$F$4];[.A1979])=0;[.A1979];&quot;&quot;)">
            <text:p/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IF(MOD([.$F$4];[.A1980])=0;[.A1980];&quot;&quot;)">
            <text:p/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IF(MOD([.$F$4];[.A1981])=0;[.A1981];&quot;&quot;)">
            <text:p/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IF(MOD([.$F$4];[.A1982])=0;[.A1982];&quot;&quot;)">
            <text:p/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IF(MOD([.$F$4];[.A1983])=0;[.A1983];&quot;&quot;)">
            <text:p/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IF(MOD([.$F$4];[.A1984])=0;[.A1984];&quot;&quot;)">
            <text:p/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IF(MOD([.$F$4];[.A1985])=0;[.A1985];&quot;&quot;)">
            <text:p/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IF(MOD([.$F$4];[.A1986])=0;[.A1986];&quot;&quot;)">
            <text:p/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IF(MOD([.$F$4];[.A1987])=0;[.A1987];&quot;&quot;)">
            <text:p/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IF(MOD([.$F$4];[.A1988])=0;[.A1988];&quot;&quot;)">
            <text:p/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IF(MOD([.$F$4];[.A1989])=0;[.A1989];&quot;&quot;)">
            <text:p/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IF(MOD([.$F$4];[.A1990])=0;[.A1990];&quot;&quot;)">
            <text:p/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IF(MOD([.$F$4];[.A1991])=0;[.A1991];&quot;&quot;)">
            <text:p/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IF(MOD([.$F$4];[.A1992])=0;[.A1992];&quot;&quot;)">
            <text:p/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IF(MOD([.$F$4];[.A1993])=0;[.A1993];&quot;&quot;)">
            <text:p/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IF(MOD([.$F$4];[.A1994])=0;[.A1994];&quot;&quot;)">
            <text:p/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IF(MOD([.$F$4];[.A1995])=0;[.A1995];&quot;&quot;)">
            <text:p/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IF(MOD([.$F$4];[.A1996])=0;[.A1996];&quot;&quot;)">
            <text:p/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IF(MOD([.$F$4];[.A1997])=0;[.A1997];&quot;&quot;)">
            <text:p/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IF(MOD([.$F$4];[.A1998])=0;[.A1998];&quot;&quot;)">
            <text:p/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IF(MOD([.$F$4];[.A1999])=0;[.A1999];&quot;&quot;)">
            <text:p/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IF(MOD([.$F$4];[.A2000])=0;[.A2000];&quot;&quot;)">
            <text:p/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IF(MOD([.$F$4];[.A2001])=0;[.A2001];&quot;&quot;)">
            <text:p/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IF(MOD([.$F$4];[.A2002])=0;[.A2002];&quot;&quot;)">
            <text:p/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IF(MOD([.$F$4];[.A2003])=0;[.A2003];&quot;&quot;)">
            <text:p/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IF(MOD([.$F$4];[.A2004])=0;[.A2004];&quot;&quot;)">
            <text:p/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IF(MOD([.$F$4];[.A2005])=0;[.A2005];&quot;&quot;)">
            <text:p/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IF(MOD([.$F$4];[.A2006])=0;[.A2006];&quot;&quot;)">
            <text:p/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IF(MOD([.$F$4];[.A2007])=0;[.A2007];&quot;&quot;)">
            <text:p/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IF(MOD([.$F$4];[.A2008])=0;[.A2008];&quot;&quot;)">
            <text:p/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IF(MOD([.$F$4];[.A2009])=0;[.A2009];&quot;&quot;)">
            <text:p/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IF(MOD([.$F$4];[.A2010])=0;[.A2010];&quot;&quot;)">
            <text:p/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IF(MOD([.$F$4];[.A2011])=0;[.A2011];&quot;&quot;)">
            <text:p/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IF(MOD([.$F$4];[.A2012])=0;[.A2012];&quot;&quot;)">
            <text:p/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IF(MOD([.$F$4];[.A2013])=0;[.A2013];&quot;&quot;)">
            <text:p/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IF(MOD([.$F$4];[.A2014])=0;[.A2014];&quot;&quot;)">
            <text:p/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IF(MOD([.$F$4];[.A2015])=0;[.A2015];&quot;&quot;)">
            <text:p/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IF(MOD([.$F$4];[.A2016])=0;[.A2016];&quot;&quot;)">
            <text:p/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IF(MOD([.$F$4];[.A2017])=0;[.A2017];&quot;&quot;)">
            <text:p/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IF(MOD([.$F$4];[.A2018])=0;[.A2018];&quot;&quot;)">
            <text:p/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IF(MOD([.$F$4];[.A2019])=0;[.A2019];&quot;&quot;)">
            <text:p/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IF(MOD([.$F$4];[.A2020])=0;[.A2020];&quot;&quot;)">
            <text:p/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IF(MOD([.$F$4];[.A2021])=0;[.A2021];&quot;&quot;)">
            <text:p/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IF(MOD([.$F$4];[.A2022])=0;[.A2022];&quot;&quot;)">
            <text:p/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IF(MOD([.$F$4];[.A2023])=0;[.A2023];&quot;&quot;)">
            <text:p/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IF(MOD([.$F$4];[.A2024])=0;[.A2024];&quot;&quot;)">
            <text:p/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IF(MOD([.$F$4];[.A2025])=0;[.A2025];&quot;&quot;)">
            <text:p/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IF(MOD([.$F$4];[.A2026])=0;[.A2026];&quot;&quot;)">
            <text:p/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IF(MOD([.$F$4];[.A2027])=0;[.A2027];&quot;&quot;)">
            <text:p/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IF(MOD([.$F$4];[.A2028])=0;[.A2028];&quot;&quot;)">
            <text:p/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IF(MOD([.$F$4];[.A2029])=0;[.A2029];&quot;&quot;)">
            <text:p/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IF(MOD([.$F$4];[.A2030])=0;[.A2030];&quot;&quot;)">
            <text:p/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IF(MOD([.$F$4];[.A2031])=0;[.A2031];&quot;&quot;)">
            <text:p/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IF(MOD([.$F$4];[.A2032])=0;[.A2032];&quot;&quot;)">
            <text:p/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IF(MOD([.$F$4];[.A2033])=0;[.A2033];&quot;&quot;)">
            <text:p/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IF(MOD([.$F$4];[.A2034])=0;[.A2034];&quot;&quot;)">
            <text:p/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IF(MOD([.$F$4];[.A2035])=0;[.A2035];&quot;&quot;)">
            <text:p/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IF(MOD([.$F$4];[.A2036])=0;[.A2036];&quot;&quot;)">
            <text:p/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IF(MOD([.$F$4];[.A2037])=0;[.A2037];&quot;&quot;)">
            <text:p/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IF(MOD([.$F$4];[.A2038])=0;[.A2038];&quot;&quot;)">
            <text:p/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IF(MOD([.$F$4];[.A2039])=0;[.A2039];&quot;&quot;)">
            <text:p/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IF(MOD([.$F$4];[.A2040])=0;[.A2040];&quot;&quot;)">
            <text:p/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IF(MOD([.$F$4];[.A2041])=0;[.A2041];&quot;&quot;)">
            <text:p/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IF(MOD([.$F$4];[.A2042])=0;[.A2042];&quot;&quot;)">
            <text:p/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IF(MOD([.$F$4];[.A2043])=0;[.A2043];&quot;&quot;)">
            <text:p/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IF(MOD([.$F$4];[.A2044])=0;[.A2044];&quot;&quot;)">
            <text:p/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IF(MOD([.$F$4];[.A2045])=0;[.A2045];&quot;&quot;)">
            <text:p/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IF(MOD([.$F$4];[.A2046])=0;[.A2046];&quot;&quot;)">
            <text:p/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IF(MOD([.$F$4];[.A2047])=0;[.A2047];&quot;&quot;)">
            <text:p/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IF(MOD([.$F$4];[.A2048])=0;[.A2048];&quot;&quot;)">
            <text:p/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IF(MOD([.$F$4];[.A2049])=0;[.A2049];&quot;&quot;)">
            <text:p/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IF(MOD([.$F$4];[.A2050])=0;[.A2050];&quot;&quot;)">
            <text:p/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IF(MOD([.$F$4];[.A2051])=0;[.A2051];&quot;&quot;)">
            <text:p/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IF(MOD([.$F$4];[.A2052])=0;[.A2052];&quot;&quot;)">
            <text:p/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IF(MOD([.$F$4];[.A2053])=0;[.A2053];&quot;&quot;)">
            <text:p/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IF(MOD([.$F$4];[.A2054])=0;[.A2054];&quot;&quot;)">
            <text:p/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IF(MOD([.$F$4];[.A2055])=0;[.A2055];&quot;&quot;)">
            <text:p/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IF(MOD([.$F$4];[.A2056])=0;[.A2056];&quot;&quot;)">
            <text:p/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IF(MOD([.$F$4];[.A2057])=0;[.A2057];&quot;&quot;)">
            <text:p/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IF(MOD([.$F$4];[.A2058])=0;[.A2058];&quot;&quot;)">
            <text:p/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IF(MOD([.$F$4];[.A2059])=0;[.A2059];&quot;&quot;)">
            <text:p/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IF(MOD([.$F$4];[.A2060])=0;[.A2060];&quot;&quot;)">
            <text:p/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IF(MOD([.$F$4];[.A2061])=0;[.A2061];&quot;&quot;)">
            <text:p/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IF(MOD([.$F$4];[.A2062])=0;[.A2062];&quot;&quot;)">
            <text:p/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IF(MOD([.$F$4];[.A2063])=0;[.A2063];&quot;&quot;)">
            <text:p/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IF(MOD([.$F$4];[.A2064])=0;[.A2064];&quot;&quot;)">
            <text:p/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IF(MOD([.$F$4];[.A2065])=0;[.A2065];&quot;&quot;)">
            <text:p/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IF(MOD([.$F$4];[.A2066])=0;[.A2066];&quot;&quot;)">
            <text:p/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IF(MOD([.$F$4];[.A2067])=0;[.A2067];&quot;&quot;)">
            <text:p/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IF(MOD([.$F$4];[.A2068])=0;[.A2068];&quot;&quot;)">
            <text:p/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IF(MOD([.$F$4];[.A2069])=0;[.A2069];&quot;&quot;)">
            <text:p/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IF(MOD([.$F$4];[.A2070])=0;[.A2070];&quot;&quot;)">
            <text:p/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IF(MOD([.$F$4];[.A2071])=0;[.A2071];&quot;&quot;)">
            <text:p/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IF(MOD([.$F$4];[.A2072])=0;[.A2072];&quot;&quot;)">
            <text:p/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IF(MOD([.$F$4];[.A2073])=0;[.A2073];&quot;&quot;)">
            <text:p/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IF(MOD([.$F$4];[.A2074])=0;[.A2074];&quot;&quot;)">
            <text:p/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IF(MOD([.$F$4];[.A2075])=0;[.A2075];&quot;&quot;)">
            <text:p/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IF(MOD([.$F$4];[.A2076])=0;[.A2076];&quot;&quot;)">
            <text:p/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IF(MOD([.$F$4];[.A2077])=0;[.A2077];&quot;&quot;)">
            <text:p/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IF(MOD([.$F$4];[.A2078])=0;[.A2078];&quot;&quot;)">
            <text:p/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IF(MOD([.$F$4];[.A2079])=0;[.A2079];&quot;&quot;)">
            <text:p/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IF(MOD([.$F$4];[.A2080])=0;[.A2080];&quot;&quot;)">
            <text:p/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IF(MOD([.$F$4];[.A2081])=0;[.A2081];&quot;&quot;)">
            <text:p/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IF(MOD([.$F$4];[.A2082])=0;[.A2082];&quot;&quot;)">
            <text:p/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IF(MOD([.$F$4];[.A2083])=0;[.A2083];&quot;&quot;)">
            <text:p/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IF(MOD([.$F$4];[.A2084])=0;[.A2084];&quot;&quot;)">
            <text:p/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IF(MOD([.$F$4];[.A2085])=0;[.A2085];&quot;&quot;)">
            <text:p/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IF(MOD([.$F$4];[.A2086])=0;[.A2086];&quot;&quot;)">
            <text:p/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IF(MOD([.$F$4];[.A2087])=0;[.A2087];&quot;&quot;)">
            <text:p/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IF(MOD([.$F$4];[.A2088])=0;[.A2088];&quot;&quot;)">
            <text:p/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IF(MOD([.$F$4];[.A2089])=0;[.A2089];&quot;&quot;)">
            <text:p/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IF(MOD([.$F$4];[.A2090])=0;[.A2090];&quot;&quot;)">
            <text:p/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IF(MOD([.$F$4];[.A2091])=0;[.A2091];&quot;&quot;)">
            <text:p/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IF(MOD([.$F$4];[.A2092])=0;[.A2092];&quot;&quot;)">
            <text:p/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IF(MOD([.$F$4];[.A2093])=0;[.A2093];&quot;&quot;)">
            <text:p/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IF(MOD([.$F$4];[.A2094])=0;[.A2094];&quot;&quot;)">
            <text:p/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IF(MOD([.$F$4];[.A2095])=0;[.A2095];&quot;&quot;)">
            <text:p/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IF(MOD([.$F$4];[.A2096])=0;[.A2096];&quot;&quot;)">
            <text:p/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IF(MOD([.$F$4];[.A2097])=0;[.A2097];&quot;&quot;)">
            <text:p/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IF(MOD([.$F$4];[.A2098])=0;[.A2098];&quot;&quot;)">
            <text:p/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IF(MOD([.$F$4];[.A2099])=0;[.A2099];&quot;&quot;)">
            <text:p/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IF(MOD([.$F$4];[.A2100])=0;[.A2100];&quot;&quot;)">
            <text:p/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IF(MOD([.$F$4];[.A2101])=0;[.A2101];&quot;&quot;)">
            <text:p/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IF(MOD([.$F$4];[.A2102])=0;[.A2102];&quot;&quot;)">
            <text:p/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IF(MOD([.$F$4];[.A2103])=0;[.A2103];&quot;&quot;)">
            <text:p/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IF(MOD([.$F$4];[.A2104])=0;[.A2104];&quot;&quot;)">
            <text:p/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IF(MOD([.$F$4];[.A2105])=0;[.A2105];&quot;&quot;)">
            <text:p/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IF(MOD([.$F$4];[.A2106])=0;[.A2106];&quot;&quot;)">
            <text:p/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IF(MOD([.$F$4];[.A2107])=0;[.A2107];&quot;&quot;)">
            <text:p/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IF(MOD([.$F$4];[.A2108])=0;[.A2108];&quot;&quot;)">
            <text:p/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IF(MOD([.$F$4];[.A2109])=0;[.A2109];&quot;&quot;)">
            <text:p/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IF(MOD([.$F$4];[.A2110])=0;[.A2110];&quot;&quot;)">
            <text:p/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IF(MOD([.$F$4];[.A2111])=0;[.A2111];&quot;&quot;)">
            <text:p/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IF(MOD([.$F$4];[.A2112])=0;[.A2112];&quot;&quot;)">
            <text:p/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IF(MOD([.$F$4];[.A2113])=0;[.A2113];&quot;&quot;)">
            <text:p/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IF(MOD([.$F$4];[.A2114])=0;[.A2114];&quot;&quot;)">
            <text:p/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IF(MOD([.$F$4];[.A2115])=0;[.A2115];&quot;&quot;)">
            <text:p/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IF(MOD([.$F$4];[.A2116])=0;[.A2116];&quot;&quot;)">
            <text:p/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IF(MOD([.$F$4];[.A2117])=0;[.A2117];&quot;&quot;)">
            <text:p/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IF(MOD([.$F$4];[.A2118])=0;[.A2118];&quot;&quot;)">
            <text:p/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IF(MOD([.$F$4];[.A2119])=0;[.A2119];&quot;&quot;)">
            <text:p/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IF(MOD([.$F$4];[.A2120])=0;[.A2120];&quot;&quot;)">
            <text:p/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IF(MOD([.$F$4];[.A2121])=0;[.A2121];&quot;&quot;)">
            <text:p/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IF(MOD([.$F$4];[.A2122])=0;[.A2122];&quot;&quot;)">
            <text:p/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IF(MOD([.$F$4];[.A2123])=0;[.A2123];&quot;&quot;)">
            <text:p/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IF(MOD([.$F$4];[.A2124])=0;[.A2124];&quot;&quot;)">
            <text:p/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IF(MOD([.$F$4];[.A2125])=0;[.A2125];&quot;&quot;)">
            <text:p/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IF(MOD([.$F$4];[.A2126])=0;[.A2126];&quot;&quot;)">
            <text:p/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IF(MOD([.$F$4];[.A2127])=0;[.A2127];&quot;&quot;)">
            <text:p/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IF(MOD([.$F$4];[.A2128])=0;[.A2128];&quot;&quot;)">
            <text:p/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IF(MOD([.$F$4];[.A2129])=0;[.A2129];&quot;&quot;)">
            <text:p/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IF(MOD([.$F$4];[.A2130])=0;[.A2130];&quot;&quot;)">
            <text:p/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IF(MOD([.$F$4];[.A2131])=0;[.A2131];&quot;&quot;)">
            <text:p/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IF(MOD([.$F$4];[.A2132])=0;[.A2132];&quot;&quot;)">
            <text:p/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IF(MOD([.$F$4];[.A2133])=0;[.A2133];&quot;&quot;)">
            <text:p/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IF(MOD([.$F$4];[.A2134])=0;[.A2134];&quot;&quot;)">
            <text:p/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IF(MOD([.$F$4];[.A2135])=0;[.A2135];&quot;&quot;)">
            <text:p/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IF(MOD([.$F$4];[.A2136])=0;[.A2136];&quot;&quot;)">
            <text:p/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IF(MOD([.$F$4];[.A2137])=0;[.A2137];&quot;&quot;)">
            <text:p/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IF(MOD([.$F$4];[.A2138])=0;[.A2138];&quot;&quot;)">
            <text:p/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IF(MOD([.$F$4];[.A2139])=0;[.A2139];&quot;&quot;)">
            <text:p/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IF(MOD([.$F$4];[.A2140])=0;[.A2140];&quot;&quot;)">
            <text:p/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IF(MOD([.$F$4];[.A2141])=0;[.A2141];&quot;&quot;)">
            <text:p/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IF(MOD([.$F$4];[.A2142])=0;[.A2142];&quot;&quot;)">
            <text:p/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IF(MOD([.$F$4];[.A2143])=0;[.A2143];&quot;&quot;)">
            <text:p/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IF(MOD([.$F$4];[.A2144])=0;[.A2144];&quot;&quot;)">
            <text:p/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IF(MOD([.$F$4];[.A2145])=0;[.A2145];&quot;&quot;)">
            <text:p/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IF(MOD([.$F$4];[.A2146])=0;[.A2146];&quot;&quot;)">
            <text:p/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IF(MOD([.$F$4];[.A2147])=0;[.A2147];&quot;&quot;)">
            <text:p/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IF(MOD([.$F$4];[.A2148])=0;[.A2148];&quot;&quot;)">
            <text:p/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IF(MOD([.$F$4];[.A2149])=0;[.A2149];&quot;&quot;)">
            <text:p/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IF(MOD([.$F$4];[.A2150])=0;[.A2150];&quot;&quot;)">
            <text:p/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IF(MOD([.$F$4];[.A2151])=0;[.A2151];&quot;&quot;)">
            <text:p/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IF(MOD([.$F$4];[.A2152])=0;[.A2152];&quot;&quot;)">
            <text:p/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IF(MOD([.$F$4];[.A2153])=0;[.A2153];&quot;&quot;)">
            <text:p/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IF(MOD([.$F$4];[.A2154])=0;[.A2154];&quot;&quot;)">
            <text:p/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IF(MOD([.$F$4];[.A2155])=0;[.A2155];&quot;&quot;)">
            <text:p/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IF(MOD([.$F$4];[.A2156])=0;[.A2156];&quot;&quot;)">
            <text:p/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IF(MOD([.$F$4];[.A2157])=0;[.A2157];&quot;&quot;)">
            <text:p/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IF(MOD([.$F$4];[.A2158])=0;[.A2158];&quot;&quot;)">
            <text:p/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IF(MOD([.$F$4];[.A2159])=0;[.A2159];&quot;&quot;)">
            <text:p/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IF(MOD([.$F$4];[.A2160])=0;[.A2160];&quot;&quot;)">
            <text:p/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IF(MOD([.$F$4];[.A2161])=0;[.A2161];&quot;&quot;)">
            <text:p/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IF(MOD([.$F$4];[.A2162])=0;[.A2162];&quot;&quot;)">
            <text:p/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IF(MOD([.$F$4];[.A2163])=0;[.A2163];&quot;&quot;)">
            <text:p/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IF(MOD([.$F$4];[.A2164])=0;[.A2164];&quot;&quot;)">
            <text:p/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IF(MOD([.$F$4];[.A2165])=0;[.A2165];&quot;&quot;)">
            <text:p/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IF(MOD([.$F$4];[.A2166])=0;[.A2166];&quot;&quot;)">
            <text:p/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IF(MOD([.$F$4];[.A2167])=0;[.A2167];&quot;&quot;)">
            <text:p/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IF(MOD([.$F$4];[.A2168])=0;[.A2168];&quot;&quot;)">
            <text:p/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IF(MOD([.$F$4];[.A2169])=0;[.A2169];&quot;&quot;)">
            <text:p/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IF(MOD([.$F$4];[.A2170])=0;[.A2170];&quot;&quot;)">
            <text:p/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IF(MOD([.$F$4];[.A2171])=0;[.A2171];&quot;&quot;)">
            <text:p/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IF(MOD([.$F$4];[.A2172])=0;[.A2172];&quot;&quot;)">
            <text:p/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IF(MOD([.$F$4];[.A2173])=0;[.A2173];&quot;&quot;)">
            <text:p/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IF(MOD([.$F$4];[.A2174])=0;[.A2174];&quot;&quot;)">
            <text:p/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IF(MOD([.$F$4];[.A2175])=0;[.A2175];&quot;&quot;)">
            <text:p/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IF(MOD([.$F$4];[.A2176])=0;[.A2176];&quot;&quot;)">
            <text:p/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IF(MOD([.$F$4];[.A2177])=0;[.A2177];&quot;&quot;)">
            <text:p/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IF(MOD([.$F$4];[.A2178])=0;[.A2178];&quot;&quot;)">
            <text:p/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IF(MOD([.$F$4];[.A2179])=0;[.A2179];&quot;&quot;)">
            <text:p/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IF(MOD([.$F$4];[.A2180])=0;[.A2180];&quot;&quot;)">
            <text:p/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IF(MOD([.$F$4];[.A2181])=0;[.A2181];&quot;&quot;)">
            <text:p/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IF(MOD([.$F$4];[.A2182])=0;[.A2182];&quot;&quot;)">
            <text:p/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IF(MOD([.$F$4];[.A2183])=0;[.A2183];&quot;&quot;)">
            <text:p/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IF(MOD([.$F$4];[.A2184])=0;[.A2184];&quot;&quot;)">
            <text:p/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IF(MOD([.$F$4];[.A2185])=0;[.A2185];&quot;&quot;)">
            <text:p/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IF(MOD([.$F$4];[.A2186])=0;[.A2186];&quot;&quot;)">
            <text:p/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IF(MOD([.$F$4];[.A2187])=0;[.A2187];&quot;&quot;)">
            <text:p/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IF(MOD([.$F$4];[.A2188])=0;[.A2188];&quot;&quot;)">
            <text:p/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IF(MOD([.$F$4];[.A2189])=0;[.A2189];&quot;&quot;)">
            <text:p/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IF(MOD([.$F$4];[.A2190])=0;[.A2190];&quot;&quot;)">
            <text:p/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IF(MOD([.$F$4];[.A2191])=0;[.A2191];&quot;&quot;)">
            <text:p/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IF(MOD([.$F$4];[.A2192])=0;[.A2192];&quot;&quot;)">
            <text:p/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IF(MOD([.$F$4];[.A2193])=0;[.A2193];&quot;&quot;)">
            <text:p/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IF(MOD([.$F$4];[.A2194])=0;[.A2194];&quot;&quot;)">
            <text:p/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IF(MOD([.$F$4];[.A2195])=0;[.A2195];&quot;&quot;)">
            <text:p/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IF(MOD([.$F$4];[.A2196])=0;[.A2196];&quot;&quot;)">
            <text:p/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IF(MOD([.$F$4];[.A2197])=0;[.A2197];&quot;&quot;)">
            <text:p/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IF(MOD([.$F$4];[.A2198])=0;[.A2198];&quot;&quot;)">
            <text:p/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IF(MOD([.$F$4];[.A2199])=0;[.A2199];&quot;&quot;)">
            <text:p/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IF(MOD([.$F$4];[.A2200])=0;[.A2200];&quot;&quot;)">
            <text:p/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IF(MOD([.$F$4];[.A2201])=0;[.A2201];&quot;&quot;)">
            <text:p/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IF(MOD([.$F$4];[.A2202])=0;[.A2202];&quot;&quot;)">
            <text:p/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IF(MOD([.$F$4];[.A2203])=0;[.A2203];&quot;&quot;)">
            <text:p/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IF(MOD([.$F$4];[.A2204])=0;[.A2204];&quot;&quot;)">
            <text:p/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IF(MOD([.$F$4];[.A2205])=0;[.A2205];&quot;&quot;)">
            <text:p/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IF(MOD([.$F$4];[.A2206])=0;[.A2206];&quot;&quot;)">
            <text:p/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IF(MOD([.$F$4];[.A2207])=0;[.A2207];&quot;&quot;)">
            <text:p/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IF(MOD([.$F$4];[.A2208])=0;[.A2208];&quot;&quot;)">
            <text:p/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IF(MOD([.$F$4];[.A2209])=0;[.A2209];&quot;&quot;)">
            <text:p/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IF(MOD([.$F$4];[.A2210])=0;[.A2210];&quot;&quot;)">
            <text:p/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IF(MOD([.$F$4];[.A2211])=0;[.A2211];&quot;&quot;)">
            <text:p/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IF(MOD([.$F$4];[.A2212])=0;[.A2212];&quot;&quot;)">
            <text:p/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IF(MOD([.$F$4];[.A2213])=0;[.A2213];&quot;&quot;)">
            <text:p/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IF(MOD([.$F$4];[.A2214])=0;[.A2214];&quot;&quot;)">
            <text:p/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IF(MOD([.$F$4];[.A2215])=0;[.A2215];&quot;&quot;)">
            <text:p/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IF(MOD([.$F$4];[.A2216])=0;[.A2216];&quot;&quot;)">
            <text:p/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IF(MOD([.$F$4];[.A2217])=0;[.A2217];&quot;&quot;)">
            <text:p/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IF(MOD([.$F$4];[.A2218])=0;[.A2218];&quot;&quot;)">
            <text:p/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IF(MOD([.$F$4];[.A2219])=0;[.A2219];&quot;&quot;)">
            <text:p/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IF(MOD([.$F$4];[.A2220])=0;[.A2220];&quot;&quot;)">
            <text:p/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IF(MOD([.$F$4];[.A2221])=0;[.A2221];&quot;&quot;)">
            <text:p/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IF(MOD([.$F$4];[.A2222])=0;[.A2222];&quot;&quot;)">
            <text:p/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IF(MOD([.$F$4];[.A2223])=0;[.A2223];&quot;&quot;)">
            <text:p/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IF(MOD([.$F$4];[.A2224])=0;[.A2224];&quot;&quot;)">
            <text:p/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IF(MOD([.$F$4];[.A2225])=0;[.A2225];&quot;&quot;)">
            <text:p/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IF(MOD([.$F$4];[.A2226])=0;[.A2226];&quot;&quot;)">
            <text:p/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IF(MOD([.$F$4];[.A2227])=0;[.A2227];&quot;&quot;)">
            <text:p/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IF(MOD([.$F$4];[.A2228])=0;[.A2228];&quot;&quot;)">
            <text:p/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IF(MOD([.$F$4];[.A2229])=0;[.A2229];&quot;&quot;)">
            <text:p/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IF(MOD([.$F$4];[.A2230])=0;[.A2230];&quot;&quot;)">
            <text:p/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IF(MOD([.$F$4];[.A2231])=0;[.A2231];&quot;&quot;)">
            <text:p/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IF(MOD([.$F$4];[.A2232])=0;[.A2232];&quot;&quot;)">
            <text:p/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IF(MOD([.$F$4];[.A2233])=0;[.A2233];&quot;&quot;)">
            <text:p/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IF(MOD([.$F$4];[.A2234])=0;[.A2234];&quot;&quot;)">
            <text:p/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IF(MOD([.$F$4];[.A2235])=0;[.A2235];&quot;&quot;)">
            <text:p/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IF(MOD([.$F$4];[.A2236])=0;[.A2236];&quot;&quot;)">
            <text:p/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IF(MOD([.$F$4];[.A2237])=0;[.A2237];&quot;&quot;)">
            <text:p/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IF(MOD([.$F$4];[.A2238])=0;[.A2238];&quot;&quot;)">
            <text:p/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IF(MOD([.$F$4];[.A2239])=0;[.A2239];&quot;&quot;)">
            <text:p/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IF(MOD([.$F$4];[.A2240])=0;[.A2240];&quot;&quot;)">
            <text:p/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IF(MOD([.$F$4];[.A2241])=0;[.A2241];&quot;&quot;)">
            <text:p/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IF(MOD([.$F$4];[.A2242])=0;[.A2242];&quot;&quot;)">
            <text:p/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IF(MOD([.$F$4];[.A2243])=0;[.A2243];&quot;&quot;)">
            <text:p/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IF(MOD([.$F$4];[.A2244])=0;[.A2244];&quot;&quot;)">
            <text:p/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IF(MOD([.$F$4];[.A2245])=0;[.A2245];&quot;&quot;)">
            <text:p/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IF(MOD([.$F$4];[.A2246])=0;[.A2246];&quot;&quot;)">
            <text:p/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IF(MOD([.$F$4];[.A2247])=0;[.A2247];&quot;&quot;)">
            <text:p/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IF(MOD([.$F$4];[.A2248])=0;[.A2248];&quot;&quot;)">
            <text:p/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IF(MOD([.$F$4];[.A2249])=0;[.A2249];&quot;&quot;)">
            <text:p/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IF(MOD([.$F$4];[.A2250])=0;[.A2250];&quot;&quot;)">
            <text:p/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IF(MOD([.$F$4];[.A2251])=0;[.A2251];&quot;&quot;)">
            <text:p/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IF(MOD([.$F$4];[.A2252])=0;[.A2252];&quot;&quot;)">
            <text:p/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IF(MOD([.$F$4];[.A2253])=0;[.A2253];&quot;&quot;)">
            <text:p/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IF(MOD([.$F$4];[.A2254])=0;[.A2254];&quot;&quot;)">
            <text:p/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IF(MOD([.$F$4];[.A2255])=0;[.A2255];&quot;&quot;)">
            <text:p/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IF(MOD([.$F$4];[.A2256])=0;[.A2256];&quot;&quot;)">
            <text:p/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IF(MOD([.$F$4];[.A2257])=0;[.A2257];&quot;&quot;)">
            <text:p/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IF(MOD([.$F$4];[.A2258])=0;[.A2258];&quot;&quot;)">
            <text:p/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IF(MOD([.$F$4];[.A2259])=0;[.A2259];&quot;&quot;)">
            <text:p/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IF(MOD([.$F$4];[.A2260])=0;[.A2260];&quot;&quot;)">
            <text:p/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IF(MOD([.$F$4];[.A2261])=0;[.A2261];&quot;&quot;)">
            <text:p/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IF(MOD([.$F$4];[.A2262])=0;[.A2262];&quot;&quot;)">
            <text:p/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IF(MOD([.$F$4];[.A2263])=0;[.A2263];&quot;&quot;)">
            <text:p/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IF(MOD([.$F$4];[.A2264])=0;[.A2264];&quot;&quot;)">
            <text:p/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IF(MOD([.$F$4];[.A2265])=0;[.A2265];&quot;&quot;)">
            <text:p/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IF(MOD([.$F$4];[.A2266])=0;[.A2266];&quot;&quot;)">
            <text:p/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IF(MOD([.$F$4];[.A2267])=0;[.A2267];&quot;&quot;)">
            <text:p/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IF(MOD([.$F$4];[.A2268])=0;[.A2268];&quot;&quot;)">
            <text:p/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IF(MOD([.$F$4];[.A2269])=0;[.A2269];&quot;&quot;)">
            <text:p/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IF(MOD([.$F$4];[.A2270])=0;[.A2270];&quot;&quot;)">
            <text:p/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IF(MOD([.$F$4];[.A2271])=0;[.A2271];&quot;&quot;)">
            <text:p/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IF(MOD([.$F$4];[.A2272])=0;[.A2272];&quot;&quot;)">
            <text:p/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IF(MOD([.$F$4];[.A2273])=0;[.A2273];&quot;&quot;)">
            <text:p/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IF(MOD([.$F$4];[.A2274])=0;[.A2274];&quot;&quot;)">
            <text:p/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IF(MOD([.$F$4];[.A2275])=0;[.A2275];&quot;&quot;)">
            <text:p/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IF(MOD([.$F$4];[.A2276])=0;[.A2276];&quot;&quot;)">
            <text:p/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IF(MOD([.$F$4];[.A2277])=0;[.A2277];&quot;&quot;)">
            <text:p/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IF(MOD([.$F$4];[.A2278])=0;[.A2278];&quot;&quot;)">
            <text:p/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IF(MOD([.$F$4];[.A2279])=0;[.A2279];&quot;&quot;)">
            <text:p/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IF(MOD([.$F$4];[.A2280])=0;[.A2280];&quot;&quot;)">
            <text:p/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IF(MOD([.$F$4];[.A2281])=0;[.A2281];&quot;&quot;)">
            <text:p/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IF(MOD([.$F$4];[.A2282])=0;[.A2282];&quot;&quot;)">
            <text:p/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IF(MOD([.$F$4];[.A2283])=0;[.A2283];&quot;&quot;)">
            <text:p/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IF(MOD([.$F$4];[.A2284])=0;[.A2284];&quot;&quot;)">
            <text:p/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IF(MOD([.$F$4];[.A2285])=0;[.A2285];&quot;&quot;)">
            <text:p/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IF(MOD([.$F$4];[.A2286])=0;[.A2286];&quot;&quot;)">
            <text:p/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IF(MOD([.$F$4];[.A2287])=0;[.A2287];&quot;&quot;)">
            <text:p/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IF(MOD([.$F$4];[.A2288])=0;[.A2288];&quot;&quot;)">
            <text:p/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IF(MOD([.$F$4];[.A2289])=0;[.A2289];&quot;&quot;)">
            <text:p/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IF(MOD([.$F$4];[.A2290])=0;[.A2290];&quot;&quot;)">
            <text:p/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IF(MOD([.$F$4];[.A2291])=0;[.A2291];&quot;&quot;)">
            <text:p/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IF(MOD([.$F$4];[.A2292])=0;[.A2292];&quot;&quot;)">
            <text:p/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IF(MOD([.$F$4];[.A2293])=0;[.A2293];&quot;&quot;)">
            <text:p/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IF(MOD([.$F$4];[.A2294])=0;[.A2294];&quot;&quot;)">
            <text:p/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IF(MOD([.$F$4];[.A2295])=0;[.A2295];&quot;&quot;)">
            <text:p/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IF(MOD([.$F$4];[.A2296])=0;[.A2296];&quot;&quot;)">
            <text:p/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IF(MOD([.$F$4];[.A2297])=0;[.A2297];&quot;&quot;)">
            <text:p/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IF(MOD([.$F$4];[.A2298])=0;[.A2298];&quot;&quot;)">
            <text:p/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IF(MOD([.$F$4];[.A2299])=0;[.A2299];&quot;&quot;)">
            <text:p/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IF(MOD([.$F$4];[.A2300])=0;[.A2300];&quot;&quot;)">
            <text:p/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IF(MOD([.$F$4];[.A2301])=0;[.A2301];&quot;&quot;)">
            <text:p/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IF(MOD([.$F$4];[.A2302])=0;[.A2302];&quot;&quot;)">
            <text:p/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IF(MOD([.$F$4];[.A2303])=0;[.A2303];&quot;&quot;)">
            <text:p/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IF(MOD([.$F$4];[.A2304])=0;[.A2304];&quot;&quot;)">
            <text:p/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IF(MOD([.$F$4];[.A2305])=0;[.A2305];&quot;&quot;)">
            <text:p/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IF(MOD([.$F$4];[.A2306])=0;[.A2306];&quot;&quot;)">
            <text:p/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IF(MOD([.$F$4];[.A2307])=0;[.A2307];&quot;&quot;)">
            <text:p/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IF(MOD([.$F$4];[.A2308])=0;[.A2308];&quot;&quot;)">
            <text:p/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IF(MOD([.$F$4];[.A2309])=0;[.A2309];&quot;&quot;)">
            <text:p/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IF(MOD([.$F$4];[.A2310])=0;[.A2310];&quot;&quot;)">
            <text:p/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IF(MOD([.$F$4];[.A2311])=0;[.A2311];&quot;&quot;)">
            <text:p/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IF(MOD([.$F$4];[.A2312])=0;[.A2312];&quot;&quot;)">
            <text:p/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IF(MOD([.$F$4];[.A2313])=0;[.A2313];&quot;&quot;)">
            <text:p/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IF(MOD([.$F$4];[.A2314])=0;[.A2314];&quot;&quot;)">
            <text:p/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IF(MOD([.$F$4];[.A2315])=0;[.A2315];&quot;&quot;)">
            <text:p/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IF(MOD([.$F$4];[.A2316])=0;[.A2316];&quot;&quot;)">
            <text:p/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IF(MOD([.$F$4];[.A2317])=0;[.A2317];&quot;&quot;)">
            <text:p/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IF(MOD([.$F$4];[.A2318])=0;[.A2318];&quot;&quot;)">
            <text:p/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IF(MOD([.$F$4];[.A2319])=0;[.A2319];&quot;&quot;)">
            <text:p/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IF(MOD([.$F$4];[.A2320])=0;[.A2320];&quot;&quot;)">
            <text:p/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IF(MOD([.$F$4];[.A2321])=0;[.A2321];&quot;&quot;)">
            <text:p/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IF(MOD([.$F$4];[.A2322])=0;[.A2322];&quot;&quot;)">
            <text:p/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IF(MOD([.$F$4];[.A2323])=0;[.A2323];&quot;&quot;)">
            <text:p/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IF(MOD([.$F$4];[.A2324])=0;[.A2324];&quot;&quot;)">
            <text:p/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IF(MOD([.$F$4];[.A2325])=0;[.A2325];&quot;&quot;)">
            <text:p/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IF(MOD([.$F$4];[.A2326])=0;[.A2326];&quot;&quot;)">
            <text:p/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IF(MOD([.$F$4];[.A2327])=0;[.A2327];&quot;&quot;)">
            <text:p/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IF(MOD([.$F$4];[.A2328])=0;[.A2328];&quot;&quot;)">
            <text:p/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IF(MOD([.$F$4];[.A2329])=0;[.A2329];&quot;&quot;)">
            <text:p/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IF(MOD([.$F$4];[.A2330])=0;[.A2330];&quot;&quot;)">
            <text:p/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IF(MOD([.$F$4];[.A2331])=0;[.A2331];&quot;&quot;)">
            <text:p/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IF(MOD([.$F$4];[.A2332])=0;[.A2332];&quot;&quot;)">
            <text:p/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IF(MOD([.$F$4];[.A2333])=0;[.A2333];&quot;&quot;)">
            <text:p/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IF(MOD([.$F$4];[.A2334])=0;[.A2334];&quot;&quot;)">
            <text:p/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IF(MOD([.$F$4];[.A2335])=0;[.A2335];&quot;&quot;)">
            <text:p/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IF(MOD([.$F$4];[.A2336])=0;[.A2336];&quot;&quot;)">
            <text:p/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IF(MOD([.$F$4];[.A2337])=0;[.A2337];&quot;&quot;)">
            <text:p/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IF(MOD([.$F$4];[.A2338])=0;[.A2338];&quot;&quot;)">
            <text:p/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IF(MOD([.$F$4];[.A2339])=0;[.A2339];&quot;&quot;)">
            <text:p/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IF(MOD([.$F$4];[.A2340])=0;[.A2340];&quot;&quot;)">
            <text:p/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IF(MOD([.$F$4];[.A2341])=0;[.A2341];&quot;&quot;)">
            <text:p/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IF(MOD([.$F$4];[.A2342])=0;[.A2342];&quot;&quot;)">
            <text:p/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IF(MOD([.$F$4];[.A2343])=0;[.A2343];&quot;&quot;)">
            <text:p/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IF(MOD([.$F$4];[.A2344])=0;[.A2344];&quot;&quot;)">
            <text:p/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IF(MOD([.$F$4];[.A2345])=0;[.A2345];&quot;&quot;)">
            <text:p/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IF(MOD([.$F$4];[.A2346])=0;[.A2346];&quot;&quot;)">
            <text:p/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IF(MOD([.$F$4];[.A2347])=0;[.A2347];&quot;&quot;)">
            <text:p/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IF(MOD([.$F$4];[.A2348])=0;[.A2348];&quot;&quot;)">
            <text:p/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IF(MOD([.$F$4];[.A2349])=0;[.A2349];&quot;&quot;)">
            <text:p/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IF(MOD([.$F$4];[.A2350])=0;[.A2350];&quot;&quot;)">
            <text:p/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IF(MOD([.$F$4];[.A2351])=0;[.A2351];&quot;&quot;)">
            <text:p/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IF(MOD([.$F$4];[.A2352])=0;[.A2352];&quot;&quot;)">
            <text:p/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IF(MOD([.$F$4];[.A2353])=0;[.A2353];&quot;&quot;)">
            <text:p/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IF(MOD([.$F$4];[.A2354])=0;[.A2354];&quot;&quot;)">
            <text:p/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IF(MOD([.$F$4];[.A2355])=0;[.A2355];&quot;&quot;)">
            <text:p/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IF(MOD([.$F$4];[.A2356])=0;[.A2356];&quot;&quot;)">
            <text:p/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IF(MOD([.$F$4];[.A2357])=0;[.A2357];&quot;&quot;)">
            <text:p/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IF(MOD([.$F$4];[.A2358])=0;[.A2358];&quot;&quot;)">
            <text:p/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IF(MOD([.$F$4];[.A2359])=0;[.A2359];&quot;&quot;)">
            <text:p/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IF(MOD([.$F$4];[.A2360])=0;[.A2360];&quot;&quot;)">
            <text:p/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IF(MOD([.$F$4];[.A2361])=0;[.A2361];&quot;&quot;)">
            <text:p/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IF(MOD([.$F$4];[.A2362])=0;[.A2362];&quot;&quot;)">
            <text:p/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IF(MOD([.$F$4];[.A2363])=0;[.A2363];&quot;&quot;)">
            <text:p/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IF(MOD([.$F$4];[.A2364])=0;[.A2364];&quot;&quot;)">
            <text:p/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IF(MOD([.$F$4];[.A2365])=0;[.A2365];&quot;&quot;)">
            <text:p/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IF(MOD([.$F$4];[.A2366])=0;[.A2366];&quot;&quot;)">
            <text:p/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IF(MOD([.$F$4];[.A2367])=0;[.A2367];&quot;&quot;)">
            <text:p/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IF(MOD([.$F$4];[.A2368])=0;[.A2368];&quot;&quot;)">
            <text:p/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IF(MOD([.$F$4];[.A2369])=0;[.A2369];&quot;&quot;)">
            <text:p/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IF(MOD([.$F$4];[.A2370])=0;[.A2370];&quot;&quot;)">
            <text:p/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IF(MOD([.$F$4];[.A2371])=0;[.A2371];&quot;&quot;)">
            <text:p/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IF(MOD([.$F$4];[.A2372])=0;[.A2372];&quot;&quot;)">
            <text:p/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IF(MOD([.$F$4];[.A2373])=0;[.A2373];&quot;&quot;)">
            <text:p/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IF(MOD([.$F$4];[.A2374])=0;[.A2374];&quot;&quot;)">
            <text:p/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IF(MOD([.$F$4];[.A2375])=0;[.A2375];&quot;&quot;)">
            <text:p/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IF(MOD([.$F$4];[.A2376])=0;[.A2376];&quot;&quot;)">
            <text:p/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IF(MOD([.$F$4];[.A2377])=0;[.A2377];&quot;&quot;)">
            <text:p/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IF(MOD([.$F$4];[.A2378])=0;[.A2378];&quot;&quot;)">
            <text:p/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IF(MOD([.$F$4];[.A2379])=0;[.A2379];&quot;&quot;)">
            <text:p/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IF(MOD([.$F$4];[.A2380])=0;[.A2380];&quot;&quot;)">
            <text:p/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IF(MOD([.$F$4];[.A2381])=0;[.A2381];&quot;&quot;)">
            <text:p/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IF(MOD([.$F$4];[.A2382])=0;[.A2382];&quot;&quot;)">
            <text:p/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IF(MOD([.$F$4];[.A2383])=0;[.A2383];&quot;&quot;)">
            <text:p/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IF(MOD([.$F$4];[.A2384])=0;[.A2384];&quot;&quot;)">
            <text:p/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IF(MOD([.$F$4];[.A2385])=0;[.A2385];&quot;&quot;)">
            <text:p/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IF(MOD([.$F$4];[.A2386])=0;[.A2386];&quot;&quot;)">
            <text:p/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IF(MOD([.$F$4];[.A2387])=0;[.A2387];&quot;&quot;)">
            <text:p/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IF(MOD([.$F$4];[.A2388])=0;[.A2388];&quot;&quot;)">
            <text:p/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IF(MOD([.$F$4];[.A2389])=0;[.A2389];&quot;&quot;)">
            <text:p/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IF(MOD([.$F$4];[.A2390])=0;[.A2390];&quot;&quot;)">
            <text:p/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IF(MOD([.$F$4];[.A2391])=0;[.A2391];&quot;&quot;)">
            <text:p/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IF(MOD([.$F$4];[.A2392])=0;[.A2392];&quot;&quot;)">
            <text:p/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IF(MOD([.$F$4];[.A2393])=0;[.A2393];&quot;&quot;)">
            <text:p/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IF(MOD([.$F$4];[.A2394])=0;[.A2394];&quot;&quot;)">
            <text:p/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IF(MOD([.$F$4];[.A2395])=0;[.A2395];&quot;&quot;)">
            <text:p/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IF(MOD([.$F$4];[.A2396])=0;[.A2396];&quot;&quot;)">
            <text:p/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IF(MOD([.$F$4];[.A2397])=0;[.A2397];&quot;&quot;)">
            <text:p/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IF(MOD([.$F$4];[.A2398])=0;[.A2398];&quot;&quot;)">
            <text:p/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IF(MOD([.$F$4];[.A2399])=0;[.A2399];&quot;&quot;)">
            <text:p/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IF(MOD([.$F$4];[.A2400])=0;[.A2400];&quot;&quot;)">
            <text:p/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IF(MOD([.$F$4];[.A2401])=0;[.A2401];&quot;&quot;)">
            <text:p/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IF(MOD([.$F$4];[.A2402])=0;[.A2402];&quot;&quot;)">
            <text:p/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IF(MOD([.$F$4];[.A2403])=0;[.A2403];&quot;&quot;)">
            <text:p/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IF(MOD([.$F$4];[.A2404])=0;[.A2404];&quot;&quot;)">
            <text:p/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IF(MOD([.$F$4];[.A2405])=0;[.A2405];&quot;&quot;)">
            <text:p/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IF(MOD([.$F$4];[.A2406])=0;[.A2406];&quot;&quot;)">
            <text:p/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IF(MOD([.$F$4];[.A2407])=0;[.A2407];&quot;&quot;)">
            <text:p/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IF(MOD([.$F$4];[.A2408])=0;[.A2408];&quot;&quot;)">
            <text:p/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IF(MOD([.$F$4];[.A2409])=0;[.A2409];&quot;&quot;)">
            <text:p/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IF(MOD([.$F$4];[.A2410])=0;[.A2410];&quot;&quot;)">
            <text:p/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IF(MOD([.$F$4];[.A2411])=0;[.A2411];&quot;&quot;)">
            <text:p/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IF(MOD([.$F$4];[.A2412])=0;[.A2412];&quot;&quot;)">
            <text:p/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IF(MOD([.$F$4];[.A2413])=0;[.A2413];&quot;&quot;)">
            <text:p/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IF(MOD([.$F$4];[.A2414])=0;[.A2414];&quot;&quot;)">
            <text:p/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IF(MOD([.$F$4];[.A2415])=0;[.A2415];&quot;&quot;)">
            <text:p/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IF(MOD([.$F$4];[.A2416])=0;[.A2416];&quot;&quot;)">
            <text:p/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IF(MOD([.$F$4];[.A2417])=0;[.A2417];&quot;&quot;)">
            <text:p/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IF(MOD([.$F$4];[.A2418])=0;[.A2418];&quot;&quot;)">
            <text:p/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IF(MOD([.$F$4];[.A2419])=0;[.A2419];&quot;&quot;)">
            <text:p/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IF(MOD([.$F$4];[.A2420])=0;[.A2420];&quot;&quot;)">
            <text:p/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IF(MOD([.$F$4];[.A2421])=0;[.A2421];&quot;&quot;)">
            <text:p/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IF(MOD([.$F$4];[.A2422])=0;[.A2422];&quot;&quot;)">
            <text:p/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IF(MOD([.$F$4];[.A2423])=0;[.A2423];&quot;&quot;)">
            <text:p/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IF(MOD([.$F$4];[.A2424])=0;[.A2424];&quot;&quot;)">
            <text:p/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IF(MOD([.$F$4];[.A2425])=0;[.A2425];&quot;&quot;)">
            <text:p/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IF(MOD([.$F$4];[.A2426])=0;[.A2426];&quot;&quot;)">
            <text:p/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IF(MOD([.$F$4];[.A2427])=0;[.A2427];&quot;&quot;)">
            <text:p/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IF(MOD([.$F$4];[.A2428])=0;[.A2428];&quot;&quot;)">
            <text:p/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IF(MOD([.$F$4];[.A2429])=0;[.A2429];&quot;&quot;)">
            <text:p/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IF(MOD([.$F$4];[.A2430])=0;[.A2430];&quot;&quot;)">
            <text:p/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IF(MOD([.$F$4];[.A2431])=0;[.A2431];&quot;&quot;)">
            <text:p/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IF(MOD([.$F$4];[.A2432])=0;[.A2432];&quot;&quot;)">
            <text:p/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IF(MOD([.$F$4];[.A2433])=0;[.A2433];&quot;&quot;)">
            <text:p/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IF(MOD([.$F$4];[.A2434])=0;[.A2434];&quot;&quot;)">
            <text:p/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IF(MOD([.$F$4];[.A2435])=0;[.A2435];&quot;&quot;)">
            <text:p/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IF(MOD([.$F$4];[.A2436])=0;[.A2436];&quot;&quot;)">
            <text:p/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IF(MOD([.$F$4];[.A2437])=0;[.A2437];&quot;&quot;)">
            <text:p/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IF(MOD([.$F$4];[.A2438])=0;[.A2438];&quot;&quot;)">
            <text:p/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IF(MOD([.$F$4];[.A2439])=0;[.A2439];&quot;&quot;)">
            <text:p/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IF(MOD([.$F$4];[.A2440])=0;[.A2440];&quot;&quot;)">
            <text:p/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IF(MOD([.$F$4];[.A2441])=0;[.A2441];&quot;&quot;)">
            <text:p/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IF(MOD([.$F$4];[.A2442])=0;[.A2442];&quot;&quot;)">
            <text:p/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IF(MOD([.$F$4];[.A2443])=0;[.A2443];&quot;&quot;)">
            <text:p/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IF(MOD([.$F$4];[.A2444])=0;[.A2444];&quot;&quot;)">
            <text:p/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IF(MOD([.$F$4];[.A2445])=0;[.A2445];&quot;&quot;)">
            <text:p/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IF(MOD([.$F$4];[.A2446])=0;[.A2446];&quot;&quot;)">
            <text:p/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IF(MOD([.$F$4];[.A2447])=0;[.A2447];&quot;&quot;)">
            <text:p/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IF(MOD([.$F$4];[.A2448])=0;[.A2448];&quot;&quot;)">
            <text:p/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IF(MOD([.$F$4];[.A2449])=0;[.A2449];&quot;&quot;)">
            <text:p/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IF(MOD([.$F$4];[.A2450])=0;[.A2450];&quot;&quot;)">
            <text:p/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IF(MOD([.$F$4];[.A2451])=0;[.A2451];&quot;&quot;)">
            <text:p/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IF(MOD([.$F$4];[.A2452])=0;[.A2452];&quot;&quot;)">
            <text:p/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IF(MOD([.$F$4];[.A2453])=0;[.A2453];&quot;&quot;)">
            <text:p/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IF(MOD([.$F$4];[.A2454])=0;[.A2454];&quot;&quot;)">
            <text:p/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IF(MOD([.$F$4];[.A2455])=0;[.A2455];&quot;&quot;)">
            <text:p/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IF(MOD([.$F$4];[.A2456])=0;[.A2456];&quot;&quot;)">
            <text:p/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IF(MOD([.$F$4];[.A2457])=0;[.A2457];&quot;&quot;)">
            <text:p/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IF(MOD([.$F$4];[.A2458])=0;[.A2458];&quot;&quot;)">
            <text:p/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IF(MOD([.$F$4];[.A2459])=0;[.A2459];&quot;&quot;)">
            <text:p/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IF(MOD([.$F$4];[.A2460])=0;[.A2460];&quot;&quot;)">
            <text:p/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IF(MOD([.$F$4];[.A2461])=0;[.A2461];&quot;&quot;)">
            <text:p/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IF(MOD([.$F$4];[.A2462])=0;[.A2462];&quot;&quot;)">
            <text:p/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IF(MOD([.$F$4];[.A2463])=0;[.A2463];&quot;&quot;)">
            <text:p/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IF(MOD([.$F$4];[.A2464])=0;[.A2464];&quot;&quot;)">
            <text:p/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IF(MOD([.$F$4];[.A2465])=0;[.A2465];&quot;&quot;)">
            <text:p/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IF(MOD([.$F$4];[.A2466])=0;[.A2466];&quot;&quot;)">
            <text:p/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IF(MOD([.$F$4];[.A2467])=0;[.A2467];&quot;&quot;)">
            <text:p/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IF(MOD([.$F$4];[.A2468])=0;[.A2468];&quot;&quot;)">
            <text:p/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IF(MOD([.$F$4];[.A2469])=0;[.A2469];&quot;&quot;)">
            <text:p/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IF(MOD([.$F$4];[.A2470])=0;[.A2470];&quot;&quot;)">
            <text:p/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IF(MOD([.$F$4];[.A2471])=0;[.A2471];&quot;&quot;)">
            <text:p/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IF(MOD([.$F$4];[.A2472])=0;[.A2472];&quot;&quot;)">
            <text:p/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IF(MOD([.$F$4];[.A2473])=0;[.A2473];&quot;&quot;)">
            <text:p/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IF(MOD([.$F$4];[.A2474])=0;[.A2474];&quot;&quot;)">
            <text:p/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IF(MOD([.$F$4];[.A2475])=0;[.A2475];&quot;&quot;)">
            <text:p/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IF(MOD([.$F$4];[.A2476])=0;[.A2476];&quot;&quot;)">
            <text:p/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IF(MOD([.$F$4];[.A2477])=0;[.A2477];&quot;&quot;)">
            <text:p/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IF(MOD([.$F$4];[.A2478])=0;[.A2478];&quot;&quot;)">
            <text:p/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IF(MOD([.$F$4];[.A2479])=0;[.A2479];&quot;&quot;)">
            <text:p/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IF(MOD([.$F$4];[.A2480])=0;[.A2480];&quot;&quot;)">
            <text:p/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IF(MOD([.$F$4];[.A2481])=0;[.A2481];&quot;&quot;)">
            <text:p/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IF(MOD([.$F$4];[.A2482])=0;[.A2482];&quot;&quot;)">
            <text:p/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IF(MOD([.$F$4];[.A2483])=0;[.A2483];&quot;&quot;)">
            <text:p/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IF(MOD([.$F$4];[.A2484])=0;[.A2484];&quot;&quot;)">
            <text:p/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IF(MOD([.$F$4];[.A2485])=0;[.A2485];&quot;&quot;)">
            <text:p/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IF(MOD([.$F$4];[.A2486])=0;[.A2486];&quot;&quot;)">
            <text:p/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IF(MOD([.$F$4];[.A2487])=0;[.A2487];&quot;&quot;)">
            <text:p/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IF(MOD([.$F$4];[.A2488])=0;[.A2488];&quot;&quot;)">
            <text:p/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IF(MOD([.$F$4];[.A2489])=0;[.A2489];&quot;&quot;)">
            <text:p/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IF(MOD([.$F$4];[.A2490])=0;[.A2490];&quot;&quot;)">
            <text:p/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IF(MOD([.$F$4];[.A2491])=0;[.A2491];&quot;&quot;)">
            <text:p/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IF(MOD([.$F$4];[.A2492])=0;[.A2492];&quot;&quot;)">
            <text:p/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IF(MOD([.$F$4];[.A2493])=0;[.A2493];&quot;&quot;)">
            <text:p/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IF(MOD([.$F$4];[.A2494])=0;[.A2494];&quot;&quot;)">
            <text:p/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IF(MOD([.$F$4];[.A2495])=0;[.A2495];&quot;&quot;)">
            <text:p/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IF(MOD([.$F$4];[.A2496])=0;[.A2496];&quot;&quot;)">
            <text:p/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IF(MOD([.$F$4];[.A2497])=0;[.A2497];&quot;&quot;)">
            <text:p/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IF(MOD([.$F$4];[.A2498])=0;[.A2498];&quot;&quot;)">
            <text:p/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IF(MOD([.$F$4];[.A2499])=0;[.A2499];&quot;&quot;)">
            <text:p/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IF(MOD([.$F$4];[.A2500])=0;[.A2500];&quot;&quot;)">
            <text:p/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IF(MOD([.$F$4];[.A2501])=0;[.A2501];&quot;&quot;)">
            <text:p/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IF(MOD([.$F$4];[.A2502])=0;[.A2502];&quot;&quot;)">
            <text:p/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IF(MOD([.$F$4];[.A2503])=0;[.A2503];&quot;&quot;)">
            <text:p/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IF(MOD([.$F$4];[.A2504])=0;[.A2504];&quot;&quot;)">
            <text:p/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IF(MOD([.$F$4];[.A2505])=0;[.A2505];&quot;&quot;)">
            <text:p/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IF(MOD([.$F$4];[.A2506])=0;[.A2506];&quot;&quot;)">
            <text:p/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IF(MOD([.$F$4];[.A2507])=0;[.A2507];&quot;&quot;)">
            <text:p/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IF(MOD([.$F$4];[.A2508])=0;[.A2508];&quot;&quot;)">
            <text:p/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IF(MOD([.$F$4];[.A2509])=0;[.A2509];&quot;&quot;)">
            <text:p/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IF(MOD([.$F$4];[.A2510])=0;[.A2510];&quot;&quot;)">
            <text:p/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IF(MOD([.$F$4];[.A2511])=0;[.A2511];&quot;&quot;)">
            <text:p/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IF(MOD([.$F$4];[.A2512])=0;[.A2512];&quot;&quot;)">
            <text:p/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IF(MOD([.$F$4];[.A2513])=0;[.A2513];&quot;&quot;)">
            <text:p/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IF(MOD([.$F$4];[.A2514])=0;[.A2514];&quot;&quot;)">
            <text:p/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IF(MOD([.$F$4];[.A2515])=0;[.A2515];&quot;&quot;)">
            <text:p/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IF(MOD([.$F$4];[.A2516])=0;[.A2516];&quot;&quot;)">
            <text:p/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IF(MOD([.$F$4];[.A2517])=0;[.A2517];&quot;&quot;)">
            <text:p/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IF(MOD([.$F$4];[.A2518])=0;[.A2518];&quot;&quot;)">
            <text:p/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IF(MOD([.$F$4];[.A2519])=0;[.A2519];&quot;&quot;)">
            <text:p/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IF(MOD([.$F$4];[.A2520])=0;[.A2520];&quot;&quot;)">
            <text:p/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IF(MOD([.$F$4];[.A2521])=0;[.A2521];&quot;&quot;)">
            <text:p/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IF(MOD([.$F$4];[.A2522])=0;[.A2522];&quot;&quot;)">
            <text:p/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IF(MOD([.$F$4];[.A2523])=0;[.A2523];&quot;&quot;)">
            <text:p/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IF(MOD([.$F$4];[.A2524])=0;[.A2524];&quot;&quot;)">
            <text:p/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IF(MOD([.$F$4];[.A2525])=0;[.A2525];&quot;&quot;)">
            <text:p/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IF(MOD([.$F$4];[.A2526])=0;[.A2526];&quot;&quot;)">
            <text:p/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IF(MOD([.$F$4];[.A2527])=0;[.A2527];&quot;&quot;)">
            <text:p/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IF(MOD([.$F$4];[.A2528])=0;[.A2528];&quot;&quot;)">
            <text:p/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IF(MOD([.$F$4];[.A2529])=0;[.A2529];&quot;&quot;)">
            <text:p/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IF(MOD([.$F$4];[.A2530])=0;[.A2530];&quot;&quot;)">
            <text:p/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IF(MOD([.$F$4];[.A2531])=0;[.A2531];&quot;&quot;)">
            <text:p/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IF(MOD([.$F$4];[.A2532])=0;[.A2532];&quot;&quot;)">
            <text:p/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IF(MOD([.$F$4];[.A2533])=0;[.A2533];&quot;&quot;)">
            <text:p/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IF(MOD([.$F$4];[.A2534])=0;[.A2534];&quot;&quot;)">
            <text:p/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IF(MOD([.$F$4];[.A2535])=0;[.A2535];&quot;&quot;)">
            <text:p/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IF(MOD([.$F$4];[.A2536])=0;[.A2536];&quot;&quot;)">
            <text:p/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IF(MOD([.$F$4];[.A2537])=0;[.A2537];&quot;&quot;)">
            <text:p/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IF(MOD([.$F$4];[.A2538])=0;[.A2538];&quot;&quot;)">
            <text:p/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IF(MOD([.$F$4];[.A2539])=0;[.A2539];&quot;&quot;)">
            <text:p/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IF(MOD([.$F$4];[.A2540])=0;[.A2540];&quot;&quot;)">
            <text:p/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IF(MOD([.$F$4];[.A2541])=0;[.A2541];&quot;&quot;)">
            <text:p/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IF(MOD([.$F$4];[.A2542])=0;[.A2542];&quot;&quot;)">
            <text:p/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IF(MOD([.$F$4];[.A2543])=0;[.A2543];&quot;&quot;)">
            <text:p/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IF(MOD([.$F$4];[.A2544])=0;[.A2544];&quot;&quot;)">
            <text:p/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IF(MOD([.$F$4];[.A2545])=0;[.A2545];&quot;&quot;)">
            <text:p/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IF(MOD([.$F$4];[.A2546])=0;[.A2546];&quot;&quot;)">
            <text:p/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IF(MOD([.$F$4];[.A2547])=0;[.A2547];&quot;&quot;)">
            <text:p/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IF(MOD([.$F$4];[.A2548])=0;[.A2548];&quot;&quot;)">
            <text:p/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IF(MOD([.$F$4];[.A2549])=0;[.A2549];&quot;&quot;)">
            <text:p/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IF(MOD([.$F$4];[.A2550])=0;[.A2550];&quot;&quot;)">
            <text:p/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IF(MOD([.$F$4];[.A2551])=0;[.A2551];&quot;&quot;)">
            <text:p/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IF(MOD([.$F$4];[.A2552])=0;[.A2552];&quot;&quot;)">
            <text:p/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IF(MOD([.$F$4];[.A2553])=0;[.A2553];&quot;&quot;)">
            <text:p/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IF(MOD([.$F$4];[.A2554])=0;[.A2554];&quot;&quot;)">
            <text:p/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IF(MOD([.$F$4];[.A2555])=0;[.A2555];&quot;&quot;)">
            <text:p/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IF(MOD([.$F$4];[.A2556])=0;[.A2556];&quot;&quot;)">
            <text:p/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IF(MOD([.$F$4];[.A2557])=0;[.A2557];&quot;&quot;)">
            <text:p/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IF(MOD([.$F$4];[.A2558])=0;[.A2558];&quot;&quot;)">
            <text:p/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IF(MOD([.$F$4];[.A2559])=0;[.A2559];&quot;&quot;)">
            <text:p/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IF(MOD([.$F$4];[.A2560])=0;[.A2560];&quot;&quot;)">
            <text:p/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IF(MOD([.$F$4];[.A2561])=0;[.A2561];&quot;&quot;)">
            <text:p/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IF(MOD([.$F$4];[.A2562])=0;[.A2562];&quot;&quot;)">
            <text:p/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IF(MOD([.$F$4];[.A2563])=0;[.A2563];&quot;&quot;)">
            <text:p/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IF(MOD([.$F$4];[.A2564])=0;[.A2564];&quot;&quot;)">
            <text:p/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IF(MOD([.$F$4];[.A2565])=0;[.A2565];&quot;&quot;)">
            <text:p/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IF(MOD([.$F$4];[.A2566])=0;[.A2566];&quot;&quot;)">
            <text:p/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IF(MOD([.$F$4];[.A2567])=0;[.A2567];&quot;&quot;)">
            <text:p/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IF(MOD([.$F$4];[.A2568])=0;[.A2568];&quot;&quot;)">
            <text:p/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IF(MOD([.$F$4];[.A2569])=0;[.A2569];&quot;&quot;)">
            <text:p/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IF(MOD([.$F$4];[.A2570])=0;[.A2570];&quot;&quot;)">
            <text:p/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IF(MOD([.$F$4];[.A2571])=0;[.A2571];&quot;&quot;)">
            <text:p/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IF(MOD([.$F$4];[.A2572])=0;[.A2572];&quot;&quot;)">
            <text:p/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IF(MOD([.$F$4];[.A2573])=0;[.A2573];&quot;&quot;)">
            <text:p/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IF(MOD([.$F$4];[.A2574])=0;[.A2574];&quot;&quot;)">
            <text:p/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IF(MOD([.$F$4];[.A2575])=0;[.A2575];&quot;&quot;)">
            <text:p/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IF(MOD([.$F$4];[.A2576])=0;[.A2576];&quot;&quot;)">
            <text:p/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IF(MOD([.$F$4];[.A2577])=0;[.A2577];&quot;&quot;)">
            <text:p/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IF(MOD([.$F$4];[.A2578])=0;[.A2578];&quot;&quot;)">
            <text:p/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IF(MOD([.$F$4];[.A2579])=0;[.A2579];&quot;&quot;)">
            <text:p/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IF(MOD([.$F$4];[.A2580])=0;[.A2580];&quot;&quot;)">
            <text:p/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IF(MOD([.$F$4];[.A2581])=0;[.A2581];&quot;&quot;)">
            <text:p/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IF(MOD([.$F$4];[.A2582])=0;[.A2582];&quot;&quot;)">
            <text:p/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IF(MOD([.$F$4];[.A2583])=0;[.A2583];&quot;&quot;)">
            <text:p/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IF(MOD([.$F$4];[.A2584])=0;[.A2584];&quot;&quot;)">
            <text:p/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IF(MOD([.$F$4];[.A2585])=0;[.A2585];&quot;&quot;)">
            <text:p/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IF(MOD([.$F$4];[.A2586])=0;[.A2586];&quot;&quot;)">
            <text:p/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IF(MOD([.$F$4];[.A2587])=0;[.A2587];&quot;&quot;)">
            <text:p/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IF(MOD([.$F$4];[.A2588])=0;[.A2588];&quot;&quot;)">
            <text:p/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IF(MOD([.$F$4];[.A2589])=0;[.A2589];&quot;&quot;)">
            <text:p/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IF(MOD([.$F$4];[.A2590])=0;[.A2590];&quot;&quot;)">
            <text:p/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IF(MOD([.$F$4];[.A2591])=0;[.A2591];&quot;&quot;)">
            <text:p/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IF(MOD([.$F$4];[.A2592])=0;[.A2592];&quot;&quot;)">
            <text:p/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IF(MOD([.$F$4];[.A2593])=0;[.A2593];&quot;&quot;)">
            <text:p/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IF(MOD([.$F$4];[.A2594])=0;[.A2594];&quot;&quot;)">
            <text:p/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IF(MOD([.$F$4];[.A2595])=0;[.A2595];&quot;&quot;)">
            <text:p/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IF(MOD([.$F$4];[.A2596])=0;[.A2596];&quot;&quot;)">
            <text:p/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IF(MOD([.$F$4];[.A2597])=0;[.A2597];&quot;&quot;)">
            <text:p/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IF(MOD([.$F$4];[.A2598])=0;[.A2598];&quot;&quot;)">
            <text:p/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IF(MOD([.$F$4];[.A2599])=0;[.A2599];&quot;&quot;)">
            <text:p/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IF(MOD([.$F$4];[.A2600])=0;[.A2600];&quot;&quot;)">
            <text:p/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IF(MOD([.$F$4];[.A2601])=0;[.A2601];&quot;&quot;)">
            <text:p/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IF(MOD([.$F$4];[.A2602])=0;[.A2602];&quot;&quot;)">
            <text:p/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IF(MOD([.$F$4];[.A2603])=0;[.A2603];&quot;&quot;)">
            <text:p/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IF(MOD([.$F$4];[.A2604])=0;[.A2604];&quot;&quot;)">
            <text:p/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IF(MOD([.$F$4];[.A2605])=0;[.A2605];&quot;&quot;)">
            <text:p/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IF(MOD([.$F$4];[.A2606])=0;[.A2606];&quot;&quot;)">
            <text:p/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IF(MOD([.$F$4];[.A2607])=0;[.A2607];&quot;&quot;)">
            <text:p/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IF(MOD([.$F$4];[.A2608])=0;[.A2608];&quot;&quot;)">
            <text:p/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IF(MOD([.$F$4];[.A2609])=0;[.A2609];&quot;&quot;)">
            <text:p/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IF(MOD([.$F$4];[.A2610])=0;[.A2610];&quot;&quot;)">
            <text:p/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IF(MOD([.$F$4];[.A2611])=0;[.A2611];&quot;&quot;)">
            <text:p/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IF(MOD([.$F$4];[.A2612])=0;[.A2612];&quot;&quot;)">
            <text:p/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IF(MOD([.$F$4];[.A2613])=0;[.A2613];&quot;&quot;)">
            <text:p/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IF(MOD([.$F$4];[.A2614])=0;[.A2614];&quot;&quot;)">
            <text:p/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IF(MOD([.$F$4];[.A2615])=0;[.A2615];&quot;&quot;)">
            <text:p/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IF(MOD([.$F$4];[.A2616])=0;[.A2616];&quot;&quot;)">
            <text:p/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IF(MOD([.$F$4];[.A2617])=0;[.A2617];&quot;&quot;)">
            <text:p/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IF(MOD([.$F$4];[.A2618])=0;[.A2618];&quot;&quot;)">
            <text:p/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IF(MOD([.$F$4];[.A2619])=0;[.A2619];&quot;&quot;)">
            <text:p/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IF(MOD([.$F$4];[.A2620])=0;[.A2620];&quot;&quot;)">
            <text:p/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IF(MOD([.$F$4];[.A2621])=0;[.A2621];&quot;&quot;)">
            <text:p/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IF(MOD([.$F$4];[.A2622])=0;[.A2622];&quot;&quot;)">
            <text:p/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IF(MOD([.$F$4];[.A2623])=0;[.A2623];&quot;&quot;)">
            <text:p/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IF(MOD([.$F$4];[.A2624])=0;[.A2624];&quot;&quot;)">
            <text:p/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IF(MOD([.$F$4];[.A2625])=0;[.A2625];&quot;&quot;)">
            <text:p/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IF(MOD([.$F$4];[.A2626])=0;[.A2626];&quot;&quot;)">
            <text:p/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IF(MOD([.$F$4];[.A2627])=0;[.A2627];&quot;&quot;)">
            <text:p/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IF(MOD([.$F$4];[.A2628])=0;[.A2628];&quot;&quot;)">
            <text:p/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IF(MOD([.$F$4];[.A2629])=0;[.A2629];&quot;&quot;)">
            <text:p/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IF(MOD([.$F$4];[.A2630])=0;[.A2630];&quot;&quot;)">
            <text:p/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IF(MOD([.$F$4];[.A2631])=0;[.A2631];&quot;&quot;)">
            <text:p/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IF(MOD([.$F$4];[.A2632])=0;[.A2632];&quot;&quot;)">
            <text:p/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IF(MOD([.$F$4];[.A2633])=0;[.A2633];&quot;&quot;)">
            <text:p/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IF(MOD([.$F$4];[.A2634])=0;[.A2634];&quot;&quot;)">
            <text:p/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IF(MOD([.$F$4];[.A2635])=0;[.A2635];&quot;&quot;)">
            <text:p/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IF(MOD([.$F$4];[.A2636])=0;[.A2636];&quot;&quot;)">
            <text:p/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IF(MOD([.$F$4];[.A2637])=0;[.A2637];&quot;&quot;)">
            <text:p/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IF(MOD([.$F$4];[.A2638])=0;[.A2638];&quot;&quot;)">
            <text:p/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IF(MOD([.$F$4];[.A2639])=0;[.A2639];&quot;&quot;)">
            <text:p/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IF(MOD([.$F$4];[.A2640])=0;[.A2640];&quot;&quot;)">
            <text:p/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IF(MOD([.$F$4];[.A2641])=0;[.A2641];&quot;&quot;)">
            <text:p/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IF(MOD([.$F$4];[.A2642])=0;[.A2642];&quot;&quot;)">
            <text:p/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IF(MOD([.$F$4];[.A2643])=0;[.A2643];&quot;&quot;)">
            <text:p/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IF(MOD([.$F$4];[.A2644])=0;[.A2644];&quot;&quot;)">
            <text:p/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IF(MOD([.$F$4];[.A2645])=0;[.A2645];&quot;&quot;)">
            <text:p/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IF(MOD([.$F$4];[.A2646])=0;[.A2646];&quot;&quot;)">
            <text:p/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IF(MOD([.$F$4];[.A2647])=0;[.A2647];&quot;&quot;)">
            <text:p/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IF(MOD([.$F$4];[.A2648])=0;[.A2648];&quot;&quot;)">
            <text:p/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IF(MOD([.$F$4];[.A2649])=0;[.A2649];&quot;&quot;)">
            <text:p/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IF(MOD([.$F$4];[.A2650])=0;[.A2650];&quot;&quot;)">
            <text:p/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IF(MOD([.$F$4];[.A2651])=0;[.A2651];&quot;&quot;)">
            <text:p/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IF(MOD([.$F$4];[.A2652])=0;[.A2652];&quot;&quot;)">
            <text:p/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IF(MOD([.$F$4];[.A2653])=0;[.A2653];&quot;&quot;)">
            <text:p/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IF(MOD([.$F$4];[.A2654])=0;[.A2654];&quot;&quot;)">
            <text:p/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IF(MOD([.$F$4];[.A2655])=0;[.A2655];&quot;&quot;)">
            <text:p/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IF(MOD([.$F$4];[.A2656])=0;[.A2656];&quot;&quot;)">
            <text:p/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IF(MOD([.$F$4];[.A2657])=0;[.A2657];&quot;&quot;)">
            <text:p/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IF(MOD([.$F$4];[.A2658])=0;[.A2658];&quot;&quot;)">
            <text:p/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IF(MOD([.$F$4];[.A2659])=0;[.A2659];&quot;&quot;)">
            <text:p/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IF(MOD([.$F$4];[.A2660])=0;[.A2660];&quot;&quot;)">
            <text:p/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IF(MOD([.$F$4];[.A2661])=0;[.A2661];&quot;&quot;)">
            <text:p/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IF(MOD([.$F$4];[.A2662])=0;[.A2662];&quot;&quot;)">
            <text:p/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IF(MOD([.$F$4];[.A2663])=0;[.A2663];&quot;&quot;)">
            <text:p/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IF(MOD([.$F$4];[.A2664])=0;[.A2664];&quot;&quot;)">
            <text:p/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IF(MOD([.$F$4];[.A2665])=0;[.A2665];&quot;&quot;)">
            <text:p/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IF(MOD([.$F$4];[.A2666])=0;[.A2666];&quot;&quot;)">
            <text:p/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IF(MOD([.$F$4];[.A2667])=0;[.A2667];&quot;&quot;)">
            <text:p/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IF(MOD([.$F$4];[.A2668])=0;[.A2668];&quot;&quot;)">
            <text:p/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IF(MOD([.$F$4];[.A2669])=0;[.A2669];&quot;&quot;)">
            <text:p/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IF(MOD([.$F$4];[.A2670])=0;[.A2670];&quot;&quot;)">
            <text:p/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IF(MOD([.$F$4];[.A2671])=0;[.A2671];&quot;&quot;)">
            <text:p/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IF(MOD([.$F$4];[.A2672])=0;[.A2672];&quot;&quot;)">
            <text:p/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IF(MOD([.$F$4];[.A2673])=0;[.A2673];&quot;&quot;)">
            <text:p/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IF(MOD([.$F$4];[.A2674])=0;[.A2674];&quot;&quot;)">
            <text:p/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IF(MOD([.$F$4];[.A2675])=0;[.A2675];&quot;&quot;)">
            <text:p/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IF(MOD([.$F$4];[.A2676])=0;[.A2676];&quot;&quot;)">
            <text:p/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IF(MOD([.$F$4];[.A2677])=0;[.A2677];&quot;&quot;)">
            <text:p/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IF(MOD([.$F$4];[.A2678])=0;[.A2678];&quot;&quot;)">
            <text:p/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IF(MOD([.$F$4];[.A2679])=0;[.A2679];&quot;&quot;)">
            <text:p/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IF(MOD([.$F$4];[.A2680])=0;[.A2680];&quot;&quot;)">
            <text:p/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IF(MOD([.$F$4];[.A2681])=0;[.A2681];&quot;&quot;)">
            <text:p/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IF(MOD([.$F$4];[.A2682])=0;[.A2682];&quot;&quot;)">
            <text:p/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IF(MOD([.$F$4];[.A2683])=0;[.A2683];&quot;&quot;)">
            <text:p/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IF(MOD([.$F$4];[.A2684])=0;[.A2684];&quot;&quot;)">
            <text:p/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IF(MOD([.$F$4];[.A2685])=0;[.A2685];&quot;&quot;)">
            <text:p/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IF(MOD([.$F$4];[.A2686])=0;[.A2686];&quot;&quot;)">
            <text:p/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IF(MOD([.$F$4];[.A2687])=0;[.A2687];&quot;&quot;)">
            <text:p/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IF(MOD([.$F$4];[.A2688])=0;[.A2688];&quot;&quot;)">
            <text:p/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IF(MOD([.$F$4];[.A2689])=0;[.A2689];&quot;&quot;)">
            <text:p/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IF(MOD([.$F$4];[.A2690])=0;[.A2690];&quot;&quot;)">
            <text:p/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IF(MOD([.$F$4];[.A2691])=0;[.A2691];&quot;&quot;)">
            <text:p/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IF(MOD([.$F$4];[.A2692])=0;[.A2692];&quot;&quot;)">
            <text:p/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IF(MOD([.$F$4];[.A2693])=0;[.A2693];&quot;&quot;)">
            <text:p/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IF(MOD([.$F$4];[.A2694])=0;[.A2694];&quot;&quot;)">
            <text:p/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IF(MOD([.$F$4];[.A2695])=0;[.A2695];&quot;&quot;)">
            <text:p/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IF(MOD([.$F$4];[.A2696])=0;[.A2696];&quot;&quot;)">
            <text:p/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IF(MOD([.$F$4];[.A2697])=0;[.A2697];&quot;&quot;)">
            <text:p/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IF(MOD([.$F$4];[.A2698])=0;[.A2698];&quot;&quot;)">
            <text:p/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IF(MOD([.$F$4];[.A2699])=0;[.A2699];&quot;&quot;)">
            <text:p/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IF(MOD([.$F$4];[.A2700])=0;[.A2700];&quot;&quot;)">
            <text:p/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IF(MOD([.$F$4];[.A2701])=0;[.A2701];&quot;&quot;)">
            <text:p/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IF(MOD([.$F$4];[.A2702])=0;[.A2702];&quot;&quot;)">
            <text:p/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IF(MOD([.$F$4];[.A2703])=0;[.A2703];&quot;&quot;)">
            <text:p/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IF(MOD([.$F$4];[.A2704])=0;[.A2704];&quot;&quot;)">
            <text:p/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IF(MOD([.$F$4];[.A2705])=0;[.A2705];&quot;&quot;)">
            <text:p/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IF(MOD([.$F$4];[.A2706])=0;[.A2706];&quot;&quot;)">
            <text:p/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IF(MOD([.$F$4];[.A2707])=0;[.A2707];&quot;&quot;)">
            <text:p/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IF(MOD([.$F$4];[.A2708])=0;[.A2708];&quot;&quot;)">
            <text:p/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IF(MOD([.$F$4];[.A2709])=0;[.A2709];&quot;&quot;)">
            <text:p/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IF(MOD([.$F$4];[.A2710])=0;[.A2710];&quot;&quot;)">
            <text:p/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IF(MOD([.$F$4];[.A2711])=0;[.A2711];&quot;&quot;)">
            <text:p/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IF(MOD([.$F$4];[.A2712])=0;[.A2712];&quot;&quot;)">
            <text:p/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IF(MOD([.$F$4];[.A2713])=0;[.A2713];&quot;&quot;)">
            <text:p/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IF(MOD([.$F$4];[.A2714])=0;[.A2714];&quot;&quot;)">
            <text:p/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IF(MOD([.$F$4];[.A2715])=0;[.A2715];&quot;&quot;)">
            <text:p/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IF(MOD([.$F$4];[.A2716])=0;[.A2716];&quot;&quot;)">
            <text:p/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IF(MOD([.$F$4];[.A2717])=0;[.A2717];&quot;&quot;)">
            <text:p/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IF(MOD([.$F$4];[.A2718])=0;[.A2718];&quot;&quot;)">
            <text:p/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IF(MOD([.$F$4];[.A2719])=0;[.A2719];&quot;&quot;)">
            <text:p/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IF(MOD([.$F$4];[.A2720])=0;[.A2720];&quot;&quot;)">
            <text:p/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IF(MOD([.$F$4];[.A2721])=0;[.A2721];&quot;&quot;)">
            <text:p/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IF(MOD([.$F$4];[.A2722])=0;[.A2722];&quot;&quot;)">
            <text:p/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IF(MOD([.$F$4];[.A2723])=0;[.A2723];&quot;&quot;)">
            <text:p/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IF(MOD([.$F$4];[.A2724])=0;[.A2724];&quot;&quot;)">
            <text:p/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IF(MOD([.$F$4];[.A2725])=0;[.A2725];&quot;&quot;)">
            <text:p/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IF(MOD([.$F$4];[.A2726])=0;[.A2726];&quot;&quot;)">
            <text:p/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IF(MOD([.$F$4];[.A2727])=0;[.A2727];&quot;&quot;)">
            <text:p/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IF(MOD([.$F$4];[.A2728])=0;[.A2728];&quot;&quot;)">
            <text:p/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IF(MOD([.$F$4];[.A2729])=0;[.A2729];&quot;&quot;)">
            <text:p/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IF(MOD([.$F$4];[.A2730])=0;[.A2730];&quot;&quot;)">
            <text:p/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IF(MOD([.$F$4];[.A2731])=0;[.A2731];&quot;&quot;)">
            <text:p/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IF(MOD([.$F$4];[.A2732])=0;[.A2732];&quot;&quot;)">
            <text:p/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IF(MOD([.$F$4];[.A2733])=0;[.A2733];&quot;&quot;)">
            <text:p/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IF(MOD([.$F$4];[.A2734])=0;[.A2734];&quot;&quot;)">
            <text:p/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IF(MOD([.$F$4];[.A2735])=0;[.A2735];&quot;&quot;)">
            <text:p/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IF(MOD([.$F$4];[.A2736])=0;[.A2736];&quot;&quot;)">
            <text:p/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IF(MOD([.$F$4];[.A2737])=0;[.A2737];&quot;&quot;)">
            <text:p/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IF(MOD([.$F$4];[.A2738])=0;[.A2738];&quot;&quot;)">
            <text:p/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IF(MOD([.$F$4];[.A2739])=0;[.A2739];&quot;&quot;)">
            <text:p/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IF(MOD([.$F$4];[.A2740])=0;[.A2740];&quot;&quot;)">
            <text:p/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IF(MOD([.$F$4];[.A2741])=0;[.A2741];&quot;&quot;)">
            <text:p/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IF(MOD([.$F$4];[.A2742])=0;[.A2742];&quot;&quot;)">
            <text:p/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IF(MOD([.$F$4];[.A2743])=0;[.A2743];&quot;&quot;)">
            <text:p/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IF(MOD([.$F$4];[.A2744])=0;[.A2744];&quot;&quot;)">
            <text:p/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IF(MOD([.$F$4];[.A2745])=0;[.A2745];&quot;&quot;)">
            <text:p/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IF(MOD([.$F$4];[.A2746])=0;[.A2746];&quot;&quot;)">
            <text:p/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IF(MOD([.$F$4];[.A2747])=0;[.A2747];&quot;&quot;)">
            <text:p/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IF(MOD([.$F$4];[.A2748])=0;[.A2748];&quot;&quot;)">
            <text:p/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IF(MOD([.$F$4];[.A2749])=0;[.A2749];&quot;&quot;)">
            <text:p/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IF(MOD([.$F$4];[.A2750])=0;[.A2750];&quot;&quot;)">
            <text:p/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IF(MOD([.$F$4];[.A2751])=0;[.A2751];&quot;&quot;)">
            <text:p/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IF(MOD([.$F$4];[.A2752])=0;[.A2752];&quot;&quot;)">
            <text:p/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IF(MOD([.$F$4];[.A2753])=0;[.A2753];&quot;&quot;)">
            <text:p/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IF(MOD([.$F$4];[.A2754])=0;[.A2754];&quot;&quot;)">
            <text:p/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IF(MOD([.$F$4];[.A2755])=0;[.A2755];&quot;&quot;)">
            <text:p/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IF(MOD([.$F$4];[.A2756])=0;[.A2756];&quot;&quot;)">
            <text:p/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IF(MOD([.$F$4];[.A2757])=0;[.A2757];&quot;&quot;)">
            <text:p/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IF(MOD([.$F$4];[.A2758])=0;[.A2758];&quot;&quot;)">
            <text:p/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IF(MOD([.$F$4];[.A2759])=0;[.A2759];&quot;&quot;)">
            <text:p/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IF(MOD([.$F$4];[.A2760])=0;[.A2760];&quot;&quot;)">
            <text:p/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IF(MOD([.$F$4];[.A2761])=0;[.A2761];&quot;&quot;)">
            <text:p/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IF(MOD([.$F$4];[.A2762])=0;[.A2762];&quot;&quot;)">
            <text:p/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IF(MOD([.$F$4];[.A2763])=0;[.A2763];&quot;&quot;)">
            <text:p/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IF(MOD([.$F$4];[.A2764])=0;[.A2764];&quot;&quot;)">
            <text:p/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IF(MOD([.$F$4];[.A2765])=0;[.A2765];&quot;&quot;)">
            <text:p/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IF(MOD([.$F$4];[.A2766])=0;[.A2766];&quot;&quot;)">
            <text:p/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IF(MOD([.$F$4];[.A2767])=0;[.A2767];&quot;&quot;)">
            <text:p/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IF(MOD([.$F$4];[.A2768])=0;[.A2768];&quot;&quot;)">
            <text:p/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IF(MOD([.$F$4];[.A2769])=0;[.A2769];&quot;&quot;)">
            <text:p/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IF(MOD([.$F$4];[.A2770])=0;[.A2770];&quot;&quot;)">
            <text:p/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IF(MOD([.$F$4];[.A2771])=0;[.A2771];&quot;&quot;)">
            <text:p/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IF(MOD([.$F$4];[.A2772])=0;[.A2772];&quot;&quot;)">
            <text:p/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IF(MOD([.$F$4];[.A2773])=0;[.A2773];&quot;&quot;)">
            <text:p/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IF(MOD([.$F$4];[.A2774])=0;[.A2774];&quot;&quot;)">
            <text:p/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IF(MOD([.$F$4];[.A2775])=0;[.A2775];&quot;&quot;)">
            <text:p/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IF(MOD([.$F$4];[.A2776])=0;[.A2776];&quot;&quot;)">
            <text:p/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IF(MOD([.$F$4];[.A2777])=0;[.A2777];&quot;&quot;)">
            <text:p/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IF(MOD([.$F$4];[.A2778])=0;[.A2778];&quot;&quot;)">
            <text:p/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IF(MOD([.$F$4];[.A2779])=0;[.A2779];&quot;&quot;)">
            <text:p/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IF(MOD([.$F$4];[.A2780])=0;[.A2780];&quot;&quot;)">
            <text:p/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IF(MOD([.$F$4];[.A2781])=0;[.A2781];&quot;&quot;)">
            <text:p/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IF(MOD([.$F$4];[.A2782])=0;[.A2782];&quot;&quot;)">
            <text:p/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IF(MOD([.$F$4];[.A2783])=0;[.A2783];&quot;&quot;)">
            <text:p/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IF(MOD([.$F$4];[.A2784])=0;[.A2784];&quot;&quot;)">
            <text:p/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IF(MOD([.$F$4];[.A2785])=0;[.A2785];&quot;&quot;)">
            <text:p/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IF(MOD([.$F$4];[.A2786])=0;[.A2786];&quot;&quot;)">
            <text:p/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IF(MOD([.$F$4];[.A2787])=0;[.A2787];&quot;&quot;)">
            <text:p/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IF(MOD([.$F$4];[.A2788])=0;[.A2788];&quot;&quot;)">
            <text:p/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IF(MOD([.$F$4];[.A2789])=0;[.A2789];&quot;&quot;)">
            <text:p/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IF(MOD([.$F$4];[.A2790])=0;[.A2790];&quot;&quot;)">
            <text:p/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IF(MOD([.$F$4];[.A2791])=0;[.A2791];&quot;&quot;)">
            <text:p/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IF(MOD([.$F$4];[.A2792])=0;[.A2792];&quot;&quot;)">
            <text:p/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IF(MOD([.$F$4];[.A2793])=0;[.A2793];&quot;&quot;)">
            <text:p/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IF(MOD([.$F$4];[.A2794])=0;[.A2794];&quot;&quot;)">
            <text:p/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IF(MOD([.$F$4];[.A2795])=0;[.A2795];&quot;&quot;)">
            <text:p/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IF(MOD([.$F$4];[.A2796])=0;[.A2796];&quot;&quot;)">
            <text:p/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IF(MOD([.$F$4];[.A2797])=0;[.A2797];&quot;&quot;)">
            <text:p/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IF(MOD([.$F$4];[.A2798])=0;[.A2798];&quot;&quot;)">
            <text:p/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IF(MOD([.$F$4];[.A2799])=0;[.A2799];&quot;&quot;)">
            <text:p/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IF(MOD([.$F$4];[.A2800])=0;[.A2800];&quot;&quot;)">
            <text:p/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IF(MOD([.$F$4];[.A2801])=0;[.A2801];&quot;&quot;)">
            <text:p/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IF(MOD([.$F$4];[.A2802])=0;[.A2802];&quot;&quot;)">
            <text:p/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IF(MOD([.$F$4];[.A2803])=0;[.A2803];&quot;&quot;)">
            <text:p/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IF(MOD([.$F$4];[.A2804])=0;[.A2804];&quot;&quot;)">
            <text:p/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IF(MOD([.$F$4];[.A2805])=0;[.A2805];&quot;&quot;)">
            <text:p/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IF(MOD([.$F$4];[.A2806])=0;[.A2806];&quot;&quot;)">
            <text:p/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IF(MOD([.$F$4];[.A2807])=0;[.A2807];&quot;&quot;)">
            <text:p/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IF(MOD([.$F$4];[.A2808])=0;[.A2808];&quot;&quot;)">
            <text:p/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IF(MOD([.$F$4];[.A2809])=0;[.A2809];&quot;&quot;)">
            <text:p/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IF(MOD([.$F$4];[.A2810])=0;[.A2810];&quot;&quot;)">
            <text:p/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IF(MOD([.$F$4];[.A2811])=0;[.A2811];&quot;&quot;)">
            <text:p/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IF(MOD([.$F$4];[.A2812])=0;[.A2812];&quot;&quot;)">
            <text:p/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IF(MOD([.$F$4];[.A2813])=0;[.A2813];&quot;&quot;)">
            <text:p/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IF(MOD([.$F$4];[.A2814])=0;[.A2814];&quot;&quot;)">
            <text:p/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IF(MOD([.$F$4];[.A2815])=0;[.A2815];&quot;&quot;)">
            <text:p/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IF(MOD([.$F$4];[.A2816])=0;[.A2816];&quot;&quot;)">
            <text:p/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IF(MOD([.$F$4];[.A2817])=0;[.A2817];&quot;&quot;)">
            <text:p/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IF(MOD([.$F$4];[.A2818])=0;[.A2818];&quot;&quot;)">
            <text:p/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IF(MOD([.$F$4];[.A2819])=0;[.A2819];&quot;&quot;)">
            <text:p/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IF(MOD([.$F$4];[.A2820])=0;[.A2820];&quot;&quot;)">
            <text:p/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IF(MOD([.$F$4];[.A2821])=0;[.A2821];&quot;&quot;)">
            <text:p/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IF(MOD([.$F$4];[.A2822])=0;[.A2822];&quot;&quot;)">
            <text:p/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IF(MOD([.$F$4];[.A2823])=0;[.A2823];&quot;&quot;)">
            <text:p/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IF(MOD([.$F$4];[.A2824])=0;[.A2824];&quot;&quot;)">
            <text:p/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IF(MOD([.$F$4];[.A2825])=0;[.A2825];&quot;&quot;)">
            <text:p/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IF(MOD([.$F$4];[.A2826])=0;[.A2826];&quot;&quot;)">
            <text:p/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IF(MOD([.$F$4];[.A2827])=0;[.A2827];&quot;&quot;)">
            <text:p/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IF(MOD([.$F$4];[.A2828])=0;[.A2828];&quot;&quot;)">
            <text:p/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IF(MOD([.$F$4];[.A2829])=0;[.A2829];&quot;&quot;)">
            <text:p/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IF(MOD([.$F$4];[.A2830])=0;[.A2830];&quot;&quot;)">
            <text:p/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IF(MOD([.$F$4];[.A2831])=0;[.A2831];&quot;&quot;)">
            <text:p/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IF(MOD([.$F$4];[.A2832])=0;[.A2832];&quot;&quot;)">
            <text:p/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IF(MOD([.$F$4];[.A2833])=0;[.A2833];&quot;&quot;)">
            <text:p/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IF(MOD([.$F$4];[.A2834])=0;[.A2834];&quot;&quot;)">
            <text:p/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IF(MOD([.$F$4];[.A2835])=0;[.A2835];&quot;&quot;)">
            <text:p/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IF(MOD([.$F$4];[.A2836])=0;[.A2836];&quot;&quot;)">
            <text:p/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IF(MOD([.$F$4];[.A2837])=0;[.A2837];&quot;&quot;)">
            <text:p/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IF(MOD([.$F$4];[.A2838])=0;[.A2838];&quot;&quot;)">
            <text:p/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IF(MOD([.$F$4];[.A2839])=0;[.A2839];&quot;&quot;)">
            <text:p/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IF(MOD([.$F$4];[.A2840])=0;[.A2840];&quot;&quot;)">
            <text:p/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IF(MOD([.$F$4];[.A2841])=0;[.A2841];&quot;&quot;)">
            <text:p/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IF(MOD([.$F$4];[.A2842])=0;[.A2842];&quot;&quot;)">
            <text:p/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IF(MOD([.$F$4];[.A2843])=0;[.A2843];&quot;&quot;)">
            <text:p/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IF(MOD([.$F$4];[.A2844])=0;[.A2844];&quot;&quot;)">
            <text:p/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IF(MOD([.$F$4];[.A2845])=0;[.A2845];&quot;&quot;)">
            <text:p/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IF(MOD([.$F$4];[.A2846])=0;[.A2846];&quot;&quot;)">
            <text:p/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IF(MOD([.$F$4];[.A2847])=0;[.A2847];&quot;&quot;)">
            <text:p/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IF(MOD([.$F$4];[.A2848])=0;[.A2848];&quot;&quot;)">
            <text:p/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IF(MOD([.$F$4];[.A2849])=0;[.A2849];&quot;&quot;)">
            <text:p/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IF(MOD([.$F$4];[.A2850])=0;[.A2850];&quot;&quot;)">
            <text:p/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IF(MOD([.$F$4];[.A2851])=0;[.A2851];&quot;&quot;)">
            <text:p/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IF(MOD([.$F$4];[.A2852])=0;[.A2852];&quot;&quot;)">
            <text:p/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IF(MOD([.$F$4];[.A2853])=0;[.A2853];&quot;&quot;)">
            <text:p/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IF(MOD([.$F$4];[.A2854])=0;[.A2854];&quot;&quot;)">
            <text:p/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IF(MOD([.$F$4];[.A2855])=0;[.A2855];&quot;&quot;)">
            <text:p/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IF(MOD([.$F$4];[.A2856])=0;[.A2856];&quot;&quot;)">
            <text:p/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IF(MOD([.$F$4];[.A2857])=0;[.A2857];&quot;&quot;)">
            <text:p/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IF(MOD([.$F$4];[.A2858])=0;[.A2858];&quot;&quot;)">
            <text:p/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IF(MOD([.$F$4];[.A2859])=0;[.A2859];&quot;&quot;)">
            <text:p/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IF(MOD([.$F$4];[.A2860])=0;[.A2860];&quot;&quot;)">
            <text:p/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IF(MOD([.$F$4];[.A2861])=0;[.A2861];&quot;&quot;)">
            <text:p/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IF(MOD([.$F$4];[.A2862])=0;[.A2862];&quot;&quot;)">
            <text:p/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IF(MOD([.$F$4];[.A2863])=0;[.A2863];&quot;&quot;)">
            <text:p/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IF(MOD([.$F$4];[.A2864])=0;[.A2864];&quot;&quot;)">
            <text:p/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IF(MOD([.$F$4];[.A2865])=0;[.A2865];&quot;&quot;)">
            <text:p/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IF(MOD([.$F$4];[.A2866])=0;[.A2866];&quot;&quot;)">
            <text:p/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IF(MOD([.$F$4];[.A2867])=0;[.A2867];&quot;&quot;)">
            <text:p/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IF(MOD([.$F$4];[.A2868])=0;[.A2868];&quot;&quot;)">
            <text:p/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IF(MOD([.$F$4];[.A2869])=0;[.A2869];&quot;&quot;)">
            <text:p/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IF(MOD([.$F$4];[.A2870])=0;[.A2870];&quot;&quot;)">
            <text:p/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IF(MOD([.$F$4];[.A2871])=0;[.A2871];&quot;&quot;)">
            <text:p/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IF(MOD([.$F$4];[.A2872])=0;[.A2872];&quot;&quot;)">
            <text:p/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IF(MOD([.$F$4];[.A2873])=0;[.A2873];&quot;&quot;)">
            <text:p/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IF(MOD([.$F$4];[.A2874])=0;[.A2874];&quot;&quot;)">
            <text:p/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IF(MOD([.$F$4];[.A2875])=0;[.A2875];&quot;&quot;)">
            <text:p/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IF(MOD([.$F$4];[.A2876])=0;[.A2876];&quot;&quot;)">
            <text:p/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IF(MOD([.$F$4];[.A2877])=0;[.A2877];&quot;&quot;)">
            <text:p/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IF(MOD([.$F$4];[.A2878])=0;[.A2878];&quot;&quot;)">
            <text:p/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IF(MOD([.$F$4];[.A2879])=0;[.A2879];&quot;&quot;)">
            <text:p/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IF(MOD([.$F$4];[.A2880])=0;[.A2880];&quot;&quot;)">
            <text:p/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IF(MOD([.$F$4];[.A2881])=0;[.A2881];&quot;&quot;)">
            <text:p/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IF(MOD([.$F$4];[.A2882])=0;[.A2882];&quot;&quot;)">
            <text:p/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IF(MOD([.$F$4];[.A2883])=0;[.A2883];&quot;&quot;)">
            <text:p/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IF(MOD([.$F$4];[.A2884])=0;[.A2884];&quot;&quot;)">
            <text:p/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IF(MOD([.$F$4];[.A2885])=0;[.A2885];&quot;&quot;)">
            <text:p/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IF(MOD([.$F$4];[.A2886])=0;[.A2886];&quot;&quot;)">
            <text:p/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IF(MOD([.$F$4];[.A2887])=0;[.A2887];&quot;&quot;)">
            <text:p/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IF(MOD([.$F$4];[.A2888])=0;[.A2888];&quot;&quot;)">
            <text:p/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IF(MOD([.$F$4];[.A2889])=0;[.A2889];&quot;&quot;)">
            <text:p/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IF(MOD([.$F$4];[.A2890])=0;[.A2890];&quot;&quot;)">
            <text:p/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IF(MOD([.$F$4];[.A2891])=0;[.A2891];&quot;&quot;)">
            <text:p/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IF(MOD([.$F$4];[.A2892])=0;[.A2892];&quot;&quot;)">
            <text:p/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IF(MOD([.$F$4];[.A2893])=0;[.A2893];&quot;&quot;)">
            <text:p/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IF(MOD([.$F$4];[.A2894])=0;[.A2894];&quot;&quot;)">
            <text:p/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IF(MOD([.$F$4];[.A2895])=0;[.A2895];&quot;&quot;)">
            <text:p/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IF(MOD([.$F$4];[.A2896])=0;[.A2896];&quot;&quot;)">
            <text:p/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IF(MOD([.$F$4];[.A2897])=0;[.A2897];&quot;&quot;)">
            <text:p/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IF(MOD([.$F$4];[.A2898])=0;[.A2898];&quot;&quot;)">
            <text:p/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IF(MOD([.$F$4];[.A2899])=0;[.A2899];&quot;&quot;)">
            <text:p/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IF(MOD([.$F$4];[.A2900])=0;[.A2900];&quot;&quot;)">
            <text:p/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IF(MOD([.$F$4];[.A2901])=0;[.A2901];&quot;&quot;)">
            <text:p/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IF(MOD([.$F$4];[.A2902])=0;[.A2902];&quot;&quot;)">
            <text:p/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IF(MOD([.$F$4];[.A2903])=0;[.A2903];&quot;&quot;)">
            <text:p/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IF(MOD([.$F$4];[.A2904])=0;[.A2904];&quot;&quot;)">
            <text:p/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IF(MOD([.$F$4];[.A2905])=0;[.A2905];&quot;&quot;)">
            <text:p/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IF(MOD([.$F$4];[.A2906])=0;[.A2906];&quot;&quot;)">
            <text:p/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IF(MOD([.$F$4];[.A2907])=0;[.A2907];&quot;&quot;)">
            <text:p/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IF(MOD([.$F$4];[.A2908])=0;[.A2908];&quot;&quot;)">
            <text:p/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IF(MOD([.$F$4];[.A2909])=0;[.A2909];&quot;&quot;)">
            <text:p/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IF(MOD([.$F$4];[.A2910])=0;[.A2910];&quot;&quot;)">
            <text:p/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IF(MOD([.$F$4];[.A2911])=0;[.A2911];&quot;&quot;)">
            <text:p/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IF(MOD([.$F$4];[.A2912])=0;[.A2912];&quot;&quot;)">
            <text:p/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IF(MOD([.$F$4];[.A2913])=0;[.A2913];&quot;&quot;)">
            <text:p/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IF(MOD([.$F$4];[.A2914])=0;[.A2914];&quot;&quot;)">
            <text:p/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IF(MOD([.$F$4];[.A2915])=0;[.A2915];&quot;&quot;)">
            <text:p/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IF(MOD([.$F$4];[.A2916])=0;[.A2916];&quot;&quot;)">
            <text:p/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IF(MOD([.$F$4];[.A2917])=0;[.A2917];&quot;&quot;)">
            <text:p/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IF(MOD([.$F$4];[.A2918])=0;[.A2918];&quot;&quot;)">
            <text:p/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IF(MOD([.$F$4];[.A2919])=0;[.A2919];&quot;&quot;)">
            <text:p/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IF(MOD([.$F$4];[.A2920])=0;[.A2920];&quot;&quot;)">
            <text:p/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IF(MOD([.$F$4];[.A2921])=0;[.A2921];&quot;&quot;)">
            <text:p/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IF(MOD([.$F$4];[.A2922])=0;[.A2922];&quot;&quot;)">
            <text:p/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IF(MOD([.$F$4];[.A2923])=0;[.A2923];&quot;&quot;)">
            <text:p/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IF(MOD([.$F$4];[.A2924])=0;[.A2924];&quot;&quot;)">
            <text:p/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IF(MOD([.$F$4];[.A2925])=0;[.A2925];&quot;&quot;)">
            <text:p/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IF(MOD([.$F$4];[.A2926])=0;[.A2926];&quot;&quot;)">
            <text:p/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IF(MOD([.$F$4];[.A2927])=0;[.A2927];&quot;&quot;)">
            <text:p/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IF(MOD([.$F$4];[.A2928])=0;[.A2928];&quot;&quot;)">
            <text:p/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IF(MOD([.$F$4];[.A2929])=0;[.A2929];&quot;&quot;)">
            <text:p/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IF(MOD([.$F$4];[.A2930])=0;[.A2930];&quot;&quot;)">
            <text:p/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IF(MOD([.$F$4];[.A2931])=0;[.A2931];&quot;&quot;)">
            <text:p/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IF(MOD([.$F$4];[.A2932])=0;[.A2932];&quot;&quot;)">
            <text:p/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IF(MOD([.$F$4];[.A2933])=0;[.A2933];&quot;&quot;)">
            <text:p/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IF(MOD([.$F$4];[.A2934])=0;[.A2934];&quot;&quot;)">
            <text:p/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IF(MOD([.$F$4];[.A2935])=0;[.A2935];&quot;&quot;)">
            <text:p/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IF(MOD([.$F$4];[.A2936])=0;[.A2936];&quot;&quot;)">
            <text:p/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IF(MOD([.$F$4];[.A2937])=0;[.A2937];&quot;&quot;)">
            <text:p/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IF(MOD([.$F$4];[.A2938])=0;[.A2938];&quot;&quot;)">
            <text:p/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IF(MOD([.$F$4];[.A2939])=0;[.A2939];&quot;&quot;)">
            <text:p/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IF(MOD([.$F$4];[.A2940])=0;[.A2940];&quot;&quot;)">
            <text:p/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IF(MOD([.$F$4];[.A2941])=0;[.A2941];&quot;&quot;)">
            <text:p/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IF(MOD([.$F$4];[.A2942])=0;[.A2942];&quot;&quot;)">
            <text:p/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IF(MOD([.$F$4];[.A2943])=0;[.A2943];&quot;&quot;)">
            <text:p/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IF(MOD([.$F$4];[.A2944])=0;[.A2944];&quot;&quot;)">
            <text:p/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IF(MOD([.$F$4];[.A2945])=0;[.A2945];&quot;&quot;)">
            <text:p/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IF(MOD([.$F$4];[.A2946])=0;[.A2946];&quot;&quot;)">
            <text:p/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IF(MOD([.$F$4];[.A2947])=0;[.A2947];&quot;&quot;)">
            <text:p/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IF(MOD([.$F$4];[.A2948])=0;[.A2948];&quot;&quot;)">
            <text:p/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IF(MOD([.$F$4];[.A2949])=0;[.A2949];&quot;&quot;)">
            <text:p/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IF(MOD([.$F$4];[.A2950])=0;[.A2950];&quot;&quot;)">
            <text:p/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IF(MOD([.$F$4];[.A2951])=0;[.A2951];&quot;&quot;)">
            <text:p/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IF(MOD([.$F$4];[.A2952])=0;[.A2952];&quot;&quot;)">
            <text:p/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IF(MOD([.$F$4];[.A2953])=0;[.A2953];&quot;&quot;)">
            <text:p/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IF(MOD([.$F$4];[.A2954])=0;[.A2954];&quot;&quot;)">
            <text:p/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IF(MOD([.$F$4];[.A2955])=0;[.A2955];&quot;&quot;)">
            <text:p/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IF(MOD([.$F$4];[.A2956])=0;[.A2956];&quot;&quot;)">
            <text:p/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IF(MOD([.$F$4];[.A2957])=0;[.A2957];&quot;&quot;)">
            <text:p/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IF(MOD([.$F$4];[.A2958])=0;[.A2958];&quot;&quot;)">
            <text:p/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IF(MOD([.$F$4];[.A2959])=0;[.A2959];&quot;&quot;)">
            <text:p/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IF(MOD([.$F$4];[.A2960])=0;[.A2960];&quot;&quot;)">
            <text:p/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IF(MOD([.$F$4];[.A2961])=0;[.A2961];&quot;&quot;)">
            <text:p/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IF(MOD([.$F$4];[.A2962])=0;[.A2962];&quot;&quot;)">
            <text:p/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IF(MOD([.$F$4];[.A2963])=0;[.A2963];&quot;&quot;)">
            <text:p/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IF(MOD([.$F$4];[.A2964])=0;[.A2964];&quot;&quot;)">
            <text:p/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IF(MOD([.$F$4];[.A2965])=0;[.A2965];&quot;&quot;)">
            <text:p/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IF(MOD([.$F$4];[.A2966])=0;[.A2966];&quot;&quot;)">
            <text:p/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IF(MOD([.$F$4];[.A2967])=0;[.A2967];&quot;&quot;)">
            <text:p/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IF(MOD([.$F$4];[.A2968])=0;[.A2968];&quot;&quot;)">
            <text:p/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IF(MOD([.$F$4];[.A2969])=0;[.A2969];&quot;&quot;)">
            <text:p/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IF(MOD([.$F$4];[.A2970])=0;[.A2970];&quot;&quot;)">
            <text:p/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IF(MOD([.$F$4];[.A2971])=0;[.A2971];&quot;&quot;)">
            <text:p/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IF(MOD([.$F$4];[.A2972])=0;[.A2972];&quot;&quot;)">
            <text:p/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IF(MOD([.$F$4];[.A2973])=0;[.A2973];&quot;&quot;)">
            <text:p/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IF(MOD([.$F$4];[.A2974])=0;[.A2974];&quot;&quot;)">
            <text:p/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IF(MOD([.$F$4];[.A2975])=0;[.A2975];&quot;&quot;)">
            <text:p/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IF(MOD([.$F$4];[.A2976])=0;[.A2976];&quot;&quot;)">
            <text:p/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IF(MOD([.$F$4];[.A2977])=0;[.A2977];&quot;&quot;)">
            <text:p/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IF(MOD([.$F$4];[.A2978])=0;[.A2978];&quot;&quot;)">
            <text:p/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IF(MOD([.$F$4];[.A2979])=0;[.A2979];&quot;&quot;)">
            <text:p/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IF(MOD([.$F$4];[.A2980])=0;[.A2980];&quot;&quot;)">
            <text:p/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IF(MOD([.$F$4];[.A2981])=0;[.A2981];&quot;&quot;)">
            <text:p/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IF(MOD([.$F$4];[.A2982])=0;[.A2982];&quot;&quot;)">
            <text:p/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IF(MOD([.$F$4];[.A2983])=0;[.A2983];&quot;&quot;)">
            <text:p/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IF(MOD([.$F$4];[.A2984])=0;[.A2984];&quot;&quot;)">
            <text:p/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IF(MOD([.$F$4];[.A2985])=0;[.A2985];&quot;&quot;)">
            <text:p/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IF(MOD([.$F$4];[.A2986])=0;[.A2986];&quot;&quot;)">
            <text:p/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IF(MOD([.$F$4];[.A2987])=0;[.A2987];&quot;&quot;)">
            <text:p/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IF(MOD([.$F$4];[.A2988])=0;[.A2988];&quot;&quot;)">
            <text:p/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IF(MOD([.$F$4];[.A2989])=0;[.A2989];&quot;&quot;)">
            <text:p/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IF(MOD([.$F$4];[.A2990])=0;[.A2990];&quot;&quot;)">
            <text:p/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IF(MOD([.$F$4];[.A2991])=0;[.A2991];&quot;&quot;)">
            <text:p/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IF(MOD([.$F$4];[.A2992])=0;[.A2992];&quot;&quot;)">
            <text:p/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IF(MOD([.$F$4];[.A2993])=0;[.A2993];&quot;&quot;)">
            <text:p/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IF(MOD([.$F$4];[.A2994])=0;[.A2994];&quot;&quot;)">
            <text:p/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IF(MOD([.$F$4];[.A2995])=0;[.A2995];&quot;&quot;)">
            <text:p/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IF(MOD([.$F$4];[.A2996])=0;[.A2996];&quot;&quot;)">
            <text:p/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IF(MOD([.$F$4];[.A2997])=0;[.A2997];&quot;&quot;)">
            <text:p/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IF(MOD([.$F$4];[.A2998])=0;[.A2998];&quot;&quot;)">
            <text:p/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IF(MOD([.$F$4];[.A2999])=0;[.A2999];&quot;&quot;)">
            <text:p/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IF(MOD([.$F$4];[.A3000])=0;[.A3000];&quot;&quot;)">
            <text:p/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IF(MOD([.$F$4];[.A3001])=0;[.A3001];&quot;&quot;)">
            <text:p/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IF(MOD([.$F$4];[.A3002])=0;[.A3002];&quot;&quot;)">
            <text:p/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IF(MOD([.$F$4];[.A3003])=0;[.A3003];&quot;&quot;)">
            <text:p/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IF(MOD([.$F$4];[.A3004])=0;[.A3004];&quot;&quot;)">
            <text:p/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IF(MOD([.$F$4];[.A3005])=0;[.A3005];&quot;&quot;)">
            <text:p/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IF(MOD([.$F$4];[.A3006])=0;[.A3006];&quot;&quot;)">
            <text:p/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IF(MOD([.$F$4];[.A3007])=0;[.A3007];&quot;&quot;)">
            <text:p/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IF(MOD([.$F$4];[.A3008])=0;[.A3008];&quot;&quot;)">
            <text:p/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IF(MOD([.$F$4];[.A3009])=0;[.A3009];&quot;&quot;)">
            <text:p/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IF(MOD([.$F$4];[.A3010])=0;[.A3010];&quot;&quot;)">
            <text:p/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IF(MOD([.$F$4];[.A3011])=0;[.A3011];&quot;&quot;)">
            <text:p/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IF(MOD([.$F$4];[.A3012])=0;[.A3012];&quot;&quot;)">
            <text:p/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IF(MOD([.$F$4];[.A3013])=0;[.A3013];&quot;&quot;)">
            <text:p/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IF(MOD([.$F$4];[.A3014])=0;[.A3014];&quot;&quot;)">
            <text:p/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IF(MOD([.$F$4];[.A3015])=0;[.A3015];&quot;&quot;)">
            <text:p/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IF(MOD([.$F$4];[.A3016])=0;[.A3016];&quot;&quot;)">
            <text:p/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IF(MOD([.$F$4];[.A3017])=0;[.A3017];&quot;&quot;)">
            <text:p/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IF(MOD([.$F$4];[.A3018])=0;[.A3018];&quot;&quot;)">
            <text:p/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IF(MOD([.$F$4];[.A3019])=0;[.A3019];&quot;&quot;)">
            <text:p/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IF(MOD([.$F$4];[.A3020])=0;[.A3020];&quot;&quot;)">
            <text:p/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IF(MOD([.$F$4];[.A3021])=0;[.A3021];&quot;&quot;)">
            <text:p/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IF(MOD([.$F$4];[.A3022])=0;[.A3022];&quot;&quot;)">
            <text:p/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IF(MOD([.$F$4];[.A3023])=0;[.A3023];&quot;&quot;)">
            <text:p/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IF(MOD([.$F$4];[.A3024])=0;[.A3024];&quot;&quot;)">
            <text:p/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IF(MOD([.$F$4];[.A3025])=0;[.A3025];&quot;&quot;)">
            <text:p/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IF(MOD([.$F$4];[.A3026])=0;[.A3026];&quot;&quot;)">
            <text:p/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IF(MOD([.$F$4];[.A3027])=0;[.A3027];&quot;&quot;)">
            <text:p/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IF(MOD([.$F$4];[.A3028])=0;[.A3028];&quot;&quot;)">
            <text:p/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IF(MOD([.$F$4];[.A3029])=0;[.A3029];&quot;&quot;)">
            <text:p/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IF(MOD([.$F$4];[.A3030])=0;[.A3030];&quot;&quot;)">
            <text:p/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IF(MOD([.$F$4];[.A3031])=0;[.A3031];&quot;&quot;)">
            <text:p/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IF(MOD([.$F$4];[.A3032])=0;[.A3032];&quot;&quot;)">
            <text:p/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IF(MOD([.$F$4];[.A3033])=0;[.A3033];&quot;&quot;)">
            <text:p/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IF(MOD([.$F$4];[.A3034])=0;[.A3034];&quot;&quot;)">
            <text:p/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IF(MOD([.$F$4];[.A3035])=0;[.A3035];&quot;&quot;)">
            <text:p/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IF(MOD([.$F$4];[.A3036])=0;[.A3036];&quot;&quot;)">
            <text:p/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IF(MOD([.$F$4];[.A3037])=0;[.A3037];&quot;&quot;)">
            <text:p/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IF(MOD([.$F$4];[.A3038])=0;[.A3038];&quot;&quot;)">
            <text:p/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IF(MOD([.$F$4];[.A3039])=0;[.A3039];&quot;&quot;)">
            <text:p/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IF(MOD([.$F$4];[.A3040])=0;[.A3040];&quot;&quot;)">
            <text:p/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IF(MOD([.$F$4];[.A3041])=0;[.A3041];&quot;&quot;)">
            <text:p/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IF(MOD([.$F$4];[.A3042])=0;[.A3042];&quot;&quot;)">
            <text:p/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IF(MOD([.$F$4];[.A3043])=0;[.A3043];&quot;&quot;)">
            <text:p/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IF(MOD([.$F$4];[.A3044])=0;[.A3044];&quot;&quot;)">
            <text:p/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IF(MOD([.$F$4];[.A3045])=0;[.A3045];&quot;&quot;)">
            <text:p/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IF(MOD([.$F$4];[.A3046])=0;[.A3046];&quot;&quot;)">
            <text:p/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IF(MOD([.$F$4];[.A3047])=0;[.A3047];&quot;&quot;)">
            <text:p/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IF(MOD([.$F$4];[.A3048])=0;[.A3048];&quot;&quot;)">
            <text:p/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IF(MOD([.$F$4];[.A3049])=0;[.A3049];&quot;&quot;)">
            <text:p/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IF(MOD([.$F$4];[.A3050])=0;[.A3050];&quot;&quot;)">
            <text:p/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IF(MOD([.$F$4];[.A3051])=0;[.A3051];&quot;&quot;)">
            <text:p/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IF(MOD([.$F$4];[.A3052])=0;[.A3052];&quot;&quot;)">
            <text:p/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IF(MOD([.$F$4];[.A3053])=0;[.A3053];&quot;&quot;)">
            <text:p/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IF(MOD([.$F$4];[.A3054])=0;[.A3054];&quot;&quot;)">
            <text:p/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IF(MOD([.$F$4];[.A3055])=0;[.A3055];&quot;&quot;)">
            <text:p/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IF(MOD([.$F$4];[.A3056])=0;[.A3056];&quot;&quot;)">
            <text:p/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IF(MOD([.$F$4];[.A3057])=0;[.A3057];&quot;&quot;)">
            <text:p/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IF(MOD([.$F$4];[.A3058])=0;[.A3058];&quot;&quot;)">
            <text:p/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IF(MOD([.$F$4];[.A3059])=0;[.A3059];&quot;&quot;)">
            <text:p/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IF(MOD([.$F$4];[.A3060])=0;[.A3060];&quot;&quot;)">
            <text:p/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IF(MOD([.$F$4];[.A3061])=0;[.A3061];&quot;&quot;)">
            <text:p/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IF(MOD([.$F$4];[.A3062])=0;[.A3062];&quot;&quot;)">
            <text:p/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IF(MOD([.$F$4];[.A3063])=0;[.A3063];&quot;&quot;)">
            <text:p/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IF(MOD([.$F$4];[.A3064])=0;[.A3064];&quot;&quot;)">
            <text:p/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IF(MOD([.$F$4];[.A3065])=0;[.A3065];&quot;&quot;)">
            <text:p/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IF(MOD([.$F$4];[.A3066])=0;[.A3066];&quot;&quot;)">
            <text:p/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IF(MOD([.$F$4];[.A3067])=0;[.A3067];&quot;&quot;)">
            <text:p/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IF(MOD([.$F$4];[.A3068])=0;[.A3068];&quot;&quot;)">
            <text:p/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IF(MOD([.$F$4];[.A3069])=0;[.A3069];&quot;&quot;)">
            <text:p/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IF(MOD([.$F$4];[.A3070])=0;[.A3070];&quot;&quot;)">
            <text:p/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IF(MOD([.$F$4];[.A3071])=0;[.A3071];&quot;&quot;)">
            <text:p/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IF(MOD([.$F$4];[.A3072])=0;[.A3072];&quot;&quot;)">
            <text:p/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IF(MOD([.$F$4];[.A3073])=0;[.A3073];&quot;&quot;)">
            <text:p/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IF(MOD([.$F$4];[.A3074])=0;[.A3074];&quot;&quot;)">
            <text:p/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IF(MOD([.$F$4];[.A3075])=0;[.A3075];&quot;&quot;)">
            <text:p/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IF(MOD([.$F$4];[.A3076])=0;[.A3076];&quot;&quot;)">
            <text:p/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IF(MOD([.$F$4];[.A3077])=0;[.A3077];&quot;&quot;)">
            <text:p/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IF(MOD([.$F$4];[.A3078])=0;[.A3078];&quot;&quot;)">
            <text:p/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IF(MOD([.$F$4];[.A3079])=0;[.A3079];&quot;&quot;)">
            <text:p/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IF(MOD([.$F$4];[.A3080])=0;[.A3080];&quot;&quot;)">
            <text:p/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IF(MOD([.$F$4];[.A3081])=0;[.A3081];&quot;&quot;)">
            <text:p/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IF(MOD([.$F$4];[.A3082])=0;[.A3082];&quot;&quot;)">
            <text:p/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IF(MOD([.$F$4];[.A3083])=0;[.A3083];&quot;&quot;)">
            <text:p/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IF(MOD([.$F$4];[.A3084])=0;[.A3084];&quot;&quot;)">
            <text:p/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IF(MOD([.$F$4];[.A3085])=0;[.A3085];&quot;&quot;)">
            <text:p/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IF(MOD([.$F$4];[.A3086])=0;[.A3086];&quot;&quot;)">
            <text:p/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IF(MOD([.$F$4];[.A3087])=0;[.A3087];&quot;&quot;)">
            <text:p/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IF(MOD([.$F$4];[.A3088])=0;[.A3088];&quot;&quot;)">
            <text:p/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IF(MOD([.$F$4];[.A3089])=0;[.A3089];&quot;&quot;)">
            <text:p/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IF(MOD([.$F$4];[.A3090])=0;[.A3090];&quot;&quot;)">
            <text:p/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IF(MOD([.$F$4];[.A3091])=0;[.A3091];&quot;&quot;)">
            <text:p/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IF(MOD([.$F$4];[.A3092])=0;[.A3092];&quot;&quot;)">
            <text:p/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IF(MOD([.$F$4];[.A3093])=0;[.A3093];&quot;&quot;)">
            <text:p/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IF(MOD([.$F$4];[.A3094])=0;[.A3094];&quot;&quot;)">
            <text:p/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IF(MOD([.$F$4];[.A3095])=0;[.A3095];&quot;&quot;)">
            <text:p/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IF(MOD([.$F$4];[.A3096])=0;[.A3096];&quot;&quot;)">
            <text:p/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IF(MOD([.$F$4];[.A3097])=0;[.A3097];&quot;&quot;)">
            <text:p/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IF(MOD([.$F$4];[.A3098])=0;[.A3098];&quot;&quot;)">
            <text:p/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IF(MOD([.$F$4];[.A3099])=0;[.A3099];&quot;&quot;)">
            <text:p/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IF(MOD([.$F$4];[.A3100])=0;[.A3100];&quot;&quot;)">
            <text:p/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IF(MOD([.$F$4];[.A3101])=0;[.A3101];&quot;&quot;)">
            <text:p/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IF(MOD([.$F$4];[.A3102])=0;[.A3102];&quot;&quot;)">
            <text:p/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IF(MOD([.$F$4];[.A3103])=0;[.A3103];&quot;&quot;)">
            <text:p/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IF(MOD([.$F$4];[.A3104])=0;[.A3104];&quot;&quot;)">
            <text:p/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IF(MOD([.$F$4];[.A3105])=0;[.A3105];&quot;&quot;)">
            <text:p/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IF(MOD([.$F$4];[.A3106])=0;[.A3106];&quot;&quot;)">
            <text:p/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IF(MOD([.$F$4];[.A3107])=0;[.A3107];&quot;&quot;)">
            <text:p/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IF(MOD([.$F$4];[.A3108])=0;[.A3108];&quot;&quot;)">
            <text:p/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IF(MOD([.$F$4];[.A3109])=0;[.A3109];&quot;&quot;)">
            <text:p/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IF(MOD([.$F$4];[.A3110])=0;[.A3110];&quot;&quot;)">
            <text:p/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IF(MOD([.$F$4];[.A3111])=0;[.A3111];&quot;&quot;)">
            <text:p/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IF(MOD([.$F$4];[.A3112])=0;[.A3112];&quot;&quot;)">
            <text:p/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IF(MOD([.$F$4];[.A3113])=0;[.A3113];&quot;&quot;)">
            <text:p/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IF(MOD([.$F$4];[.A3114])=0;[.A3114];&quot;&quot;)">
            <text:p/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IF(MOD([.$F$4];[.A3115])=0;[.A3115];&quot;&quot;)">
            <text:p/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IF(MOD([.$F$4];[.A3116])=0;[.A3116];&quot;&quot;)">
            <text:p/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IF(MOD([.$F$4];[.A3117])=0;[.A3117];&quot;&quot;)">
            <text:p/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IF(MOD([.$F$4];[.A3118])=0;[.A3118];&quot;&quot;)">
            <text:p/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IF(MOD([.$F$4];[.A3119])=0;[.A3119];&quot;&quot;)">
            <text:p/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IF(MOD([.$F$4];[.A3120])=0;[.A3120];&quot;&quot;)">
            <text:p/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IF(MOD([.$F$4];[.A3121])=0;[.A3121];&quot;&quot;)">
            <text:p/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IF(MOD([.$F$4];[.A3122])=0;[.A3122];&quot;&quot;)">
            <text:p/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IF(MOD([.$F$4];[.A3123])=0;[.A3123];&quot;&quot;)">
            <text:p/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IF(MOD([.$F$4];[.A3124])=0;[.A3124];&quot;&quot;)">
            <text:p/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IF(MOD([.$F$4];[.A3125])=0;[.A3125];&quot;&quot;)">
            <text:p/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IF(MOD([.$F$4];[.A3126])=0;[.A3126];&quot;&quot;)">
            <text:p/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IF(MOD([.$F$4];[.A3127])=0;[.A3127];&quot;&quot;)">
            <text:p/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IF(MOD([.$F$4];[.A3128])=0;[.A3128];&quot;&quot;)">
            <text:p/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IF(MOD([.$F$4];[.A3129])=0;[.A3129];&quot;&quot;)">
            <text:p/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IF(MOD([.$F$4];[.A3130])=0;[.A3130];&quot;&quot;)">
            <text:p/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IF(MOD([.$F$4];[.A3131])=0;[.A3131];&quot;&quot;)">
            <text:p/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IF(MOD([.$F$4];[.A3132])=0;[.A3132];&quot;&quot;)">
            <text:p/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IF(MOD([.$F$4];[.A3133])=0;[.A3133];&quot;&quot;)">
            <text:p/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IF(MOD([.$F$4];[.A3134])=0;[.A3134];&quot;&quot;)">
            <text:p/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IF(MOD([.$F$4];[.A3135])=0;[.A3135];&quot;&quot;)">
            <text:p/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IF(MOD([.$F$4];[.A3136])=0;[.A3136];&quot;&quot;)">
            <text:p/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IF(MOD([.$F$4];[.A3137])=0;[.A3137];&quot;&quot;)">
            <text:p/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IF(MOD([.$F$4];[.A3138])=0;[.A3138];&quot;&quot;)">
            <text:p/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IF(MOD([.$F$4];[.A3139])=0;[.A3139];&quot;&quot;)">
            <text:p/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IF(MOD([.$F$4];[.A3140])=0;[.A3140];&quot;&quot;)">
            <text:p/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IF(MOD([.$F$4];[.A3141])=0;[.A3141];&quot;&quot;)">
            <text:p/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IF(MOD([.$F$4];[.A3142])=0;[.A3142];&quot;&quot;)">
            <text:p/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IF(MOD([.$F$4];[.A3143])=0;[.A3143];&quot;&quot;)">
            <text:p/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IF(MOD([.$F$4];[.A3144])=0;[.A3144];&quot;&quot;)">
            <text:p/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IF(MOD([.$F$4];[.A3145])=0;[.A3145];&quot;&quot;)">
            <text:p/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IF(MOD([.$F$4];[.A3146])=0;[.A3146];&quot;&quot;)">
            <text:p/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IF(MOD([.$F$4];[.A3147])=0;[.A3147];&quot;&quot;)">
            <text:p/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IF(MOD([.$F$4];[.A3148])=0;[.A3148];&quot;&quot;)">
            <text:p/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IF(MOD([.$F$4];[.A3149])=0;[.A3149];&quot;&quot;)">
            <text:p/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IF(MOD([.$F$4];[.A3150])=0;[.A3150];&quot;&quot;)">
            <text:p/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IF(MOD([.$F$4];[.A3151])=0;[.A3151];&quot;&quot;)">
            <text:p/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IF(MOD([.$F$4];[.A3152])=0;[.A3152];&quot;&quot;)">
            <text:p/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IF(MOD([.$F$4];[.A3153])=0;[.A3153];&quot;&quot;)">
            <text:p/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IF(MOD([.$F$4];[.A3154])=0;[.A3154];&quot;&quot;)">
            <text:p/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IF(MOD([.$F$4];[.A3155])=0;[.A3155];&quot;&quot;)">
            <text:p/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IF(MOD([.$F$4];[.A3156])=0;[.A3156];&quot;&quot;)">
            <text:p/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IF(MOD([.$F$4];[.A3157])=0;[.A3157];&quot;&quot;)">
            <text:p/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IF(MOD([.$F$4];[.A3158])=0;[.A3158];&quot;&quot;)">
            <text:p/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IF(MOD([.$F$4];[.A3159])=0;[.A3159];&quot;&quot;)">
            <text:p/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IF(MOD([.$F$4];[.A3160])=0;[.A3160];&quot;&quot;)">
            <text:p/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IF(MOD([.$F$4];[.A3161])=0;[.A3161];&quot;&quot;)">
            <text:p/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IF(MOD([.$F$4];[.A3162])=0;[.A3162];&quot;&quot;)">
            <text:p/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IF(MOD([.$F$4];[.A3163])=0;[.A3163];&quot;&quot;)">
            <text:p/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IF(MOD([.$F$4];[.A3164])=0;[.A3164];&quot;&quot;)">
            <text:p/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IF(MOD([.$F$4];[.A3165])=0;[.A3165];&quot;&quot;)">
            <text:p/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IF(MOD([.$F$4];[.A3166])=0;[.A3166];&quot;&quot;)">
            <text:p/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IF(MOD([.$F$4];[.A3167])=0;[.A3167];&quot;&quot;)">
            <text:p/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IF(MOD([.$F$4];[.A3168])=0;[.A3168];&quot;&quot;)">
            <text:p/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IF(MOD([.$F$4];[.A3169])=0;[.A3169];&quot;&quot;)">
            <text:p/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IF(MOD([.$F$4];[.A3170])=0;[.A3170];&quot;&quot;)">
            <text:p/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IF(MOD([.$F$4];[.A3171])=0;[.A3171];&quot;&quot;)">
            <text:p/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IF(MOD([.$F$4];[.A3172])=0;[.A3172];&quot;&quot;)">
            <text:p/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IF(MOD([.$F$4];[.A3173])=0;[.A3173];&quot;&quot;)">
            <text:p/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IF(MOD([.$F$4];[.A3174])=0;[.A3174];&quot;&quot;)">
            <text:p/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IF(MOD([.$F$4];[.A3175])=0;[.A3175];&quot;&quot;)">
            <text:p/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IF(MOD([.$F$4];[.A3176])=0;[.A3176];&quot;&quot;)">
            <text:p/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IF(MOD([.$F$4];[.A3177])=0;[.A3177];&quot;&quot;)">
            <text:p/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IF(MOD([.$F$4];[.A3178])=0;[.A3178];&quot;&quot;)">
            <text:p/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IF(MOD([.$F$4];[.A3179])=0;[.A3179];&quot;&quot;)">
            <text:p/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IF(MOD([.$F$4];[.A3180])=0;[.A3180];&quot;&quot;)">
            <text:p/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IF(MOD([.$F$4];[.A3181])=0;[.A3181];&quot;&quot;)">
            <text:p/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IF(MOD([.$F$4];[.A3182])=0;[.A3182];&quot;&quot;)">
            <text:p/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IF(MOD([.$F$4];[.A3183])=0;[.A3183];&quot;&quot;)">
            <text:p/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IF(MOD([.$F$4];[.A3184])=0;[.A3184];&quot;&quot;)">
            <text:p/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IF(MOD([.$F$4];[.A3185])=0;[.A3185];&quot;&quot;)">
            <text:p/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IF(MOD([.$F$4];[.A3186])=0;[.A3186];&quot;&quot;)">
            <text:p/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IF(MOD([.$F$4];[.A3187])=0;[.A3187];&quot;&quot;)">
            <text:p/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IF(MOD([.$F$4];[.A3188])=0;[.A3188];&quot;&quot;)">
            <text:p/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IF(MOD([.$F$4];[.A3189])=0;[.A3189];&quot;&quot;)">
            <text:p/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IF(MOD([.$F$4];[.A3190])=0;[.A3190];&quot;&quot;)">
            <text:p/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IF(MOD([.$F$4];[.A3191])=0;[.A3191];&quot;&quot;)">
            <text:p/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IF(MOD([.$F$4];[.A3192])=0;[.A3192];&quot;&quot;)">
            <text:p/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IF(MOD([.$F$4];[.A3193])=0;[.A3193];&quot;&quot;)">
            <text:p/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IF(MOD([.$F$4];[.A3194])=0;[.A3194];&quot;&quot;)">
            <text:p/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IF(MOD([.$F$4];[.A3195])=0;[.A3195];&quot;&quot;)">
            <text:p/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IF(MOD([.$F$4];[.A3196])=0;[.A3196];&quot;&quot;)">
            <text:p/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IF(MOD([.$F$4];[.A3197])=0;[.A3197];&quot;&quot;)">
            <text:p/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IF(MOD([.$F$4];[.A3198])=0;[.A3198];&quot;&quot;)">
            <text:p/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IF(MOD([.$F$4];[.A3199])=0;[.A3199];&quot;&quot;)">
            <text:p/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IF(MOD([.$F$4];[.A3200])=0;[.A3200];&quot;&quot;)">
            <text:p/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IF(MOD([.$F$4];[.A3201])=0;[.A3201];&quot;&quot;)">
            <text:p/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IF(MOD([.$F$4];[.A3202])=0;[.A3202];&quot;&quot;)">
            <text:p/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IF(MOD([.$F$4];[.A3203])=0;[.A3203];&quot;&quot;)">
            <text:p/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IF(MOD([.$F$4];[.A3204])=0;[.A3204];&quot;&quot;)">
            <text:p/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IF(MOD([.$F$4];[.A3205])=0;[.A3205];&quot;&quot;)">
            <text:p/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IF(MOD([.$F$4];[.A3206])=0;[.A3206];&quot;&quot;)">
            <text:p/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IF(MOD([.$F$4];[.A3207])=0;[.A3207];&quot;&quot;)">
            <text:p/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IF(MOD([.$F$4];[.A3208])=0;[.A3208];&quot;&quot;)">
            <text:p/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IF(MOD([.$F$4];[.A3209])=0;[.A3209];&quot;&quot;)">
            <text:p/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IF(MOD([.$F$4];[.A3210])=0;[.A3210];&quot;&quot;)">
            <text:p/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IF(MOD([.$F$4];[.A3211])=0;[.A3211];&quot;&quot;)">
            <text:p/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IF(MOD([.$F$4];[.A3212])=0;[.A3212];&quot;&quot;)">
            <text:p/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IF(MOD([.$F$4];[.A3213])=0;[.A3213];&quot;&quot;)">
            <text:p/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IF(MOD([.$F$4];[.A3214])=0;[.A3214];&quot;&quot;)">
            <text:p/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IF(MOD([.$F$4];[.A3215])=0;[.A3215];&quot;&quot;)">
            <text:p/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IF(MOD([.$F$4];[.A3216])=0;[.A3216];&quot;&quot;)">
            <text:p/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IF(MOD([.$F$4];[.A3217])=0;[.A3217];&quot;&quot;)">
            <text:p/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IF(MOD([.$F$4];[.A3218])=0;[.A3218];&quot;&quot;)">
            <text:p/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IF(MOD([.$F$4];[.A3219])=0;[.A3219];&quot;&quot;)">
            <text:p/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IF(MOD([.$F$4];[.A3220])=0;[.A3220];&quot;&quot;)">
            <text:p/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IF(MOD([.$F$4];[.A3221])=0;[.A3221];&quot;&quot;)">
            <text:p/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IF(MOD([.$F$4];[.A3222])=0;[.A3222];&quot;&quot;)">
            <text:p/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IF(MOD([.$F$4];[.A3223])=0;[.A3223];&quot;&quot;)">
            <text:p/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IF(MOD([.$F$4];[.A3224])=0;[.A3224];&quot;&quot;)">
            <text:p/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IF(MOD([.$F$4];[.A3225])=0;[.A3225];&quot;&quot;)">
            <text:p/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IF(MOD([.$F$4];[.A3226])=0;[.A3226];&quot;&quot;)">
            <text:p/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IF(MOD([.$F$4];[.A3227])=0;[.A3227];&quot;&quot;)">
            <text:p/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IF(MOD([.$F$4];[.A3228])=0;[.A3228];&quot;&quot;)">
            <text:p/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IF(MOD([.$F$4];[.A3229])=0;[.A3229];&quot;&quot;)">
            <text:p/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IF(MOD([.$F$4];[.A3230])=0;[.A3230];&quot;&quot;)">
            <text:p/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IF(MOD([.$F$4];[.A3231])=0;[.A3231];&quot;&quot;)">
            <text:p/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IF(MOD([.$F$4];[.A3232])=0;[.A3232];&quot;&quot;)">
            <text:p/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IF(MOD([.$F$4];[.A3233])=0;[.A3233];&quot;&quot;)">
            <text:p/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IF(MOD([.$F$4];[.A3234])=0;[.A3234];&quot;&quot;)">
            <text:p/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IF(MOD([.$F$4];[.A3235])=0;[.A3235];&quot;&quot;)">
            <text:p/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IF(MOD([.$F$4];[.A3236])=0;[.A3236];&quot;&quot;)">
            <text:p/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IF(MOD([.$F$4];[.A3237])=0;[.A3237];&quot;&quot;)">
            <text:p/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IF(MOD([.$F$4];[.A3238])=0;[.A3238];&quot;&quot;)">
            <text:p/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IF(MOD([.$F$4];[.A3239])=0;[.A3239];&quot;&quot;)">
            <text:p/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IF(MOD([.$F$4];[.A3240])=0;[.A3240];&quot;&quot;)">
            <text:p/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IF(MOD([.$F$4];[.A3241])=0;[.A3241];&quot;&quot;)">
            <text:p/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IF(MOD([.$F$4];[.A3242])=0;[.A3242];&quot;&quot;)">
            <text:p/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IF(MOD([.$F$4];[.A3243])=0;[.A3243];&quot;&quot;)">
            <text:p/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IF(MOD([.$F$4];[.A3244])=0;[.A3244];&quot;&quot;)">
            <text:p/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IF(MOD([.$F$4];[.A3245])=0;[.A3245];&quot;&quot;)">
            <text:p/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IF(MOD([.$F$4];[.A3246])=0;[.A3246];&quot;&quot;)">
            <text:p/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IF(MOD([.$F$4];[.A3247])=0;[.A3247];&quot;&quot;)">
            <text:p/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IF(MOD([.$F$4];[.A3248])=0;[.A3248];&quot;&quot;)">
            <text:p/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IF(MOD([.$F$4];[.A3249])=0;[.A3249];&quot;&quot;)">
            <text:p/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IF(MOD([.$F$4];[.A3250])=0;[.A3250];&quot;&quot;)">
            <text:p/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IF(MOD([.$F$4];[.A3251])=0;[.A3251];&quot;&quot;)">
            <text:p/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IF(MOD([.$F$4];[.A3252])=0;[.A3252];&quot;&quot;)">
            <text:p/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IF(MOD([.$F$4];[.A3253])=0;[.A3253];&quot;&quot;)">
            <text:p/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IF(MOD([.$F$4];[.A3254])=0;[.A3254];&quot;&quot;)">
            <text:p/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IF(MOD([.$F$4];[.A3255])=0;[.A3255];&quot;&quot;)">
            <text:p/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IF(MOD([.$F$4];[.A3256])=0;[.A3256];&quot;&quot;)">
            <text:p/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IF(MOD([.$F$4];[.A3257])=0;[.A3257];&quot;&quot;)">
            <text:p/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IF(MOD([.$F$4];[.A3258])=0;[.A3258];&quot;&quot;)">
            <text:p/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IF(MOD([.$F$4];[.A3259])=0;[.A3259];&quot;&quot;)">
            <text:p/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IF(MOD([.$F$4];[.A3260])=0;[.A3260];&quot;&quot;)">
            <text:p/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IF(MOD([.$F$4];[.A3261])=0;[.A3261];&quot;&quot;)">
            <text:p/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IF(MOD([.$F$4];[.A3262])=0;[.A3262];&quot;&quot;)">
            <text:p/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IF(MOD([.$F$4];[.A3263])=0;[.A3263];&quot;&quot;)">
            <text:p/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IF(MOD([.$F$4];[.A3264])=0;[.A3264];&quot;&quot;)">
            <text:p/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IF(MOD([.$F$4];[.A3265])=0;[.A3265];&quot;&quot;)">
            <text:p/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IF(MOD([.$F$4];[.A3266])=0;[.A3266];&quot;&quot;)">
            <text:p/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IF(MOD([.$F$4];[.A3267])=0;[.A3267];&quot;&quot;)">
            <text:p/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IF(MOD([.$F$4];[.A3268])=0;[.A3268];&quot;&quot;)">
            <text:p/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IF(MOD([.$F$4];[.A3269])=0;[.A3269];&quot;&quot;)">
            <text:p/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IF(MOD([.$F$4];[.A3270])=0;[.A3270];&quot;&quot;)">
            <text:p/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IF(MOD([.$F$4];[.A3271])=0;[.A3271];&quot;&quot;)">
            <text:p/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IF(MOD([.$F$4];[.A3272])=0;[.A3272];&quot;&quot;)">
            <text:p/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IF(MOD([.$F$4];[.A3273])=0;[.A3273];&quot;&quot;)">
            <text:p/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IF(MOD([.$F$4];[.A3274])=0;[.A3274];&quot;&quot;)">
            <text:p/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IF(MOD([.$F$4];[.A3275])=0;[.A3275];&quot;&quot;)">
            <text:p/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IF(MOD([.$F$4];[.A3276])=0;[.A3276];&quot;&quot;)">
            <text:p/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IF(MOD([.$F$4];[.A3277])=0;[.A3277];&quot;&quot;)">
            <text:p/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IF(MOD([.$F$4];[.A3278])=0;[.A3278];&quot;&quot;)">
            <text:p/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IF(MOD([.$F$4];[.A3279])=0;[.A3279];&quot;&quot;)">
            <text:p/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IF(MOD([.$F$4];[.A3280])=0;[.A3280];&quot;&quot;)">
            <text:p/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IF(MOD([.$F$4];[.A3281])=0;[.A3281];&quot;&quot;)">
            <text:p/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IF(MOD([.$F$4];[.A3282])=0;[.A3282];&quot;&quot;)">
            <text:p/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IF(MOD([.$F$4];[.A3283])=0;[.A3283];&quot;&quot;)">
            <text:p/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IF(MOD([.$F$4];[.A3284])=0;[.A3284];&quot;&quot;)">
            <text:p/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IF(MOD([.$F$4];[.A3285])=0;[.A3285];&quot;&quot;)">
            <text:p/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IF(MOD([.$F$4];[.A3286])=0;[.A3286];&quot;&quot;)">
            <text:p/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IF(MOD([.$F$4];[.A3287])=0;[.A3287];&quot;&quot;)">
            <text:p/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IF(MOD([.$F$4];[.A3288])=0;[.A3288];&quot;&quot;)">
            <text:p/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IF(MOD([.$F$4];[.A3289])=0;[.A3289];&quot;&quot;)">
            <text:p/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IF(MOD([.$F$4];[.A3290])=0;[.A3290];&quot;&quot;)">
            <text:p/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IF(MOD([.$F$4];[.A3291])=0;[.A3291];&quot;&quot;)">
            <text:p/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IF(MOD([.$F$4];[.A3292])=0;[.A3292];&quot;&quot;)">
            <text:p/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IF(MOD([.$F$4];[.A3293])=0;[.A3293];&quot;&quot;)">
            <text:p/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IF(MOD([.$F$4];[.A3294])=0;[.A3294];&quot;&quot;)">
            <text:p/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IF(MOD([.$F$4];[.A3295])=0;[.A3295];&quot;&quot;)">
            <text:p/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IF(MOD([.$F$4];[.A3296])=0;[.A3296];&quot;&quot;)">
            <text:p/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IF(MOD([.$F$4];[.A3297])=0;[.A3297];&quot;&quot;)">
            <text:p/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IF(MOD([.$F$4];[.A3298])=0;[.A3298];&quot;&quot;)">
            <text:p/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IF(MOD([.$F$4];[.A3299])=0;[.A3299];&quot;&quot;)">
            <text:p/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IF(MOD([.$F$4];[.A3300])=0;[.A3300];&quot;&quot;)">
            <text:p/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IF(MOD([.$F$4];[.A3301])=0;[.A3301];&quot;&quot;)">
            <text:p/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IF(MOD([.$F$4];[.A3302])=0;[.A3302];&quot;&quot;)">
            <text:p/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IF(MOD([.$F$4];[.A3303])=0;[.A3303];&quot;&quot;)">
            <text:p/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IF(MOD([.$F$4];[.A3304])=0;[.A3304];&quot;&quot;)">
            <text:p/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IF(MOD([.$F$4];[.A3305])=0;[.A3305];&quot;&quot;)">
            <text:p/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IF(MOD([.$F$4];[.A3306])=0;[.A3306];&quot;&quot;)">
            <text:p/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IF(MOD([.$F$4];[.A3307])=0;[.A3307];&quot;&quot;)">
            <text:p/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IF(MOD([.$F$4];[.A3308])=0;[.A3308];&quot;&quot;)">
            <text:p/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IF(MOD([.$F$4];[.A3309])=0;[.A3309];&quot;&quot;)">
            <text:p/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IF(MOD([.$F$4];[.A3310])=0;[.A3310];&quot;&quot;)">
            <text:p/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IF(MOD([.$F$4];[.A3311])=0;[.A3311];&quot;&quot;)">
            <text:p/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IF(MOD([.$F$4];[.A3312])=0;[.A3312];&quot;&quot;)">
            <text:p/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IF(MOD([.$F$4];[.A3313])=0;[.A3313];&quot;&quot;)">
            <text:p/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IF(MOD([.$F$4];[.A3314])=0;[.A3314];&quot;&quot;)">
            <text:p/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IF(MOD([.$F$4];[.A3315])=0;[.A3315];&quot;&quot;)">
            <text:p/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IF(MOD([.$F$4];[.A3316])=0;[.A3316];&quot;&quot;)">
            <text:p/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IF(MOD([.$F$4];[.A3317])=0;[.A3317];&quot;&quot;)">
            <text:p/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IF(MOD([.$F$4];[.A3318])=0;[.A3318];&quot;&quot;)">
            <text:p/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IF(MOD([.$F$4];[.A3319])=0;[.A3319];&quot;&quot;)">
            <text:p/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IF(MOD([.$F$4];[.A3320])=0;[.A3320];&quot;&quot;)">
            <text:p/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IF(MOD([.$F$4];[.A3321])=0;[.A3321];&quot;&quot;)">
            <text:p/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IF(MOD([.$F$4];[.A3322])=0;[.A3322];&quot;&quot;)">
            <text:p/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IF(MOD([.$F$4];[.A3323])=0;[.A3323];&quot;&quot;)">
            <text:p/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IF(MOD([.$F$4];[.A3324])=0;[.A3324];&quot;&quot;)">
            <text:p/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IF(MOD([.$F$4];[.A3325])=0;[.A3325];&quot;&quot;)">
            <text:p/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IF(MOD([.$F$4];[.A3326])=0;[.A3326];&quot;&quot;)">
            <text:p/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IF(MOD([.$F$4];[.A3327])=0;[.A3327];&quot;&quot;)">
            <text:p/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IF(MOD([.$F$4];[.A3328])=0;[.A3328];&quot;&quot;)">
            <text:p/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IF(MOD([.$F$4];[.A3329])=0;[.A3329];&quot;&quot;)">
            <text:p/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IF(MOD([.$F$4];[.A3330])=0;[.A3330];&quot;&quot;)">
            <text:p/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IF(MOD([.$F$4];[.A3331])=0;[.A3331];&quot;&quot;)">
            <text:p/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IF(MOD([.$F$4];[.A3332])=0;[.A3332];&quot;&quot;)">
            <text:p/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IF(MOD([.$F$4];[.A3333])=0;[.A3333];&quot;&quot;)">
            <text:p/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IF(MOD([.$F$4];[.A3334])=0;[.A3334];&quot;&quot;)">
            <text:p/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IF(MOD([.$F$4];[.A3335])=0;[.A3335];&quot;&quot;)">
            <text:p/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IF(MOD([.$F$4];[.A3336])=0;[.A3336];&quot;&quot;)">
            <text:p/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IF(MOD([.$F$4];[.A3337])=0;[.A3337];&quot;&quot;)">
            <text:p/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IF(MOD([.$F$4];[.A3338])=0;[.A3338];&quot;&quot;)">
            <text:p/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IF(MOD([.$F$4];[.A3339])=0;[.A3339];&quot;&quot;)">
            <text:p/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IF(MOD([.$F$4];[.A3340])=0;[.A3340];&quot;&quot;)">
            <text:p/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IF(MOD([.$F$4];[.A3341])=0;[.A3341];&quot;&quot;)">
            <text:p/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IF(MOD([.$F$4];[.A3342])=0;[.A3342];&quot;&quot;)">
            <text:p/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IF(MOD([.$F$4];[.A3343])=0;[.A3343];&quot;&quot;)">
            <text:p/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IF(MOD([.$F$4];[.A3344])=0;[.A3344];&quot;&quot;)">
            <text:p/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IF(MOD([.$F$4];[.A3345])=0;[.A3345];&quot;&quot;)">
            <text:p/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IF(MOD([.$F$4];[.A3346])=0;[.A3346];&quot;&quot;)">
            <text:p/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IF(MOD([.$F$4];[.A3347])=0;[.A3347];&quot;&quot;)">
            <text:p/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IF(MOD([.$F$4];[.A3348])=0;[.A3348];&quot;&quot;)">
            <text:p/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IF(MOD([.$F$4];[.A3349])=0;[.A3349];&quot;&quot;)">
            <text:p/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IF(MOD([.$F$4];[.A3350])=0;[.A3350];&quot;&quot;)">
            <text:p/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IF(MOD([.$F$4];[.A3351])=0;[.A3351];&quot;&quot;)">
            <text:p/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IF(MOD([.$F$4];[.A3352])=0;[.A3352];&quot;&quot;)">
            <text:p/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IF(MOD([.$F$4];[.A3353])=0;[.A3353];&quot;&quot;)">
            <text:p/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IF(MOD([.$F$4];[.A3354])=0;[.A3354];&quot;&quot;)">
            <text:p/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IF(MOD([.$F$4];[.A3355])=0;[.A3355];&quot;&quot;)">
            <text:p/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IF(MOD([.$F$4];[.A3356])=0;[.A3356];&quot;&quot;)">
            <text:p/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IF(MOD([.$F$4];[.A3357])=0;[.A3357];&quot;&quot;)">
            <text:p/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IF(MOD([.$F$4];[.A3358])=0;[.A3358];&quot;&quot;)">
            <text:p/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IF(MOD([.$F$4];[.A3359])=0;[.A3359];&quot;&quot;)">
            <text:p/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IF(MOD([.$F$4];[.A3360])=0;[.A3360];&quot;&quot;)">
            <text:p/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IF(MOD([.$F$4];[.A3361])=0;[.A3361];&quot;&quot;)">
            <text:p/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IF(MOD([.$F$4];[.A3362])=0;[.A3362];&quot;&quot;)">
            <text:p/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IF(MOD([.$F$4];[.A3363])=0;[.A3363];&quot;&quot;)">
            <text:p/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IF(MOD([.$F$4];[.A3364])=0;[.A3364];&quot;&quot;)">
            <text:p/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IF(MOD([.$F$4];[.A3365])=0;[.A3365];&quot;&quot;)">
            <text:p/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IF(MOD([.$F$4];[.A3366])=0;[.A3366];&quot;&quot;)">
            <text:p/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IF(MOD([.$F$4];[.A3367])=0;[.A3367];&quot;&quot;)">
            <text:p/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IF(MOD([.$F$4];[.A3368])=0;[.A3368];&quot;&quot;)">
            <text:p/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IF(MOD([.$F$4];[.A3369])=0;[.A3369];&quot;&quot;)">
            <text:p/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IF(MOD([.$F$4];[.A3370])=0;[.A3370];&quot;&quot;)">
            <text:p/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IF(MOD([.$F$4];[.A3371])=0;[.A3371];&quot;&quot;)">
            <text:p/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IF(MOD([.$F$4];[.A3372])=0;[.A3372];&quot;&quot;)">
            <text:p/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IF(MOD([.$F$4];[.A3373])=0;[.A3373];&quot;&quot;)">
            <text:p/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IF(MOD([.$F$4];[.A3374])=0;[.A3374];&quot;&quot;)">
            <text:p/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IF(MOD([.$F$4];[.A3375])=0;[.A3375];&quot;&quot;)">
            <text:p/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IF(MOD([.$F$4];[.A3376])=0;[.A3376];&quot;&quot;)">
            <text:p/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IF(MOD([.$F$4];[.A3377])=0;[.A3377];&quot;&quot;)">
            <text:p/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IF(MOD([.$F$4];[.A3378])=0;[.A3378];&quot;&quot;)">
            <text:p/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IF(MOD([.$F$4];[.A3379])=0;[.A3379];&quot;&quot;)">
            <text:p/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IF(MOD([.$F$4];[.A3380])=0;[.A3380];&quot;&quot;)">
            <text:p/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IF(MOD([.$F$4];[.A3381])=0;[.A3381];&quot;&quot;)">
            <text:p/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IF(MOD([.$F$4];[.A3382])=0;[.A3382];&quot;&quot;)">
            <text:p/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IF(MOD([.$F$4];[.A3383])=0;[.A3383];&quot;&quot;)">
            <text:p/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IF(MOD([.$F$4];[.A3384])=0;[.A3384];&quot;&quot;)">
            <text:p/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IF(MOD([.$F$4];[.A3385])=0;[.A3385];&quot;&quot;)">
            <text:p/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IF(MOD([.$F$4];[.A3386])=0;[.A3386];&quot;&quot;)">
            <text:p/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IF(MOD([.$F$4];[.A3387])=0;[.A3387];&quot;&quot;)">
            <text:p/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IF(MOD([.$F$4];[.A3388])=0;[.A3388];&quot;&quot;)">
            <text:p/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IF(MOD([.$F$4];[.A3389])=0;[.A3389];&quot;&quot;)">
            <text:p/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IF(MOD([.$F$4];[.A3390])=0;[.A3390];&quot;&quot;)">
            <text:p/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IF(MOD([.$F$4];[.A3391])=0;[.A3391];&quot;&quot;)">
            <text:p/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IF(MOD([.$F$4];[.A3392])=0;[.A3392];&quot;&quot;)">
            <text:p/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IF(MOD([.$F$4];[.A3393])=0;[.A3393];&quot;&quot;)">
            <text:p/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IF(MOD([.$F$4];[.A3394])=0;[.A3394];&quot;&quot;)">
            <text:p/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IF(MOD([.$F$4];[.A3395])=0;[.A3395];&quot;&quot;)">
            <text:p/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IF(MOD([.$F$4];[.A3396])=0;[.A3396];&quot;&quot;)">
            <text:p/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IF(MOD([.$F$4];[.A3397])=0;[.A3397];&quot;&quot;)">
            <text:p/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IF(MOD([.$F$4];[.A3398])=0;[.A3398];&quot;&quot;)">
            <text:p/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IF(MOD([.$F$4];[.A3399])=0;[.A3399];&quot;&quot;)">
            <text:p/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IF(MOD([.$F$4];[.A3400])=0;[.A3400];&quot;&quot;)">
            <text:p/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IF(MOD([.$F$4];[.A3401])=0;[.A3401];&quot;&quot;)">
            <text:p/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IF(MOD([.$F$4];[.A3402])=0;[.A3402];&quot;&quot;)">
            <text:p/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IF(MOD([.$F$4];[.A3403])=0;[.A3403];&quot;&quot;)">
            <text:p/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IF(MOD([.$F$4];[.A3404])=0;[.A3404];&quot;&quot;)">
            <text:p/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IF(MOD([.$F$4];[.A3405])=0;[.A3405];&quot;&quot;)">
            <text:p/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IF(MOD([.$F$4];[.A3406])=0;[.A3406];&quot;&quot;)">
            <text:p/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IF(MOD([.$F$4];[.A3407])=0;[.A3407];&quot;&quot;)">
            <text:p/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IF(MOD([.$F$4];[.A3408])=0;[.A3408];&quot;&quot;)">
            <text:p/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IF(MOD([.$F$4];[.A3409])=0;[.A3409];&quot;&quot;)">
            <text:p/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IF(MOD([.$F$4];[.A3410])=0;[.A3410];&quot;&quot;)">
            <text:p/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IF(MOD([.$F$4];[.A3411])=0;[.A3411];&quot;&quot;)">
            <text:p/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IF(MOD([.$F$4];[.A3412])=0;[.A3412];&quot;&quot;)">
            <text:p/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IF(MOD([.$F$4];[.A3413])=0;[.A3413];&quot;&quot;)">
            <text:p/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IF(MOD([.$F$4];[.A3414])=0;[.A3414];&quot;&quot;)">
            <text:p/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IF(MOD([.$F$4];[.A3415])=0;[.A3415];&quot;&quot;)">
            <text:p/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IF(MOD([.$F$4];[.A3416])=0;[.A3416];&quot;&quot;)">
            <text:p/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IF(MOD([.$F$4];[.A3417])=0;[.A3417];&quot;&quot;)">
            <text:p/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IF(MOD([.$F$4];[.A3418])=0;[.A3418];&quot;&quot;)">
            <text:p/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IF(MOD([.$F$4];[.A3419])=0;[.A3419];&quot;&quot;)">
            <text:p/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IF(MOD([.$F$4];[.A3420])=0;[.A3420];&quot;&quot;)">
            <text:p/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IF(MOD([.$F$4];[.A3421])=0;[.A3421];&quot;&quot;)">
            <text:p/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IF(MOD([.$F$4];[.A3422])=0;[.A3422];&quot;&quot;)">
            <text:p/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IF(MOD([.$F$4];[.A3423])=0;[.A3423];&quot;&quot;)">
            <text:p/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IF(MOD([.$F$4];[.A3424])=0;[.A3424];&quot;&quot;)">
            <text:p/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IF(MOD([.$F$4];[.A3425])=0;[.A3425];&quot;&quot;)">
            <text:p/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IF(MOD([.$F$4];[.A3426])=0;[.A3426];&quot;&quot;)">
            <text:p/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IF(MOD([.$F$4];[.A3427])=0;[.A3427];&quot;&quot;)">
            <text:p/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IF(MOD([.$F$4];[.A3428])=0;[.A3428];&quot;&quot;)">
            <text:p/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IF(MOD([.$F$4];[.A3429])=0;[.A3429];&quot;&quot;)">
            <text:p/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IF(MOD([.$F$4];[.A3430])=0;[.A3430];&quot;&quot;)">
            <text:p/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IF(MOD([.$F$4];[.A3431])=0;[.A3431];&quot;&quot;)">
            <text:p/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IF(MOD([.$F$4];[.A3432])=0;[.A3432];&quot;&quot;)">
            <text:p/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IF(MOD([.$F$4];[.A3433])=0;[.A3433];&quot;&quot;)">
            <text:p/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IF(MOD([.$F$4];[.A3434])=0;[.A3434];&quot;&quot;)">
            <text:p/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IF(MOD([.$F$4];[.A3435])=0;[.A3435];&quot;&quot;)">
            <text:p/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IF(MOD([.$F$4];[.A3436])=0;[.A3436];&quot;&quot;)">
            <text:p/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IF(MOD([.$F$4];[.A3437])=0;[.A3437];&quot;&quot;)">
            <text:p/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IF(MOD([.$F$4];[.A3438])=0;[.A3438];&quot;&quot;)">
            <text:p/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IF(MOD([.$F$4];[.A3439])=0;[.A3439];&quot;&quot;)">
            <text:p/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IF(MOD([.$F$4];[.A3440])=0;[.A3440];&quot;&quot;)">
            <text:p/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IF(MOD([.$F$4];[.A3441])=0;[.A3441];&quot;&quot;)">
            <text:p/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IF(MOD([.$F$4];[.A3442])=0;[.A3442];&quot;&quot;)">
            <text:p/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IF(MOD([.$F$4];[.A3443])=0;[.A3443];&quot;&quot;)">
            <text:p/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IF(MOD([.$F$4];[.A3444])=0;[.A3444];&quot;&quot;)">
            <text:p/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IF(MOD([.$F$4];[.A3445])=0;[.A3445];&quot;&quot;)">
            <text:p/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IF(MOD([.$F$4];[.A3446])=0;[.A3446];&quot;&quot;)">
            <text:p/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IF(MOD([.$F$4];[.A3447])=0;[.A3447];&quot;&quot;)">
            <text:p/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IF(MOD([.$F$4];[.A3448])=0;[.A3448];&quot;&quot;)">
            <text:p/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IF(MOD([.$F$4];[.A3449])=0;[.A3449];&quot;&quot;)">
            <text:p/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IF(MOD([.$F$4];[.A3450])=0;[.A3450];&quot;&quot;)">
            <text:p/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IF(MOD([.$F$4];[.A3451])=0;[.A3451];&quot;&quot;)">
            <text:p/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IF(MOD([.$F$4];[.A3452])=0;[.A3452];&quot;&quot;)">
            <text:p/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IF(MOD([.$F$4];[.A3453])=0;[.A3453];&quot;&quot;)">
            <text:p/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IF(MOD([.$F$4];[.A3454])=0;[.A3454];&quot;&quot;)">
            <text:p/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IF(MOD([.$F$4];[.A3455])=0;[.A3455];&quot;&quot;)">
            <text:p/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IF(MOD([.$F$4];[.A3456])=0;[.A3456];&quot;&quot;)">
            <text:p/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IF(MOD([.$F$4];[.A3457])=0;[.A3457];&quot;&quot;)">
            <text:p/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IF(MOD([.$F$4];[.A3458])=0;[.A3458];&quot;&quot;)">
            <text:p/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IF(MOD([.$F$4];[.A3459])=0;[.A3459];&quot;&quot;)">
            <text:p/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IF(MOD([.$F$4];[.A3460])=0;[.A3460];&quot;&quot;)">
            <text:p/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IF(MOD([.$F$4];[.A3461])=0;[.A3461];&quot;&quot;)">
            <text:p/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IF(MOD([.$F$4];[.A3462])=0;[.A3462];&quot;&quot;)">
            <text:p/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IF(MOD([.$F$4];[.A3463])=0;[.A3463];&quot;&quot;)">
            <text:p/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IF(MOD([.$F$4];[.A3464])=0;[.A3464];&quot;&quot;)">
            <text:p/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IF(MOD([.$F$4];[.A3465])=0;[.A3465];&quot;&quot;)">
            <text:p/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IF(MOD([.$F$4];[.A3466])=0;[.A3466];&quot;&quot;)">
            <text:p/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IF(MOD([.$F$4];[.A3467])=0;[.A3467];&quot;&quot;)">
            <text:p/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IF(MOD([.$F$4];[.A3468])=0;[.A3468];&quot;&quot;)">
            <text:p/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IF(MOD([.$F$4];[.A3469])=0;[.A3469];&quot;&quot;)">
            <text:p/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IF(MOD([.$F$4];[.A3470])=0;[.A3470];&quot;&quot;)">
            <text:p/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IF(MOD([.$F$4];[.A3471])=0;[.A3471];&quot;&quot;)">
            <text:p/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IF(MOD([.$F$4];[.A3472])=0;[.A3472];&quot;&quot;)">
            <text:p/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IF(MOD([.$F$4];[.A3473])=0;[.A3473];&quot;&quot;)">
            <text:p/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IF(MOD([.$F$4];[.A3474])=0;[.A3474];&quot;&quot;)">
            <text:p/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IF(MOD([.$F$4];[.A3475])=0;[.A3475];&quot;&quot;)">
            <text:p/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IF(MOD([.$F$4];[.A3476])=0;[.A3476];&quot;&quot;)">
            <text:p/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IF(MOD([.$F$4];[.A3477])=0;[.A3477];&quot;&quot;)">
            <text:p/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IF(MOD([.$F$4];[.A3478])=0;[.A3478];&quot;&quot;)">
            <text:p/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IF(MOD([.$F$4];[.A3479])=0;[.A3479];&quot;&quot;)">
            <text:p/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IF(MOD([.$F$4];[.A3480])=0;[.A3480];&quot;&quot;)">
            <text:p/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IF(MOD([.$F$4];[.A3481])=0;[.A3481];&quot;&quot;)">
            <text:p/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IF(MOD([.$F$4];[.A3482])=0;[.A3482];&quot;&quot;)">
            <text:p/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IF(MOD([.$F$4];[.A3483])=0;[.A3483];&quot;&quot;)">
            <text:p/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IF(MOD([.$F$4];[.A3484])=0;[.A3484];&quot;&quot;)">
            <text:p/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IF(MOD([.$F$4];[.A3485])=0;[.A3485];&quot;&quot;)">
            <text:p/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IF(MOD([.$F$4];[.A3486])=0;[.A3486];&quot;&quot;)">
            <text:p/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IF(MOD([.$F$4];[.A3487])=0;[.A3487];&quot;&quot;)">
            <text:p/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IF(MOD([.$F$4];[.A3488])=0;[.A3488];&quot;&quot;)">
            <text:p/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IF(MOD([.$F$4];[.A3489])=0;[.A3489];&quot;&quot;)">
            <text:p/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IF(MOD([.$F$4];[.A3490])=0;[.A3490];&quot;&quot;)">
            <text:p/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IF(MOD([.$F$4];[.A3491])=0;[.A3491];&quot;&quot;)">
            <text:p/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IF(MOD([.$F$4];[.A3492])=0;[.A3492];&quot;&quot;)">
            <text:p/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IF(MOD([.$F$4];[.A3493])=0;[.A3493];&quot;&quot;)">
            <text:p/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IF(MOD([.$F$4];[.A3494])=0;[.A3494];&quot;&quot;)">
            <text:p/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IF(MOD([.$F$4];[.A3495])=0;[.A3495];&quot;&quot;)">
            <text:p/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IF(MOD([.$F$4];[.A3496])=0;[.A3496];&quot;&quot;)">
            <text:p/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IF(MOD([.$F$4];[.A3497])=0;[.A3497];&quot;&quot;)">
            <text:p/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IF(MOD([.$F$4];[.A3498])=0;[.A3498];&quot;&quot;)">
            <text:p/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IF(MOD([.$F$4];[.A3499])=0;[.A3499];&quot;&quot;)">
            <text:p/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IF(MOD([.$F$4];[.A3500])=0;[.A3500];&quot;&quot;)">
            <text:p/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IF(MOD([.$F$4];[.A3501])=0;[.A3501];&quot;&quot;)">
            <text:p/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IF(MOD([.$F$4];[.A3502])=0;[.A3502];&quot;&quot;)">
            <text:p/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IF(MOD([.$F$4];[.A3503])=0;[.A3503];&quot;&quot;)">
            <text:p/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IF(MOD([.$F$4];[.A3504])=0;[.A3504];&quot;&quot;)">
            <text:p/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IF(MOD([.$F$4];[.A3505])=0;[.A3505];&quot;&quot;)">
            <text:p/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IF(MOD([.$F$4];[.A3506])=0;[.A3506];&quot;&quot;)">
            <text:p/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IF(MOD([.$F$4];[.A3507])=0;[.A3507];&quot;&quot;)">
            <text:p/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IF(MOD([.$F$4];[.A3508])=0;[.A3508];&quot;&quot;)">
            <text:p/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IF(MOD([.$F$4];[.A3509])=0;[.A3509];&quot;&quot;)">
            <text:p/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IF(MOD([.$F$4];[.A3510])=0;[.A3510];&quot;&quot;)">
            <text:p/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IF(MOD([.$F$4];[.A3511])=0;[.A3511];&quot;&quot;)">
            <text:p/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IF(MOD([.$F$4];[.A3512])=0;[.A3512];&quot;&quot;)">
            <text:p/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IF(MOD([.$F$4];[.A3513])=0;[.A3513];&quot;&quot;)">
            <text:p/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IF(MOD([.$F$4];[.A3514])=0;[.A3514];&quot;&quot;)">
            <text:p/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IF(MOD([.$F$4];[.A3515])=0;[.A3515];&quot;&quot;)">
            <text:p/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IF(MOD([.$F$4];[.A3516])=0;[.A3516];&quot;&quot;)">
            <text:p/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IF(MOD([.$F$4];[.A3517])=0;[.A3517];&quot;&quot;)">
            <text:p/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IF(MOD([.$F$4];[.A3518])=0;[.A3518];&quot;&quot;)">
            <text:p/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IF(MOD([.$F$4];[.A3519])=0;[.A3519];&quot;&quot;)">
            <text:p/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IF(MOD([.$F$4];[.A3520])=0;[.A3520];&quot;&quot;)">
            <text:p/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IF(MOD([.$F$4];[.A3521])=0;[.A3521];&quot;&quot;)">
            <text:p/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IF(MOD([.$F$4];[.A3522])=0;[.A3522];&quot;&quot;)">
            <text:p/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IF(MOD([.$F$4];[.A3523])=0;[.A3523];&quot;&quot;)">
            <text:p/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IF(MOD([.$F$4];[.A3524])=0;[.A3524];&quot;&quot;)">
            <text:p/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IF(MOD([.$F$4];[.A3525])=0;[.A3525];&quot;&quot;)">
            <text:p/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IF(MOD([.$F$4];[.A3526])=0;[.A3526];&quot;&quot;)">
            <text:p/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IF(MOD([.$F$4];[.A3527])=0;[.A3527];&quot;&quot;)">
            <text:p/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IF(MOD([.$F$4];[.A3528])=0;[.A3528];&quot;&quot;)">
            <text:p/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IF(MOD([.$F$4];[.A3529])=0;[.A3529];&quot;&quot;)">
            <text:p/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IF(MOD([.$F$4];[.A3530])=0;[.A3530];&quot;&quot;)">
            <text:p/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IF(MOD([.$F$4];[.A3531])=0;[.A3531];&quot;&quot;)">
            <text:p/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IF(MOD([.$F$4];[.A3532])=0;[.A3532];&quot;&quot;)">
            <text:p/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IF(MOD([.$F$4];[.A3533])=0;[.A3533];&quot;&quot;)">
            <text:p/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IF(MOD([.$F$4];[.A3534])=0;[.A3534];&quot;&quot;)">
            <text:p/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IF(MOD([.$F$4];[.A3535])=0;[.A3535];&quot;&quot;)">
            <text:p/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IF(MOD([.$F$4];[.A3536])=0;[.A3536];&quot;&quot;)">
            <text:p/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IF(MOD([.$F$4];[.A3537])=0;[.A3537];&quot;&quot;)">
            <text:p/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IF(MOD([.$F$4];[.A3538])=0;[.A3538];&quot;&quot;)">
            <text:p/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IF(MOD([.$F$4];[.A3539])=0;[.A3539];&quot;&quot;)">
            <text:p/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IF(MOD([.$F$4];[.A3540])=0;[.A3540];&quot;&quot;)">
            <text:p/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IF(MOD([.$F$4];[.A3541])=0;[.A3541];&quot;&quot;)">
            <text:p/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IF(MOD([.$F$4];[.A3542])=0;[.A3542];&quot;&quot;)">
            <text:p/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IF(MOD([.$F$4];[.A3543])=0;[.A3543];&quot;&quot;)">
            <text:p/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IF(MOD([.$F$4];[.A3544])=0;[.A3544];&quot;&quot;)">
            <text:p/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IF(MOD([.$F$4];[.A3545])=0;[.A3545];&quot;&quot;)">
            <text:p/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IF(MOD([.$F$4];[.A3546])=0;[.A3546];&quot;&quot;)">
            <text:p/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IF(MOD([.$F$4];[.A3547])=0;[.A3547];&quot;&quot;)">
            <text:p/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IF(MOD([.$F$4];[.A3548])=0;[.A3548];&quot;&quot;)">
            <text:p/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IF(MOD([.$F$4];[.A3549])=0;[.A3549];&quot;&quot;)">
            <text:p/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IF(MOD([.$F$4];[.A3550])=0;[.A3550];&quot;&quot;)">
            <text:p/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IF(MOD([.$F$4];[.A3551])=0;[.A3551];&quot;&quot;)">
            <text:p/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IF(MOD([.$F$4];[.A3552])=0;[.A3552];&quot;&quot;)">
            <text:p/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IF(MOD([.$F$4];[.A3553])=0;[.A3553];&quot;&quot;)">
            <text:p/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IF(MOD([.$F$4];[.A3554])=0;[.A3554];&quot;&quot;)">
            <text:p/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IF(MOD([.$F$4];[.A3555])=0;[.A3555];&quot;&quot;)">
            <text:p/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IF(MOD([.$F$4];[.A3556])=0;[.A3556];&quot;&quot;)">
            <text:p/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IF(MOD([.$F$4];[.A3557])=0;[.A3557];&quot;&quot;)">
            <text:p/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IF(MOD([.$F$4];[.A3558])=0;[.A3558];&quot;&quot;)">
            <text:p/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IF(MOD([.$F$4];[.A3559])=0;[.A3559];&quot;&quot;)">
            <text:p/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IF(MOD([.$F$4];[.A3560])=0;[.A3560];&quot;&quot;)">
            <text:p/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IF(MOD([.$F$4];[.A3561])=0;[.A3561];&quot;&quot;)">
            <text:p/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IF(MOD([.$F$4];[.A3562])=0;[.A3562];&quot;&quot;)">
            <text:p/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IF(MOD([.$F$4];[.A3563])=0;[.A3563];&quot;&quot;)">
            <text:p/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IF(MOD([.$F$4];[.A3564])=0;[.A3564];&quot;&quot;)">
            <text:p/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IF(MOD([.$F$4];[.A3565])=0;[.A3565];&quot;&quot;)">
            <text:p/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IF(MOD([.$F$4];[.A3566])=0;[.A3566];&quot;&quot;)">
            <text:p/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IF(MOD([.$F$4];[.A3567])=0;[.A3567];&quot;&quot;)">
            <text:p/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IF(MOD([.$F$4];[.A3568])=0;[.A3568];&quot;&quot;)">
            <text:p/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IF(MOD([.$F$4];[.A3569])=0;[.A3569];&quot;&quot;)">
            <text:p/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IF(MOD([.$F$4];[.A3570])=0;[.A3570];&quot;&quot;)">
            <text:p/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IF(MOD([.$F$4];[.A3571])=0;[.A3571];&quot;&quot;)">
            <text:p/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IF(MOD([.$F$4];[.A3572])=0;[.A3572];&quot;&quot;)">
            <text:p/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IF(MOD([.$F$4];[.A3573])=0;[.A3573];&quot;&quot;)">
            <text:p/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IF(MOD([.$F$4];[.A3574])=0;[.A3574];&quot;&quot;)">
            <text:p/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IF(MOD([.$F$4];[.A3575])=0;[.A3575];&quot;&quot;)">
            <text:p/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IF(MOD([.$F$4];[.A3576])=0;[.A3576];&quot;&quot;)">
            <text:p/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IF(MOD([.$F$4];[.A3577])=0;[.A3577];&quot;&quot;)">
            <text:p/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IF(MOD([.$F$4];[.A3578])=0;[.A3578];&quot;&quot;)">
            <text:p/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IF(MOD([.$F$4];[.A3579])=0;[.A3579];&quot;&quot;)">
            <text:p/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IF(MOD([.$F$4];[.A3580])=0;[.A3580];&quot;&quot;)">
            <text:p/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IF(MOD([.$F$4];[.A3581])=0;[.A3581];&quot;&quot;)">
            <text:p/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IF(MOD([.$F$4];[.A3582])=0;[.A3582];&quot;&quot;)">
            <text:p/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IF(MOD([.$F$4];[.A3583])=0;[.A3583];&quot;&quot;)">
            <text:p/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IF(MOD([.$F$4];[.A3584])=0;[.A3584];&quot;&quot;)">
            <text:p/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IF(MOD([.$F$4];[.A3585])=0;[.A3585];&quot;&quot;)">
            <text:p/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IF(MOD([.$F$4];[.A3586])=0;[.A3586];&quot;&quot;)">
            <text:p/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IF(MOD([.$F$4];[.A3587])=0;[.A3587];&quot;&quot;)">
            <text:p/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IF(MOD([.$F$4];[.A3588])=0;[.A3588];&quot;&quot;)">
            <text:p/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IF(MOD([.$F$4];[.A3589])=0;[.A3589];&quot;&quot;)">
            <text:p/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IF(MOD([.$F$4];[.A3590])=0;[.A3590];&quot;&quot;)">
            <text:p/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IF(MOD([.$F$4];[.A3591])=0;[.A3591];&quot;&quot;)">
            <text:p/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IF(MOD([.$F$4];[.A3592])=0;[.A3592];&quot;&quot;)">
            <text:p/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IF(MOD([.$F$4];[.A3593])=0;[.A3593];&quot;&quot;)">
            <text:p/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IF(MOD([.$F$4];[.A3594])=0;[.A3594];&quot;&quot;)">
            <text:p/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IF(MOD([.$F$4];[.A3595])=0;[.A3595];&quot;&quot;)">
            <text:p/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IF(MOD([.$F$4];[.A3596])=0;[.A3596];&quot;&quot;)">
            <text:p/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IF(MOD([.$F$4];[.A3597])=0;[.A3597];&quot;&quot;)">
            <text:p/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IF(MOD([.$F$4];[.A3598])=0;[.A3598];&quot;&quot;)">
            <text:p/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IF(MOD([.$F$4];[.A3599])=0;[.A3599];&quot;&quot;)">
            <text:p/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IF(MOD([.$F$4];[.A3600])=0;[.A3600];&quot;&quot;)">
            <text:p/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IF(MOD([.$F$4];[.A3601])=0;[.A3601];&quot;&quot;)">
            <text:p/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IF(MOD([.$F$4];[.A3602])=0;[.A3602];&quot;&quot;)">
            <text:p/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IF(MOD([.$F$4];[.A3603])=0;[.A3603];&quot;&quot;)">
            <text:p/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IF(MOD([.$F$4];[.A3604])=0;[.A3604];&quot;&quot;)">
            <text:p/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IF(MOD([.$F$4];[.A3605])=0;[.A3605];&quot;&quot;)">
            <text:p/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IF(MOD([.$F$4];[.A3606])=0;[.A3606];&quot;&quot;)">
            <text:p/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IF(MOD([.$F$4];[.A3607])=0;[.A3607];&quot;&quot;)">
            <text:p/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IF(MOD([.$F$4];[.A3608])=0;[.A3608];&quot;&quot;)">
            <text:p/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IF(MOD([.$F$4];[.A3609])=0;[.A3609];&quot;&quot;)">
            <text:p/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IF(MOD([.$F$4];[.A3610])=0;[.A3610];&quot;&quot;)">
            <text:p/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IF(MOD([.$F$4];[.A3611])=0;[.A3611];&quot;&quot;)">
            <text:p/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IF(MOD([.$F$4];[.A3612])=0;[.A3612];&quot;&quot;)">
            <text:p/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IF(MOD([.$F$4];[.A3613])=0;[.A3613];&quot;&quot;)">
            <text:p/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IF(MOD([.$F$4];[.A3614])=0;[.A3614];&quot;&quot;)">
            <text:p/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IF(MOD([.$F$4];[.A3615])=0;[.A3615];&quot;&quot;)">
            <text:p/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IF(MOD([.$F$4];[.A3616])=0;[.A3616];&quot;&quot;)">
            <text:p/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IF(MOD([.$F$4];[.A3617])=0;[.A3617];&quot;&quot;)">
            <text:p/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IF(MOD([.$F$4];[.A3618])=0;[.A3618];&quot;&quot;)">
            <text:p/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IF(MOD([.$F$4];[.A3619])=0;[.A3619];&quot;&quot;)">
            <text:p/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IF(MOD([.$F$4];[.A3620])=0;[.A3620];&quot;&quot;)">
            <text:p/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IF(MOD([.$F$4];[.A3621])=0;[.A3621];&quot;&quot;)">
            <text:p/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IF(MOD([.$F$4];[.A3622])=0;[.A3622];&quot;&quot;)">
            <text:p/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IF(MOD([.$F$4];[.A3623])=0;[.A3623];&quot;&quot;)">
            <text:p/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IF(MOD([.$F$4];[.A3624])=0;[.A3624];&quot;&quot;)">
            <text:p/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IF(MOD([.$F$4];[.A3625])=0;[.A3625];&quot;&quot;)">
            <text:p/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IF(MOD([.$F$4];[.A3626])=0;[.A3626];&quot;&quot;)">
            <text:p/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IF(MOD([.$F$4];[.A3627])=0;[.A3627];&quot;&quot;)">
            <text:p/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IF(MOD([.$F$4];[.A3628])=0;[.A3628];&quot;&quot;)">
            <text:p/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IF(MOD([.$F$4];[.A3629])=0;[.A3629];&quot;&quot;)">
            <text:p/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IF(MOD([.$F$4];[.A3630])=0;[.A3630];&quot;&quot;)">
            <text:p/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IF(MOD([.$F$4];[.A3631])=0;[.A3631];&quot;&quot;)">
            <text:p/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IF(MOD([.$F$4];[.A3632])=0;[.A3632];&quot;&quot;)">
            <text:p/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IF(MOD([.$F$4];[.A3633])=0;[.A3633];&quot;&quot;)">
            <text:p/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IF(MOD([.$F$4];[.A3634])=0;[.A3634];&quot;&quot;)">
            <text:p/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IF(MOD([.$F$4];[.A3635])=0;[.A3635];&quot;&quot;)">
            <text:p/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IF(MOD([.$F$4];[.A3636])=0;[.A3636];&quot;&quot;)">
            <text:p/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IF(MOD([.$F$4];[.A3637])=0;[.A3637];&quot;&quot;)">
            <text:p/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IF(MOD([.$F$4];[.A3638])=0;[.A3638];&quot;&quot;)">
            <text:p/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IF(MOD([.$F$4];[.A3639])=0;[.A3639];&quot;&quot;)">
            <text:p/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IF(MOD([.$F$4];[.A3640])=0;[.A3640];&quot;&quot;)">
            <text:p/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IF(MOD([.$F$4];[.A3641])=0;[.A3641];&quot;&quot;)">
            <text:p/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IF(MOD([.$F$4];[.A3642])=0;[.A3642];&quot;&quot;)">
            <text:p/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IF(MOD([.$F$4];[.A3643])=0;[.A3643];&quot;&quot;)">
            <text:p/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IF(MOD([.$F$4];[.A3644])=0;[.A3644];&quot;&quot;)">
            <text:p/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IF(MOD([.$F$4];[.A3645])=0;[.A3645];&quot;&quot;)">
            <text:p/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IF(MOD([.$F$4];[.A3646])=0;[.A3646];&quot;&quot;)">
            <text:p/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IF(MOD([.$F$4];[.A3647])=0;[.A3647];&quot;&quot;)">
            <text:p/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IF(MOD([.$F$4];[.A3648])=0;[.A3648];&quot;&quot;)">
            <text:p/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IF(MOD([.$F$4];[.A3649])=0;[.A3649];&quot;&quot;)">
            <text:p/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IF(MOD([.$F$4];[.A3650])=0;[.A3650];&quot;&quot;)">
            <text:p/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IF(MOD([.$F$4];[.A3651])=0;[.A3651];&quot;&quot;)">
            <text:p/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IF(MOD([.$F$4];[.A3652])=0;[.A3652];&quot;&quot;)">
            <text:p/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IF(MOD([.$F$4];[.A3653])=0;[.A3653];&quot;&quot;)">
            <text:p/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IF(MOD([.$F$4];[.A3654])=0;[.A3654];&quot;&quot;)">
            <text:p/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IF(MOD([.$F$4];[.A3655])=0;[.A3655];&quot;&quot;)">
            <text:p/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IF(MOD([.$F$4];[.A3656])=0;[.A3656];&quot;&quot;)">
            <text:p/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IF(MOD([.$F$4];[.A3657])=0;[.A3657];&quot;&quot;)">
            <text:p/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IF(MOD([.$F$4];[.A3658])=0;[.A3658];&quot;&quot;)">
            <text:p/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IF(MOD([.$F$4];[.A3659])=0;[.A3659];&quot;&quot;)">
            <text:p/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IF(MOD([.$F$4];[.A3660])=0;[.A3660];&quot;&quot;)">
            <text:p/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IF(MOD([.$F$4];[.A3661])=0;[.A3661];&quot;&quot;)">
            <text:p/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IF(MOD([.$F$4];[.A3662])=0;[.A3662];&quot;&quot;)">
            <text:p/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IF(MOD([.$F$4];[.A3663])=0;[.A3663];&quot;&quot;)">
            <text:p/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IF(MOD([.$F$4];[.A3664])=0;[.A3664];&quot;&quot;)">
            <text:p/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IF(MOD([.$F$4];[.A3665])=0;[.A3665];&quot;&quot;)">
            <text:p/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IF(MOD([.$F$4];[.A3666])=0;[.A3666];&quot;&quot;)">
            <text:p/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IF(MOD([.$F$4];[.A3667])=0;[.A3667];&quot;&quot;)">
            <text:p/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IF(MOD([.$F$4];[.A3668])=0;[.A3668];&quot;&quot;)">
            <text:p/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IF(MOD([.$F$4];[.A3669])=0;[.A3669];&quot;&quot;)">
            <text:p/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IF(MOD([.$F$4];[.A3670])=0;[.A3670];&quot;&quot;)">
            <text:p/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IF(MOD([.$F$4];[.A3671])=0;[.A3671];&quot;&quot;)">
            <text:p/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IF(MOD([.$F$4];[.A3672])=0;[.A3672];&quot;&quot;)">
            <text:p/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IF(MOD([.$F$4];[.A3673])=0;[.A3673];&quot;&quot;)">
            <text:p/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IF(MOD([.$F$4];[.A3674])=0;[.A3674];&quot;&quot;)">
            <text:p/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IF(MOD([.$F$4];[.A3675])=0;[.A3675];&quot;&quot;)">
            <text:p/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IF(MOD([.$F$4];[.A3676])=0;[.A3676];&quot;&quot;)">
            <text:p/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IF(MOD([.$F$4];[.A3677])=0;[.A3677];&quot;&quot;)">
            <text:p/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IF(MOD([.$F$4];[.A3678])=0;[.A3678];&quot;&quot;)">
            <text:p/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IF(MOD([.$F$4];[.A3679])=0;[.A3679];&quot;&quot;)">
            <text:p/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IF(MOD([.$F$4];[.A3680])=0;[.A3680];&quot;&quot;)">
            <text:p/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IF(MOD([.$F$4];[.A3681])=0;[.A3681];&quot;&quot;)">
            <text:p/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IF(MOD([.$F$4];[.A3682])=0;[.A3682];&quot;&quot;)">
            <text:p/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IF(MOD([.$F$4];[.A3683])=0;[.A3683];&quot;&quot;)">
            <text:p/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IF(MOD([.$F$4];[.A3684])=0;[.A3684];&quot;&quot;)">
            <text:p/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IF(MOD([.$F$4];[.A3685])=0;[.A3685];&quot;&quot;)">
            <text:p/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IF(MOD([.$F$4];[.A3686])=0;[.A3686];&quot;&quot;)">
            <text:p/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IF(MOD([.$F$4];[.A3687])=0;[.A3687];&quot;&quot;)">
            <text:p/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IF(MOD([.$F$4];[.A3688])=0;[.A3688];&quot;&quot;)">
            <text:p/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IF(MOD([.$F$4];[.A3689])=0;[.A3689];&quot;&quot;)">
            <text:p/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IF(MOD([.$F$4];[.A3690])=0;[.A3690];&quot;&quot;)">
            <text:p/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IF(MOD([.$F$4];[.A3691])=0;[.A3691];&quot;&quot;)">
            <text:p/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IF(MOD([.$F$4];[.A3692])=0;[.A3692];&quot;&quot;)">
            <text:p/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IF(MOD([.$F$4];[.A3693])=0;[.A3693];&quot;&quot;)">
            <text:p/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IF(MOD([.$F$4];[.A3694])=0;[.A3694];&quot;&quot;)">
            <text:p/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IF(MOD([.$F$4];[.A3695])=0;[.A3695];&quot;&quot;)">
            <text:p/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IF(MOD([.$F$4];[.A3696])=0;[.A3696];&quot;&quot;)">
            <text:p/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IF(MOD([.$F$4];[.A3697])=0;[.A3697];&quot;&quot;)">
            <text:p/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IF(MOD([.$F$4];[.A3698])=0;[.A3698];&quot;&quot;)">
            <text:p/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IF(MOD([.$F$4];[.A3699])=0;[.A3699];&quot;&quot;)">
            <text:p/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IF(MOD([.$F$4];[.A3700])=0;[.A3700];&quot;&quot;)">
            <text:p/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IF(MOD([.$F$4];[.A3701])=0;[.A3701];&quot;&quot;)">
            <text:p/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IF(MOD([.$F$4];[.A3702])=0;[.A3702];&quot;&quot;)">
            <text:p/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IF(MOD([.$F$4];[.A3703])=0;[.A3703];&quot;&quot;)">
            <text:p/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IF(MOD([.$F$4];[.A3704])=0;[.A3704];&quot;&quot;)">
            <text:p/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IF(MOD([.$F$4];[.A3705])=0;[.A3705];&quot;&quot;)">
            <text:p/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IF(MOD([.$F$4];[.A3706])=0;[.A3706];&quot;&quot;)">
            <text:p/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IF(MOD([.$F$4];[.A3707])=0;[.A3707];&quot;&quot;)">
            <text:p/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IF(MOD([.$F$4];[.A3708])=0;[.A3708];&quot;&quot;)">
            <text:p/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IF(MOD([.$F$4];[.A3709])=0;[.A3709];&quot;&quot;)">
            <text:p/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IF(MOD([.$F$4];[.A3710])=0;[.A3710];&quot;&quot;)">
            <text:p/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IF(MOD([.$F$4];[.A3711])=0;[.A3711];&quot;&quot;)">
            <text:p/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IF(MOD([.$F$4];[.A3712])=0;[.A3712];&quot;&quot;)">
            <text:p/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IF(MOD([.$F$4];[.A3713])=0;[.A3713];&quot;&quot;)">
            <text:p/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IF(MOD([.$F$4];[.A3714])=0;[.A3714];&quot;&quot;)">
            <text:p/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IF(MOD([.$F$4];[.A3715])=0;[.A3715];&quot;&quot;)">
            <text:p/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IF(MOD([.$F$4];[.A3716])=0;[.A3716];&quot;&quot;)">
            <text:p/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IF(MOD([.$F$4];[.A3717])=0;[.A3717];&quot;&quot;)">
            <text:p/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IF(MOD([.$F$4];[.A3718])=0;[.A3718];&quot;&quot;)">
            <text:p/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IF(MOD([.$F$4];[.A3719])=0;[.A3719];&quot;&quot;)">
            <text:p/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IF(MOD([.$F$4];[.A3720])=0;[.A3720];&quot;&quot;)">
            <text:p/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IF(MOD([.$F$4];[.A3721])=0;[.A3721];&quot;&quot;)">
            <text:p/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IF(MOD([.$F$4];[.A3722])=0;[.A3722];&quot;&quot;)">
            <text:p/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IF(MOD([.$F$4];[.A3723])=0;[.A3723];&quot;&quot;)">
            <text:p/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IF(MOD([.$F$4];[.A3724])=0;[.A3724];&quot;&quot;)">
            <text:p/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IF(MOD([.$F$4];[.A3725])=0;[.A3725];&quot;&quot;)">
            <text:p/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IF(MOD([.$F$4];[.A3726])=0;[.A3726];&quot;&quot;)">
            <text:p/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IF(MOD([.$F$4];[.A3727])=0;[.A3727];&quot;&quot;)">
            <text:p/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IF(MOD([.$F$4];[.A3728])=0;[.A3728];&quot;&quot;)">
            <text:p/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IF(MOD([.$F$4];[.A3729])=0;[.A3729];&quot;&quot;)">
            <text:p/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IF(MOD([.$F$4];[.A3730])=0;[.A3730];&quot;&quot;)">
            <text:p/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IF(MOD([.$F$4];[.A3731])=0;[.A3731];&quot;&quot;)">
            <text:p/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IF(MOD([.$F$4];[.A3732])=0;[.A3732];&quot;&quot;)">
            <text:p/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IF(MOD([.$F$4];[.A3733])=0;[.A3733];&quot;&quot;)">
            <text:p/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IF(MOD([.$F$4];[.A3734])=0;[.A3734];&quot;&quot;)">
            <text:p/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IF(MOD([.$F$4];[.A3735])=0;[.A3735];&quot;&quot;)">
            <text:p/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IF(MOD([.$F$4];[.A3736])=0;[.A3736];&quot;&quot;)">
            <text:p/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IF(MOD([.$F$4];[.A3737])=0;[.A3737];&quot;&quot;)">
            <text:p/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IF(MOD([.$F$4];[.A3738])=0;[.A3738];&quot;&quot;)">
            <text:p/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IF(MOD([.$F$4];[.A3739])=0;[.A3739];&quot;&quot;)">
            <text:p/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IF(MOD([.$F$4];[.A3740])=0;[.A3740];&quot;&quot;)">
            <text:p/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IF(MOD([.$F$4];[.A3741])=0;[.A3741];&quot;&quot;)">
            <text:p/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IF(MOD([.$F$4];[.A3742])=0;[.A3742];&quot;&quot;)">
            <text:p/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IF(MOD([.$F$4];[.A3743])=0;[.A3743];&quot;&quot;)">
            <text:p/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IF(MOD([.$F$4];[.A3744])=0;[.A3744];&quot;&quot;)">
            <text:p/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IF(MOD([.$F$4];[.A3745])=0;[.A3745];&quot;&quot;)">
            <text:p/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IF(MOD([.$F$4];[.A3746])=0;[.A3746];&quot;&quot;)">
            <text:p/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IF(MOD([.$F$4];[.A3747])=0;[.A3747];&quot;&quot;)">
            <text:p/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IF(MOD([.$F$4];[.A3748])=0;[.A3748];&quot;&quot;)">
            <text:p/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IF(MOD([.$F$4];[.A3749])=0;[.A3749];&quot;&quot;)">
            <text:p/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IF(MOD([.$F$4];[.A3750])=0;[.A3750];&quot;&quot;)">
            <text:p/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IF(MOD([.$F$4];[.A3751])=0;[.A3751];&quot;&quot;)">
            <text:p/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IF(MOD([.$F$4];[.A3752])=0;[.A3752];&quot;&quot;)">
            <text:p/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IF(MOD([.$F$4];[.A3753])=0;[.A3753];&quot;&quot;)">
            <text:p/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IF(MOD([.$F$4];[.A3754])=0;[.A3754];&quot;&quot;)">
            <text:p/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IF(MOD([.$F$4];[.A3755])=0;[.A3755];&quot;&quot;)">
            <text:p/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IF(MOD([.$F$4];[.A3756])=0;[.A3756];&quot;&quot;)">
            <text:p/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IF(MOD([.$F$4];[.A3757])=0;[.A3757];&quot;&quot;)">
            <text:p/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IF(MOD([.$F$4];[.A3758])=0;[.A3758];&quot;&quot;)">
            <text:p/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IF(MOD([.$F$4];[.A3759])=0;[.A3759];&quot;&quot;)">
            <text:p/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IF(MOD([.$F$4];[.A3760])=0;[.A3760];&quot;&quot;)">
            <text:p/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IF(MOD([.$F$4];[.A3761])=0;[.A3761];&quot;&quot;)">
            <text:p/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IF(MOD([.$F$4];[.A3762])=0;[.A3762];&quot;&quot;)">
            <text:p/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IF(MOD([.$F$4];[.A3763])=0;[.A3763];&quot;&quot;)">
            <text:p/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IF(MOD([.$F$4];[.A3764])=0;[.A3764];&quot;&quot;)">
            <text:p/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IF(MOD([.$F$4];[.A3765])=0;[.A3765];&quot;&quot;)">
            <text:p/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IF(MOD([.$F$4];[.A3766])=0;[.A3766];&quot;&quot;)">
            <text:p/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IF(MOD([.$F$4];[.A3767])=0;[.A3767];&quot;&quot;)">
            <text:p/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IF(MOD([.$F$4];[.A3768])=0;[.A3768];&quot;&quot;)">
            <text:p/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IF(MOD([.$F$4];[.A3769])=0;[.A3769];&quot;&quot;)">
            <text:p/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IF(MOD([.$F$4];[.A3770])=0;[.A3770];&quot;&quot;)">
            <text:p/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IF(MOD([.$F$4];[.A3771])=0;[.A3771];&quot;&quot;)">
            <text:p/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IF(MOD([.$F$4];[.A3772])=0;[.A3772];&quot;&quot;)">
            <text:p/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IF(MOD([.$F$4];[.A3773])=0;[.A3773];&quot;&quot;)">
            <text:p/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IF(MOD([.$F$4];[.A3774])=0;[.A3774];&quot;&quot;)">
            <text:p/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IF(MOD([.$F$4];[.A3775])=0;[.A3775];&quot;&quot;)">
            <text:p/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IF(MOD([.$F$4];[.A3776])=0;[.A3776];&quot;&quot;)">
            <text:p/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IF(MOD([.$F$4];[.A3777])=0;[.A3777];&quot;&quot;)">
            <text:p/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IF(MOD([.$F$4];[.A3778])=0;[.A3778];&quot;&quot;)">
            <text:p/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IF(MOD([.$F$4];[.A3779])=0;[.A3779];&quot;&quot;)">
            <text:p/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IF(MOD([.$F$4];[.A3780])=0;[.A3780];&quot;&quot;)">
            <text:p/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IF(MOD([.$F$4];[.A3781])=0;[.A3781];&quot;&quot;)">
            <text:p/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IF(MOD([.$F$4];[.A3782])=0;[.A3782];&quot;&quot;)">
            <text:p/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IF(MOD([.$F$4];[.A3783])=0;[.A3783];&quot;&quot;)">
            <text:p/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IF(MOD([.$F$4];[.A3784])=0;[.A3784];&quot;&quot;)">
            <text:p/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IF(MOD([.$F$4];[.A3785])=0;[.A3785];&quot;&quot;)">
            <text:p/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IF(MOD([.$F$4];[.A3786])=0;[.A3786];&quot;&quot;)">
            <text:p/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IF(MOD([.$F$4];[.A3787])=0;[.A3787];&quot;&quot;)">
            <text:p/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IF(MOD([.$F$4];[.A3788])=0;[.A3788];&quot;&quot;)">
            <text:p/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IF(MOD([.$F$4];[.A3789])=0;[.A3789];&quot;&quot;)">
            <text:p/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IF(MOD([.$F$4];[.A3790])=0;[.A3790];&quot;&quot;)">
            <text:p/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IF(MOD([.$F$4];[.A3791])=0;[.A3791];&quot;&quot;)">
            <text:p/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IF(MOD([.$F$4];[.A3792])=0;[.A3792];&quot;&quot;)">
            <text:p/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IF(MOD([.$F$4];[.A3793])=0;[.A3793];&quot;&quot;)">
            <text:p/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IF(MOD([.$F$4];[.A3794])=0;[.A3794];&quot;&quot;)">
            <text:p/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IF(MOD([.$F$4];[.A3795])=0;[.A3795];&quot;&quot;)">
            <text:p/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IF(MOD([.$F$4];[.A3796])=0;[.A3796];&quot;&quot;)">
            <text:p/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IF(MOD([.$F$4];[.A3797])=0;[.A3797];&quot;&quot;)">
            <text:p/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IF(MOD([.$F$4];[.A3798])=0;[.A3798];&quot;&quot;)">
            <text:p/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IF(MOD([.$F$4];[.A3799])=0;[.A3799];&quot;&quot;)">
            <text:p/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IF(MOD([.$F$4];[.A3800])=0;[.A3800];&quot;&quot;)">
            <text:p/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IF(MOD([.$F$4];[.A3801])=0;[.A3801];&quot;&quot;)">
            <text:p/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IF(MOD([.$F$4];[.A3802])=0;[.A3802];&quot;&quot;)">
            <text:p/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IF(MOD([.$F$4];[.A3803])=0;[.A3803];&quot;&quot;)">
            <text:p/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IF(MOD([.$F$4];[.A3804])=0;[.A3804];&quot;&quot;)">
            <text:p/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IF(MOD([.$F$4];[.A3805])=0;[.A3805];&quot;&quot;)">
            <text:p/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IF(MOD([.$F$4];[.A3806])=0;[.A3806];&quot;&quot;)">
            <text:p/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IF(MOD([.$F$4];[.A3807])=0;[.A3807];&quot;&quot;)">
            <text:p/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IF(MOD([.$F$4];[.A3808])=0;[.A3808];&quot;&quot;)">
            <text:p/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IF(MOD([.$F$4];[.A3809])=0;[.A3809];&quot;&quot;)">
            <text:p/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IF(MOD([.$F$4];[.A3810])=0;[.A3810];&quot;&quot;)">
            <text:p/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IF(MOD([.$F$4];[.A3811])=0;[.A3811];&quot;&quot;)">
            <text:p/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IF(MOD([.$F$4];[.A3812])=0;[.A3812];&quot;&quot;)">
            <text:p/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IF(MOD([.$F$4];[.A3813])=0;[.A3813];&quot;&quot;)">
            <text:p/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IF(MOD([.$F$4];[.A3814])=0;[.A3814];&quot;&quot;)">
            <text:p/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IF(MOD([.$F$4];[.A3815])=0;[.A3815];&quot;&quot;)">
            <text:p/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IF(MOD([.$F$4];[.A3816])=0;[.A3816];&quot;&quot;)">
            <text:p/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IF(MOD([.$F$4];[.A3817])=0;[.A3817];&quot;&quot;)">
            <text:p/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IF(MOD([.$F$4];[.A3818])=0;[.A3818];&quot;&quot;)">
            <text:p/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IF(MOD([.$F$4];[.A3819])=0;[.A3819];&quot;&quot;)">
            <text:p/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IF(MOD([.$F$4];[.A3820])=0;[.A3820];&quot;&quot;)">
            <text:p/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IF(MOD([.$F$4];[.A3821])=0;[.A3821];&quot;&quot;)">
            <text:p/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IF(MOD([.$F$4];[.A3822])=0;[.A3822];&quot;&quot;)">
            <text:p/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IF(MOD([.$F$4];[.A3823])=0;[.A3823];&quot;&quot;)">
            <text:p/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IF(MOD([.$F$4];[.A3824])=0;[.A3824];&quot;&quot;)">
            <text:p/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IF(MOD([.$F$4];[.A3825])=0;[.A3825];&quot;&quot;)">
            <text:p/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IF(MOD([.$F$4];[.A3826])=0;[.A3826];&quot;&quot;)">
            <text:p/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IF(MOD([.$F$4];[.A3827])=0;[.A3827];&quot;&quot;)">
            <text:p/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IF(MOD([.$F$4];[.A3828])=0;[.A3828];&quot;&quot;)">
            <text:p/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IF(MOD([.$F$4];[.A3829])=0;[.A3829];&quot;&quot;)">
            <text:p/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IF(MOD([.$F$4];[.A3830])=0;[.A3830];&quot;&quot;)">
            <text:p/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IF(MOD([.$F$4];[.A3831])=0;[.A3831];&quot;&quot;)">
            <text:p/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IF(MOD([.$F$4];[.A3832])=0;[.A3832];&quot;&quot;)">
            <text:p/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IF(MOD([.$F$4];[.A3833])=0;[.A3833];&quot;&quot;)">
            <text:p/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IF(MOD([.$F$4];[.A3834])=0;[.A3834];&quot;&quot;)">
            <text:p/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IF(MOD([.$F$4];[.A3835])=0;[.A3835];&quot;&quot;)">
            <text:p/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IF(MOD([.$F$4];[.A3836])=0;[.A3836];&quot;&quot;)">
            <text:p/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IF(MOD([.$F$4];[.A3837])=0;[.A3837];&quot;&quot;)">
            <text:p/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IF(MOD([.$F$4];[.A3838])=0;[.A3838];&quot;&quot;)">
            <text:p/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IF(MOD([.$F$4];[.A3839])=0;[.A3839];&quot;&quot;)">
            <text:p/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IF(MOD([.$F$4];[.A3840])=0;[.A3840];&quot;&quot;)">
            <text:p/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IF(MOD([.$F$4];[.A3841])=0;[.A3841];&quot;&quot;)">
            <text:p/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IF(MOD([.$F$4];[.A3842])=0;[.A3842];&quot;&quot;)">
            <text:p/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IF(MOD([.$F$4];[.A3843])=0;[.A3843];&quot;&quot;)">
            <text:p/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IF(MOD([.$F$4];[.A3844])=0;[.A3844];&quot;&quot;)">
            <text:p/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IF(MOD([.$F$4];[.A3845])=0;[.A3845];&quot;&quot;)">
            <text:p/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IF(MOD([.$F$4];[.A3846])=0;[.A3846];&quot;&quot;)">
            <text:p/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IF(MOD([.$F$4];[.A3847])=0;[.A3847];&quot;&quot;)">
            <text:p/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IF(MOD([.$F$4];[.A3848])=0;[.A3848];&quot;&quot;)">
            <text:p/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IF(MOD([.$F$4];[.A3849])=0;[.A3849];&quot;&quot;)">
            <text:p/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IF(MOD([.$F$4];[.A3850])=0;[.A3850];&quot;&quot;)">
            <text:p/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IF(MOD([.$F$4];[.A3851])=0;[.A3851];&quot;&quot;)">
            <text:p/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IF(MOD([.$F$4];[.A3852])=0;[.A3852];&quot;&quot;)">
            <text:p/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IF(MOD([.$F$4];[.A3853])=0;[.A3853];&quot;&quot;)">
            <text:p/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IF(MOD([.$F$4];[.A3854])=0;[.A3854];&quot;&quot;)">
            <text:p/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IF(MOD([.$F$4];[.A3855])=0;[.A3855];&quot;&quot;)">
            <text:p/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IF(MOD([.$F$4];[.A3856])=0;[.A3856];&quot;&quot;)">
            <text:p/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IF(MOD([.$F$4];[.A3857])=0;[.A3857];&quot;&quot;)">
            <text:p/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IF(MOD([.$F$4];[.A3858])=0;[.A3858];&quot;&quot;)">
            <text:p/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IF(MOD([.$F$4];[.A3859])=0;[.A3859];&quot;&quot;)">
            <text:p/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IF(MOD([.$F$4];[.A3860])=0;[.A3860];&quot;&quot;)">
            <text:p/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IF(MOD([.$F$4];[.A3861])=0;[.A3861];&quot;&quot;)">
            <text:p/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IF(MOD([.$F$4];[.A3862])=0;[.A3862];&quot;&quot;)">
            <text:p/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IF(MOD([.$F$4];[.A3863])=0;[.A3863];&quot;&quot;)">
            <text:p/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IF(MOD([.$F$4];[.A3864])=0;[.A3864];&quot;&quot;)">
            <text:p/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IF(MOD([.$F$4];[.A3865])=0;[.A3865];&quot;&quot;)">
            <text:p/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IF(MOD([.$F$4];[.A3866])=0;[.A3866];&quot;&quot;)">
            <text:p/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IF(MOD([.$F$4];[.A3867])=0;[.A3867];&quot;&quot;)">
            <text:p/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IF(MOD([.$F$4];[.A3868])=0;[.A3868];&quot;&quot;)">
            <text:p/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IF(MOD([.$F$4];[.A3869])=0;[.A3869];&quot;&quot;)">
            <text:p/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IF(MOD([.$F$4];[.A3870])=0;[.A3870];&quot;&quot;)">
            <text:p/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IF(MOD([.$F$4];[.A3871])=0;[.A3871];&quot;&quot;)">
            <text:p/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IF(MOD([.$F$4];[.A3872])=0;[.A3872];&quot;&quot;)">
            <text:p/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IF(MOD([.$F$4];[.A3873])=0;[.A3873];&quot;&quot;)">
            <text:p/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IF(MOD([.$F$4];[.A3874])=0;[.A3874];&quot;&quot;)">
            <text:p/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IF(MOD([.$F$4];[.A3875])=0;[.A3875];&quot;&quot;)">
            <text:p/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IF(MOD([.$F$4];[.A3876])=0;[.A3876];&quot;&quot;)">
            <text:p/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IF(MOD([.$F$4];[.A3877])=0;[.A3877];&quot;&quot;)">
            <text:p/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IF(MOD([.$F$4];[.A3878])=0;[.A3878];&quot;&quot;)">
            <text:p/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IF(MOD([.$F$4];[.A3879])=0;[.A3879];&quot;&quot;)">
            <text:p/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IF(MOD([.$F$4];[.A3880])=0;[.A3880];&quot;&quot;)">
            <text:p/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IF(MOD([.$F$4];[.A3881])=0;[.A3881];&quot;&quot;)">
            <text:p/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IF(MOD([.$F$4];[.A3882])=0;[.A3882];&quot;&quot;)">
            <text:p/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IF(MOD([.$F$4];[.A3883])=0;[.A3883];&quot;&quot;)">
            <text:p/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IF(MOD([.$F$4];[.A3884])=0;[.A3884];&quot;&quot;)">
            <text:p/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IF(MOD([.$F$4];[.A3885])=0;[.A3885];&quot;&quot;)">
            <text:p/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IF(MOD([.$F$4];[.A3886])=0;[.A3886];&quot;&quot;)">
            <text:p/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IF(MOD([.$F$4];[.A3887])=0;[.A3887];&quot;&quot;)">
            <text:p/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IF(MOD([.$F$4];[.A3888])=0;[.A3888];&quot;&quot;)">
            <text:p/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IF(MOD([.$F$4];[.A3889])=0;[.A3889];&quot;&quot;)">
            <text:p/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IF(MOD([.$F$4];[.A3890])=0;[.A3890];&quot;&quot;)">
            <text:p/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IF(MOD([.$F$4];[.A3891])=0;[.A3891];&quot;&quot;)">
            <text:p/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IF(MOD([.$F$4];[.A3892])=0;[.A3892];&quot;&quot;)">
            <text:p/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IF(MOD([.$F$4];[.A3893])=0;[.A3893];&quot;&quot;)">
            <text:p/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IF(MOD([.$F$4];[.A3894])=0;[.A3894];&quot;&quot;)">
            <text:p/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IF(MOD([.$F$4];[.A3895])=0;[.A3895];&quot;&quot;)">
            <text:p/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IF(MOD([.$F$4];[.A3896])=0;[.A3896];&quot;&quot;)">
            <text:p/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IF(MOD([.$F$4];[.A3897])=0;[.A3897];&quot;&quot;)">
            <text:p/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IF(MOD([.$F$4];[.A3898])=0;[.A3898];&quot;&quot;)">
            <text:p/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IF(MOD([.$F$4];[.A3899])=0;[.A3899];&quot;&quot;)">
            <text:p/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IF(MOD([.$F$4];[.A3900])=0;[.A3900];&quot;&quot;)">
            <text:p/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IF(MOD([.$F$4];[.A3901])=0;[.A3901];&quot;&quot;)">
            <text:p/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IF(MOD([.$F$4];[.A3902])=0;[.A3902];&quot;&quot;)">
            <text:p/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IF(MOD([.$F$4];[.A3903])=0;[.A3903];&quot;&quot;)">
            <text:p/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IF(MOD([.$F$4];[.A3904])=0;[.A3904];&quot;&quot;)">
            <text:p/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IF(MOD([.$F$4];[.A3905])=0;[.A3905];&quot;&quot;)">
            <text:p/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IF(MOD([.$F$4];[.A3906])=0;[.A3906];&quot;&quot;)">
            <text:p/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IF(MOD([.$F$4];[.A3907])=0;[.A3907];&quot;&quot;)">
            <text:p/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IF(MOD([.$F$4];[.A3908])=0;[.A3908];&quot;&quot;)">
            <text:p/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IF(MOD([.$F$4];[.A3909])=0;[.A3909];&quot;&quot;)">
            <text:p/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IF(MOD([.$F$4];[.A3910])=0;[.A3910];&quot;&quot;)">
            <text:p/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IF(MOD([.$F$4];[.A3911])=0;[.A3911];&quot;&quot;)">
            <text:p/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IF(MOD([.$F$4];[.A3912])=0;[.A3912];&quot;&quot;)">
            <text:p/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IF(MOD([.$F$4];[.A3913])=0;[.A3913];&quot;&quot;)">
            <text:p/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IF(MOD([.$F$4];[.A3914])=0;[.A3914];&quot;&quot;)">
            <text:p/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IF(MOD([.$F$4];[.A3915])=0;[.A3915];&quot;&quot;)">
            <text:p/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IF(MOD([.$F$4];[.A3916])=0;[.A3916];&quot;&quot;)">
            <text:p/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IF(MOD([.$F$4];[.A3917])=0;[.A3917];&quot;&quot;)">
            <text:p/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IF(MOD([.$F$4];[.A3918])=0;[.A3918];&quot;&quot;)">
            <text:p/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IF(MOD([.$F$4];[.A3919])=0;[.A3919];&quot;&quot;)">
            <text:p/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IF(MOD([.$F$4];[.A3920])=0;[.A3920];&quot;&quot;)">
            <text:p/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IF(MOD([.$F$4];[.A3921])=0;[.A3921];&quot;&quot;)">
            <text:p/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IF(MOD([.$F$4];[.A3922])=0;[.A3922];&quot;&quot;)">
            <text:p/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IF(MOD([.$F$4];[.A3923])=0;[.A3923];&quot;&quot;)">
            <text:p/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IF(MOD([.$F$4];[.A3924])=0;[.A3924];&quot;&quot;)">
            <text:p/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IF(MOD([.$F$4];[.A3925])=0;[.A3925];&quot;&quot;)">
            <text:p/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IF(MOD([.$F$4];[.A3926])=0;[.A3926];&quot;&quot;)">
            <text:p/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IF(MOD([.$F$4];[.A3927])=0;[.A3927];&quot;&quot;)">
            <text:p/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IF(MOD([.$F$4];[.A3928])=0;[.A3928];&quot;&quot;)">
            <text:p/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IF(MOD([.$F$4];[.A3929])=0;[.A3929];&quot;&quot;)">
            <text:p/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IF(MOD([.$F$4];[.A3930])=0;[.A3930];&quot;&quot;)">
            <text:p/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IF(MOD([.$F$4];[.A3931])=0;[.A3931];&quot;&quot;)">
            <text:p/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IF(MOD([.$F$4];[.A3932])=0;[.A3932];&quot;&quot;)">
            <text:p/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IF(MOD([.$F$4];[.A3933])=0;[.A3933];&quot;&quot;)">
            <text:p/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IF(MOD([.$F$4];[.A3934])=0;[.A3934];&quot;&quot;)">
            <text:p/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IF(MOD([.$F$4];[.A3935])=0;[.A3935];&quot;&quot;)">
            <text:p/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IF(MOD([.$F$4];[.A3936])=0;[.A3936];&quot;&quot;)">
            <text:p/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IF(MOD([.$F$4];[.A3937])=0;[.A3937];&quot;&quot;)">
            <text:p/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IF(MOD([.$F$4];[.A3938])=0;[.A3938];&quot;&quot;)">
            <text:p/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IF(MOD([.$F$4];[.A3939])=0;[.A3939];&quot;&quot;)">
            <text:p/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IF(MOD([.$F$4];[.A3940])=0;[.A3940];&quot;&quot;)">
            <text:p/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IF(MOD([.$F$4];[.A3941])=0;[.A3941];&quot;&quot;)">
            <text:p/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IF(MOD([.$F$4];[.A3942])=0;[.A3942];&quot;&quot;)">
            <text:p/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IF(MOD([.$F$4];[.A3943])=0;[.A3943];&quot;&quot;)">
            <text:p/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IF(MOD([.$F$4];[.A3944])=0;[.A3944];&quot;&quot;)">
            <text:p/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IF(MOD([.$F$4];[.A3945])=0;[.A3945];&quot;&quot;)">
            <text:p/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IF(MOD([.$F$4];[.A3946])=0;[.A3946];&quot;&quot;)">
            <text:p/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IF(MOD([.$F$4];[.A3947])=0;[.A3947];&quot;&quot;)">
            <text:p/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IF(MOD([.$F$4];[.A3948])=0;[.A3948];&quot;&quot;)">
            <text:p/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IF(MOD([.$F$4];[.A3949])=0;[.A3949];&quot;&quot;)">
            <text:p/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IF(MOD([.$F$4];[.A3950])=0;[.A3950];&quot;&quot;)">
            <text:p/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IF(MOD([.$F$4];[.A3951])=0;[.A3951];&quot;&quot;)">
            <text:p/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IF(MOD([.$F$4];[.A3952])=0;[.A3952];&quot;&quot;)">
            <text:p/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IF(MOD([.$F$4];[.A3953])=0;[.A3953];&quot;&quot;)">
            <text:p/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IF(MOD([.$F$4];[.A3954])=0;[.A3954];&quot;&quot;)">
            <text:p/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IF(MOD([.$F$4];[.A3955])=0;[.A3955];&quot;&quot;)">
            <text:p/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IF(MOD([.$F$4];[.A3956])=0;[.A3956];&quot;&quot;)">
            <text:p/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IF(MOD([.$F$4];[.A3957])=0;[.A3957];&quot;&quot;)">
            <text:p/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IF(MOD([.$F$4];[.A3958])=0;[.A3958];&quot;&quot;)">
            <text:p/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IF(MOD([.$F$4];[.A3959])=0;[.A3959];&quot;&quot;)">
            <text:p/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IF(MOD([.$F$4];[.A3960])=0;[.A3960];&quot;&quot;)">
            <text:p/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IF(MOD([.$F$4];[.A3961])=0;[.A3961];&quot;&quot;)">
            <text:p/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IF(MOD([.$F$4];[.A3962])=0;[.A3962];&quot;&quot;)">
            <text:p/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IF(MOD([.$F$4];[.A3963])=0;[.A3963];&quot;&quot;)">
            <text:p/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IF(MOD([.$F$4];[.A3964])=0;[.A3964];&quot;&quot;)">
            <text:p/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IF(MOD([.$F$4];[.A3965])=0;[.A3965];&quot;&quot;)">
            <text:p/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IF(MOD([.$F$4];[.A3966])=0;[.A3966];&quot;&quot;)">
            <text:p/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IF(MOD([.$F$4];[.A3967])=0;[.A3967];&quot;&quot;)">
            <text:p/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IF(MOD([.$F$4];[.A3968])=0;[.A3968];&quot;&quot;)">
            <text:p/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IF(MOD([.$F$4];[.A3969])=0;[.A3969];&quot;&quot;)">
            <text:p/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IF(MOD([.$F$4];[.A3970])=0;[.A3970];&quot;&quot;)">
            <text:p/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IF(MOD([.$F$4];[.A3971])=0;[.A3971];&quot;&quot;)">
            <text:p/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IF(MOD([.$F$4];[.A3972])=0;[.A3972];&quot;&quot;)">
            <text:p/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IF(MOD([.$F$4];[.A3973])=0;[.A3973];&quot;&quot;)">
            <text:p/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IF(MOD([.$F$4];[.A3974])=0;[.A3974];&quot;&quot;)">
            <text:p/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IF(MOD([.$F$4];[.A3975])=0;[.A3975];&quot;&quot;)">
            <text:p/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IF(MOD([.$F$4];[.A3976])=0;[.A3976];&quot;&quot;)">
            <text:p/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IF(MOD([.$F$4];[.A3977])=0;[.A3977];&quot;&quot;)">
            <text:p/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IF(MOD([.$F$4];[.A3978])=0;[.A3978];&quot;&quot;)">
            <text:p/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IF(MOD([.$F$4];[.A3979])=0;[.A3979];&quot;&quot;)">
            <text:p/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IF(MOD([.$F$4];[.A3980])=0;[.A3980];&quot;&quot;)">
            <text:p/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IF(MOD([.$F$4];[.A3981])=0;[.A3981];&quot;&quot;)">
            <text:p/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IF(MOD([.$F$4];[.A3982])=0;[.A3982];&quot;&quot;)">
            <text:p/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IF(MOD([.$F$4];[.A3983])=0;[.A3983];&quot;&quot;)">
            <text:p/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IF(MOD([.$F$4];[.A3984])=0;[.A3984];&quot;&quot;)">
            <text:p/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IF(MOD([.$F$4];[.A3985])=0;[.A3985];&quot;&quot;)">
            <text:p/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IF(MOD([.$F$4];[.A3986])=0;[.A3986];&quot;&quot;)">
            <text:p/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IF(MOD([.$F$4];[.A3987])=0;[.A3987];&quot;&quot;)">
            <text:p/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IF(MOD([.$F$4];[.A3988])=0;[.A3988];&quot;&quot;)">
            <text:p/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IF(MOD([.$F$4];[.A3989])=0;[.A3989];&quot;&quot;)">
            <text:p/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IF(MOD([.$F$4];[.A3990])=0;[.A3990];&quot;&quot;)">
            <text:p/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IF(MOD([.$F$4];[.A3991])=0;[.A3991];&quot;&quot;)">
            <text:p/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IF(MOD([.$F$4];[.A3992])=0;[.A3992];&quot;&quot;)">
            <text:p/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IF(MOD([.$F$4];[.A3993])=0;[.A3993];&quot;&quot;)">
            <text:p/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IF(MOD([.$F$4];[.A3994])=0;[.A3994];&quot;&quot;)">
            <text:p/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IF(MOD([.$F$4];[.A3995])=0;[.A3995];&quot;&quot;)">
            <text:p/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IF(MOD([.$F$4];[.A3996])=0;[.A3996];&quot;&quot;)">
            <text:p/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IF(MOD([.$F$4];[.A3997])=0;[.A3997];&quot;&quot;)">
            <text:p/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IF(MOD([.$F$4];[.A3998])=0;[.A3998];&quot;&quot;)">
            <text:p/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IF(MOD([.$F$4];[.A3999])=0;[.A3999];&quot;&quot;)">
            <text:p/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IF(MOD([.$F$4];[.A4000])=0;[.A4000];&quot;&quot;)">
            <text:p/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IF(MOD([.$F$4];[.A4001])=0;[.A4001];&quot;&quot;)">
            <text:p/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IF(MOD([.$F$4];[.A4002])=0;[.A4002];&quot;&quot;)">
            <text:p/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IF(MOD([.$F$4];[.A4003])=0;[.A4003];&quot;&quot;)">
            <text:p/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IF(MOD([.$F$4];[.A4004])=0;[.A4004];&quot;&quot;)">
            <text:p/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IF(MOD([.$F$4];[.A4005])=0;[.A4005];&quot;&quot;)">
            <text:p/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IF(MOD([.$F$4];[.A4006])=0;[.A4006];&quot;&quot;)">
            <text:p/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IF(MOD([.$F$4];[.A4007])=0;[.A4007];&quot;&quot;)">
            <text:p/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IF(MOD([.$F$4];[.A4008])=0;[.A4008];&quot;&quot;)">
            <text:p/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IF(MOD([.$F$4];[.A4009])=0;[.A4009];&quot;&quot;)">
            <text:p/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IF(MOD([.$F$4];[.A4010])=0;[.A4010];&quot;&quot;)">
            <text:p/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IF(MOD([.$F$4];[.A4011])=0;[.A4011];&quot;&quot;)">
            <text:p/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IF(MOD([.$F$4];[.A4012])=0;[.A4012];&quot;&quot;)">
            <text:p/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IF(MOD([.$F$4];[.A4013])=0;[.A4013];&quot;&quot;)">
            <text:p/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IF(MOD([.$F$4];[.A4014])=0;[.A4014];&quot;&quot;)">
            <text:p/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IF(MOD([.$F$4];[.A4015])=0;[.A4015];&quot;&quot;)">
            <text:p/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IF(MOD([.$F$4];[.A4016])=0;[.A4016];&quot;&quot;)">
            <text:p/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IF(MOD([.$F$4];[.A4017])=0;[.A4017];&quot;&quot;)">
            <text:p/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IF(MOD([.$F$4];[.A4018])=0;[.A4018];&quot;&quot;)">
            <text:p/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IF(MOD([.$F$4];[.A4019])=0;[.A4019];&quot;&quot;)">
            <text:p/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IF(MOD([.$F$4];[.A4020])=0;[.A4020];&quot;&quot;)">
            <text:p/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IF(MOD([.$F$4];[.A4021])=0;[.A4021];&quot;&quot;)">
            <text:p/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IF(MOD([.$F$4];[.A4022])=0;[.A4022];&quot;&quot;)">
            <text:p/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IF(MOD([.$F$4];[.A4023])=0;[.A4023];&quot;&quot;)">
            <text:p/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IF(MOD([.$F$4];[.A4024])=0;[.A4024];&quot;&quot;)">
            <text:p/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IF(MOD([.$F$4];[.A4025])=0;[.A4025];&quot;&quot;)">
            <text:p/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IF(MOD([.$F$4];[.A4026])=0;[.A4026];&quot;&quot;)">
            <text:p/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IF(MOD([.$F$4];[.A4027])=0;[.A4027];&quot;&quot;)">
            <text:p/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IF(MOD([.$F$4];[.A4028])=0;[.A4028];&quot;&quot;)">
            <text:p/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IF(MOD([.$F$4];[.A4029])=0;[.A4029];&quot;&quot;)">
            <text:p/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IF(MOD([.$F$4];[.A4030])=0;[.A4030];&quot;&quot;)">
            <text:p/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IF(MOD([.$F$4];[.A4031])=0;[.A4031];&quot;&quot;)">
            <text:p/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IF(MOD([.$F$4];[.A4032])=0;[.A4032];&quot;&quot;)">
            <text:p/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IF(MOD([.$F$4];[.A4033])=0;[.A4033];&quot;&quot;)">
            <text:p/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IF(MOD([.$F$4];[.A4034])=0;[.A4034];&quot;&quot;)">
            <text:p/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IF(MOD([.$F$4];[.A4035])=0;[.A4035];&quot;&quot;)">
            <text:p/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IF(MOD([.$F$4];[.A4036])=0;[.A4036];&quot;&quot;)">
            <text:p/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IF(MOD([.$F$4];[.A4037])=0;[.A4037];&quot;&quot;)">
            <text:p/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IF(MOD([.$F$4];[.A4038])=0;[.A4038];&quot;&quot;)">
            <text:p/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IF(MOD([.$F$4];[.A4039])=0;[.A4039];&quot;&quot;)">
            <text:p/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IF(MOD([.$F$4];[.A4040])=0;[.A4040];&quot;&quot;)">
            <text:p/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IF(MOD([.$F$4];[.A4041])=0;[.A4041];&quot;&quot;)">
            <text:p/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IF(MOD([.$F$4];[.A4042])=0;[.A4042];&quot;&quot;)">
            <text:p/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IF(MOD([.$F$4];[.A4043])=0;[.A4043];&quot;&quot;)">
            <text:p/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IF(MOD([.$F$4];[.A4044])=0;[.A4044];&quot;&quot;)">
            <text:p/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IF(MOD([.$F$4];[.A4045])=0;[.A4045];&quot;&quot;)">
            <text:p/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IF(MOD([.$F$4];[.A4046])=0;[.A4046];&quot;&quot;)">
            <text:p/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IF(MOD([.$F$4];[.A4047])=0;[.A4047];&quot;&quot;)">
            <text:p/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IF(MOD([.$F$4];[.A4048])=0;[.A4048];&quot;&quot;)">
            <text:p/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IF(MOD([.$F$4];[.A4049])=0;[.A4049];&quot;&quot;)">
            <text:p/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IF(MOD([.$F$4];[.A4050])=0;[.A4050];&quot;&quot;)">
            <text:p/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IF(MOD([.$F$4];[.A4051])=0;[.A4051];&quot;&quot;)">
            <text:p/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IF(MOD([.$F$4];[.A4052])=0;[.A4052];&quot;&quot;)">
            <text:p/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IF(MOD([.$F$4];[.A4053])=0;[.A4053];&quot;&quot;)">
            <text:p/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IF(MOD([.$F$4];[.A4054])=0;[.A4054];&quot;&quot;)">
            <text:p/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IF(MOD([.$F$4];[.A4055])=0;[.A4055];&quot;&quot;)">
            <text:p/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IF(MOD([.$F$4];[.A4056])=0;[.A4056];&quot;&quot;)">
            <text:p/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IF(MOD([.$F$4];[.A4057])=0;[.A4057];&quot;&quot;)">
            <text:p/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IF(MOD([.$F$4];[.A4058])=0;[.A4058];&quot;&quot;)">
            <text:p/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IF(MOD([.$F$4];[.A4059])=0;[.A4059];&quot;&quot;)">
            <text:p/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IF(MOD([.$F$4];[.A4060])=0;[.A4060];&quot;&quot;)">
            <text:p/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IF(MOD([.$F$4];[.A4061])=0;[.A4061];&quot;&quot;)">
            <text:p/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IF(MOD([.$F$4];[.A4062])=0;[.A4062];&quot;&quot;)">
            <text:p/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IF(MOD([.$F$4];[.A4063])=0;[.A4063];&quot;&quot;)">
            <text:p/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IF(MOD([.$F$4];[.A4064])=0;[.A4064];&quot;&quot;)">
            <text:p/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IF(MOD([.$F$4];[.A4065])=0;[.A4065];&quot;&quot;)">
            <text:p/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IF(MOD([.$F$4];[.A4066])=0;[.A4066];&quot;&quot;)">
            <text:p/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IF(MOD([.$F$4];[.A4067])=0;[.A4067];&quot;&quot;)">
            <text:p/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IF(MOD([.$F$4];[.A4068])=0;[.A4068];&quot;&quot;)">
            <text:p/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IF(MOD([.$F$4];[.A4069])=0;[.A4069];&quot;&quot;)">
            <text:p/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IF(MOD([.$F$4];[.A4070])=0;[.A4070];&quot;&quot;)">
            <text:p/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IF(MOD([.$F$4];[.A4071])=0;[.A4071];&quot;&quot;)">
            <text:p/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IF(MOD([.$F$4];[.A4072])=0;[.A4072];&quot;&quot;)">
            <text:p/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IF(MOD([.$F$4];[.A4073])=0;[.A4073];&quot;&quot;)">
            <text:p/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IF(MOD([.$F$4];[.A4074])=0;[.A4074];&quot;&quot;)">
            <text:p/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IF(MOD([.$F$4];[.A4075])=0;[.A4075];&quot;&quot;)">
            <text:p/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IF(MOD([.$F$4];[.A4076])=0;[.A4076];&quot;&quot;)">
            <text:p/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IF(MOD([.$F$4];[.A4077])=0;[.A4077];&quot;&quot;)">
            <text:p/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IF(MOD([.$F$4];[.A4078])=0;[.A4078];&quot;&quot;)">
            <text:p/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IF(MOD([.$F$4];[.A4079])=0;[.A4079];&quot;&quot;)">
            <text:p/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IF(MOD([.$F$4];[.A4080])=0;[.A4080];&quot;&quot;)">
            <text:p/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IF(MOD([.$F$4];[.A4081])=0;[.A4081];&quot;&quot;)">
            <text:p/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IF(MOD([.$F$4];[.A4082])=0;[.A4082];&quot;&quot;)">
            <text:p/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IF(MOD([.$F$4];[.A4083])=0;[.A4083];&quot;&quot;)">
            <text:p/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IF(MOD([.$F$4];[.A4084])=0;[.A4084];&quot;&quot;)">
            <text:p/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IF(MOD([.$F$4];[.A4085])=0;[.A4085];&quot;&quot;)">
            <text:p/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IF(MOD([.$F$4];[.A4086])=0;[.A4086];&quot;&quot;)">
            <text:p/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IF(MOD([.$F$4];[.A4087])=0;[.A4087];&quot;&quot;)">
            <text:p/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IF(MOD([.$F$4];[.A4088])=0;[.A4088];&quot;&quot;)">
            <text:p/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IF(MOD([.$F$4];[.A4089])=0;[.A4089];&quot;&quot;)">
            <text:p/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IF(MOD([.$F$4];[.A4090])=0;[.A4090];&quot;&quot;)">
            <text:p/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IF(MOD([.$F$4];[.A4091])=0;[.A4091];&quot;&quot;)">
            <text:p/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IF(MOD([.$F$4];[.A4092])=0;[.A4092];&quot;&quot;)">
            <text:p/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IF(MOD([.$F$4];[.A4093])=0;[.A4093];&quot;&quot;)">
            <text:p/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IF(MOD([.$F$4];[.A4094])=0;[.A4094];&quot;&quot;)">
            <text:p/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IF(MOD([.$F$4];[.A4095])=0;[.A4095];&quot;&quot;)">
            <text:p/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IF(MOD([.$F$4];[.A4096])=0;[.A4096];&quot;&quot;)">
            <text:p/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IF(MOD([.$F$4];[.A4097])=0;[.A4097];&quot;&quot;)">
            <text:p/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IF(MOD([.$F$4];[.A4098])=0;[.A4098];&quot;&quot;)">
            <text:p/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IF(MOD([.$F$4];[.A4099])=0;[.A4099];&quot;&quot;)">
            <text:p/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IF(MOD([.$F$4];[.A4100])=0;[.A4100];&quot;&quot;)">
            <text:p/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IF(MOD([.$F$4];[.A4101])=0;[.A4101];&quot;&quot;)">
            <text:p/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IF(MOD([.$F$4];[.A4102])=0;[.A4102];&quot;&quot;)">
            <text:p/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IF(MOD([.$F$4];[.A4103])=0;[.A4103];&quot;&quot;)">
            <text:p/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IF(MOD([.$F$4];[.A4104])=0;[.A4104];&quot;&quot;)">
            <text:p/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IF(MOD([.$F$4];[.A4105])=0;[.A4105];&quot;&quot;)">
            <text:p/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IF(MOD([.$F$4];[.A4106])=0;[.A4106];&quot;&quot;)">
            <text:p/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IF(MOD([.$F$4];[.A4107])=0;[.A4107];&quot;&quot;)">
            <text:p/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IF(MOD([.$F$4];[.A4108])=0;[.A4108];&quot;&quot;)">
            <text:p/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IF(MOD([.$F$4];[.A4109])=0;[.A4109];&quot;&quot;)">
            <text:p/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IF(MOD([.$F$4];[.A4110])=0;[.A4110];&quot;&quot;)">
            <text:p/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IF(MOD([.$F$4];[.A4111])=0;[.A4111];&quot;&quot;)">
            <text:p/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IF(MOD([.$F$4];[.A4112])=0;[.A4112];&quot;&quot;)">
            <text:p/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IF(MOD([.$F$4];[.A4113])=0;[.A4113];&quot;&quot;)">
            <text:p/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IF(MOD([.$F$4];[.A4114])=0;[.A4114];&quot;&quot;)">
            <text:p/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IF(MOD([.$F$4];[.A4115])=0;[.A4115];&quot;&quot;)">
            <text:p/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IF(MOD([.$F$4];[.A4116])=0;[.A4116];&quot;&quot;)">
            <text:p/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IF(MOD([.$F$4];[.A4117])=0;[.A4117];&quot;&quot;)">
            <text:p/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IF(MOD([.$F$4];[.A4118])=0;[.A4118];&quot;&quot;)">
            <text:p/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IF(MOD([.$F$4];[.A4119])=0;[.A4119];&quot;&quot;)">
            <text:p/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IF(MOD([.$F$4];[.A4120])=0;[.A4120];&quot;&quot;)">
            <text:p/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IF(MOD([.$F$4];[.A4121])=0;[.A4121];&quot;&quot;)">
            <text:p/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IF(MOD([.$F$4];[.A4122])=0;[.A4122];&quot;&quot;)">
            <text:p/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IF(MOD([.$F$4];[.A4123])=0;[.A4123];&quot;&quot;)">
            <text:p/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IF(MOD([.$F$4];[.A4124])=0;[.A4124];&quot;&quot;)">
            <text:p/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IF(MOD([.$F$4];[.A4125])=0;[.A4125];&quot;&quot;)">
            <text:p/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IF(MOD([.$F$4];[.A4126])=0;[.A4126];&quot;&quot;)">
            <text:p/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IF(MOD([.$F$4];[.A4127])=0;[.A4127];&quot;&quot;)">
            <text:p/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IF(MOD([.$F$4];[.A4128])=0;[.A4128];&quot;&quot;)">
            <text:p/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IF(MOD([.$F$4];[.A4129])=0;[.A4129];&quot;&quot;)">
            <text:p/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IF(MOD([.$F$4];[.A4130])=0;[.A4130];&quot;&quot;)">
            <text:p/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IF(MOD([.$F$4];[.A4131])=0;[.A4131];&quot;&quot;)">
            <text:p/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IF(MOD([.$F$4];[.A4132])=0;[.A4132];&quot;&quot;)">
            <text:p/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IF(MOD([.$F$4];[.A4133])=0;[.A4133];&quot;&quot;)">
            <text:p/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IF(MOD([.$F$4];[.A4134])=0;[.A4134];&quot;&quot;)">
            <text:p/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IF(MOD([.$F$4];[.A4135])=0;[.A4135];&quot;&quot;)">
            <text:p/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IF(MOD([.$F$4];[.A4136])=0;[.A4136];&quot;&quot;)">
            <text:p/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IF(MOD([.$F$4];[.A4137])=0;[.A4137];&quot;&quot;)">
            <text:p/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IF(MOD([.$F$4];[.A4138])=0;[.A4138];&quot;&quot;)">
            <text:p/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IF(MOD([.$F$4];[.A4139])=0;[.A4139];&quot;&quot;)">
            <text:p/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IF(MOD([.$F$4];[.A4140])=0;[.A4140];&quot;&quot;)">
            <text:p/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IF(MOD([.$F$4];[.A4141])=0;[.A4141];&quot;&quot;)">
            <text:p/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IF(MOD([.$F$4];[.A4142])=0;[.A4142];&quot;&quot;)">
            <text:p/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IF(MOD([.$F$4];[.A4143])=0;[.A4143];&quot;&quot;)">
            <text:p/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IF(MOD([.$F$4];[.A4144])=0;[.A4144];&quot;&quot;)">
            <text:p/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IF(MOD([.$F$4];[.A4145])=0;[.A4145];&quot;&quot;)">
            <text:p/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IF(MOD([.$F$4];[.A4146])=0;[.A4146];&quot;&quot;)">
            <text:p/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IF(MOD([.$F$4];[.A4147])=0;[.A4147];&quot;&quot;)">
            <text:p/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IF(MOD([.$F$4];[.A4148])=0;[.A4148];&quot;&quot;)">
            <text:p/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IF(MOD([.$F$4];[.A4149])=0;[.A4149];&quot;&quot;)">
            <text:p/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IF(MOD([.$F$4];[.A4150])=0;[.A4150];&quot;&quot;)">
            <text:p/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IF(MOD([.$F$4];[.A4151])=0;[.A4151];&quot;&quot;)">
            <text:p/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IF(MOD([.$F$4];[.A4152])=0;[.A4152];&quot;&quot;)">
            <text:p/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IF(MOD([.$F$4];[.A4153])=0;[.A4153];&quot;&quot;)">
            <text:p/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IF(MOD([.$F$4];[.A4154])=0;[.A4154];&quot;&quot;)">
            <text:p/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IF(MOD([.$F$4];[.A4155])=0;[.A4155];&quot;&quot;)">
            <text:p/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IF(MOD([.$F$4];[.A4156])=0;[.A4156];&quot;&quot;)">
            <text:p/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IF(MOD([.$F$4];[.A4157])=0;[.A4157];&quot;&quot;)">
            <text:p/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IF(MOD([.$F$4];[.A4158])=0;[.A4158];&quot;&quot;)">
            <text:p/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IF(MOD([.$F$4];[.A4159])=0;[.A4159];&quot;&quot;)">
            <text:p/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IF(MOD([.$F$4];[.A4160])=0;[.A4160];&quot;&quot;)">
            <text:p/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IF(MOD([.$F$4];[.A4161])=0;[.A4161];&quot;&quot;)">
            <text:p/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IF(MOD([.$F$4];[.A4162])=0;[.A4162];&quot;&quot;)">
            <text:p/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IF(MOD([.$F$4];[.A4163])=0;[.A4163];&quot;&quot;)">
            <text:p/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IF(MOD([.$F$4];[.A4164])=0;[.A4164];&quot;&quot;)">
            <text:p/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IF(MOD([.$F$4];[.A4165])=0;[.A4165];&quot;&quot;)">
            <text:p/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IF(MOD([.$F$4];[.A4166])=0;[.A4166];&quot;&quot;)">
            <text:p/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IF(MOD([.$F$4];[.A4167])=0;[.A4167];&quot;&quot;)">
            <text:p/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IF(MOD([.$F$4];[.A4168])=0;[.A4168];&quot;&quot;)">
            <text:p/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IF(MOD([.$F$4];[.A4169])=0;[.A4169];&quot;&quot;)">
            <text:p/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IF(MOD([.$F$4];[.A4170])=0;[.A4170];&quot;&quot;)">
            <text:p/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IF(MOD([.$F$4];[.A4171])=0;[.A4171];&quot;&quot;)">
            <text:p/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IF(MOD([.$F$4];[.A4172])=0;[.A4172];&quot;&quot;)">
            <text:p/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IF(MOD([.$F$4];[.A4173])=0;[.A4173];&quot;&quot;)">
            <text:p/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IF(MOD([.$F$4];[.A4174])=0;[.A4174];&quot;&quot;)">
            <text:p/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IF(MOD([.$F$4];[.A4175])=0;[.A4175];&quot;&quot;)">
            <text:p/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IF(MOD([.$F$4];[.A4176])=0;[.A4176];&quot;&quot;)">
            <text:p/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IF(MOD([.$F$4];[.A4177])=0;[.A4177];&quot;&quot;)">
            <text:p/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IF(MOD([.$F$4];[.A4178])=0;[.A4178];&quot;&quot;)">
            <text:p/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IF(MOD([.$F$4];[.A4179])=0;[.A4179];&quot;&quot;)">
            <text:p/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IF(MOD([.$F$4];[.A4180])=0;[.A4180];&quot;&quot;)">
            <text:p/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IF(MOD([.$F$4];[.A4181])=0;[.A4181];&quot;&quot;)">
            <text:p/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IF(MOD([.$F$4];[.A4182])=0;[.A4182];&quot;&quot;)">
            <text:p/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IF(MOD([.$F$4];[.A4183])=0;[.A4183];&quot;&quot;)">
            <text:p/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IF(MOD([.$F$4];[.A4184])=0;[.A4184];&quot;&quot;)">
            <text:p/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IF(MOD([.$F$4];[.A4185])=0;[.A4185];&quot;&quot;)">
            <text:p/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IF(MOD([.$F$4];[.A4186])=0;[.A4186];&quot;&quot;)">
            <text:p/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IF(MOD([.$F$4];[.A4187])=0;[.A4187];&quot;&quot;)">
            <text:p/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IF(MOD([.$F$4];[.A4188])=0;[.A4188];&quot;&quot;)">
            <text:p/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IF(MOD([.$F$4];[.A4189])=0;[.A4189];&quot;&quot;)">
            <text:p/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IF(MOD([.$F$4];[.A4190])=0;[.A4190];&quot;&quot;)">
            <text:p/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IF(MOD([.$F$4];[.A4191])=0;[.A4191];&quot;&quot;)">
            <text:p/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IF(MOD([.$F$4];[.A4192])=0;[.A4192];&quot;&quot;)">
            <text:p/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IF(MOD([.$F$4];[.A4193])=0;[.A4193];&quot;&quot;)">
            <text:p/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IF(MOD([.$F$4];[.A4194])=0;[.A4194];&quot;&quot;)">
            <text:p/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IF(MOD([.$F$4];[.A4195])=0;[.A4195];&quot;&quot;)">
            <text:p/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IF(MOD([.$F$4];[.A4196])=0;[.A4196];&quot;&quot;)">
            <text:p/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IF(MOD([.$F$4];[.A4197])=0;[.A4197];&quot;&quot;)">
            <text:p/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IF(MOD([.$F$4];[.A4198])=0;[.A4198];&quot;&quot;)">
            <text:p/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IF(MOD([.$F$4];[.A4199])=0;[.A4199];&quot;&quot;)">
            <text:p/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IF(MOD([.$F$4];[.A4200])=0;[.A4200];&quot;&quot;)">
            <text:p/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IF(MOD([.$F$4];[.A4201])=0;[.A4201];&quot;&quot;)">
            <text:p/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IF(MOD([.$F$4];[.A4202])=0;[.A4202];&quot;&quot;)">
            <text:p/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IF(MOD([.$F$4];[.A4203])=0;[.A4203];&quot;&quot;)">
            <text:p/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IF(MOD([.$F$4];[.A4204])=0;[.A4204];&quot;&quot;)">
            <text:p/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IF(MOD([.$F$4];[.A4205])=0;[.A4205];&quot;&quot;)">
            <text:p/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IF(MOD([.$F$4];[.A4206])=0;[.A4206];&quot;&quot;)">
            <text:p/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IF(MOD([.$F$4];[.A4207])=0;[.A4207];&quot;&quot;)">
            <text:p/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IF(MOD([.$F$4];[.A4208])=0;[.A4208];&quot;&quot;)">
            <text:p/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IF(MOD([.$F$4];[.A4209])=0;[.A4209];&quot;&quot;)">
            <text:p/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IF(MOD([.$F$4];[.A4210])=0;[.A4210];&quot;&quot;)">
            <text:p/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IF(MOD([.$F$4];[.A4211])=0;[.A4211];&quot;&quot;)">
            <text:p/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IF(MOD([.$F$4];[.A4212])=0;[.A4212];&quot;&quot;)">
            <text:p/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IF(MOD([.$F$4];[.A4213])=0;[.A4213];&quot;&quot;)">
            <text:p/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IF(MOD([.$F$4];[.A4214])=0;[.A4214];&quot;&quot;)">
            <text:p/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IF(MOD([.$F$4];[.A4215])=0;[.A4215];&quot;&quot;)">
            <text:p/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IF(MOD([.$F$4];[.A4216])=0;[.A4216];&quot;&quot;)">
            <text:p/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IF(MOD([.$F$4];[.A4217])=0;[.A4217];&quot;&quot;)">
            <text:p/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IF(MOD([.$F$4];[.A4218])=0;[.A4218];&quot;&quot;)">
            <text:p/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IF(MOD([.$F$4];[.A4219])=0;[.A4219];&quot;&quot;)">
            <text:p/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IF(MOD([.$F$4];[.A4220])=0;[.A4220];&quot;&quot;)">
            <text:p/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IF(MOD([.$F$4];[.A4221])=0;[.A4221];&quot;&quot;)">
            <text:p/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IF(MOD([.$F$4];[.A4222])=0;[.A4222];&quot;&quot;)">
            <text:p/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IF(MOD([.$F$4];[.A4223])=0;[.A4223];&quot;&quot;)">
            <text:p/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IF(MOD([.$F$4];[.A4224])=0;[.A4224];&quot;&quot;)">
            <text:p/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IF(MOD([.$F$4];[.A4225])=0;[.A4225];&quot;&quot;)">
            <text:p/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IF(MOD([.$F$4];[.A4226])=0;[.A4226];&quot;&quot;)">
            <text:p/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IF(MOD([.$F$4];[.A4227])=0;[.A4227];&quot;&quot;)">
            <text:p/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IF(MOD([.$F$4];[.A4228])=0;[.A4228];&quot;&quot;)">
            <text:p/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IF(MOD([.$F$4];[.A4229])=0;[.A4229];&quot;&quot;)">
            <text:p/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IF(MOD([.$F$4];[.A4230])=0;[.A4230];&quot;&quot;)">
            <text:p/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IF(MOD([.$F$4];[.A4231])=0;[.A4231];&quot;&quot;)">
            <text:p/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IF(MOD([.$F$4];[.A4232])=0;[.A4232];&quot;&quot;)">
            <text:p/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IF(MOD([.$F$4];[.A4233])=0;[.A4233];&quot;&quot;)">
            <text:p/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IF(MOD([.$F$4];[.A4234])=0;[.A4234];&quot;&quot;)">
            <text:p/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IF(MOD([.$F$4];[.A4235])=0;[.A4235];&quot;&quot;)">
            <text:p/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IF(MOD([.$F$4];[.A4236])=0;[.A4236];&quot;&quot;)">
            <text:p/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IF(MOD([.$F$4];[.A4237])=0;[.A4237];&quot;&quot;)">
            <text:p/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IF(MOD([.$F$4];[.A4238])=0;[.A4238];&quot;&quot;)">
            <text:p/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IF(MOD([.$F$4];[.A4239])=0;[.A4239];&quot;&quot;)">
            <text:p/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IF(MOD([.$F$4];[.A4240])=0;[.A4240];&quot;&quot;)">
            <text:p/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IF(MOD([.$F$4];[.A4241])=0;[.A4241];&quot;&quot;)">
            <text:p/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IF(MOD([.$F$4];[.A4242])=0;[.A4242];&quot;&quot;)">
            <text:p/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IF(MOD([.$F$4];[.A4243])=0;[.A4243];&quot;&quot;)">
            <text:p/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IF(MOD([.$F$4];[.A4244])=0;[.A4244];&quot;&quot;)">
            <text:p/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IF(MOD([.$F$4];[.A4245])=0;[.A4245];&quot;&quot;)">
            <text:p/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IF(MOD([.$F$4];[.A4246])=0;[.A4246];&quot;&quot;)">
            <text:p/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IF(MOD([.$F$4];[.A4247])=0;[.A4247];&quot;&quot;)">
            <text:p/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IF(MOD([.$F$4];[.A4248])=0;[.A4248];&quot;&quot;)">
            <text:p/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IF(MOD([.$F$4];[.A4249])=0;[.A4249];&quot;&quot;)">
            <text:p/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IF(MOD([.$F$4];[.A4250])=0;[.A4250];&quot;&quot;)">
            <text:p/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IF(MOD([.$F$4];[.A4251])=0;[.A4251];&quot;&quot;)">
            <text:p/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IF(MOD([.$F$4];[.A4252])=0;[.A4252];&quot;&quot;)">
            <text:p/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IF(MOD([.$F$4];[.A4253])=0;[.A4253];&quot;&quot;)">
            <text:p/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IF(MOD([.$F$4];[.A4254])=0;[.A4254];&quot;&quot;)">
            <text:p/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IF(MOD([.$F$4];[.A4255])=0;[.A4255];&quot;&quot;)">
            <text:p/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IF(MOD([.$F$4];[.A4256])=0;[.A4256];&quot;&quot;)">
            <text:p/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IF(MOD([.$F$4];[.A4257])=0;[.A4257];&quot;&quot;)">
            <text:p/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IF(MOD([.$F$4];[.A4258])=0;[.A4258];&quot;&quot;)">
            <text:p/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IF(MOD([.$F$4];[.A4259])=0;[.A4259];&quot;&quot;)">
            <text:p/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IF(MOD([.$F$4];[.A4260])=0;[.A4260];&quot;&quot;)">
            <text:p/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IF(MOD([.$F$4];[.A4261])=0;[.A4261];&quot;&quot;)">
            <text:p/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IF(MOD([.$F$4];[.A4262])=0;[.A4262];&quot;&quot;)">
            <text:p/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IF(MOD([.$F$4];[.A4263])=0;[.A4263];&quot;&quot;)">
            <text:p/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IF(MOD([.$F$4];[.A4264])=0;[.A4264];&quot;&quot;)">
            <text:p/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IF(MOD([.$F$4];[.A4265])=0;[.A4265];&quot;&quot;)">
            <text:p/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IF(MOD([.$F$4];[.A4266])=0;[.A4266];&quot;&quot;)">
            <text:p/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IF(MOD([.$F$4];[.A4267])=0;[.A4267];&quot;&quot;)">
            <text:p/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IF(MOD([.$F$4];[.A4268])=0;[.A4268];&quot;&quot;)">
            <text:p/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IF(MOD([.$F$4];[.A4269])=0;[.A4269];&quot;&quot;)">
            <text:p/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IF(MOD([.$F$4];[.A4270])=0;[.A4270];&quot;&quot;)">
            <text:p/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IF(MOD([.$F$4];[.A4271])=0;[.A4271];&quot;&quot;)">
            <text:p/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IF(MOD([.$F$4];[.A4272])=0;[.A4272];&quot;&quot;)">
            <text:p/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IF(MOD([.$F$4];[.A4273])=0;[.A4273];&quot;&quot;)">
            <text:p/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IF(MOD([.$F$4];[.A4274])=0;[.A4274];&quot;&quot;)">
            <text:p/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IF(MOD([.$F$4];[.A4275])=0;[.A4275];&quot;&quot;)">
            <text:p/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IF(MOD([.$F$4];[.A4276])=0;[.A4276];&quot;&quot;)">
            <text:p/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IF(MOD([.$F$4];[.A4277])=0;[.A4277];&quot;&quot;)">
            <text:p/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IF(MOD([.$F$4];[.A4278])=0;[.A4278];&quot;&quot;)">
            <text:p/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IF(MOD([.$F$4];[.A4279])=0;[.A4279];&quot;&quot;)">
            <text:p/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IF(MOD([.$F$4];[.A4280])=0;[.A4280];&quot;&quot;)">
            <text:p/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IF(MOD([.$F$4];[.A4281])=0;[.A4281];&quot;&quot;)">
            <text:p/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IF(MOD([.$F$4];[.A4282])=0;[.A4282];&quot;&quot;)">
            <text:p/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IF(MOD([.$F$4];[.A4283])=0;[.A4283];&quot;&quot;)">
            <text:p/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IF(MOD([.$F$4];[.A4284])=0;[.A4284];&quot;&quot;)">
            <text:p/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IF(MOD([.$F$4];[.A4285])=0;[.A4285];&quot;&quot;)">
            <text:p/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IF(MOD([.$F$4];[.A4286])=0;[.A4286];&quot;&quot;)">
            <text:p/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IF(MOD([.$F$4];[.A4287])=0;[.A4287];&quot;&quot;)">
            <text:p/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IF(MOD([.$F$4];[.A4288])=0;[.A4288];&quot;&quot;)">
            <text:p/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IF(MOD([.$F$4];[.A4289])=0;[.A4289];&quot;&quot;)">
            <text:p/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IF(MOD([.$F$4];[.A4290])=0;[.A4290];&quot;&quot;)">
            <text:p/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IF(MOD([.$F$4];[.A4291])=0;[.A4291];&quot;&quot;)">
            <text:p/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IF(MOD([.$F$4];[.A4292])=0;[.A4292];&quot;&quot;)">
            <text:p/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IF(MOD([.$F$4];[.A4293])=0;[.A4293];&quot;&quot;)">
            <text:p/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IF(MOD([.$F$4];[.A4294])=0;[.A4294];&quot;&quot;)">
            <text:p/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IF(MOD([.$F$4];[.A4295])=0;[.A4295];&quot;&quot;)">
            <text:p/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IF(MOD([.$F$4];[.A4296])=0;[.A4296];&quot;&quot;)">
            <text:p/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IF(MOD([.$F$4];[.A4297])=0;[.A4297];&quot;&quot;)">
            <text:p/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IF(MOD([.$F$4];[.A4298])=0;[.A4298];&quot;&quot;)">
            <text:p/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IF(MOD([.$F$4];[.A4299])=0;[.A4299];&quot;&quot;)">
            <text:p/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IF(MOD([.$F$4];[.A4300])=0;[.A4300];&quot;&quot;)">
            <text:p/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IF(MOD([.$F$4];[.A4301])=0;[.A4301];&quot;&quot;)">
            <text:p/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IF(MOD([.$F$4];[.A4302])=0;[.A4302];&quot;&quot;)">
            <text:p/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IF(MOD([.$F$4];[.A4303])=0;[.A4303];&quot;&quot;)">
            <text:p/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IF(MOD([.$F$4];[.A4304])=0;[.A4304];&quot;&quot;)">
            <text:p/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IF(MOD([.$F$4];[.A4305])=0;[.A4305];&quot;&quot;)">
            <text:p/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IF(MOD([.$F$4];[.A4306])=0;[.A4306];&quot;&quot;)">
            <text:p/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IF(MOD([.$F$4];[.A4307])=0;[.A4307];&quot;&quot;)">
            <text:p/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IF(MOD([.$F$4];[.A4308])=0;[.A4308];&quot;&quot;)">
            <text:p/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IF(MOD([.$F$4];[.A4309])=0;[.A4309];&quot;&quot;)">
            <text:p/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IF(MOD([.$F$4];[.A4310])=0;[.A4310];&quot;&quot;)">
            <text:p/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IF(MOD([.$F$4];[.A4311])=0;[.A4311];&quot;&quot;)">
            <text:p/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IF(MOD([.$F$4];[.A4312])=0;[.A4312];&quot;&quot;)">
            <text:p/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IF(MOD([.$F$4];[.A4313])=0;[.A4313];&quot;&quot;)">
            <text:p/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IF(MOD([.$F$4];[.A4314])=0;[.A4314];&quot;&quot;)">
            <text:p/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IF(MOD([.$F$4];[.A4315])=0;[.A4315];&quot;&quot;)">
            <text:p/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IF(MOD([.$F$4];[.A4316])=0;[.A4316];&quot;&quot;)">
            <text:p/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IF(MOD([.$F$4];[.A4317])=0;[.A4317];&quot;&quot;)">
            <text:p/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IF(MOD([.$F$4];[.A4318])=0;[.A4318];&quot;&quot;)">
            <text:p/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IF(MOD([.$F$4];[.A4319])=0;[.A4319];&quot;&quot;)">
            <text:p/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IF(MOD([.$F$4];[.A4320])=0;[.A4320];&quot;&quot;)">
            <text:p/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IF(MOD([.$F$4];[.A4321])=0;[.A4321];&quot;&quot;)">
            <text:p/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IF(MOD([.$F$4];[.A4322])=0;[.A4322];&quot;&quot;)">
            <text:p/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IF(MOD([.$F$4];[.A4323])=0;[.A4323];&quot;&quot;)">
            <text:p/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IF(MOD([.$F$4];[.A4324])=0;[.A4324];&quot;&quot;)">
            <text:p/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IF(MOD([.$F$4];[.A4325])=0;[.A4325];&quot;&quot;)">
            <text:p/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IF(MOD([.$F$4];[.A4326])=0;[.A4326];&quot;&quot;)">
            <text:p/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IF(MOD([.$F$4];[.A4327])=0;[.A4327];&quot;&quot;)">
            <text:p/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IF(MOD([.$F$4];[.A4328])=0;[.A4328];&quot;&quot;)">
            <text:p/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IF(MOD([.$F$4];[.A4329])=0;[.A4329];&quot;&quot;)">
            <text:p/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IF(MOD([.$F$4];[.A4330])=0;[.A4330];&quot;&quot;)">
            <text:p/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IF(MOD([.$F$4];[.A4331])=0;[.A4331];&quot;&quot;)">
            <text:p/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IF(MOD([.$F$4];[.A4332])=0;[.A4332];&quot;&quot;)">
            <text:p/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IF(MOD([.$F$4];[.A4333])=0;[.A4333];&quot;&quot;)">
            <text:p/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IF(MOD([.$F$4];[.A4334])=0;[.A4334];&quot;&quot;)">
            <text:p/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IF(MOD([.$F$4];[.A4335])=0;[.A4335];&quot;&quot;)">
            <text:p/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IF(MOD([.$F$4];[.A4336])=0;[.A4336];&quot;&quot;)">
            <text:p/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IF(MOD([.$F$4];[.A4337])=0;[.A4337];&quot;&quot;)">
            <text:p/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IF(MOD([.$F$4];[.A4338])=0;[.A4338];&quot;&quot;)">
            <text:p/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IF(MOD([.$F$4];[.A4339])=0;[.A4339];&quot;&quot;)">
            <text:p/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IF(MOD([.$F$4];[.A4340])=0;[.A4340];&quot;&quot;)">
            <text:p/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IF(MOD([.$F$4];[.A4341])=0;[.A4341];&quot;&quot;)">
            <text:p/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IF(MOD([.$F$4];[.A4342])=0;[.A4342];&quot;&quot;)">
            <text:p/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IF(MOD([.$F$4];[.A4343])=0;[.A4343];&quot;&quot;)">
            <text:p/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IF(MOD([.$F$4];[.A4344])=0;[.A4344];&quot;&quot;)">
            <text:p/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IF(MOD([.$F$4];[.A4345])=0;[.A4345];&quot;&quot;)">
            <text:p/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IF(MOD([.$F$4];[.A4346])=0;[.A4346];&quot;&quot;)">
            <text:p/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IF(MOD([.$F$4];[.A4347])=0;[.A4347];&quot;&quot;)">
            <text:p/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IF(MOD([.$F$4];[.A4348])=0;[.A4348];&quot;&quot;)">
            <text:p/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IF(MOD([.$F$4];[.A4349])=0;[.A4349];&quot;&quot;)">
            <text:p/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IF(MOD([.$F$4];[.A4350])=0;[.A4350];&quot;&quot;)">
            <text:p/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IF(MOD([.$F$4];[.A4351])=0;[.A4351];&quot;&quot;)">
            <text:p/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IF(MOD([.$F$4];[.A4352])=0;[.A4352];&quot;&quot;)">
            <text:p/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IF(MOD([.$F$4];[.A4353])=0;[.A4353];&quot;&quot;)">
            <text:p/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IF(MOD([.$F$4];[.A4354])=0;[.A4354];&quot;&quot;)">
            <text:p/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IF(MOD([.$F$4];[.A4355])=0;[.A4355];&quot;&quot;)">
            <text:p/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IF(MOD([.$F$4];[.A4356])=0;[.A4356];&quot;&quot;)">
            <text:p/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IF(MOD([.$F$4];[.A4357])=0;[.A4357];&quot;&quot;)">
            <text:p/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IF(MOD([.$F$4];[.A4358])=0;[.A4358];&quot;&quot;)">
            <text:p/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IF(MOD([.$F$4];[.A4359])=0;[.A4359];&quot;&quot;)">
            <text:p/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IF(MOD([.$F$4];[.A4360])=0;[.A4360];&quot;&quot;)">
            <text:p/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IF(MOD([.$F$4];[.A4361])=0;[.A4361];&quot;&quot;)">
            <text:p/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IF(MOD([.$F$4];[.A4362])=0;[.A4362];&quot;&quot;)">
            <text:p/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IF(MOD([.$F$4];[.A4363])=0;[.A4363];&quot;&quot;)">
            <text:p/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IF(MOD([.$F$4];[.A4364])=0;[.A4364];&quot;&quot;)">
            <text:p/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IF(MOD([.$F$4];[.A4365])=0;[.A4365];&quot;&quot;)">
            <text:p/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IF(MOD([.$F$4];[.A4366])=0;[.A4366];&quot;&quot;)">
            <text:p/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IF(MOD([.$F$4];[.A4367])=0;[.A4367];&quot;&quot;)">
            <text:p/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IF(MOD([.$F$4];[.A4368])=0;[.A4368];&quot;&quot;)">
            <text:p/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IF(MOD([.$F$4];[.A4369])=0;[.A4369];&quot;&quot;)">
            <text:p/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IF(MOD([.$F$4];[.A4370])=0;[.A4370];&quot;&quot;)">
            <text:p/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IF(MOD([.$F$4];[.A4371])=0;[.A4371];&quot;&quot;)">
            <text:p/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IF(MOD([.$F$4];[.A4372])=0;[.A4372];&quot;&quot;)">
            <text:p/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IF(MOD([.$F$4];[.A4373])=0;[.A4373];&quot;&quot;)">
            <text:p/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IF(MOD([.$F$4];[.A4374])=0;[.A4374];&quot;&quot;)">
            <text:p/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IF(MOD([.$F$4];[.A4375])=0;[.A4375];&quot;&quot;)">
            <text:p/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IF(MOD([.$F$4];[.A4376])=0;[.A4376];&quot;&quot;)">
            <text:p/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IF(MOD([.$F$4];[.A4377])=0;[.A4377];&quot;&quot;)">
            <text:p/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IF(MOD([.$F$4];[.A4378])=0;[.A4378];&quot;&quot;)">
            <text:p/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IF(MOD([.$F$4];[.A4379])=0;[.A4379];&quot;&quot;)">
            <text:p/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IF(MOD([.$F$4];[.A4380])=0;[.A4380];&quot;&quot;)">
            <text:p/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IF(MOD([.$F$4];[.A4381])=0;[.A4381];&quot;&quot;)">
            <text:p/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IF(MOD([.$F$4];[.A4382])=0;[.A4382];&quot;&quot;)">
            <text:p/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IF(MOD([.$F$4];[.A4383])=0;[.A4383];&quot;&quot;)">
            <text:p/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IF(MOD([.$F$4];[.A4384])=0;[.A4384];&quot;&quot;)">
            <text:p/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IF(MOD([.$F$4];[.A4385])=0;[.A4385];&quot;&quot;)">
            <text:p/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IF(MOD([.$F$4];[.A4386])=0;[.A4386];&quot;&quot;)">
            <text:p/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IF(MOD([.$F$4];[.A4387])=0;[.A4387];&quot;&quot;)">
            <text:p/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IF(MOD([.$F$4];[.A4388])=0;[.A4388];&quot;&quot;)">
            <text:p/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IF(MOD([.$F$4];[.A4389])=0;[.A4389];&quot;&quot;)">
            <text:p/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IF(MOD([.$F$4];[.A4390])=0;[.A4390];&quot;&quot;)">
            <text:p/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IF(MOD([.$F$4];[.A4391])=0;[.A4391];&quot;&quot;)">
            <text:p/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IF(MOD([.$F$4];[.A4392])=0;[.A4392];&quot;&quot;)">
            <text:p/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IF(MOD([.$F$4];[.A4393])=0;[.A4393];&quot;&quot;)">
            <text:p/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IF(MOD([.$F$4];[.A4394])=0;[.A4394];&quot;&quot;)">
            <text:p/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IF(MOD([.$F$4];[.A4395])=0;[.A4395];&quot;&quot;)">
            <text:p/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IF(MOD([.$F$4];[.A4396])=0;[.A4396];&quot;&quot;)">
            <text:p/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IF(MOD([.$F$4];[.A4397])=0;[.A4397];&quot;&quot;)">
            <text:p/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IF(MOD([.$F$4];[.A4398])=0;[.A4398];&quot;&quot;)">
            <text:p/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IF(MOD([.$F$4];[.A4399])=0;[.A4399];&quot;&quot;)">
            <text:p/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IF(MOD([.$F$4];[.A4400])=0;[.A4400];&quot;&quot;)">
            <text:p/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IF(MOD([.$F$4];[.A4401])=0;[.A4401];&quot;&quot;)">
            <text:p/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IF(MOD([.$F$4];[.A4402])=0;[.A4402];&quot;&quot;)">
            <text:p/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IF(MOD([.$F$4];[.A4403])=0;[.A4403];&quot;&quot;)">
            <text:p/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IF(MOD([.$F$4];[.A4404])=0;[.A4404];&quot;&quot;)">
            <text:p/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IF(MOD([.$F$4];[.A4405])=0;[.A4405];&quot;&quot;)">
            <text:p/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IF(MOD([.$F$4];[.A4406])=0;[.A4406];&quot;&quot;)">
            <text:p/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IF(MOD([.$F$4];[.A4407])=0;[.A4407];&quot;&quot;)">
            <text:p/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IF(MOD([.$F$4];[.A4408])=0;[.A4408];&quot;&quot;)">
            <text:p/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IF(MOD([.$F$4];[.A4409])=0;[.A4409];&quot;&quot;)">
            <text:p/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IF(MOD([.$F$4];[.A4410])=0;[.A4410];&quot;&quot;)">
            <text:p/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IF(MOD([.$F$4];[.A4411])=0;[.A4411];&quot;&quot;)">
            <text:p/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IF(MOD([.$F$4];[.A4412])=0;[.A4412];&quot;&quot;)">
            <text:p/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IF(MOD([.$F$4];[.A4413])=0;[.A4413];&quot;&quot;)">
            <text:p/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IF(MOD([.$F$4];[.A4414])=0;[.A4414];&quot;&quot;)">
            <text:p/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IF(MOD([.$F$4];[.A4415])=0;[.A4415];&quot;&quot;)">
            <text:p/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IF(MOD([.$F$4];[.A4416])=0;[.A4416];&quot;&quot;)">
            <text:p/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IF(MOD([.$F$4];[.A4417])=0;[.A4417];&quot;&quot;)">
            <text:p/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IF(MOD([.$F$4];[.A4418])=0;[.A4418];&quot;&quot;)">
            <text:p/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IF(MOD([.$F$4];[.A4419])=0;[.A4419];&quot;&quot;)">
            <text:p/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IF(MOD([.$F$4];[.A4420])=0;[.A4420];&quot;&quot;)">
            <text:p/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IF(MOD([.$F$4];[.A4421])=0;[.A4421];&quot;&quot;)">
            <text:p/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IF(MOD([.$F$4];[.A4422])=0;[.A4422];&quot;&quot;)">
            <text:p/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IF(MOD([.$F$4];[.A4423])=0;[.A4423];&quot;&quot;)">
            <text:p/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IF(MOD([.$F$4];[.A4424])=0;[.A4424];&quot;&quot;)">
            <text:p/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IF(MOD([.$F$4];[.A4425])=0;[.A4425];&quot;&quot;)">
            <text:p/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IF(MOD([.$F$4];[.A4426])=0;[.A4426];&quot;&quot;)">
            <text:p/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IF(MOD([.$F$4];[.A4427])=0;[.A4427];&quot;&quot;)">
            <text:p/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IF(MOD([.$F$4];[.A4428])=0;[.A4428];&quot;&quot;)">
            <text:p/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IF(MOD([.$F$4];[.A4429])=0;[.A4429];&quot;&quot;)">
            <text:p/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IF(MOD([.$F$4];[.A4430])=0;[.A4430];&quot;&quot;)">
            <text:p/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IF(MOD([.$F$4];[.A4431])=0;[.A4431];&quot;&quot;)">
            <text:p/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IF(MOD([.$F$4];[.A4432])=0;[.A4432];&quot;&quot;)">
            <text:p/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IF(MOD([.$F$4];[.A4433])=0;[.A4433];&quot;&quot;)">
            <text:p/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IF(MOD([.$F$4];[.A4434])=0;[.A4434];&quot;&quot;)">
            <text:p/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IF(MOD([.$F$4];[.A4435])=0;[.A4435];&quot;&quot;)">
            <text:p/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IF(MOD([.$F$4];[.A4436])=0;[.A4436];&quot;&quot;)">
            <text:p/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IF(MOD([.$F$4];[.A4437])=0;[.A4437];&quot;&quot;)">
            <text:p/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IF(MOD([.$F$4];[.A4438])=0;[.A4438];&quot;&quot;)">
            <text:p/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IF(MOD([.$F$4];[.A4439])=0;[.A4439];&quot;&quot;)">
            <text:p/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IF(MOD([.$F$4];[.A4440])=0;[.A4440];&quot;&quot;)">
            <text:p/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IF(MOD([.$F$4];[.A4441])=0;[.A4441];&quot;&quot;)">
            <text:p/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IF(MOD([.$F$4];[.A4442])=0;[.A4442];&quot;&quot;)">
            <text:p/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IF(MOD([.$F$4];[.A4443])=0;[.A4443];&quot;&quot;)">
            <text:p/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IF(MOD([.$F$4];[.A4444])=0;[.A4444];&quot;&quot;)">
            <text:p/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IF(MOD([.$F$4];[.A4445])=0;[.A4445];&quot;&quot;)">
            <text:p/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IF(MOD([.$F$4];[.A4446])=0;[.A4446];&quot;&quot;)">
            <text:p/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IF(MOD([.$F$4];[.A4447])=0;[.A4447];&quot;&quot;)">
            <text:p/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IF(MOD([.$F$4];[.A4448])=0;[.A4448];&quot;&quot;)">
            <text:p/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IF(MOD([.$F$4];[.A4449])=0;[.A4449];&quot;&quot;)">
            <text:p/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IF(MOD([.$F$4];[.A4450])=0;[.A4450];&quot;&quot;)">
            <text:p/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IF(MOD([.$F$4];[.A4451])=0;[.A4451];&quot;&quot;)">
            <text:p/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IF(MOD([.$F$4];[.A4452])=0;[.A4452];&quot;&quot;)">
            <text:p/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IF(MOD([.$F$4];[.A4453])=0;[.A4453];&quot;&quot;)">
            <text:p/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IF(MOD([.$F$4];[.A4454])=0;[.A4454];&quot;&quot;)">
            <text:p/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IF(MOD([.$F$4];[.A4455])=0;[.A4455];&quot;&quot;)">
            <text:p/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IF(MOD([.$F$4];[.A4456])=0;[.A4456];&quot;&quot;)">
            <text:p/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IF(MOD([.$F$4];[.A4457])=0;[.A4457];&quot;&quot;)">
            <text:p/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IF(MOD([.$F$4];[.A4458])=0;[.A4458];&quot;&quot;)">
            <text:p/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IF(MOD([.$F$4];[.A4459])=0;[.A4459];&quot;&quot;)">
            <text:p/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IF(MOD([.$F$4];[.A4460])=0;[.A4460];&quot;&quot;)">
            <text:p/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IF(MOD([.$F$4];[.A4461])=0;[.A4461];&quot;&quot;)">
            <text:p/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IF(MOD([.$F$4];[.A4462])=0;[.A4462];&quot;&quot;)">
            <text:p/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IF(MOD([.$F$4];[.A4463])=0;[.A4463];&quot;&quot;)">
            <text:p/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IF(MOD([.$F$4];[.A4464])=0;[.A4464];&quot;&quot;)">
            <text:p/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IF(MOD([.$F$4];[.A4465])=0;[.A4465];&quot;&quot;)">
            <text:p/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IF(MOD([.$F$4];[.A4466])=0;[.A4466];&quot;&quot;)">
            <text:p/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IF(MOD([.$F$4];[.A4467])=0;[.A4467];&quot;&quot;)">
            <text:p/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IF(MOD([.$F$4];[.A4468])=0;[.A4468];&quot;&quot;)">
            <text:p/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IF(MOD([.$F$4];[.A4469])=0;[.A4469];&quot;&quot;)">
            <text:p/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IF(MOD([.$F$4];[.A4470])=0;[.A4470];&quot;&quot;)">
            <text:p/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IF(MOD([.$F$4];[.A4471])=0;[.A4471];&quot;&quot;)">
            <text:p/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IF(MOD([.$F$4];[.A4472])=0;[.A4472];&quot;&quot;)">
            <text:p/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IF(MOD([.$F$4];[.A4473])=0;[.A4473];&quot;&quot;)">
            <text:p/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IF(MOD([.$F$4];[.A4474])=0;[.A4474];&quot;&quot;)">
            <text:p/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IF(MOD([.$F$4];[.A4475])=0;[.A4475];&quot;&quot;)">
            <text:p/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IF(MOD([.$F$4];[.A4476])=0;[.A4476];&quot;&quot;)">
            <text:p/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IF(MOD([.$F$4];[.A4477])=0;[.A4477];&quot;&quot;)">
            <text:p/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IF(MOD([.$F$4];[.A4478])=0;[.A4478];&quot;&quot;)">
            <text:p/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IF(MOD([.$F$4];[.A4479])=0;[.A4479];&quot;&quot;)">
            <text:p/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IF(MOD([.$F$4];[.A4480])=0;[.A4480];&quot;&quot;)">
            <text:p/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IF(MOD([.$F$4];[.A4481])=0;[.A4481];&quot;&quot;)">
            <text:p/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IF(MOD([.$F$4];[.A4482])=0;[.A4482];&quot;&quot;)">
            <text:p/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IF(MOD([.$F$4];[.A4483])=0;[.A4483];&quot;&quot;)">
            <text:p/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IF(MOD([.$F$4];[.A4484])=0;[.A4484];&quot;&quot;)">
            <text:p/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IF(MOD([.$F$4];[.A4485])=0;[.A4485];&quot;&quot;)">
            <text:p/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IF(MOD([.$F$4];[.A4486])=0;[.A4486];&quot;&quot;)">
            <text:p/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IF(MOD([.$F$4];[.A4487])=0;[.A4487];&quot;&quot;)">
            <text:p/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IF(MOD([.$F$4];[.A4488])=0;[.A4488];&quot;&quot;)">
            <text:p/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IF(MOD([.$F$4];[.A4489])=0;[.A4489];&quot;&quot;)">
            <text:p/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IF(MOD([.$F$4];[.A4490])=0;[.A4490];&quot;&quot;)">
            <text:p/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IF(MOD([.$F$4];[.A4491])=0;[.A4491];&quot;&quot;)">
            <text:p/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IF(MOD([.$F$4];[.A4492])=0;[.A4492];&quot;&quot;)">
            <text:p/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IF(MOD([.$F$4];[.A4493])=0;[.A4493];&quot;&quot;)">
            <text:p/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IF(MOD([.$F$4];[.A4494])=0;[.A4494];&quot;&quot;)">
            <text:p/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IF(MOD([.$F$4];[.A4495])=0;[.A4495];&quot;&quot;)">
            <text:p/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IF(MOD([.$F$4];[.A4496])=0;[.A4496];&quot;&quot;)">
            <text:p/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IF(MOD([.$F$4];[.A4497])=0;[.A4497];&quot;&quot;)">
            <text:p/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IF(MOD([.$F$4];[.A4498])=0;[.A4498];&quot;&quot;)">
            <text:p/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IF(MOD([.$F$4];[.A4499])=0;[.A4499];&quot;&quot;)">
            <text:p/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IF(MOD([.$F$4];[.A4500])=0;[.A4500];&quot;&quot;)">
            <text:p/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IF(MOD([.$F$4];[.A4501])=0;[.A4501];&quot;&quot;)">
            <text:p/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IF(MOD([.$F$4];[.A4502])=0;[.A4502];&quot;&quot;)">
            <text:p/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IF(MOD([.$F$4];[.A4503])=0;[.A4503];&quot;&quot;)">
            <text:p/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IF(MOD([.$F$4];[.A4504])=0;[.A4504];&quot;&quot;)">
            <text:p/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IF(MOD([.$F$4];[.A4505])=0;[.A4505];&quot;&quot;)">
            <text:p/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IF(MOD([.$F$4];[.A4506])=0;[.A4506];&quot;&quot;)">
            <text:p/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IF(MOD([.$F$4];[.A4507])=0;[.A4507];&quot;&quot;)">
            <text:p/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IF(MOD([.$F$4];[.A4508])=0;[.A4508];&quot;&quot;)">
            <text:p/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IF(MOD([.$F$4];[.A4509])=0;[.A4509];&quot;&quot;)">
            <text:p/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IF(MOD([.$F$4];[.A4510])=0;[.A4510];&quot;&quot;)">
            <text:p/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IF(MOD([.$F$4];[.A4511])=0;[.A4511];&quot;&quot;)">
            <text:p/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IF(MOD([.$F$4];[.A4512])=0;[.A4512];&quot;&quot;)">
            <text:p/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IF(MOD([.$F$4];[.A4513])=0;[.A4513];&quot;&quot;)">
            <text:p/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IF(MOD([.$F$4];[.A4514])=0;[.A4514];&quot;&quot;)">
            <text:p/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IF(MOD([.$F$4];[.A4515])=0;[.A4515];&quot;&quot;)">
            <text:p/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IF(MOD([.$F$4];[.A4516])=0;[.A4516];&quot;&quot;)">
            <text:p/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IF(MOD([.$F$4];[.A4517])=0;[.A4517];&quot;&quot;)">
            <text:p/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IF(MOD([.$F$4];[.A4518])=0;[.A4518];&quot;&quot;)">
            <text:p/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IF(MOD([.$F$4];[.A4519])=0;[.A4519];&quot;&quot;)">
            <text:p/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IF(MOD([.$F$4];[.A4520])=0;[.A4520];&quot;&quot;)">
            <text:p/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IF(MOD([.$F$4];[.A4521])=0;[.A4521];&quot;&quot;)">
            <text:p/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IF(MOD([.$F$4];[.A4522])=0;[.A4522];&quot;&quot;)">
            <text:p/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IF(MOD([.$F$4];[.A4523])=0;[.A4523];&quot;&quot;)">
            <text:p/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IF(MOD([.$F$4];[.A4524])=0;[.A4524];&quot;&quot;)">
            <text:p/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IF(MOD([.$F$4];[.A4525])=0;[.A4525];&quot;&quot;)">
            <text:p/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IF(MOD([.$F$4];[.A4526])=0;[.A4526];&quot;&quot;)">
            <text:p/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IF(MOD([.$F$4];[.A4527])=0;[.A4527];&quot;&quot;)">
            <text:p/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IF(MOD([.$F$4];[.A4528])=0;[.A4528];&quot;&quot;)">
            <text:p/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IF(MOD([.$F$4];[.A4529])=0;[.A4529];&quot;&quot;)">
            <text:p/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IF(MOD([.$F$4];[.A4530])=0;[.A4530];&quot;&quot;)">
            <text:p/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IF(MOD([.$F$4];[.A4531])=0;[.A4531];&quot;&quot;)">
            <text:p/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IF(MOD([.$F$4];[.A4532])=0;[.A4532];&quot;&quot;)">
            <text:p/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IF(MOD([.$F$4];[.A4533])=0;[.A4533];&quot;&quot;)">
            <text:p/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IF(MOD([.$F$4];[.A4534])=0;[.A4534];&quot;&quot;)">
            <text:p/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IF(MOD([.$F$4];[.A4535])=0;[.A4535];&quot;&quot;)">
            <text:p/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IF(MOD([.$F$4];[.A4536])=0;[.A4536];&quot;&quot;)">
            <text:p/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IF(MOD([.$F$4];[.A4537])=0;[.A4537];&quot;&quot;)">
            <text:p/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IF(MOD([.$F$4];[.A4538])=0;[.A4538];&quot;&quot;)">
            <text:p/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IF(MOD([.$F$4];[.A4539])=0;[.A4539];&quot;&quot;)">
            <text:p/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IF(MOD([.$F$4];[.A4540])=0;[.A4540];&quot;&quot;)">
            <text:p/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IF(MOD([.$F$4];[.A4541])=0;[.A4541];&quot;&quot;)">
            <text:p/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IF(MOD([.$F$4];[.A4542])=0;[.A4542];&quot;&quot;)">
            <text:p/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IF(MOD([.$F$4];[.A4543])=0;[.A4543];&quot;&quot;)">
            <text:p/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IF(MOD([.$F$4];[.A4544])=0;[.A4544];&quot;&quot;)">
            <text:p/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IF(MOD([.$F$4];[.A4545])=0;[.A4545];&quot;&quot;)">
            <text:p/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IF(MOD([.$F$4];[.A4546])=0;[.A4546];&quot;&quot;)">
            <text:p/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IF(MOD([.$F$4];[.A4547])=0;[.A4547];&quot;&quot;)">
            <text:p/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IF(MOD([.$F$4];[.A4548])=0;[.A4548];&quot;&quot;)">
            <text:p/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IF(MOD([.$F$4];[.A4549])=0;[.A4549];&quot;&quot;)">
            <text:p/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IF(MOD([.$F$4];[.A4550])=0;[.A4550];&quot;&quot;)">
            <text:p/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IF(MOD([.$F$4];[.A4551])=0;[.A4551];&quot;&quot;)">
            <text:p/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IF(MOD([.$F$4];[.A4552])=0;[.A4552];&quot;&quot;)">
            <text:p/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IF(MOD([.$F$4];[.A4553])=0;[.A4553];&quot;&quot;)">
            <text:p/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IF(MOD([.$F$4];[.A4554])=0;[.A4554];&quot;&quot;)">
            <text:p/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IF(MOD([.$F$4];[.A4555])=0;[.A4555];&quot;&quot;)">
            <text:p/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IF(MOD([.$F$4];[.A4556])=0;[.A4556];&quot;&quot;)">
            <text:p/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IF(MOD([.$F$4];[.A4557])=0;[.A4557];&quot;&quot;)">
            <text:p/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IF(MOD([.$F$4];[.A4558])=0;[.A4558];&quot;&quot;)">
            <text:p/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IF(MOD([.$F$4];[.A4559])=0;[.A4559];&quot;&quot;)">
            <text:p/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IF(MOD([.$F$4];[.A4560])=0;[.A4560];&quot;&quot;)">
            <text:p/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IF(MOD([.$F$4];[.A4561])=0;[.A4561];&quot;&quot;)">
            <text:p/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IF(MOD([.$F$4];[.A4562])=0;[.A4562];&quot;&quot;)">
            <text:p/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IF(MOD([.$F$4];[.A4563])=0;[.A4563];&quot;&quot;)">
            <text:p/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IF(MOD([.$F$4];[.A4564])=0;[.A4564];&quot;&quot;)">
            <text:p/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IF(MOD([.$F$4];[.A4565])=0;[.A4565];&quot;&quot;)">
            <text:p/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IF(MOD([.$F$4];[.A4566])=0;[.A4566];&quot;&quot;)">
            <text:p/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IF(MOD([.$F$4];[.A4567])=0;[.A4567];&quot;&quot;)">
            <text:p/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IF(MOD([.$F$4];[.A4568])=0;[.A4568];&quot;&quot;)">
            <text:p/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IF(MOD([.$F$4];[.A4569])=0;[.A4569];&quot;&quot;)">
            <text:p/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IF(MOD([.$F$4];[.A4570])=0;[.A4570];&quot;&quot;)">
            <text:p/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IF(MOD([.$F$4];[.A4571])=0;[.A4571];&quot;&quot;)">
            <text:p/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IF(MOD([.$F$4];[.A4572])=0;[.A4572];&quot;&quot;)">
            <text:p/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IF(MOD([.$F$4];[.A4573])=0;[.A4573];&quot;&quot;)">
            <text:p/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IF(MOD([.$F$4];[.A4574])=0;[.A4574];&quot;&quot;)">
            <text:p/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IF(MOD([.$F$4];[.A4575])=0;[.A4575];&quot;&quot;)">
            <text:p/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IF(MOD([.$F$4];[.A4576])=0;[.A4576];&quot;&quot;)">
            <text:p/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IF(MOD([.$F$4];[.A4577])=0;[.A4577];&quot;&quot;)">
            <text:p/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IF(MOD([.$F$4];[.A4578])=0;[.A4578];&quot;&quot;)">
            <text:p/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IF(MOD([.$F$4];[.A4579])=0;[.A4579];&quot;&quot;)">
            <text:p/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IF(MOD([.$F$4];[.A4580])=0;[.A4580];&quot;&quot;)">
            <text:p/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IF(MOD([.$F$4];[.A4581])=0;[.A4581];&quot;&quot;)">
            <text:p/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IF(MOD([.$F$4];[.A4582])=0;[.A4582];&quot;&quot;)">
            <text:p/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IF(MOD([.$F$4];[.A4583])=0;[.A4583];&quot;&quot;)">
            <text:p/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IF(MOD([.$F$4];[.A4584])=0;[.A4584];&quot;&quot;)">
            <text:p/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IF(MOD([.$F$4];[.A4585])=0;[.A4585];&quot;&quot;)">
            <text:p/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IF(MOD([.$F$4];[.A4586])=0;[.A4586];&quot;&quot;)">
            <text:p/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IF(MOD([.$F$4];[.A4587])=0;[.A4587];&quot;&quot;)">
            <text:p/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IF(MOD([.$F$4];[.A4588])=0;[.A4588];&quot;&quot;)">
            <text:p/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IF(MOD([.$F$4];[.A4589])=0;[.A4589];&quot;&quot;)">
            <text:p/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IF(MOD([.$F$4];[.A4590])=0;[.A4590];&quot;&quot;)">
            <text:p/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IF(MOD([.$F$4];[.A4591])=0;[.A4591];&quot;&quot;)">
            <text:p/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IF(MOD([.$F$4];[.A4592])=0;[.A4592];&quot;&quot;)">
            <text:p/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IF(MOD([.$F$4];[.A4593])=0;[.A4593];&quot;&quot;)">
            <text:p/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IF(MOD([.$F$4];[.A4594])=0;[.A4594];&quot;&quot;)">
            <text:p/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IF(MOD([.$F$4];[.A4595])=0;[.A4595];&quot;&quot;)">
            <text:p/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IF(MOD([.$F$4];[.A4596])=0;[.A4596];&quot;&quot;)">
            <text:p/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IF(MOD([.$F$4];[.A4597])=0;[.A4597];&quot;&quot;)">
            <text:p/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IF(MOD([.$F$4];[.A4598])=0;[.A4598];&quot;&quot;)">
            <text:p/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IF(MOD([.$F$4];[.A4599])=0;[.A4599];&quot;&quot;)">
            <text:p/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IF(MOD([.$F$4];[.A4600])=0;[.A4600];&quot;&quot;)">
            <text:p/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IF(MOD([.$F$4];[.A4601])=0;[.A4601];&quot;&quot;)">
            <text:p/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IF(MOD([.$F$4];[.A4602])=0;[.A4602];&quot;&quot;)">
            <text:p/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IF(MOD([.$F$4];[.A4603])=0;[.A4603];&quot;&quot;)">
            <text:p/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IF(MOD([.$F$4];[.A4604])=0;[.A4604];&quot;&quot;)">
            <text:p/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IF(MOD([.$F$4];[.A4605])=0;[.A4605];&quot;&quot;)">
            <text:p/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IF(MOD([.$F$4];[.A4606])=0;[.A4606];&quot;&quot;)">
            <text:p/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IF(MOD([.$F$4];[.A4607])=0;[.A4607];&quot;&quot;)">
            <text:p/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IF(MOD([.$F$4];[.A4608])=0;[.A4608];&quot;&quot;)">
            <text:p/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IF(MOD([.$F$4];[.A4609])=0;[.A4609];&quot;&quot;)">
            <text:p/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IF(MOD([.$F$4];[.A4610])=0;[.A4610];&quot;&quot;)">
            <text:p/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IF(MOD([.$F$4];[.A4611])=0;[.A4611];&quot;&quot;)">
            <text:p/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IF(MOD([.$F$4];[.A4612])=0;[.A4612];&quot;&quot;)">
            <text:p/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IF(MOD([.$F$4];[.A4613])=0;[.A4613];&quot;&quot;)">
            <text:p/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IF(MOD([.$F$4];[.A4614])=0;[.A4614];&quot;&quot;)">
            <text:p/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IF(MOD([.$F$4];[.A4615])=0;[.A4615];&quot;&quot;)">
            <text:p/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IF(MOD([.$F$4];[.A4616])=0;[.A4616];&quot;&quot;)">
            <text:p/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IF(MOD([.$F$4];[.A4617])=0;[.A4617];&quot;&quot;)">
            <text:p/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IF(MOD([.$F$4];[.A4618])=0;[.A4618];&quot;&quot;)">
            <text:p/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IF(MOD([.$F$4];[.A4619])=0;[.A4619];&quot;&quot;)">
            <text:p/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IF(MOD([.$F$4];[.A4620])=0;[.A4620];&quot;&quot;)">
            <text:p/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IF(MOD([.$F$4];[.A4621])=0;[.A4621];&quot;&quot;)">
            <text:p/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IF(MOD([.$F$4];[.A4622])=0;[.A4622];&quot;&quot;)">
            <text:p/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IF(MOD([.$F$4];[.A4623])=0;[.A4623];&quot;&quot;)">
            <text:p/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IF(MOD([.$F$4];[.A4624])=0;[.A4624];&quot;&quot;)">
            <text:p/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IF(MOD([.$F$4];[.A4625])=0;[.A4625];&quot;&quot;)">
            <text:p/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IF(MOD([.$F$4];[.A4626])=0;[.A4626];&quot;&quot;)">
            <text:p/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IF(MOD([.$F$4];[.A4627])=0;[.A4627];&quot;&quot;)">
            <text:p/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IF(MOD([.$F$4];[.A4628])=0;[.A4628];&quot;&quot;)">
            <text:p/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IF(MOD([.$F$4];[.A4629])=0;[.A4629];&quot;&quot;)">
            <text:p/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IF(MOD([.$F$4];[.A4630])=0;[.A4630];&quot;&quot;)">
            <text:p/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IF(MOD([.$F$4];[.A4631])=0;[.A4631];&quot;&quot;)">
            <text:p/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IF(MOD([.$F$4];[.A4632])=0;[.A4632];&quot;&quot;)">
            <text:p/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IF(MOD([.$F$4];[.A4633])=0;[.A4633];&quot;&quot;)">
            <text:p/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IF(MOD([.$F$4];[.A4634])=0;[.A4634];&quot;&quot;)">
            <text:p/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IF(MOD([.$F$4];[.A4635])=0;[.A4635];&quot;&quot;)">
            <text:p/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IF(MOD([.$F$4];[.A4636])=0;[.A4636];&quot;&quot;)">
            <text:p/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IF(MOD([.$F$4];[.A4637])=0;[.A4637];&quot;&quot;)">
            <text:p/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IF(MOD([.$F$4];[.A4638])=0;[.A4638];&quot;&quot;)">
            <text:p/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IF(MOD([.$F$4];[.A4639])=0;[.A4639];&quot;&quot;)">
            <text:p/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IF(MOD([.$F$4];[.A4640])=0;[.A4640];&quot;&quot;)">
            <text:p/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IF(MOD([.$F$4];[.A4641])=0;[.A4641];&quot;&quot;)">
            <text:p/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IF(MOD([.$F$4];[.A4642])=0;[.A4642];&quot;&quot;)">
            <text:p/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IF(MOD([.$F$4];[.A4643])=0;[.A4643];&quot;&quot;)">
            <text:p/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IF(MOD([.$F$4];[.A4644])=0;[.A4644];&quot;&quot;)">
            <text:p/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IF(MOD([.$F$4];[.A4645])=0;[.A4645];&quot;&quot;)">
            <text:p/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IF(MOD([.$F$4];[.A4646])=0;[.A4646];&quot;&quot;)">
            <text:p/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IF(MOD([.$F$4];[.A4647])=0;[.A4647];&quot;&quot;)">
            <text:p/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IF(MOD([.$F$4];[.A4648])=0;[.A4648];&quot;&quot;)">
            <text:p/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IF(MOD([.$F$4];[.A4649])=0;[.A4649];&quot;&quot;)">
            <text:p/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IF(MOD([.$F$4];[.A4650])=0;[.A4650];&quot;&quot;)">
            <text:p/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IF(MOD([.$F$4];[.A4651])=0;[.A4651];&quot;&quot;)">
            <text:p/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IF(MOD([.$F$4];[.A4652])=0;[.A4652];&quot;&quot;)">
            <text:p/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IF(MOD([.$F$4];[.A4653])=0;[.A4653];&quot;&quot;)">
            <text:p/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IF(MOD([.$F$4];[.A4654])=0;[.A4654];&quot;&quot;)">
            <text:p/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IF(MOD([.$F$4];[.A4655])=0;[.A4655];&quot;&quot;)">
            <text:p/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IF(MOD([.$F$4];[.A4656])=0;[.A4656];&quot;&quot;)">
            <text:p/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IF(MOD([.$F$4];[.A4657])=0;[.A4657];&quot;&quot;)">
            <text:p/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IF(MOD([.$F$4];[.A4658])=0;[.A4658];&quot;&quot;)">
            <text:p/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IF(MOD([.$F$4];[.A4659])=0;[.A4659];&quot;&quot;)">
            <text:p/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IF(MOD([.$F$4];[.A4660])=0;[.A4660];&quot;&quot;)">
            <text:p/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IF(MOD([.$F$4];[.A4661])=0;[.A4661];&quot;&quot;)">
            <text:p/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IF(MOD([.$F$4];[.A4662])=0;[.A4662];&quot;&quot;)">
            <text:p/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IF(MOD([.$F$4];[.A4663])=0;[.A4663];&quot;&quot;)">
            <text:p/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IF(MOD([.$F$4];[.A4664])=0;[.A4664];&quot;&quot;)">
            <text:p/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IF(MOD([.$F$4];[.A4665])=0;[.A4665];&quot;&quot;)">
            <text:p/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IF(MOD([.$F$4];[.A4666])=0;[.A4666];&quot;&quot;)">
            <text:p/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IF(MOD([.$F$4];[.A4667])=0;[.A4667];&quot;&quot;)">
            <text:p/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IF(MOD([.$F$4];[.A4668])=0;[.A4668];&quot;&quot;)">
            <text:p/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IF(MOD([.$F$4];[.A4669])=0;[.A4669];&quot;&quot;)">
            <text:p/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IF(MOD([.$F$4];[.A4670])=0;[.A4670];&quot;&quot;)">
            <text:p/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IF(MOD([.$F$4];[.A4671])=0;[.A4671];&quot;&quot;)">
            <text:p/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IF(MOD([.$F$4];[.A4672])=0;[.A4672];&quot;&quot;)">
            <text:p/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IF(MOD([.$F$4];[.A4673])=0;[.A4673];&quot;&quot;)">
            <text:p/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IF(MOD([.$F$4];[.A4674])=0;[.A4674];&quot;&quot;)">
            <text:p/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IF(MOD([.$F$4];[.A4675])=0;[.A4675];&quot;&quot;)">
            <text:p/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IF(MOD([.$F$4];[.A4676])=0;[.A4676];&quot;&quot;)">
            <text:p/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IF(MOD([.$F$4];[.A4677])=0;[.A4677];&quot;&quot;)">
            <text:p/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IF(MOD([.$F$4];[.A4678])=0;[.A4678];&quot;&quot;)">
            <text:p/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IF(MOD([.$F$4];[.A4679])=0;[.A4679];&quot;&quot;)">
            <text:p/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IF(MOD([.$F$4];[.A4680])=0;[.A4680];&quot;&quot;)">
            <text:p/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IF(MOD([.$F$4];[.A4681])=0;[.A4681];&quot;&quot;)">
            <text:p/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IF(MOD([.$F$4];[.A4682])=0;[.A4682];&quot;&quot;)">
            <text:p/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IF(MOD([.$F$4];[.A4683])=0;[.A4683];&quot;&quot;)">
            <text:p/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IF(MOD([.$F$4];[.A4684])=0;[.A4684];&quot;&quot;)">
            <text:p/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IF(MOD([.$F$4];[.A4685])=0;[.A4685];&quot;&quot;)">
            <text:p/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IF(MOD([.$F$4];[.A4686])=0;[.A4686];&quot;&quot;)">
            <text:p/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IF(MOD([.$F$4];[.A4687])=0;[.A4687];&quot;&quot;)">
            <text:p/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IF(MOD([.$F$4];[.A4688])=0;[.A4688];&quot;&quot;)">
            <text:p/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IF(MOD([.$F$4];[.A4689])=0;[.A4689];&quot;&quot;)">
            <text:p/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IF(MOD([.$F$4];[.A4690])=0;[.A4690];&quot;&quot;)">
            <text:p/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IF(MOD([.$F$4];[.A4691])=0;[.A4691];&quot;&quot;)">
            <text:p/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IF(MOD([.$F$4];[.A4692])=0;[.A4692];&quot;&quot;)">
            <text:p/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IF(MOD([.$F$4];[.A4693])=0;[.A4693];&quot;&quot;)">
            <text:p/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IF(MOD([.$F$4];[.A4694])=0;[.A4694];&quot;&quot;)">
            <text:p/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IF(MOD([.$F$4];[.A4695])=0;[.A4695];&quot;&quot;)">
            <text:p/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IF(MOD([.$F$4];[.A4696])=0;[.A4696];&quot;&quot;)">
            <text:p/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IF(MOD([.$F$4];[.A4697])=0;[.A4697];&quot;&quot;)">
            <text:p/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IF(MOD([.$F$4];[.A4698])=0;[.A4698];&quot;&quot;)">
            <text:p/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IF(MOD([.$F$4];[.A4699])=0;[.A4699];&quot;&quot;)">
            <text:p/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IF(MOD([.$F$4];[.A4700])=0;[.A4700];&quot;&quot;)">
            <text:p/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IF(MOD([.$F$4];[.A4701])=0;[.A4701];&quot;&quot;)">
            <text:p/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IF(MOD([.$F$4];[.A4702])=0;[.A4702];&quot;&quot;)">
            <text:p/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IF(MOD([.$F$4];[.A4703])=0;[.A4703];&quot;&quot;)">
            <text:p/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IF(MOD([.$F$4];[.A4704])=0;[.A4704];&quot;&quot;)">
            <text:p/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IF(MOD([.$F$4];[.A4705])=0;[.A4705];&quot;&quot;)">
            <text:p/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IF(MOD([.$F$4];[.A4706])=0;[.A4706];&quot;&quot;)">
            <text:p/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IF(MOD([.$F$4];[.A4707])=0;[.A4707];&quot;&quot;)">
            <text:p/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IF(MOD([.$F$4];[.A4708])=0;[.A4708];&quot;&quot;)">
            <text:p/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IF(MOD([.$F$4];[.A4709])=0;[.A4709];&quot;&quot;)">
            <text:p/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IF(MOD([.$F$4];[.A4710])=0;[.A4710];&quot;&quot;)">
            <text:p/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IF(MOD([.$F$4];[.A4711])=0;[.A4711];&quot;&quot;)">
            <text:p/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IF(MOD([.$F$4];[.A4712])=0;[.A4712];&quot;&quot;)">
            <text:p/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IF(MOD([.$F$4];[.A4713])=0;[.A4713];&quot;&quot;)">
            <text:p/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IF(MOD([.$F$4];[.A4714])=0;[.A4714];&quot;&quot;)">
            <text:p/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IF(MOD([.$F$4];[.A4715])=0;[.A4715];&quot;&quot;)">
            <text:p/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IF(MOD([.$F$4];[.A4716])=0;[.A4716];&quot;&quot;)">
            <text:p/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IF(MOD([.$F$4];[.A4717])=0;[.A4717];&quot;&quot;)">
            <text:p/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IF(MOD([.$F$4];[.A4718])=0;[.A4718];&quot;&quot;)">
            <text:p/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IF(MOD([.$F$4];[.A4719])=0;[.A4719];&quot;&quot;)">
            <text:p/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IF(MOD([.$F$4];[.A4720])=0;[.A4720];&quot;&quot;)">
            <text:p/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IF(MOD([.$F$4];[.A4721])=0;[.A4721];&quot;&quot;)">
            <text:p/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IF(MOD([.$F$4];[.A4722])=0;[.A4722];&quot;&quot;)">
            <text:p/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IF(MOD([.$F$4];[.A4723])=0;[.A4723];&quot;&quot;)">
            <text:p/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IF(MOD([.$F$4];[.A4724])=0;[.A4724];&quot;&quot;)">
            <text:p/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IF(MOD([.$F$4];[.A4725])=0;[.A4725];&quot;&quot;)">
            <text:p/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IF(MOD([.$F$4];[.A4726])=0;[.A4726];&quot;&quot;)">
            <text:p/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IF(MOD([.$F$4];[.A4727])=0;[.A4727];&quot;&quot;)">
            <text:p/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IF(MOD([.$F$4];[.A4728])=0;[.A4728];&quot;&quot;)">
            <text:p/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IF(MOD([.$F$4];[.A4729])=0;[.A4729];&quot;&quot;)">
            <text:p/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IF(MOD([.$F$4];[.A4730])=0;[.A4730];&quot;&quot;)">
            <text:p/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IF(MOD([.$F$4];[.A4731])=0;[.A4731];&quot;&quot;)">
            <text:p/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IF(MOD([.$F$4];[.A4732])=0;[.A4732];&quot;&quot;)">
            <text:p/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IF(MOD([.$F$4];[.A4733])=0;[.A4733];&quot;&quot;)">
            <text:p/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IF(MOD([.$F$4];[.A4734])=0;[.A4734];&quot;&quot;)">
            <text:p/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IF(MOD([.$F$4];[.A4735])=0;[.A4735];&quot;&quot;)">
            <text:p/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IF(MOD([.$F$4];[.A4736])=0;[.A4736];&quot;&quot;)">
            <text:p/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IF(MOD([.$F$4];[.A4737])=0;[.A4737];&quot;&quot;)">
            <text:p/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IF(MOD([.$F$4];[.A4738])=0;[.A4738];&quot;&quot;)">
            <text:p/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IF(MOD([.$F$4];[.A4739])=0;[.A4739];&quot;&quot;)">
            <text:p/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IF(MOD([.$F$4];[.A4740])=0;[.A4740];&quot;&quot;)">
            <text:p/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IF(MOD([.$F$4];[.A4741])=0;[.A4741];&quot;&quot;)">
            <text:p/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IF(MOD([.$F$4];[.A4742])=0;[.A4742];&quot;&quot;)">
            <text:p/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IF(MOD([.$F$4];[.A4743])=0;[.A4743];&quot;&quot;)">
            <text:p/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IF(MOD([.$F$4];[.A4744])=0;[.A4744];&quot;&quot;)">
            <text:p/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IF(MOD([.$F$4];[.A4745])=0;[.A4745];&quot;&quot;)">
            <text:p/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IF(MOD([.$F$4];[.A4746])=0;[.A4746];&quot;&quot;)">
            <text:p/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IF(MOD([.$F$4];[.A4747])=0;[.A4747];&quot;&quot;)">
            <text:p/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IF(MOD([.$F$4];[.A4748])=0;[.A4748];&quot;&quot;)">
            <text:p/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IF(MOD([.$F$4];[.A4749])=0;[.A4749];&quot;&quot;)">
            <text:p/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IF(MOD([.$F$4];[.A4750])=0;[.A4750];&quot;&quot;)">
            <text:p/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IF(MOD([.$F$4];[.A4751])=0;[.A4751];&quot;&quot;)">
            <text:p/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IF(MOD([.$F$4];[.A4752])=0;[.A4752];&quot;&quot;)">
            <text:p/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IF(MOD([.$F$4];[.A4753])=0;[.A4753];&quot;&quot;)">
            <text:p/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IF(MOD([.$F$4];[.A4754])=0;[.A4754];&quot;&quot;)">
            <text:p/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IF(MOD([.$F$4];[.A4755])=0;[.A4755];&quot;&quot;)">
            <text:p/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IF(MOD([.$F$4];[.A4756])=0;[.A4756];&quot;&quot;)">
            <text:p/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IF(MOD([.$F$4];[.A4757])=0;[.A4757];&quot;&quot;)">
            <text:p/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IF(MOD([.$F$4];[.A4758])=0;[.A4758];&quot;&quot;)">
            <text:p/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IF(MOD([.$F$4];[.A4759])=0;[.A4759];&quot;&quot;)">
            <text:p/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IF(MOD([.$F$4];[.A4760])=0;[.A4760];&quot;&quot;)">
            <text:p/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IF(MOD([.$F$4];[.A4761])=0;[.A4761];&quot;&quot;)">
            <text:p/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IF(MOD([.$F$4];[.A4762])=0;[.A4762];&quot;&quot;)">
            <text:p/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IF(MOD([.$F$4];[.A4763])=0;[.A4763];&quot;&quot;)">
            <text:p/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IF(MOD([.$F$4];[.A4764])=0;[.A4764];&quot;&quot;)">
            <text:p/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IF(MOD([.$F$4];[.A4765])=0;[.A4765];&quot;&quot;)">
            <text:p/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IF(MOD([.$F$4];[.A4766])=0;[.A4766];&quot;&quot;)">
            <text:p/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IF(MOD([.$F$4];[.A4767])=0;[.A4767];&quot;&quot;)">
            <text:p/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IF(MOD([.$F$4];[.A4768])=0;[.A4768];&quot;&quot;)">
            <text:p/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IF(MOD([.$F$4];[.A4769])=0;[.A4769];&quot;&quot;)">
            <text:p/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IF(MOD([.$F$4];[.A4770])=0;[.A4770];&quot;&quot;)">
            <text:p/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IF(MOD([.$F$4];[.A4771])=0;[.A4771];&quot;&quot;)">
            <text:p/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IF(MOD([.$F$4];[.A4772])=0;[.A4772];&quot;&quot;)">
            <text:p/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IF(MOD([.$F$4];[.A4773])=0;[.A4773];&quot;&quot;)">
            <text:p/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IF(MOD([.$F$4];[.A4774])=0;[.A4774];&quot;&quot;)">
            <text:p/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IF(MOD([.$F$4];[.A4775])=0;[.A4775];&quot;&quot;)">
            <text:p/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IF(MOD([.$F$4];[.A4776])=0;[.A4776];&quot;&quot;)">
            <text:p/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IF(MOD([.$F$4];[.A4777])=0;[.A4777];&quot;&quot;)">
            <text:p/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IF(MOD([.$F$4];[.A4778])=0;[.A4778];&quot;&quot;)">
            <text:p/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IF(MOD([.$F$4];[.A4779])=0;[.A4779];&quot;&quot;)">
            <text:p/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IF(MOD([.$F$4];[.A4780])=0;[.A4780];&quot;&quot;)">
            <text:p/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IF(MOD([.$F$4];[.A4781])=0;[.A4781];&quot;&quot;)">
            <text:p/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IF(MOD([.$F$4];[.A4782])=0;[.A4782];&quot;&quot;)">
            <text:p/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IF(MOD([.$F$4];[.A4783])=0;[.A4783];&quot;&quot;)">
            <text:p/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IF(MOD([.$F$4];[.A4784])=0;[.A4784];&quot;&quot;)">
            <text:p/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IF(MOD([.$F$4];[.A4785])=0;[.A4785];&quot;&quot;)">
            <text:p/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IF(MOD([.$F$4];[.A4786])=0;[.A4786];&quot;&quot;)">
            <text:p/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IF(MOD([.$F$4];[.A4787])=0;[.A4787];&quot;&quot;)">
            <text:p/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IF(MOD([.$F$4];[.A4788])=0;[.A4788];&quot;&quot;)">
            <text:p/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IF(MOD([.$F$4];[.A4789])=0;[.A4789];&quot;&quot;)">
            <text:p/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IF(MOD([.$F$4];[.A4790])=0;[.A4790];&quot;&quot;)">
            <text:p/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IF(MOD([.$F$4];[.A4791])=0;[.A4791];&quot;&quot;)">
            <text:p/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IF(MOD([.$F$4];[.A4792])=0;[.A4792];&quot;&quot;)">
            <text:p/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IF(MOD([.$F$4];[.A4793])=0;[.A4793];&quot;&quot;)">
            <text:p/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IF(MOD([.$F$4];[.A4794])=0;[.A4794];&quot;&quot;)">
            <text:p/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IF(MOD([.$F$4];[.A4795])=0;[.A4795];&quot;&quot;)">
            <text:p/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IF(MOD([.$F$4];[.A4796])=0;[.A4796];&quot;&quot;)">
            <text:p/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IF(MOD([.$F$4];[.A4797])=0;[.A4797];&quot;&quot;)">
            <text:p/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IF(MOD([.$F$4];[.A4798])=0;[.A4798];&quot;&quot;)">
            <text:p/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IF(MOD([.$F$4];[.A4799])=0;[.A4799];&quot;&quot;)">
            <text:p/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IF(MOD([.$F$4];[.A4800])=0;[.A4800];&quot;&quot;)">
            <text:p/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IF(MOD([.$F$4];[.A4801])=0;[.A4801];&quot;&quot;)">
            <text:p/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IF(MOD([.$F$4];[.A4802])=0;[.A4802];&quot;&quot;)">
            <text:p/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IF(MOD([.$F$4];[.A4803])=0;[.A4803];&quot;&quot;)">
            <text:p/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IF(MOD([.$F$4];[.A4804])=0;[.A4804];&quot;&quot;)">
            <text:p/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IF(MOD([.$F$4];[.A4805])=0;[.A4805];&quot;&quot;)">
            <text:p/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IF(MOD([.$F$4];[.A4806])=0;[.A4806];&quot;&quot;)">
            <text:p/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IF(MOD([.$F$4];[.A4807])=0;[.A4807];&quot;&quot;)">
            <text:p/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IF(MOD([.$F$4];[.A4808])=0;[.A4808];&quot;&quot;)">
            <text:p/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IF(MOD([.$F$4];[.A4809])=0;[.A4809];&quot;&quot;)">
            <text:p/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IF(MOD([.$F$4];[.A4810])=0;[.A4810];&quot;&quot;)">
            <text:p/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IF(MOD([.$F$4];[.A4811])=0;[.A4811];&quot;&quot;)">
            <text:p/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IF(MOD([.$F$4];[.A4812])=0;[.A4812];&quot;&quot;)">
            <text:p/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IF(MOD([.$F$4];[.A4813])=0;[.A4813];&quot;&quot;)">
            <text:p/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IF(MOD([.$F$4];[.A4814])=0;[.A4814];&quot;&quot;)">
            <text:p/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IF(MOD([.$F$4];[.A4815])=0;[.A4815];&quot;&quot;)">
            <text:p/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IF(MOD([.$F$4];[.A4816])=0;[.A4816];&quot;&quot;)">
            <text:p/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IF(MOD([.$F$4];[.A4817])=0;[.A4817];&quot;&quot;)">
            <text:p/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IF(MOD([.$F$4];[.A4818])=0;[.A4818];&quot;&quot;)">
            <text:p/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IF(MOD([.$F$4];[.A4819])=0;[.A4819];&quot;&quot;)">
            <text:p/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IF(MOD([.$F$4];[.A4820])=0;[.A4820];&quot;&quot;)">
            <text:p/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IF(MOD([.$F$4];[.A4821])=0;[.A4821];&quot;&quot;)">
            <text:p/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IF(MOD([.$F$4];[.A4822])=0;[.A4822];&quot;&quot;)">
            <text:p/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IF(MOD([.$F$4];[.A4823])=0;[.A4823];&quot;&quot;)">
            <text:p/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IF(MOD([.$F$4];[.A4824])=0;[.A4824];&quot;&quot;)">
            <text:p/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IF(MOD([.$F$4];[.A4825])=0;[.A4825];&quot;&quot;)">
            <text:p/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IF(MOD([.$F$4];[.A4826])=0;[.A4826];&quot;&quot;)">
            <text:p/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IF(MOD([.$F$4];[.A4827])=0;[.A4827];&quot;&quot;)">
            <text:p/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IF(MOD([.$F$4];[.A4828])=0;[.A4828];&quot;&quot;)">
            <text:p/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IF(MOD([.$F$4];[.A4829])=0;[.A4829];&quot;&quot;)">
            <text:p/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IF(MOD([.$F$4];[.A4830])=0;[.A4830];&quot;&quot;)">
            <text:p/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IF(MOD([.$F$4];[.A4831])=0;[.A4831];&quot;&quot;)">
            <text:p/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IF(MOD([.$F$4];[.A4832])=0;[.A4832];&quot;&quot;)">
            <text:p/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IF(MOD([.$F$4];[.A4833])=0;[.A4833];&quot;&quot;)">
            <text:p/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IF(MOD([.$F$4];[.A4834])=0;[.A4834];&quot;&quot;)">
            <text:p/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IF(MOD([.$F$4];[.A4835])=0;[.A4835];&quot;&quot;)">
            <text:p/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IF(MOD([.$F$4];[.A4836])=0;[.A4836];&quot;&quot;)">
            <text:p/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IF(MOD([.$F$4];[.A4837])=0;[.A4837];&quot;&quot;)">
            <text:p/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IF(MOD([.$F$4];[.A4838])=0;[.A4838];&quot;&quot;)">
            <text:p/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IF(MOD([.$F$4];[.A4839])=0;[.A4839];&quot;&quot;)">
            <text:p/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IF(MOD([.$F$4];[.A4840])=0;[.A4840];&quot;&quot;)">
            <text:p/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IF(MOD([.$F$4];[.A4841])=0;[.A4841];&quot;&quot;)">
            <text:p/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IF(MOD([.$F$4];[.A4842])=0;[.A4842];&quot;&quot;)">
            <text:p/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IF(MOD([.$F$4];[.A4843])=0;[.A4843];&quot;&quot;)">
            <text:p/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IF(MOD([.$F$4];[.A4844])=0;[.A4844];&quot;&quot;)">
            <text:p/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IF(MOD([.$F$4];[.A4845])=0;[.A4845];&quot;&quot;)">
            <text:p/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IF(MOD([.$F$4];[.A4846])=0;[.A4846];&quot;&quot;)">
            <text:p/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IF(MOD([.$F$4];[.A4847])=0;[.A4847];&quot;&quot;)">
            <text:p/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IF(MOD([.$F$4];[.A4848])=0;[.A4848];&quot;&quot;)">
            <text:p/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IF(MOD([.$F$4];[.A4849])=0;[.A4849];&quot;&quot;)">
            <text:p/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IF(MOD([.$F$4];[.A4850])=0;[.A4850];&quot;&quot;)">
            <text:p/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IF(MOD([.$F$4];[.A4851])=0;[.A4851];&quot;&quot;)">
            <text:p/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IF(MOD([.$F$4];[.A4852])=0;[.A4852];&quot;&quot;)">
            <text:p/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IF(MOD([.$F$4];[.A4853])=0;[.A4853];&quot;&quot;)">
            <text:p/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IF(MOD([.$F$4];[.A4854])=0;[.A4854];&quot;&quot;)">
            <text:p/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IF(MOD([.$F$4];[.A4855])=0;[.A4855];&quot;&quot;)">
            <text:p/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IF(MOD([.$F$4];[.A4856])=0;[.A4856];&quot;&quot;)">
            <text:p/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IF(MOD([.$F$4];[.A4857])=0;[.A4857];&quot;&quot;)">
            <text:p/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IF(MOD([.$F$4];[.A4858])=0;[.A4858];&quot;&quot;)">
            <text:p/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IF(MOD([.$F$4];[.A4859])=0;[.A4859];&quot;&quot;)">
            <text:p/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IF(MOD([.$F$4];[.A4860])=0;[.A4860];&quot;&quot;)">
            <text:p/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IF(MOD([.$F$4];[.A4861])=0;[.A4861];&quot;&quot;)">
            <text:p/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IF(MOD([.$F$4];[.A4862])=0;[.A4862];&quot;&quot;)">
            <text:p/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IF(MOD([.$F$4];[.A4863])=0;[.A4863];&quot;&quot;)">
            <text:p/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IF(MOD([.$F$4];[.A4864])=0;[.A4864];&quot;&quot;)">
            <text:p/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IF(MOD([.$F$4];[.A4865])=0;[.A4865];&quot;&quot;)">
            <text:p/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IF(MOD([.$F$4];[.A4866])=0;[.A4866];&quot;&quot;)">
            <text:p/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IF(MOD([.$F$4];[.A4867])=0;[.A4867];&quot;&quot;)">
            <text:p/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IF(MOD([.$F$4];[.A4868])=0;[.A4868];&quot;&quot;)">
            <text:p/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IF(MOD([.$F$4];[.A4869])=0;[.A4869];&quot;&quot;)">
            <text:p/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IF(MOD([.$F$4];[.A4870])=0;[.A4870];&quot;&quot;)">
            <text:p/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IF(MOD([.$F$4];[.A4871])=0;[.A4871];&quot;&quot;)">
            <text:p/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IF(MOD([.$F$4];[.A4872])=0;[.A4872];&quot;&quot;)">
            <text:p/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IF(MOD([.$F$4];[.A4873])=0;[.A4873];&quot;&quot;)">
            <text:p/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IF(MOD([.$F$4];[.A4874])=0;[.A4874];&quot;&quot;)">
            <text:p/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IF(MOD([.$F$4];[.A4875])=0;[.A4875];&quot;&quot;)">
            <text:p/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IF(MOD([.$F$4];[.A4876])=0;[.A4876];&quot;&quot;)">
            <text:p/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IF(MOD([.$F$4];[.A4877])=0;[.A4877];&quot;&quot;)">
            <text:p/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IF(MOD([.$F$4];[.A4878])=0;[.A4878];&quot;&quot;)">
            <text:p/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IF(MOD([.$F$4];[.A4879])=0;[.A4879];&quot;&quot;)">
            <text:p/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IF(MOD([.$F$4];[.A4880])=0;[.A4880];&quot;&quot;)">
            <text:p/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IF(MOD([.$F$4];[.A4881])=0;[.A4881];&quot;&quot;)">
            <text:p/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IF(MOD([.$F$4];[.A4882])=0;[.A4882];&quot;&quot;)">
            <text:p/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IF(MOD([.$F$4];[.A4883])=0;[.A4883];&quot;&quot;)">
            <text:p/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IF(MOD([.$F$4];[.A4884])=0;[.A4884];&quot;&quot;)">
            <text:p/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IF(MOD([.$F$4];[.A4885])=0;[.A4885];&quot;&quot;)">
            <text:p/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IF(MOD([.$F$4];[.A4886])=0;[.A4886];&quot;&quot;)">
            <text:p/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IF(MOD([.$F$4];[.A4887])=0;[.A4887];&quot;&quot;)">
            <text:p/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IF(MOD([.$F$4];[.A4888])=0;[.A4888];&quot;&quot;)">
            <text:p/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IF(MOD([.$F$4];[.A4889])=0;[.A4889];&quot;&quot;)">
            <text:p/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IF(MOD([.$F$4];[.A4890])=0;[.A4890];&quot;&quot;)">
            <text:p/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IF(MOD([.$F$4];[.A4891])=0;[.A4891];&quot;&quot;)">
            <text:p/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IF(MOD([.$F$4];[.A4892])=0;[.A4892];&quot;&quot;)">
            <text:p/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IF(MOD([.$F$4];[.A4893])=0;[.A4893];&quot;&quot;)">
            <text:p/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IF(MOD([.$F$4];[.A4894])=0;[.A4894];&quot;&quot;)">
            <text:p/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IF(MOD([.$F$4];[.A4895])=0;[.A4895];&quot;&quot;)">
            <text:p/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IF(MOD([.$F$4];[.A4896])=0;[.A4896];&quot;&quot;)">
            <text:p/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IF(MOD([.$F$4];[.A4897])=0;[.A4897];&quot;&quot;)">
            <text:p/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IF(MOD([.$F$4];[.A4898])=0;[.A4898];&quot;&quot;)">
            <text:p/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IF(MOD([.$F$4];[.A4899])=0;[.A4899];&quot;&quot;)">
            <text:p/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IF(MOD([.$F$4];[.A4900])=0;[.A4900];&quot;&quot;)">
            <text:p/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IF(MOD([.$F$4];[.A4901])=0;[.A4901];&quot;&quot;)">
            <text:p/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IF(MOD([.$F$4];[.A4902])=0;[.A4902];&quot;&quot;)">
            <text:p/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IF(MOD([.$F$4];[.A4903])=0;[.A4903];&quot;&quot;)">
            <text:p/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IF(MOD([.$F$4];[.A4904])=0;[.A4904];&quot;&quot;)">
            <text:p/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IF(MOD([.$F$4];[.A4905])=0;[.A4905];&quot;&quot;)">
            <text:p/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IF(MOD([.$F$4];[.A4906])=0;[.A4906];&quot;&quot;)">
            <text:p/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IF(MOD([.$F$4];[.A4907])=0;[.A4907];&quot;&quot;)">
            <text:p/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IF(MOD([.$F$4];[.A4908])=0;[.A4908];&quot;&quot;)">
            <text:p/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IF(MOD([.$F$4];[.A4909])=0;[.A4909];&quot;&quot;)">
            <text:p/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IF(MOD([.$F$4];[.A4910])=0;[.A4910];&quot;&quot;)">
            <text:p/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IF(MOD([.$F$4];[.A4911])=0;[.A4911];&quot;&quot;)">
            <text:p/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IF(MOD([.$F$4];[.A4912])=0;[.A4912];&quot;&quot;)">
            <text:p/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IF(MOD([.$F$4];[.A4913])=0;[.A4913];&quot;&quot;)">
            <text:p/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IF(MOD([.$F$4];[.A4914])=0;[.A4914];&quot;&quot;)">
            <text:p/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IF(MOD([.$F$4];[.A4915])=0;[.A4915];&quot;&quot;)">
            <text:p/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IF(MOD([.$F$4];[.A4916])=0;[.A4916];&quot;&quot;)">
            <text:p/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IF(MOD([.$F$4];[.A4917])=0;[.A4917];&quot;&quot;)">
            <text:p/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IF(MOD([.$F$4];[.A4918])=0;[.A4918];&quot;&quot;)">
            <text:p/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IF(MOD([.$F$4];[.A4919])=0;[.A4919];&quot;&quot;)">
            <text:p/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IF(MOD([.$F$4];[.A4920])=0;[.A4920];&quot;&quot;)">
            <text:p/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IF(MOD([.$F$4];[.A4921])=0;[.A4921];&quot;&quot;)">
            <text:p/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IF(MOD([.$F$4];[.A4922])=0;[.A4922];&quot;&quot;)">
            <text:p/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IF(MOD([.$F$4];[.A4923])=0;[.A4923];&quot;&quot;)">
            <text:p/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IF(MOD([.$F$4];[.A4924])=0;[.A4924];&quot;&quot;)">
            <text:p/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IF(MOD([.$F$4];[.A4925])=0;[.A4925];&quot;&quot;)">
            <text:p/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IF(MOD([.$F$4];[.A4926])=0;[.A4926];&quot;&quot;)">
            <text:p/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IF(MOD([.$F$4];[.A4927])=0;[.A4927];&quot;&quot;)">
            <text:p/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IF(MOD([.$F$4];[.A4928])=0;[.A4928];&quot;&quot;)">
            <text:p/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IF(MOD([.$F$4];[.A4929])=0;[.A4929];&quot;&quot;)">
            <text:p/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IF(MOD([.$F$4];[.A4930])=0;[.A4930];&quot;&quot;)">
            <text:p/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IF(MOD([.$F$4];[.A4931])=0;[.A4931];&quot;&quot;)">
            <text:p/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IF(MOD([.$F$4];[.A4932])=0;[.A4932];&quot;&quot;)">
            <text:p/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IF(MOD([.$F$4];[.A4933])=0;[.A4933];&quot;&quot;)">
            <text:p/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IF(MOD([.$F$4];[.A4934])=0;[.A4934];&quot;&quot;)">
            <text:p/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IF(MOD([.$F$4];[.A4935])=0;[.A4935];&quot;&quot;)">
            <text:p/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IF(MOD([.$F$4];[.A4936])=0;[.A4936];&quot;&quot;)">
            <text:p/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IF(MOD([.$F$4];[.A4937])=0;[.A4937];&quot;&quot;)">
            <text:p/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IF(MOD([.$F$4];[.A4938])=0;[.A4938];&quot;&quot;)">
            <text:p/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IF(MOD([.$F$4];[.A4939])=0;[.A4939];&quot;&quot;)">
            <text:p/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IF(MOD([.$F$4];[.A4940])=0;[.A4940];&quot;&quot;)">
            <text:p/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IF(MOD([.$F$4];[.A4941])=0;[.A4941];&quot;&quot;)">
            <text:p/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IF(MOD([.$F$4];[.A4942])=0;[.A4942];&quot;&quot;)">
            <text:p/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IF(MOD([.$F$4];[.A4943])=0;[.A4943];&quot;&quot;)">
            <text:p/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IF(MOD([.$F$4];[.A4944])=0;[.A4944];&quot;&quot;)">
            <text:p/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IF(MOD([.$F$4];[.A4945])=0;[.A4945];&quot;&quot;)">
            <text:p/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IF(MOD([.$F$4];[.A4946])=0;[.A4946];&quot;&quot;)">
            <text:p/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IF(MOD([.$F$4];[.A4947])=0;[.A4947];&quot;&quot;)">
            <text:p/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IF(MOD([.$F$4];[.A4948])=0;[.A4948];&quot;&quot;)">
            <text:p/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IF(MOD([.$F$4];[.A4949])=0;[.A4949];&quot;&quot;)">
            <text:p/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IF(MOD([.$F$4];[.A4950])=0;[.A4950];&quot;&quot;)">
            <text:p/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IF(MOD([.$F$4];[.A4951])=0;[.A4951];&quot;&quot;)">
            <text:p/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IF(MOD([.$F$4];[.A4952])=0;[.A4952];&quot;&quot;)">
            <text:p/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IF(MOD([.$F$4];[.A4953])=0;[.A4953];&quot;&quot;)">
            <text:p/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IF(MOD([.$F$4];[.A4954])=0;[.A4954];&quot;&quot;)">
            <text:p/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IF(MOD([.$F$4];[.A4955])=0;[.A4955];&quot;&quot;)">
            <text:p/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IF(MOD([.$F$4];[.A4956])=0;[.A4956];&quot;&quot;)">
            <text:p/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IF(MOD([.$F$4];[.A4957])=0;[.A4957];&quot;&quot;)">
            <text:p/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IF(MOD([.$F$4];[.A4958])=0;[.A4958];&quot;&quot;)">
            <text:p/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IF(MOD([.$F$4];[.A4959])=0;[.A4959];&quot;&quot;)">
            <text:p/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IF(MOD([.$F$4];[.A4960])=0;[.A4960];&quot;&quot;)">
            <text:p/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IF(MOD([.$F$4];[.A4961])=0;[.A4961];&quot;&quot;)">
            <text:p/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IF(MOD([.$F$4];[.A4962])=0;[.A4962];&quot;&quot;)">
            <text:p/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IF(MOD([.$F$4];[.A4963])=0;[.A4963];&quot;&quot;)">
            <text:p/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IF(MOD([.$F$4];[.A4964])=0;[.A4964];&quot;&quot;)">
            <text:p/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IF(MOD([.$F$4];[.A4965])=0;[.A4965];&quot;&quot;)">
            <text:p/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IF(MOD([.$F$4];[.A4966])=0;[.A4966];&quot;&quot;)">
            <text:p/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IF(MOD([.$F$4];[.A4967])=0;[.A4967];&quot;&quot;)">
            <text:p/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IF(MOD([.$F$4];[.A4968])=0;[.A4968];&quot;&quot;)">
            <text:p/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IF(MOD([.$F$4];[.A4969])=0;[.A4969];&quot;&quot;)">
            <text:p/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IF(MOD([.$F$4];[.A4970])=0;[.A4970];&quot;&quot;)">
            <text:p/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IF(MOD([.$F$4];[.A4971])=0;[.A4971];&quot;&quot;)">
            <text:p/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IF(MOD([.$F$4];[.A4972])=0;[.A4972];&quot;&quot;)">
            <text:p/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IF(MOD([.$F$4];[.A4973])=0;[.A4973];&quot;&quot;)">
            <text:p/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IF(MOD([.$F$4];[.A4974])=0;[.A4974];&quot;&quot;)">
            <text:p/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IF(MOD([.$F$4];[.A4975])=0;[.A4975];&quot;&quot;)">
            <text:p/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IF(MOD([.$F$4];[.A4976])=0;[.A4976];&quot;&quot;)">
            <text:p/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IF(MOD([.$F$4];[.A4977])=0;[.A4977];&quot;&quot;)">
            <text:p/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IF(MOD([.$F$4];[.A4978])=0;[.A4978];&quot;&quot;)">
            <text:p/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IF(MOD([.$F$4];[.A4979])=0;[.A4979];&quot;&quot;)">
            <text:p/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IF(MOD([.$F$4];[.A4980])=0;[.A4980];&quot;&quot;)">
            <text:p/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IF(MOD([.$F$4];[.A4981])=0;[.A4981];&quot;&quot;)">
            <text:p/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IF(MOD([.$F$4];[.A4982])=0;[.A4982];&quot;&quot;)">
            <text:p/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IF(MOD([.$F$4];[.A4983])=0;[.A4983];&quot;&quot;)">
            <text:p/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IF(MOD([.$F$4];[.A4984])=0;[.A4984];&quot;&quot;)">
            <text:p/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IF(MOD([.$F$4];[.A4985])=0;[.A4985];&quot;&quot;)">
            <text:p/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IF(MOD([.$F$4];[.A4986])=0;[.A4986];&quot;&quot;)">
            <text:p/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IF(MOD([.$F$4];[.A4987])=0;[.A4987];&quot;&quot;)">
            <text:p/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IF(MOD([.$F$4];[.A4988])=0;[.A4988];&quot;&quot;)">
            <text:p/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IF(MOD([.$F$4];[.A4989])=0;[.A4989];&quot;&quot;)">
            <text:p/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IF(MOD([.$F$4];[.A4990])=0;[.A4990];&quot;&quot;)">
            <text:p/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IF(MOD([.$F$4];[.A4991])=0;[.A4991];&quot;&quot;)">
            <text:p/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IF(MOD([.$F$4];[.A4992])=0;[.A4992];&quot;&quot;)">
            <text:p/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IF(MOD([.$F$4];[.A4993])=0;[.A4993];&quot;&quot;)">
            <text:p/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IF(MOD([.$F$4];[.A4994])=0;[.A4994];&quot;&quot;)">
            <text:p/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IF(MOD([.$F$4];[.A4995])=0;[.A4995];&quot;&quot;)">
            <text:p/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IF(MOD([.$F$4];[.A4996])=0;[.A4996];&quot;&quot;)">
            <text:p/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IF(MOD([.$F$4];[.A4997])=0;[.A4997];&quot;&quot;)">
            <text:p/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IF(MOD([.$F$4];[.A4998])=0;[.A4998];&quot;&quot;)">
            <text:p/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IF(MOD([.$F$4];[.A4999])=0;[.A4999];&quot;&quot;)">
            <text:p/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IF(MOD([.$F$4];[.A5000])=0;[.A5000];&quot;&quot;)">
            <text:p/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IF(MOD([.$F$4];[.A5001])=0;[.A5001];&quot;&quot;)">
            <text:p/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IF(MOD([.$F$4];[.A5002])=0;[.A5002];&quot;&quot;)">
            <text:p/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IF(MOD([.$F$4];[.A5003])=0;[.A5003];&quot;&quot;)">
            <text:p/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IF(MOD([.$F$4];[.A5004])=0;[.A5004];&quot;&quot;)">
            <text:p/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IF(MOD([.$F$4];[.A5005])=0;[.A5005];&quot;&quot;)">
            <text:p/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IF(MOD([.$F$4];[.A5006])=0;[.A5006];&quot;&quot;)">
            <text:p/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IF(MOD([.$F$4];[.A5007])=0;[.A5007];&quot;&quot;)">
            <text:p/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IF(MOD([.$F$4];[.A5008])=0;[.A5008];&quot;&quot;)">
            <text:p/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IF(MOD([.$F$4];[.A5009])=0;[.A5009];&quot;&quot;)">
            <text:p/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IF(MOD([.$F$4];[.A5010])=0;[.A5010];&quot;&quot;)">
            <text:p/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IF(MOD([.$F$4];[.A5011])=0;[.A5011];&quot;&quot;)">
            <text:p/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IF(MOD([.$F$4];[.A5012])=0;[.A5012];&quot;&quot;)">
            <text:p/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IF(MOD([.$F$4];[.A5013])=0;[.A5013];&quot;&quot;)">
            <text:p/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IF(MOD([.$F$4];[.A5014])=0;[.A5014];&quot;&quot;)">
            <text:p/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IF(MOD([.$F$4];[.A5015])=0;[.A5015];&quot;&quot;)">
            <text:p/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IF(MOD([.$F$4];[.A5016])=0;[.A5016];&quot;&quot;)">
            <text:p/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IF(MOD([.$F$4];[.A5017])=0;[.A5017];&quot;&quot;)">
            <text:p/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IF(MOD([.$F$4];[.A5018])=0;[.A5018];&quot;&quot;)">
            <text:p/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IF(MOD([.$F$4];[.A5019])=0;[.A5019];&quot;&quot;)">
            <text:p/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IF(MOD([.$F$4];[.A5020])=0;[.A5020];&quot;&quot;)">
            <text:p/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IF(MOD([.$F$4];[.A5021])=0;[.A5021];&quot;&quot;)">
            <text:p/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IF(MOD([.$F$4];[.A5022])=0;[.A5022];&quot;&quot;)">
            <text:p/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IF(MOD([.$F$4];[.A5023])=0;[.A5023];&quot;&quot;)">
            <text:p/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IF(MOD([.$F$4];[.A5024])=0;[.A5024];&quot;&quot;)">
            <text:p/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IF(MOD([.$F$4];[.A5025])=0;[.A5025];&quot;&quot;)">
            <text:p/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IF(MOD([.$F$4];[.A5026])=0;[.A5026];&quot;&quot;)">
            <text:p/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IF(MOD([.$F$4];[.A5027])=0;[.A5027];&quot;&quot;)">
            <text:p/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IF(MOD([.$F$4];[.A5028])=0;[.A5028];&quot;&quot;)">
            <text:p/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IF(MOD([.$F$4];[.A5029])=0;[.A5029];&quot;&quot;)">
            <text:p/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IF(MOD([.$F$4];[.A5030])=0;[.A5030];&quot;&quot;)">
            <text:p/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IF(MOD([.$F$4];[.A5031])=0;[.A5031];&quot;&quot;)">
            <text:p/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IF(MOD([.$F$4];[.A5032])=0;[.A5032];&quot;&quot;)">
            <text:p/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IF(MOD([.$F$4];[.A5033])=0;[.A5033];&quot;&quot;)">
            <text:p/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IF(MOD([.$F$4];[.A5034])=0;[.A5034];&quot;&quot;)">
            <text:p/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IF(MOD([.$F$4];[.A5035])=0;[.A5035];&quot;&quot;)">
            <text:p/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IF(MOD([.$F$4];[.A5036])=0;[.A5036];&quot;&quot;)">
            <text:p/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IF(MOD([.$F$4];[.A5037])=0;[.A5037];&quot;&quot;)">
            <text:p/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IF(MOD([.$F$4];[.A5038])=0;[.A5038];&quot;&quot;)">
            <text:p/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IF(MOD([.$F$4];[.A5039])=0;[.A5039];&quot;&quot;)">
            <text:p/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IF(MOD([.$F$4];[.A5040])=0;[.A5040];&quot;&quot;)">
            <text:p/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IF(MOD([.$F$4];[.A5041])=0;[.A5041];&quot;&quot;)">
            <text:p/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IF(MOD([.$F$4];[.A5042])=0;[.A5042];&quot;&quot;)">
            <text:p/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IF(MOD([.$F$4];[.A5043])=0;[.A5043];&quot;&quot;)">
            <text:p/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IF(MOD([.$F$4];[.A5044])=0;[.A5044];&quot;&quot;)">
            <text:p/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IF(MOD([.$F$4];[.A5045])=0;[.A5045];&quot;&quot;)">
            <text:p/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IF(MOD([.$F$4];[.A5046])=0;[.A5046];&quot;&quot;)">
            <text:p/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IF(MOD([.$F$4];[.A5047])=0;[.A5047];&quot;&quot;)">
            <text:p/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IF(MOD([.$F$4];[.A5048])=0;[.A5048];&quot;&quot;)">
            <text:p/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IF(MOD([.$F$4];[.A5049])=0;[.A5049];&quot;&quot;)">
            <text:p/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IF(MOD([.$F$4];[.A5050])=0;[.A5050];&quot;&quot;)">
            <text:p/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IF(MOD([.$F$4];[.A5051])=0;[.A5051];&quot;&quot;)">
            <text:p/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IF(MOD([.$F$4];[.A5052])=0;[.A5052];&quot;&quot;)">
            <text:p/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IF(MOD([.$F$4];[.A5053])=0;[.A5053];&quot;&quot;)">
            <text:p/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IF(MOD([.$F$4];[.A5054])=0;[.A5054];&quot;&quot;)">
            <text:p/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IF(MOD([.$F$4];[.A5055])=0;[.A5055];&quot;&quot;)">
            <text:p/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IF(MOD([.$F$4];[.A5056])=0;[.A5056];&quot;&quot;)">
            <text:p/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IF(MOD([.$F$4];[.A5057])=0;[.A5057];&quot;&quot;)">
            <text:p/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IF(MOD([.$F$4];[.A5058])=0;[.A5058];&quot;&quot;)">
            <text:p/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IF(MOD([.$F$4];[.A5059])=0;[.A5059];&quot;&quot;)">
            <text:p/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IF(MOD([.$F$4];[.A5060])=0;[.A5060];&quot;&quot;)">
            <text:p/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IF(MOD([.$F$4];[.A5061])=0;[.A5061];&quot;&quot;)">
            <text:p/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IF(MOD([.$F$4];[.A5062])=0;[.A5062];&quot;&quot;)">
            <text:p/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IF(MOD([.$F$4];[.A5063])=0;[.A5063];&quot;&quot;)">
            <text:p/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IF(MOD([.$F$4];[.A5064])=0;[.A5064];&quot;&quot;)">
            <text:p/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IF(MOD([.$F$4];[.A5065])=0;[.A5065];&quot;&quot;)">
            <text:p/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IF(MOD([.$F$4];[.A5066])=0;[.A5066];&quot;&quot;)">
            <text:p/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IF(MOD([.$F$4];[.A5067])=0;[.A5067];&quot;&quot;)">
            <text:p/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IF(MOD([.$F$4];[.A5068])=0;[.A5068];&quot;&quot;)">
            <text:p/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IF(MOD([.$F$4];[.A5069])=0;[.A5069];&quot;&quot;)">
            <text:p/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IF(MOD([.$F$4];[.A5070])=0;[.A5070];&quot;&quot;)">
            <text:p/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IF(MOD([.$F$4];[.A5071])=0;[.A5071];&quot;&quot;)">
            <text:p/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IF(MOD([.$F$4];[.A5072])=0;[.A5072];&quot;&quot;)">
            <text:p/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IF(MOD([.$F$4];[.A5073])=0;[.A5073];&quot;&quot;)">
            <text:p/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IF(MOD([.$F$4];[.A5074])=0;[.A5074];&quot;&quot;)">
            <text:p/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IF(MOD([.$F$4];[.A5075])=0;[.A5075];&quot;&quot;)">
            <text:p/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IF(MOD([.$F$4];[.A5076])=0;[.A5076];&quot;&quot;)">
            <text:p/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IF(MOD([.$F$4];[.A5077])=0;[.A5077];&quot;&quot;)">
            <text:p/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IF(MOD([.$F$4];[.A5078])=0;[.A5078];&quot;&quot;)">
            <text:p/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IF(MOD([.$F$4];[.A5079])=0;[.A5079];&quot;&quot;)">
            <text:p/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IF(MOD([.$F$4];[.A5080])=0;[.A5080];&quot;&quot;)">
            <text:p/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IF(MOD([.$F$4];[.A5081])=0;[.A5081];&quot;&quot;)">
            <text:p/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IF(MOD([.$F$4];[.A5082])=0;[.A5082];&quot;&quot;)">
            <text:p/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IF(MOD([.$F$4];[.A5083])=0;[.A5083];&quot;&quot;)">
            <text:p/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IF(MOD([.$F$4];[.A5084])=0;[.A5084];&quot;&quot;)">
            <text:p/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IF(MOD([.$F$4];[.A5085])=0;[.A5085];&quot;&quot;)">
            <text:p/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IF(MOD([.$F$4];[.A5086])=0;[.A5086];&quot;&quot;)">
            <text:p/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IF(MOD([.$F$4];[.A5087])=0;[.A5087];&quot;&quot;)">
            <text:p/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IF(MOD([.$F$4];[.A5088])=0;[.A5088];&quot;&quot;)">
            <text:p/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IF(MOD([.$F$4];[.A5089])=0;[.A5089];&quot;&quot;)">
            <text:p/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IF(MOD([.$F$4];[.A5090])=0;[.A5090];&quot;&quot;)">
            <text:p/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IF(MOD([.$F$4];[.A5091])=0;[.A5091];&quot;&quot;)">
            <text:p/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IF(MOD([.$F$4];[.A5092])=0;[.A5092];&quot;&quot;)">
            <text:p/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IF(MOD([.$F$4];[.A5093])=0;[.A5093];&quot;&quot;)">
            <text:p/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IF(MOD([.$F$4];[.A5094])=0;[.A5094];&quot;&quot;)">
            <text:p/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IF(MOD([.$F$4];[.A5095])=0;[.A5095];&quot;&quot;)">
            <text:p/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IF(MOD([.$F$4];[.A5096])=0;[.A5096];&quot;&quot;)">
            <text:p/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IF(MOD([.$F$4];[.A5097])=0;[.A5097];&quot;&quot;)">
            <text:p/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IF(MOD([.$F$4];[.A5098])=0;[.A5098];&quot;&quot;)">
            <text:p/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IF(MOD([.$F$4];[.A5099])=0;[.A5099];&quot;&quot;)">
            <text:p/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IF(MOD([.$F$4];[.A5100])=0;[.A5100];&quot;&quot;)">
            <text:p/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IF(MOD([.$F$4];[.A5101])=0;[.A5101];&quot;&quot;)">
            <text:p/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IF(MOD([.$F$4];[.A5102])=0;[.A5102];&quot;&quot;)">
            <text:p/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IF(MOD([.$F$4];[.A5103])=0;[.A5103];&quot;&quot;)">
            <text:p/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IF(MOD([.$F$4];[.A5104])=0;[.A5104];&quot;&quot;)">
            <text:p/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IF(MOD([.$F$4];[.A5105])=0;[.A5105];&quot;&quot;)">
            <text:p/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IF(MOD([.$F$4];[.A5106])=0;[.A5106];&quot;&quot;)">
            <text:p/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IF(MOD([.$F$4];[.A5107])=0;[.A5107];&quot;&quot;)">
            <text:p/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IF(MOD([.$F$4];[.A5108])=0;[.A5108];&quot;&quot;)">
            <text:p/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IF(MOD([.$F$4];[.A5109])=0;[.A5109];&quot;&quot;)">
            <text:p/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IF(MOD([.$F$4];[.A5110])=0;[.A5110];&quot;&quot;)">
            <text:p/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IF(MOD([.$F$4];[.A5111])=0;[.A5111];&quot;&quot;)">
            <text:p/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IF(MOD([.$F$4];[.A5112])=0;[.A5112];&quot;&quot;)">
            <text:p/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IF(MOD([.$F$4];[.A5113])=0;[.A5113];&quot;&quot;)">
            <text:p/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IF(MOD([.$F$4];[.A5114])=0;[.A5114];&quot;&quot;)">
            <text:p/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IF(MOD([.$F$4];[.A5115])=0;[.A5115];&quot;&quot;)">
            <text:p/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IF(MOD([.$F$4];[.A5116])=0;[.A5116];&quot;&quot;)">
            <text:p/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IF(MOD([.$F$4];[.A5117])=0;[.A5117];&quot;&quot;)">
            <text:p/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IF(MOD([.$F$4];[.A5118])=0;[.A5118];&quot;&quot;)">
            <text:p/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IF(MOD([.$F$4];[.A5119])=0;[.A5119];&quot;&quot;)">
            <text:p/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IF(MOD([.$F$4];[.A5120])=0;[.A5120];&quot;&quot;)">
            <text:p/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IF(MOD([.$F$4];[.A5121])=0;[.A5121];&quot;&quot;)">
            <text:p/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IF(MOD([.$F$4];[.A5122])=0;[.A5122];&quot;&quot;)">
            <text:p/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IF(MOD([.$F$4];[.A5123])=0;[.A5123];&quot;&quot;)">
            <text:p/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IF(MOD([.$F$4];[.A5124])=0;[.A5124];&quot;&quot;)">
            <text:p/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IF(MOD([.$F$4];[.A5125])=0;[.A5125];&quot;&quot;)">
            <text:p/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IF(MOD([.$F$4];[.A5126])=0;[.A5126];&quot;&quot;)">
            <text:p/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IF(MOD([.$F$4];[.A5127])=0;[.A5127];&quot;&quot;)">
            <text:p/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IF(MOD([.$F$4];[.A5128])=0;[.A5128];&quot;&quot;)">
            <text:p/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IF(MOD([.$F$4];[.A5129])=0;[.A5129];&quot;&quot;)">
            <text:p/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IF(MOD([.$F$4];[.A5130])=0;[.A5130];&quot;&quot;)">
            <text:p/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IF(MOD([.$F$4];[.A5131])=0;[.A5131];&quot;&quot;)">
            <text:p/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IF(MOD([.$F$4];[.A5132])=0;[.A5132];&quot;&quot;)">
            <text:p/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IF(MOD([.$F$4];[.A5133])=0;[.A5133];&quot;&quot;)">
            <text:p/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IF(MOD([.$F$4];[.A5134])=0;[.A5134];&quot;&quot;)">
            <text:p/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IF(MOD([.$F$4];[.A5135])=0;[.A5135];&quot;&quot;)">
            <text:p/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IF(MOD([.$F$4];[.A5136])=0;[.A5136];&quot;&quot;)">
            <text:p/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IF(MOD([.$F$4];[.A5137])=0;[.A5137];&quot;&quot;)">
            <text:p/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IF(MOD([.$F$4];[.A5138])=0;[.A5138];&quot;&quot;)">
            <text:p/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IF(MOD([.$F$4];[.A5139])=0;[.A5139];&quot;&quot;)">
            <text:p/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IF(MOD([.$F$4];[.A5140])=0;[.A5140];&quot;&quot;)">
            <text:p/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IF(MOD([.$F$4];[.A5141])=0;[.A5141];&quot;&quot;)">
            <text:p/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IF(MOD([.$F$4];[.A5142])=0;[.A5142];&quot;&quot;)">
            <text:p/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IF(MOD([.$F$4];[.A5143])=0;[.A5143];&quot;&quot;)">
            <text:p/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IF(MOD([.$F$4];[.A5144])=0;[.A5144];&quot;&quot;)">
            <text:p/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IF(MOD([.$F$4];[.A5145])=0;[.A5145];&quot;&quot;)">
            <text:p/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IF(MOD([.$F$4];[.A5146])=0;[.A5146];&quot;&quot;)">
            <text:p/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IF(MOD([.$F$4];[.A5147])=0;[.A5147];&quot;&quot;)">
            <text:p/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IF(MOD([.$F$4];[.A5148])=0;[.A5148];&quot;&quot;)">
            <text:p/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IF(MOD([.$F$4];[.A5149])=0;[.A5149];&quot;&quot;)">
            <text:p/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IF(MOD([.$F$4];[.A5150])=0;[.A5150];&quot;&quot;)">
            <text:p/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IF(MOD([.$F$4];[.A5151])=0;[.A5151];&quot;&quot;)">
            <text:p/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IF(MOD([.$F$4];[.A5152])=0;[.A5152];&quot;&quot;)">
            <text:p/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IF(MOD([.$F$4];[.A5153])=0;[.A5153];&quot;&quot;)">
            <text:p/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IF(MOD([.$F$4];[.A5154])=0;[.A5154];&quot;&quot;)">
            <text:p/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IF(MOD([.$F$4];[.A5155])=0;[.A5155];&quot;&quot;)">
            <text:p/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IF(MOD([.$F$4];[.A5156])=0;[.A5156];&quot;&quot;)">
            <text:p/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IF(MOD([.$F$4];[.A5157])=0;[.A5157];&quot;&quot;)">
            <text:p/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IF(MOD([.$F$4];[.A5158])=0;[.A5158];&quot;&quot;)">
            <text:p/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IF(MOD([.$F$4];[.A5159])=0;[.A5159];&quot;&quot;)">
            <text:p/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IF(MOD([.$F$4];[.A5160])=0;[.A5160];&quot;&quot;)">
            <text:p/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IF(MOD([.$F$4];[.A5161])=0;[.A5161];&quot;&quot;)">
            <text:p/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IF(MOD([.$F$4];[.A5162])=0;[.A5162];&quot;&quot;)">
            <text:p/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IF(MOD([.$F$4];[.A5163])=0;[.A5163];&quot;&quot;)">
            <text:p/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IF(MOD([.$F$4];[.A5164])=0;[.A5164];&quot;&quot;)">
            <text:p/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IF(MOD([.$F$4];[.A5165])=0;[.A5165];&quot;&quot;)">
            <text:p/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IF(MOD([.$F$4];[.A5166])=0;[.A5166];&quot;&quot;)">
            <text:p/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IF(MOD([.$F$4];[.A5167])=0;[.A5167];&quot;&quot;)">
            <text:p/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IF(MOD([.$F$4];[.A5168])=0;[.A5168];&quot;&quot;)">
            <text:p/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IF(MOD([.$F$4];[.A5169])=0;[.A5169];&quot;&quot;)">
            <text:p/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IF(MOD([.$F$4];[.A5170])=0;[.A5170];&quot;&quot;)">
            <text:p/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IF(MOD([.$F$4];[.A5171])=0;[.A5171];&quot;&quot;)">
            <text:p/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IF(MOD([.$F$4];[.A5172])=0;[.A5172];&quot;&quot;)">
            <text:p/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IF(MOD([.$F$4];[.A5173])=0;[.A5173];&quot;&quot;)">
            <text:p/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IF(MOD([.$F$4];[.A5174])=0;[.A5174];&quot;&quot;)">
            <text:p/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IF(MOD([.$F$4];[.A5175])=0;[.A5175];&quot;&quot;)">
            <text:p/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IF(MOD([.$F$4];[.A5176])=0;[.A5176];&quot;&quot;)">
            <text:p/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IF(MOD([.$F$4];[.A5177])=0;[.A5177];&quot;&quot;)">
            <text:p/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IF(MOD([.$F$4];[.A5178])=0;[.A5178];&quot;&quot;)">
            <text:p/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IF(MOD([.$F$4];[.A5179])=0;[.A5179];&quot;&quot;)">
            <text:p/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IF(MOD([.$F$4];[.A5180])=0;[.A5180];&quot;&quot;)">
            <text:p/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IF(MOD([.$F$4];[.A5181])=0;[.A5181];&quot;&quot;)">
            <text:p/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IF(MOD([.$F$4];[.A5182])=0;[.A5182];&quot;&quot;)">
            <text:p/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IF(MOD([.$F$4];[.A5183])=0;[.A5183];&quot;&quot;)">
            <text:p/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IF(MOD([.$F$4];[.A5184])=0;[.A5184];&quot;&quot;)">
            <text:p/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IF(MOD([.$F$4];[.A5185])=0;[.A5185];&quot;&quot;)">
            <text:p/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IF(MOD([.$F$4];[.A5186])=0;[.A5186];&quot;&quot;)">
            <text:p/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IF(MOD([.$F$4];[.A5187])=0;[.A5187];&quot;&quot;)">
            <text:p/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IF(MOD([.$F$4];[.A5188])=0;[.A5188];&quot;&quot;)">
            <text:p/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IF(MOD([.$F$4];[.A5189])=0;[.A5189];&quot;&quot;)">
            <text:p/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IF(MOD([.$F$4];[.A5190])=0;[.A5190];&quot;&quot;)">
            <text:p/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IF(MOD([.$F$4];[.A5191])=0;[.A5191];&quot;&quot;)">
            <text:p/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IF(MOD([.$F$4];[.A5192])=0;[.A5192];&quot;&quot;)">
            <text:p/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IF(MOD([.$F$4];[.A5193])=0;[.A5193];&quot;&quot;)">
            <text:p/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IF(MOD([.$F$4];[.A5194])=0;[.A5194];&quot;&quot;)">
            <text:p/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IF(MOD([.$F$4];[.A5195])=0;[.A5195];&quot;&quot;)">
            <text:p/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IF(MOD([.$F$4];[.A5196])=0;[.A5196];&quot;&quot;)">
            <text:p/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IF(MOD([.$F$4];[.A5197])=0;[.A5197];&quot;&quot;)">
            <text:p/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IF(MOD([.$F$4];[.A5198])=0;[.A5198];&quot;&quot;)">
            <text:p/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IF(MOD([.$F$4];[.A5199])=0;[.A5199];&quot;&quot;)">
            <text:p/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IF(MOD([.$F$4];[.A5200])=0;[.A5200];&quot;&quot;)">
            <text:p/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IF(MOD([.$F$4];[.A5201])=0;[.A5201];&quot;&quot;)">
            <text:p/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IF(MOD([.$F$4];[.A5202])=0;[.A5202];&quot;&quot;)">
            <text:p/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IF(MOD([.$F$4];[.A5203])=0;[.A5203];&quot;&quot;)">
            <text:p/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IF(MOD([.$F$4];[.A5204])=0;[.A5204];&quot;&quot;)">
            <text:p/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IF(MOD([.$F$4];[.A5205])=0;[.A5205];&quot;&quot;)">
            <text:p/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IF(MOD([.$F$4];[.A5206])=0;[.A5206];&quot;&quot;)">
            <text:p/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IF(MOD([.$F$4];[.A5207])=0;[.A5207];&quot;&quot;)">
            <text:p/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IF(MOD([.$F$4];[.A5208])=0;[.A5208];&quot;&quot;)">
            <text:p/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IF(MOD([.$F$4];[.A5209])=0;[.A5209];&quot;&quot;)">
            <text:p/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IF(MOD([.$F$4];[.A5210])=0;[.A5210];&quot;&quot;)">
            <text:p/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IF(MOD([.$F$4];[.A5211])=0;[.A5211];&quot;&quot;)">
            <text:p/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IF(MOD([.$F$4];[.A5212])=0;[.A5212];&quot;&quot;)">
            <text:p/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IF(MOD([.$F$4];[.A5213])=0;[.A5213];&quot;&quot;)">
            <text:p/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IF(MOD([.$F$4];[.A5214])=0;[.A5214];&quot;&quot;)">
            <text:p/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IF(MOD([.$F$4];[.A5215])=0;[.A5215];&quot;&quot;)">
            <text:p/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IF(MOD([.$F$4];[.A5216])=0;[.A5216];&quot;&quot;)">
            <text:p/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IF(MOD([.$F$4];[.A5217])=0;[.A5217];&quot;&quot;)">
            <text:p/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IF(MOD([.$F$4];[.A5218])=0;[.A5218];&quot;&quot;)">
            <text:p/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IF(MOD([.$F$4];[.A5219])=0;[.A5219];&quot;&quot;)">
            <text:p/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IF(MOD([.$F$4];[.A5220])=0;[.A5220];&quot;&quot;)">
            <text:p/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IF(MOD([.$F$4];[.A5221])=0;[.A5221];&quot;&quot;)">
            <text:p/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IF(MOD([.$F$4];[.A5222])=0;[.A5222];&quot;&quot;)">
            <text:p/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IF(MOD([.$F$4];[.A5223])=0;[.A5223];&quot;&quot;)">
            <text:p/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IF(MOD([.$F$4];[.A5224])=0;[.A5224];&quot;&quot;)">
            <text:p/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IF(MOD([.$F$4];[.A5225])=0;[.A5225];&quot;&quot;)">
            <text:p/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IF(MOD([.$F$4];[.A5226])=0;[.A5226];&quot;&quot;)">
            <text:p/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IF(MOD([.$F$4];[.A5227])=0;[.A5227];&quot;&quot;)">
            <text:p/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IF(MOD([.$F$4];[.A5228])=0;[.A5228];&quot;&quot;)">
            <text:p/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IF(MOD([.$F$4];[.A5229])=0;[.A5229];&quot;&quot;)">
            <text:p/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IF(MOD([.$F$4];[.A5230])=0;[.A5230];&quot;&quot;)">
            <text:p/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IF(MOD([.$F$4];[.A5231])=0;[.A5231];&quot;&quot;)">
            <text:p/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IF(MOD([.$F$4];[.A5232])=0;[.A5232];&quot;&quot;)">
            <text:p/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IF(MOD([.$F$4];[.A5233])=0;[.A5233];&quot;&quot;)">
            <text:p/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IF(MOD([.$F$4];[.A5234])=0;[.A5234];&quot;&quot;)">
            <text:p/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IF(MOD([.$F$4];[.A5235])=0;[.A5235];&quot;&quot;)">
            <text:p/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IF(MOD([.$F$4];[.A5236])=0;[.A5236];&quot;&quot;)">
            <text:p/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IF(MOD([.$F$4];[.A5237])=0;[.A5237];&quot;&quot;)">
            <text:p/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IF(MOD([.$F$4];[.A5238])=0;[.A5238];&quot;&quot;)">
            <text:p/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IF(MOD([.$F$4];[.A5239])=0;[.A5239];&quot;&quot;)">
            <text:p/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IF(MOD([.$F$4];[.A5240])=0;[.A5240];&quot;&quot;)">
            <text:p/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IF(MOD([.$F$4];[.A5241])=0;[.A5241];&quot;&quot;)">
            <text:p/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IF(MOD([.$F$4];[.A5242])=0;[.A5242];&quot;&quot;)">
            <text:p/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IF(MOD([.$F$4];[.A5243])=0;[.A5243];&quot;&quot;)">
            <text:p/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IF(MOD([.$F$4];[.A5244])=0;[.A5244];&quot;&quot;)">
            <text:p/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IF(MOD([.$F$4];[.A5245])=0;[.A5245];&quot;&quot;)">
            <text:p/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IF(MOD([.$F$4];[.A5246])=0;[.A5246];&quot;&quot;)">
            <text:p/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IF(MOD([.$F$4];[.A5247])=0;[.A5247];&quot;&quot;)">
            <text:p/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IF(MOD([.$F$4];[.A5248])=0;[.A5248];&quot;&quot;)">
            <text:p/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IF(MOD([.$F$4];[.A5249])=0;[.A5249];&quot;&quot;)">
            <text:p/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IF(MOD([.$F$4];[.A5250])=0;[.A5250];&quot;&quot;)">
            <text:p/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IF(MOD([.$F$4];[.A5251])=0;[.A5251];&quot;&quot;)">
            <text:p/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IF(MOD([.$F$4];[.A5252])=0;[.A5252];&quot;&quot;)">
            <text:p/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IF(MOD([.$F$4];[.A5253])=0;[.A5253];&quot;&quot;)">
            <text:p/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IF(MOD([.$F$4];[.A5254])=0;[.A5254];&quot;&quot;)">
            <text:p/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IF(MOD([.$F$4];[.A5255])=0;[.A5255];&quot;&quot;)">
            <text:p/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IF(MOD([.$F$4];[.A5256])=0;[.A5256];&quot;&quot;)">
            <text:p/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IF(MOD([.$F$4];[.A5257])=0;[.A5257];&quot;&quot;)">
            <text:p/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IF(MOD([.$F$4];[.A5258])=0;[.A5258];&quot;&quot;)">
            <text:p/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IF(MOD([.$F$4];[.A5259])=0;[.A5259];&quot;&quot;)">
            <text:p/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IF(MOD([.$F$4];[.A5260])=0;[.A5260];&quot;&quot;)">
            <text:p/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IF(MOD([.$F$4];[.A5261])=0;[.A5261];&quot;&quot;)">
            <text:p/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IF(MOD([.$F$4];[.A5262])=0;[.A5262];&quot;&quot;)">
            <text:p/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IF(MOD([.$F$4];[.A5263])=0;[.A5263];&quot;&quot;)">
            <text:p/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IF(MOD([.$F$4];[.A5264])=0;[.A5264];&quot;&quot;)">
            <text:p/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IF(MOD([.$F$4];[.A5265])=0;[.A5265];&quot;&quot;)">
            <text:p/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IF(MOD([.$F$4];[.A5266])=0;[.A5266];&quot;&quot;)">
            <text:p/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IF(MOD([.$F$4];[.A5267])=0;[.A5267];&quot;&quot;)">
            <text:p/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IF(MOD([.$F$4];[.A5268])=0;[.A5268];&quot;&quot;)">
            <text:p/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IF(MOD([.$F$4];[.A5269])=0;[.A5269];&quot;&quot;)">
            <text:p/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IF(MOD([.$F$4];[.A5270])=0;[.A5270];&quot;&quot;)">
            <text:p/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IF(MOD([.$F$4];[.A5271])=0;[.A5271];&quot;&quot;)">
            <text:p/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IF(MOD([.$F$4];[.A5272])=0;[.A5272];&quot;&quot;)">
            <text:p/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IF(MOD([.$F$4];[.A5273])=0;[.A5273];&quot;&quot;)">
            <text:p/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IF(MOD([.$F$4];[.A5274])=0;[.A5274];&quot;&quot;)">
            <text:p/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IF(MOD([.$F$4];[.A5275])=0;[.A5275];&quot;&quot;)">
            <text:p/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IF(MOD([.$F$4];[.A5276])=0;[.A5276];&quot;&quot;)">
            <text:p/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IF(MOD([.$F$4];[.A5277])=0;[.A5277];&quot;&quot;)">
            <text:p/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IF(MOD([.$F$4];[.A5278])=0;[.A5278];&quot;&quot;)">
            <text:p/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IF(MOD([.$F$4];[.A5279])=0;[.A5279];&quot;&quot;)">
            <text:p/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IF(MOD([.$F$4];[.A5280])=0;[.A5280];&quot;&quot;)">
            <text:p/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IF(MOD([.$F$4];[.A5281])=0;[.A5281];&quot;&quot;)">
            <text:p/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IF(MOD([.$F$4];[.A5282])=0;[.A5282];&quot;&quot;)">
            <text:p/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IF(MOD([.$F$4];[.A5283])=0;[.A5283];&quot;&quot;)">
            <text:p/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IF(MOD([.$F$4];[.A5284])=0;[.A5284];&quot;&quot;)">
            <text:p/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IF(MOD([.$F$4];[.A5285])=0;[.A5285];&quot;&quot;)">
            <text:p/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IF(MOD([.$F$4];[.A5286])=0;[.A5286];&quot;&quot;)">
            <text:p/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IF(MOD([.$F$4];[.A5287])=0;[.A5287];&quot;&quot;)">
            <text:p/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IF(MOD([.$F$4];[.A5288])=0;[.A5288];&quot;&quot;)">
            <text:p/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IF(MOD([.$F$4];[.A5289])=0;[.A5289];&quot;&quot;)">
            <text:p/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IF(MOD([.$F$4];[.A5290])=0;[.A5290];&quot;&quot;)">
            <text:p/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IF(MOD([.$F$4];[.A5291])=0;[.A5291];&quot;&quot;)">
            <text:p/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IF(MOD([.$F$4];[.A5292])=0;[.A5292];&quot;&quot;)">
            <text:p/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IF(MOD([.$F$4];[.A5293])=0;[.A5293];&quot;&quot;)">
            <text:p/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IF(MOD([.$F$4];[.A5294])=0;[.A5294];&quot;&quot;)">
            <text:p/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IF(MOD([.$F$4];[.A5295])=0;[.A5295];&quot;&quot;)">
            <text:p/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IF(MOD([.$F$4];[.A5296])=0;[.A5296];&quot;&quot;)">
            <text:p/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IF(MOD([.$F$4];[.A5297])=0;[.A5297];&quot;&quot;)">
            <text:p/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IF(MOD([.$F$4];[.A5298])=0;[.A5298];&quot;&quot;)">
            <text:p/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IF(MOD([.$F$4];[.A5299])=0;[.A5299];&quot;&quot;)">
            <text:p/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IF(MOD([.$F$4];[.A5300])=0;[.A5300];&quot;&quot;)">
            <text:p/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IF(MOD([.$F$4];[.A5301])=0;[.A5301];&quot;&quot;)">
            <text:p/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IF(MOD([.$F$4];[.A5302])=0;[.A5302];&quot;&quot;)">
            <text:p/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IF(MOD([.$F$4];[.A5303])=0;[.A5303];&quot;&quot;)">
            <text:p/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IF(MOD([.$F$4];[.A5304])=0;[.A5304];&quot;&quot;)">
            <text:p/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IF(MOD([.$F$4];[.A5305])=0;[.A5305];&quot;&quot;)">
            <text:p/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IF(MOD([.$F$4];[.A5306])=0;[.A5306];&quot;&quot;)">
            <text:p/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IF(MOD([.$F$4];[.A5307])=0;[.A5307];&quot;&quot;)">
            <text:p/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IF(MOD([.$F$4];[.A5308])=0;[.A5308];&quot;&quot;)">
            <text:p/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IF(MOD([.$F$4];[.A5309])=0;[.A5309];&quot;&quot;)">
            <text:p/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IF(MOD([.$F$4];[.A5310])=0;[.A5310];&quot;&quot;)">
            <text:p/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IF(MOD([.$F$4];[.A5311])=0;[.A5311];&quot;&quot;)">
            <text:p/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IF(MOD([.$F$4];[.A5312])=0;[.A5312];&quot;&quot;)">
            <text:p/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IF(MOD([.$F$4];[.A5313])=0;[.A5313];&quot;&quot;)">
            <text:p/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IF(MOD([.$F$4];[.A5314])=0;[.A5314];&quot;&quot;)">
            <text:p/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IF(MOD([.$F$4];[.A5315])=0;[.A5315];&quot;&quot;)">
            <text:p/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IF(MOD([.$F$4];[.A5316])=0;[.A5316];&quot;&quot;)">
            <text:p/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IF(MOD([.$F$4];[.A5317])=0;[.A5317];&quot;&quot;)">
            <text:p/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IF(MOD([.$F$4];[.A5318])=0;[.A5318];&quot;&quot;)">
            <text:p/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IF(MOD([.$F$4];[.A5319])=0;[.A5319];&quot;&quot;)">
            <text:p/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IF(MOD([.$F$4];[.A5320])=0;[.A5320];&quot;&quot;)">
            <text:p/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IF(MOD([.$F$4];[.A5321])=0;[.A5321];&quot;&quot;)">
            <text:p/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IF(MOD([.$F$4];[.A5322])=0;[.A5322];&quot;&quot;)">
            <text:p/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IF(MOD([.$F$4];[.A5323])=0;[.A5323];&quot;&quot;)">
            <text:p/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IF(MOD([.$F$4];[.A5324])=0;[.A5324];&quot;&quot;)">
            <text:p/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IF(MOD([.$F$4];[.A5325])=0;[.A5325];&quot;&quot;)">
            <text:p/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IF(MOD([.$F$4];[.A5326])=0;[.A5326];&quot;&quot;)">
            <text:p/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IF(MOD([.$F$4];[.A5327])=0;[.A5327];&quot;&quot;)">
            <text:p/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IF(MOD([.$F$4];[.A5328])=0;[.A5328];&quot;&quot;)">
            <text:p/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IF(MOD([.$F$4];[.A5329])=0;[.A5329];&quot;&quot;)">
            <text:p/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IF(MOD([.$F$4];[.A5330])=0;[.A5330];&quot;&quot;)">
            <text:p/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IF(MOD([.$F$4];[.A5331])=0;[.A5331];&quot;&quot;)">
            <text:p/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IF(MOD([.$F$4];[.A5332])=0;[.A5332];&quot;&quot;)">
            <text:p/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IF(MOD([.$F$4];[.A5333])=0;[.A5333];&quot;&quot;)">
            <text:p/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IF(MOD([.$F$4];[.A5334])=0;[.A5334];&quot;&quot;)">
            <text:p/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IF(MOD([.$F$4];[.A5335])=0;[.A5335];&quot;&quot;)">
            <text:p/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IF(MOD([.$F$4];[.A5336])=0;[.A5336];&quot;&quot;)">
            <text:p/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IF(MOD([.$F$4];[.A5337])=0;[.A5337];&quot;&quot;)">
            <text:p/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IF(MOD([.$F$4];[.A5338])=0;[.A5338];&quot;&quot;)">
            <text:p/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IF(MOD([.$F$4];[.A5339])=0;[.A5339];&quot;&quot;)">
            <text:p/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IF(MOD([.$F$4];[.A5340])=0;[.A5340];&quot;&quot;)">
            <text:p/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IF(MOD([.$F$4];[.A5341])=0;[.A5341];&quot;&quot;)">
            <text:p/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IF(MOD([.$F$4];[.A5342])=0;[.A5342];&quot;&quot;)">
            <text:p/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IF(MOD([.$F$4];[.A5343])=0;[.A5343];&quot;&quot;)">
            <text:p/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IF(MOD([.$F$4];[.A5344])=0;[.A5344];&quot;&quot;)">
            <text:p/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IF(MOD([.$F$4];[.A5345])=0;[.A5345];&quot;&quot;)">
            <text:p/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IF(MOD([.$F$4];[.A5346])=0;[.A5346];&quot;&quot;)">
            <text:p/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IF(MOD([.$F$4];[.A5347])=0;[.A5347];&quot;&quot;)">
            <text:p/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IF(MOD([.$F$4];[.A5348])=0;[.A5348];&quot;&quot;)">
            <text:p/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IF(MOD([.$F$4];[.A5349])=0;[.A5349];&quot;&quot;)">
            <text:p/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IF(MOD([.$F$4];[.A5350])=0;[.A5350];&quot;&quot;)">
            <text:p/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IF(MOD([.$F$4];[.A5351])=0;[.A5351];&quot;&quot;)">
            <text:p/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IF(MOD([.$F$4];[.A5352])=0;[.A5352];&quot;&quot;)">
            <text:p/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IF(MOD([.$F$4];[.A5353])=0;[.A5353];&quot;&quot;)">
            <text:p/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IF(MOD([.$F$4];[.A5354])=0;[.A5354];&quot;&quot;)">
            <text:p/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IF(MOD([.$F$4];[.A5355])=0;[.A5355];&quot;&quot;)">
            <text:p/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IF(MOD([.$F$4];[.A5356])=0;[.A5356];&quot;&quot;)">
            <text:p/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IF(MOD([.$F$4];[.A5357])=0;[.A5357];&quot;&quot;)">
            <text:p/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IF(MOD([.$F$4];[.A5358])=0;[.A5358];&quot;&quot;)">
            <text:p/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IF(MOD([.$F$4];[.A5359])=0;[.A5359];&quot;&quot;)">
            <text:p/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IF(MOD([.$F$4];[.A5360])=0;[.A5360];&quot;&quot;)">
            <text:p/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IF(MOD([.$F$4];[.A5361])=0;[.A5361];&quot;&quot;)">
            <text:p/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IF(MOD([.$F$4];[.A5362])=0;[.A5362];&quot;&quot;)">
            <text:p/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IF(MOD([.$F$4];[.A5363])=0;[.A5363];&quot;&quot;)">
            <text:p/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IF(MOD([.$F$4];[.A5364])=0;[.A5364];&quot;&quot;)">
            <text:p/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IF(MOD([.$F$4];[.A5365])=0;[.A5365];&quot;&quot;)">
            <text:p/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IF(MOD([.$F$4];[.A5366])=0;[.A5366];&quot;&quot;)">
            <text:p/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IF(MOD([.$F$4];[.A5367])=0;[.A5367];&quot;&quot;)">
            <text:p/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IF(MOD([.$F$4];[.A5368])=0;[.A5368];&quot;&quot;)">
            <text:p/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IF(MOD([.$F$4];[.A5369])=0;[.A5369];&quot;&quot;)">
            <text:p/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IF(MOD([.$F$4];[.A5370])=0;[.A5370];&quot;&quot;)">
            <text:p/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IF(MOD([.$F$4];[.A5371])=0;[.A5371];&quot;&quot;)">
            <text:p/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IF(MOD([.$F$4];[.A5372])=0;[.A5372];&quot;&quot;)">
            <text:p/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IF(MOD([.$F$4];[.A5373])=0;[.A5373];&quot;&quot;)">
            <text:p/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IF(MOD([.$F$4];[.A5374])=0;[.A5374];&quot;&quot;)">
            <text:p/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IF(MOD([.$F$4];[.A5375])=0;[.A5375];&quot;&quot;)">
            <text:p/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IF(MOD([.$F$4];[.A5376])=0;[.A5376];&quot;&quot;)">
            <text:p/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IF(MOD([.$F$4];[.A5377])=0;[.A5377];&quot;&quot;)">
            <text:p/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IF(MOD([.$F$4];[.A5378])=0;[.A5378];&quot;&quot;)">
            <text:p/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IF(MOD([.$F$4];[.A5379])=0;[.A5379];&quot;&quot;)">
            <text:p/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IF(MOD([.$F$4];[.A5380])=0;[.A5380];&quot;&quot;)">
            <text:p/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IF(MOD([.$F$4];[.A5381])=0;[.A5381];&quot;&quot;)">
            <text:p/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IF(MOD([.$F$4];[.A5382])=0;[.A5382];&quot;&quot;)">
            <text:p/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IF(MOD([.$F$4];[.A5383])=0;[.A5383];&quot;&quot;)">
            <text:p/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IF(MOD([.$F$4];[.A5384])=0;[.A5384];&quot;&quot;)">
            <text:p/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IF(MOD([.$F$4];[.A5385])=0;[.A5385];&quot;&quot;)">
            <text:p/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IF(MOD([.$F$4];[.A5386])=0;[.A5386];&quot;&quot;)">
            <text:p/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IF(MOD([.$F$4];[.A5387])=0;[.A5387];&quot;&quot;)">
            <text:p/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IF(MOD([.$F$4];[.A5388])=0;[.A5388];&quot;&quot;)">
            <text:p/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IF(MOD([.$F$4];[.A5389])=0;[.A5389];&quot;&quot;)">
            <text:p/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IF(MOD([.$F$4];[.A5390])=0;[.A5390];&quot;&quot;)">
            <text:p/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IF(MOD([.$F$4];[.A5391])=0;[.A5391];&quot;&quot;)">
            <text:p/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IF(MOD([.$F$4];[.A5392])=0;[.A5392];&quot;&quot;)">
            <text:p/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IF(MOD([.$F$4];[.A5393])=0;[.A5393];&quot;&quot;)">
            <text:p/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IF(MOD([.$F$4];[.A5394])=0;[.A5394];&quot;&quot;)">
            <text:p/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IF(MOD([.$F$4];[.A5395])=0;[.A5395];&quot;&quot;)">
            <text:p/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IF(MOD([.$F$4];[.A5396])=0;[.A5396];&quot;&quot;)">
            <text:p/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IF(MOD([.$F$4];[.A5397])=0;[.A5397];&quot;&quot;)">
            <text:p/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IF(MOD([.$F$4];[.A5398])=0;[.A5398];&quot;&quot;)">
            <text:p/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IF(MOD([.$F$4];[.A5399])=0;[.A5399];&quot;&quot;)">
            <text:p/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IF(MOD([.$F$4];[.A5400])=0;[.A5400];&quot;&quot;)">
            <text:p/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IF(MOD([.$F$4];[.A5401])=0;[.A5401];&quot;&quot;)">
            <text:p/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IF(MOD([.$F$4];[.A5402])=0;[.A5402];&quot;&quot;)">
            <text:p/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IF(MOD([.$F$4];[.A5403])=0;[.A5403];&quot;&quot;)">
            <text:p/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IF(MOD([.$F$4];[.A5404])=0;[.A5404];&quot;&quot;)">
            <text:p/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IF(MOD([.$F$4];[.A5405])=0;[.A5405];&quot;&quot;)">
            <text:p/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IF(MOD([.$F$4];[.A5406])=0;[.A5406];&quot;&quot;)">
            <text:p/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IF(MOD([.$F$4];[.A5407])=0;[.A5407];&quot;&quot;)">
            <text:p/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IF(MOD([.$F$4];[.A5408])=0;[.A5408];&quot;&quot;)">
            <text:p/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IF(MOD([.$F$4];[.A5409])=0;[.A5409];&quot;&quot;)">
            <text:p/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IF(MOD([.$F$4];[.A5410])=0;[.A5410];&quot;&quot;)">
            <text:p/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IF(MOD([.$F$4];[.A5411])=0;[.A5411];&quot;&quot;)">
            <text:p/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IF(MOD([.$F$4];[.A5412])=0;[.A5412];&quot;&quot;)">
            <text:p/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IF(MOD([.$F$4];[.A5413])=0;[.A5413];&quot;&quot;)">
            <text:p/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IF(MOD([.$F$4];[.A5414])=0;[.A5414];&quot;&quot;)">
            <text:p/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IF(MOD([.$F$4];[.A5415])=0;[.A5415];&quot;&quot;)">
            <text:p/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IF(MOD([.$F$4];[.A5416])=0;[.A5416];&quot;&quot;)">
            <text:p/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IF(MOD([.$F$4];[.A5417])=0;[.A5417];&quot;&quot;)">
            <text:p/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IF(MOD([.$F$4];[.A5418])=0;[.A5418];&quot;&quot;)">
            <text:p/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IF(MOD([.$F$4];[.A5419])=0;[.A5419];&quot;&quot;)">
            <text:p/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IF(MOD([.$F$4];[.A5420])=0;[.A5420];&quot;&quot;)">
            <text:p/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IF(MOD([.$F$4];[.A5421])=0;[.A5421];&quot;&quot;)">
            <text:p/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IF(MOD([.$F$4];[.A5422])=0;[.A5422];&quot;&quot;)">
            <text:p/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IF(MOD([.$F$4];[.A5423])=0;[.A5423];&quot;&quot;)">
            <text:p/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IF(MOD([.$F$4];[.A5424])=0;[.A5424];&quot;&quot;)">
            <text:p/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IF(MOD([.$F$4];[.A5425])=0;[.A5425];&quot;&quot;)">
            <text:p/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IF(MOD([.$F$4];[.A5426])=0;[.A5426];&quot;&quot;)">
            <text:p/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IF(MOD([.$F$4];[.A5427])=0;[.A5427];&quot;&quot;)">
            <text:p/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IF(MOD([.$F$4];[.A5428])=0;[.A5428];&quot;&quot;)">
            <text:p/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IF(MOD([.$F$4];[.A5429])=0;[.A5429];&quot;&quot;)">
            <text:p/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IF(MOD([.$F$4];[.A5430])=0;[.A5430];&quot;&quot;)">
            <text:p/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IF(MOD([.$F$4];[.A5431])=0;[.A5431];&quot;&quot;)">
            <text:p/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IF(MOD([.$F$4];[.A5432])=0;[.A5432];&quot;&quot;)">
            <text:p/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IF(MOD([.$F$4];[.A5433])=0;[.A5433];&quot;&quot;)">
            <text:p/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IF(MOD([.$F$4];[.A5434])=0;[.A5434];&quot;&quot;)">
            <text:p/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IF(MOD([.$F$4];[.A5435])=0;[.A5435];&quot;&quot;)">
            <text:p/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IF(MOD([.$F$4];[.A5436])=0;[.A5436];&quot;&quot;)">
            <text:p/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IF(MOD([.$F$4];[.A5437])=0;[.A5437];&quot;&quot;)">
            <text:p/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IF(MOD([.$F$4];[.A5438])=0;[.A5438];&quot;&quot;)">
            <text:p/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IF(MOD([.$F$4];[.A5439])=0;[.A5439];&quot;&quot;)">
            <text:p/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IF(MOD([.$F$4];[.A5440])=0;[.A5440];&quot;&quot;)">
            <text:p/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IF(MOD([.$F$4];[.A5441])=0;[.A5441];&quot;&quot;)">
            <text:p/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IF(MOD([.$F$4];[.A5442])=0;[.A5442];&quot;&quot;)">
            <text:p/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IF(MOD([.$F$4];[.A5443])=0;[.A5443];&quot;&quot;)">
            <text:p/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IF(MOD([.$F$4];[.A5444])=0;[.A5444];&quot;&quot;)">
            <text:p/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IF(MOD([.$F$4];[.A5445])=0;[.A5445];&quot;&quot;)">
            <text:p/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IF(MOD([.$F$4];[.A5446])=0;[.A5446];&quot;&quot;)">
            <text:p/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IF(MOD([.$F$4];[.A5447])=0;[.A5447];&quot;&quot;)">
            <text:p/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IF(MOD([.$F$4];[.A5448])=0;[.A5448];&quot;&quot;)">
            <text:p/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IF(MOD([.$F$4];[.A5449])=0;[.A5449];&quot;&quot;)">
            <text:p/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IF(MOD([.$F$4];[.A5450])=0;[.A5450];&quot;&quot;)">
            <text:p/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IF(MOD([.$F$4];[.A5451])=0;[.A5451];&quot;&quot;)">
            <text:p/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IF(MOD([.$F$4];[.A5452])=0;[.A5452];&quot;&quot;)">
            <text:p/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IF(MOD([.$F$4];[.A5453])=0;[.A5453];&quot;&quot;)">
            <text:p/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IF(MOD([.$F$4];[.A5454])=0;[.A5454];&quot;&quot;)">
            <text:p/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IF(MOD([.$F$4];[.A5455])=0;[.A5455];&quot;&quot;)">
            <text:p/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IF(MOD([.$F$4];[.A5456])=0;[.A5456];&quot;&quot;)">
            <text:p/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IF(MOD([.$F$4];[.A5457])=0;[.A5457];&quot;&quot;)">
            <text:p/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IF(MOD([.$F$4];[.A5458])=0;[.A5458];&quot;&quot;)">
            <text:p/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IF(MOD([.$F$4];[.A5459])=0;[.A5459];&quot;&quot;)">
            <text:p/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IF(MOD([.$F$4];[.A5460])=0;[.A5460];&quot;&quot;)">
            <text:p/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IF(MOD([.$F$4];[.A5461])=0;[.A5461];&quot;&quot;)">
            <text:p/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IF(MOD([.$F$4];[.A5462])=0;[.A5462];&quot;&quot;)">
            <text:p/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IF(MOD([.$F$4];[.A5463])=0;[.A5463];&quot;&quot;)">
            <text:p/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IF(MOD([.$F$4];[.A5464])=0;[.A5464];&quot;&quot;)">
            <text:p/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IF(MOD([.$F$4];[.A5465])=0;[.A5465];&quot;&quot;)">
            <text:p/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IF(MOD([.$F$4];[.A5466])=0;[.A5466];&quot;&quot;)">
            <text:p/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IF(MOD([.$F$4];[.A5467])=0;[.A5467];&quot;&quot;)">
            <text:p/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IF(MOD([.$F$4];[.A5468])=0;[.A5468];&quot;&quot;)">
            <text:p/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IF(MOD([.$F$4];[.A5469])=0;[.A5469];&quot;&quot;)">
            <text:p/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IF(MOD([.$F$4];[.A5470])=0;[.A5470];&quot;&quot;)">
            <text:p/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IF(MOD([.$F$4];[.A5471])=0;[.A5471];&quot;&quot;)">
            <text:p/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IF(MOD([.$F$4];[.A5472])=0;[.A5472];&quot;&quot;)">
            <text:p/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IF(MOD([.$F$4];[.A5473])=0;[.A5473];&quot;&quot;)">
            <text:p/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IF(MOD([.$F$4];[.A5474])=0;[.A5474];&quot;&quot;)">
            <text:p/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IF(MOD([.$F$4];[.A5475])=0;[.A5475];&quot;&quot;)">
            <text:p/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IF(MOD([.$F$4];[.A5476])=0;[.A5476];&quot;&quot;)">
            <text:p/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IF(MOD([.$F$4];[.A5477])=0;[.A5477];&quot;&quot;)">
            <text:p/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IF(MOD([.$F$4];[.A5478])=0;[.A5478];&quot;&quot;)">
            <text:p/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IF(MOD([.$F$4];[.A5479])=0;[.A5479];&quot;&quot;)">
            <text:p/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IF(MOD([.$F$4];[.A5480])=0;[.A5480];&quot;&quot;)">
            <text:p/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IF(MOD([.$F$4];[.A5481])=0;[.A5481];&quot;&quot;)">
            <text:p/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IF(MOD([.$F$4];[.A5482])=0;[.A5482];&quot;&quot;)">
            <text:p/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IF(MOD([.$F$4];[.A5483])=0;[.A5483];&quot;&quot;)">
            <text:p/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IF(MOD([.$F$4];[.A5484])=0;[.A5484];&quot;&quot;)">
            <text:p/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IF(MOD([.$F$4];[.A5485])=0;[.A5485];&quot;&quot;)">
            <text:p/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IF(MOD([.$F$4];[.A5486])=0;[.A5486];&quot;&quot;)">
            <text:p/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IF(MOD([.$F$4];[.A5487])=0;[.A5487];&quot;&quot;)">
            <text:p/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IF(MOD([.$F$4];[.A5488])=0;[.A5488];&quot;&quot;)">
            <text:p/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IF(MOD([.$F$4];[.A5489])=0;[.A5489];&quot;&quot;)">
            <text:p/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IF(MOD([.$F$4];[.A5490])=0;[.A5490];&quot;&quot;)">
            <text:p/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IF(MOD([.$F$4];[.A5491])=0;[.A5491];&quot;&quot;)">
            <text:p/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IF(MOD([.$F$4];[.A5492])=0;[.A5492];&quot;&quot;)">
            <text:p/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IF(MOD([.$F$4];[.A5493])=0;[.A5493];&quot;&quot;)">
            <text:p/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IF(MOD([.$F$4];[.A5494])=0;[.A5494];&quot;&quot;)">
            <text:p/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IF(MOD([.$F$4];[.A5495])=0;[.A5495];&quot;&quot;)">
            <text:p/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IF(MOD([.$F$4];[.A5496])=0;[.A5496];&quot;&quot;)">
            <text:p/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IF(MOD([.$F$4];[.A5497])=0;[.A5497];&quot;&quot;)">
            <text:p/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IF(MOD([.$F$4];[.A5498])=0;[.A5498];&quot;&quot;)">
            <text:p/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IF(MOD([.$F$4];[.A5499])=0;[.A5499];&quot;&quot;)">
            <text:p/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IF(MOD([.$F$4];[.A5500])=0;[.A5500];&quot;&quot;)">
            <text:p/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IF(MOD([.$F$4];[.A5501])=0;[.A5501];&quot;&quot;)">
            <text:p/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IF(MOD([.$F$4];[.A5502])=0;[.A5502];&quot;&quot;)">
            <text:p/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IF(MOD([.$F$4];[.A5503])=0;[.A5503];&quot;&quot;)">
            <text:p/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IF(MOD([.$F$4];[.A5504])=0;[.A5504];&quot;&quot;)">
            <text:p/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IF(MOD([.$F$4];[.A5505])=0;[.A5505];&quot;&quot;)">
            <text:p/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IF(MOD([.$F$4];[.A5506])=0;[.A5506];&quot;&quot;)">
            <text:p/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IF(MOD([.$F$4];[.A5507])=0;[.A5507];&quot;&quot;)">
            <text:p/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IF(MOD([.$F$4];[.A5508])=0;[.A5508];&quot;&quot;)">
            <text:p/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IF(MOD([.$F$4];[.A5509])=0;[.A5509];&quot;&quot;)">
            <text:p/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IF(MOD([.$F$4];[.A5510])=0;[.A5510];&quot;&quot;)">
            <text:p/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IF(MOD([.$F$4];[.A5511])=0;[.A5511];&quot;&quot;)">
            <text:p/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IF(MOD([.$F$4];[.A5512])=0;[.A5512];&quot;&quot;)">
            <text:p/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IF(MOD([.$F$4];[.A5513])=0;[.A5513];&quot;&quot;)">
            <text:p/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IF(MOD([.$F$4];[.A5514])=0;[.A5514];&quot;&quot;)">
            <text:p/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IF(MOD([.$F$4];[.A5515])=0;[.A5515];&quot;&quot;)">
            <text:p/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IF(MOD([.$F$4];[.A5516])=0;[.A5516];&quot;&quot;)">
            <text:p/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IF(MOD([.$F$4];[.A5517])=0;[.A5517];&quot;&quot;)">
            <text:p/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IF(MOD([.$F$4];[.A5518])=0;[.A5518];&quot;&quot;)">
            <text:p/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IF(MOD([.$F$4];[.A5519])=0;[.A5519];&quot;&quot;)">
            <text:p/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IF(MOD([.$F$4];[.A5520])=0;[.A5520];&quot;&quot;)">
            <text:p/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IF(MOD([.$F$4];[.A5521])=0;[.A5521];&quot;&quot;)">
            <text:p/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IF(MOD([.$F$4];[.A5522])=0;[.A5522];&quot;&quot;)">
            <text:p/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IF(MOD([.$F$4];[.A5523])=0;[.A5523];&quot;&quot;)">
            <text:p/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IF(MOD([.$F$4];[.A5524])=0;[.A5524];&quot;&quot;)">
            <text:p/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IF(MOD([.$F$4];[.A5525])=0;[.A5525];&quot;&quot;)">
            <text:p/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IF(MOD([.$F$4];[.A5526])=0;[.A5526];&quot;&quot;)">
            <text:p/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IF(MOD([.$F$4];[.A5527])=0;[.A5527];&quot;&quot;)">
            <text:p/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IF(MOD([.$F$4];[.A5528])=0;[.A5528];&quot;&quot;)">
            <text:p/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IF(MOD([.$F$4];[.A5529])=0;[.A5529];&quot;&quot;)">
            <text:p/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IF(MOD([.$F$4];[.A5530])=0;[.A5530];&quot;&quot;)">
            <text:p/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IF(MOD([.$F$4];[.A5531])=0;[.A5531];&quot;&quot;)">
            <text:p/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IF(MOD([.$F$4];[.A5532])=0;[.A5532];&quot;&quot;)">
            <text:p/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IF(MOD([.$F$4];[.A5533])=0;[.A5533];&quot;&quot;)">
            <text:p/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IF(MOD([.$F$4];[.A5534])=0;[.A5534];&quot;&quot;)">
            <text:p/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IF(MOD([.$F$4];[.A5535])=0;[.A5535];&quot;&quot;)">
            <text:p/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IF(MOD([.$F$4];[.A5536])=0;[.A5536];&quot;&quot;)">
            <text:p/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IF(MOD([.$F$4];[.A5537])=0;[.A5537];&quot;&quot;)">
            <text:p/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IF(MOD([.$F$4];[.A5538])=0;[.A5538];&quot;&quot;)">
            <text:p/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IF(MOD([.$F$4];[.A5539])=0;[.A5539];&quot;&quot;)">
            <text:p/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IF(MOD([.$F$4];[.A5540])=0;[.A5540];&quot;&quot;)">
            <text:p/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IF(MOD([.$F$4];[.A5541])=0;[.A5541];&quot;&quot;)">
            <text:p/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IF(MOD([.$F$4];[.A5542])=0;[.A5542];&quot;&quot;)">
            <text:p/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IF(MOD([.$F$4];[.A5543])=0;[.A5543];&quot;&quot;)">
            <text:p/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IF(MOD([.$F$4];[.A5544])=0;[.A5544];&quot;&quot;)">
            <text:p/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IF(MOD([.$F$4];[.A5545])=0;[.A5545];&quot;&quot;)">
            <text:p/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IF(MOD([.$F$4];[.A5546])=0;[.A5546];&quot;&quot;)">
            <text:p/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IF(MOD([.$F$4];[.A5547])=0;[.A5547];&quot;&quot;)">
            <text:p/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IF(MOD([.$F$4];[.A5548])=0;[.A5548];&quot;&quot;)">
            <text:p/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IF(MOD([.$F$4];[.A5549])=0;[.A5549];&quot;&quot;)">
            <text:p/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IF(MOD([.$F$4];[.A5550])=0;[.A5550];&quot;&quot;)">
            <text:p/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IF(MOD([.$F$4];[.A5551])=0;[.A5551];&quot;&quot;)">
            <text:p/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IF(MOD([.$F$4];[.A5552])=0;[.A5552];&quot;&quot;)">
            <text:p/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IF(MOD([.$F$4];[.A5553])=0;[.A5553];&quot;&quot;)">
            <text:p/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IF(MOD([.$F$4];[.A5554])=0;[.A5554];&quot;&quot;)">
            <text:p/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IF(MOD([.$F$4];[.A5555])=0;[.A5555];&quot;&quot;)">
            <text:p/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IF(MOD([.$F$4];[.A5556])=0;[.A5556];&quot;&quot;)">
            <text:p/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IF(MOD([.$F$4];[.A5557])=0;[.A5557];&quot;&quot;)">
            <text:p/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IF(MOD([.$F$4];[.A5558])=0;[.A5558];&quot;&quot;)">
            <text:p/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IF(MOD([.$F$4];[.A5559])=0;[.A5559];&quot;&quot;)">
            <text:p/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IF(MOD([.$F$4];[.A5560])=0;[.A5560];&quot;&quot;)">
            <text:p/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IF(MOD([.$F$4];[.A5561])=0;[.A5561];&quot;&quot;)">
            <text:p/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IF(MOD([.$F$4];[.A5562])=0;[.A5562];&quot;&quot;)">
            <text:p/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IF(MOD([.$F$4];[.A5563])=0;[.A5563];&quot;&quot;)">
            <text:p/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IF(MOD([.$F$4];[.A5564])=0;[.A5564];&quot;&quot;)">
            <text:p/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IF(MOD([.$F$4];[.A5565])=0;[.A5565];&quot;&quot;)">
            <text:p/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IF(MOD([.$F$4];[.A5566])=0;[.A5566];&quot;&quot;)">
            <text:p/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IF(MOD([.$F$4];[.A5567])=0;[.A5567];&quot;&quot;)">
            <text:p/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IF(MOD([.$F$4];[.A5568])=0;[.A5568];&quot;&quot;)">
            <text:p/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IF(MOD([.$F$4];[.A5569])=0;[.A5569];&quot;&quot;)">
            <text:p/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IF(MOD([.$F$4];[.A5570])=0;[.A5570];&quot;&quot;)">
            <text:p/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IF(MOD([.$F$4];[.A5571])=0;[.A5571];&quot;&quot;)">
            <text:p/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IF(MOD([.$F$4];[.A5572])=0;[.A5572];&quot;&quot;)">
            <text:p/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IF(MOD([.$F$4];[.A5573])=0;[.A5573];&quot;&quot;)">
            <text:p/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IF(MOD([.$F$4];[.A5574])=0;[.A5574];&quot;&quot;)">
            <text:p/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IF(MOD([.$F$4];[.A5575])=0;[.A5575];&quot;&quot;)">
            <text:p/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IF(MOD([.$F$4];[.A5576])=0;[.A5576];&quot;&quot;)">
            <text:p/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IF(MOD([.$F$4];[.A5577])=0;[.A5577];&quot;&quot;)">
            <text:p/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IF(MOD([.$F$4];[.A5578])=0;[.A5578];&quot;&quot;)">
            <text:p/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IF(MOD([.$F$4];[.A5579])=0;[.A5579];&quot;&quot;)">
            <text:p/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IF(MOD([.$F$4];[.A5580])=0;[.A5580];&quot;&quot;)">
            <text:p/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IF(MOD([.$F$4];[.A5581])=0;[.A5581];&quot;&quot;)">
            <text:p/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IF(MOD([.$F$4];[.A5582])=0;[.A5582];&quot;&quot;)">
            <text:p/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IF(MOD([.$F$4];[.A5583])=0;[.A5583];&quot;&quot;)">
            <text:p/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IF(MOD([.$F$4];[.A5584])=0;[.A5584];&quot;&quot;)">
            <text:p/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IF(MOD([.$F$4];[.A5585])=0;[.A5585];&quot;&quot;)">
            <text:p/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IF(MOD([.$F$4];[.A5586])=0;[.A5586];&quot;&quot;)">
            <text:p/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IF(MOD([.$F$4];[.A5587])=0;[.A5587];&quot;&quot;)">
            <text:p/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IF(MOD([.$F$4];[.A5588])=0;[.A5588];&quot;&quot;)">
            <text:p/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IF(MOD([.$F$4];[.A5589])=0;[.A5589];&quot;&quot;)">
            <text:p/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IF(MOD([.$F$4];[.A5590])=0;[.A5590];&quot;&quot;)">
            <text:p/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IF(MOD([.$F$4];[.A5591])=0;[.A5591];&quot;&quot;)">
            <text:p/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IF(MOD([.$F$4];[.A5592])=0;[.A5592];&quot;&quot;)">
            <text:p/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IF(MOD([.$F$4];[.A5593])=0;[.A5593];&quot;&quot;)">
            <text:p/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IF(MOD([.$F$4];[.A5594])=0;[.A5594];&quot;&quot;)">
            <text:p/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IF(MOD([.$F$4];[.A5595])=0;[.A5595];&quot;&quot;)">
            <text:p/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IF(MOD([.$F$4];[.A5596])=0;[.A5596];&quot;&quot;)">
            <text:p/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IF(MOD([.$F$4];[.A5597])=0;[.A5597];&quot;&quot;)">
            <text:p/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IF(MOD([.$F$4];[.A5598])=0;[.A5598];&quot;&quot;)">
            <text:p/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IF(MOD([.$F$4];[.A5599])=0;[.A5599];&quot;&quot;)">
            <text:p/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IF(MOD([.$F$4];[.A5600])=0;[.A5600];&quot;&quot;)">
            <text:p/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IF(MOD([.$F$4];[.A5601])=0;[.A5601];&quot;&quot;)">
            <text:p/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IF(MOD([.$F$4];[.A5602])=0;[.A5602];&quot;&quot;)">
            <text:p/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IF(MOD([.$F$4];[.A5603])=0;[.A5603];&quot;&quot;)">
            <text:p/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IF(MOD([.$F$4];[.A5604])=0;[.A5604];&quot;&quot;)">
            <text:p/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IF(MOD([.$F$4];[.A5605])=0;[.A5605];&quot;&quot;)">
            <text:p/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IF(MOD([.$F$4];[.A5606])=0;[.A5606];&quot;&quot;)">
            <text:p/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IF(MOD([.$F$4];[.A5607])=0;[.A5607];&quot;&quot;)">
            <text:p/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IF(MOD([.$F$4];[.A5608])=0;[.A5608];&quot;&quot;)">
            <text:p/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IF(MOD([.$F$4];[.A5609])=0;[.A5609];&quot;&quot;)">
            <text:p/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IF(MOD([.$F$4];[.A5610])=0;[.A5610];&quot;&quot;)">
            <text:p/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IF(MOD([.$F$4];[.A5611])=0;[.A5611];&quot;&quot;)">
            <text:p/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IF(MOD([.$F$4];[.A5612])=0;[.A5612];&quot;&quot;)">
            <text:p/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IF(MOD([.$F$4];[.A5613])=0;[.A5613];&quot;&quot;)">
            <text:p/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IF(MOD([.$F$4];[.A5614])=0;[.A5614];&quot;&quot;)">
            <text:p/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IF(MOD([.$F$4];[.A5615])=0;[.A5615];&quot;&quot;)">
            <text:p/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IF(MOD([.$F$4];[.A5616])=0;[.A5616];&quot;&quot;)">
            <text:p/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IF(MOD([.$F$4];[.A5617])=0;[.A5617];&quot;&quot;)">
            <text:p/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IF(MOD([.$F$4];[.A5618])=0;[.A5618];&quot;&quot;)">
            <text:p/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IF(MOD([.$F$4];[.A5619])=0;[.A5619];&quot;&quot;)">
            <text:p/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IF(MOD([.$F$4];[.A5620])=0;[.A5620];&quot;&quot;)">
            <text:p/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IF(MOD([.$F$4];[.A5621])=0;[.A5621];&quot;&quot;)">
            <text:p/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IF(MOD([.$F$4];[.A5622])=0;[.A5622];&quot;&quot;)">
            <text:p/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IF(MOD([.$F$4];[.A5623])=0;[.A5623];&quot;&quot;)">
            <text:p/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IF(MOD([.$F$4];[.A5624])=0;[.A5624];&quot;&quot;)">
            <text:p/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IF(MOD([.$F$4];[.A5625])=0;[.A5625];&quot;&quot;)">
            <text:p/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IF(MOD([.$F$4];[.A5626])=0;[.A5626];&quot;&quot;)">
            <text:p/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IF(MOD([.$F$4];[.A5627])=0;[.A5627];&quot;&quot;)">
            <text:p/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IF(MOD([.$F$4];[.A5628])=0;[.A5628];&quot;&quot;)">
            <text:p/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IF(MOD([.$F$4];[.A5629])=0;[.A5629];&quot;&quot;)">
            <text:p/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IF(MOD([.$F$4];[.A5630])=0;[.A5630];&quot;&quot;)">
            <text:p/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IF(MOD([.$F$4];[.A5631])=0;[.A5631];&quot;&quot;)">
            <text:p/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IF(MOD([.$F$4];[.A5632])=0;[.A5632];&quot;&quot;)">
            <text:p/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IF(MOD([.$F$4];[.A5633])=0;[.A5633];&quot;&quot;)">
            <text:p/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IF(MOD([.$F$4];[.A5634])=0;[.A5634];&quot;&quot;)">
            <text:p/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IF(MOD([.$F$4];[.A5635])=0;[.A5635];&quot;&quot;)">
            <text:p/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IF(MOD([.$F$4];[.A5636])=0;[.A5636];&quot;&quot;)">
            <text:p/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IF(MOD([.$F$4];[.A5637])=0;[.A5637];&quot;&quot;)">
            <text:p/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IF(MOD([.$F$4];[.A5638])=0;[.A5638];&quot;&quot;)">
            <text:p/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IF(MOD([.$F$4];[.A5639])=0;[.A5639];&quot;&quot;)">
            <text:p/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IF(MOD([.$F$4];[.A5640])=0;[.A5640];&quot;&quot;)">
            <text:p/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IF(MOD([.$F$4];[.A5641])=0;[.A5641];&quot;&quot;)">
            <text:p/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IF(MOD([.$F$4];[.A5642])=0;[.A5642];&quot;&quot;)">
            <text:p/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IF(MOD([.$F$4];[.A5643])=0;[.A5643];&quot;&quot;)">
            <text:p/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IF(MOD([.$F$4];[.A5644])=0;[.A5644];&quot;&quot;)">
            <text:p/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IF(MOD([.$F$4];[.A5645])=0;[.A5645];&quot;&quot;)">
            <text:p/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IF(MOD([.$F$4];[.A5646])=0;[.A5646];&quot;&quot;)">
            <text:p/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IF(MOD([.$F$4];[.A5647])=0;[.A5647];&quot;&quot;)">
            <text:p/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IF(MOD([.$F$4];[.A5648])=0;[.A5648];&quot;&quot;)">
            <text:p/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IF(MOD([.$F$4];[.A5649])=0;[.A5649];&quot;&quot;)">
            <text:p/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IF(MOD([.$F$4];[.A5650])=0;[.A5650];&quot;&quot;)">
            <text:p/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IF(MOD([.$F$4];[.A5651])=0;[.A5651];&quot;&quot;)">
            <text:p/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IF(MOD([.$F$4];[.A5652])=0;[.A5652];&quot;&quot;)">
            <text:p/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IF(MOD([.$F$4];[.A5653])=0;[.A5653];&quot;&quot;)">
            <text:p/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IF(MOD([.$F$4];[.A5654])=0;[.A5654];&quot;&quot;)">
            <text:p/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IF(MOD([.$F$4];[.A5655])=0;[.A5655];&quot;&quot;)">
            <text:p/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IF(MOD([.$F$4];[.A5656])=0;[.A5656];&quot;&quot;)">
            <text:p/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IF(MOD([.$F$4];[.A5657])=0;[.A5657];&quot;&quot;)">
            <text:p/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IF(MOD([.$F$4];[.A5658])=0;[.A5658];&quot;&quot;)">
            <text:p/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IF(MOD([.$F$4];[.A5659])=0;[.A5659];&quot;&quot;)">
            <text:p/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IF(MOD([.$F$4];[.A5660])=0;[.A5660];&quot;&quot;)">
            <text:p/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IF(MOD([.$F$4];[.A5661])=0;[.A5661];&quot;&quot;)">
            <text:p/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IF(MOD([.$F$4];[.A5662])=0;[.A5662];&quot;&quot;)">
            <text:p/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IF(MOD([.$F$4];[.A5663])=0;[.A5663];&quot;&quot;)">
            <text:p/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IF(MOD([.$F$4];[.A5664])=0;[.A5664];&quot;&quot;)">
            <text:p/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IF(MOD([.$F$4];[.A5665])=0;[.A5665];&quot;&quot;)">
            <text:p/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IF(MOD([.$F$4];[.A5666])=0;[.A5666];&quot;&quot;)">
            <text:p/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IF(MOD([.$F$4];[.A5667])=0;[.A5667];&quot;&quot;)">
            <text:p/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IF(MOD([.$F$4];[.A5668])=0;[.A5668];&quot;&quot;)">
            <text:p/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IF(MOD([.$F$4];[.A5669])=0;[.A5669];&quot;&quot;)">
            <text:p/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IF(MOD([.$F$4];[.A5670])=0;[.A5670];&quot;&quot;)">
            <text:p/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IF(MOD([.$F$4];[.A5671])=0;[.A5671];&quot;&quot;)">
            <text:p/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IF(MOD([.$F$4];[.A5672])=0;[.A5672];&quot;&quot;)">
            <text:p/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IF(MOD([.$F$4];[.A5673])=0;[.A5673];&quot;&quot;)">
            <text:p/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IF(MOD([.$F$4];[.A5674])=0;[.A5674];&quot;&quot;)">
            <text:p/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IF(MOD([.$F$4];[.A5675])=0;[.A5675];&quot;&quot;)">
            <text:p/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IF(MOD([.$F$4];[.A5676])=0;[.A5676];&quot;&quot;)">
            <text:p/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IF(MOD([.$F$4];[.A5677])=0;[.A5677];&quot;&quot;)">
            <text:p/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IF(MOD([.$F$4];[.A5678])=0;[.A5678];&quot;&quot;)">
            <text:p/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IF(MOD([.$F$4];[.A5679])=0;[.A5679];&quot;&quot;)">
            <text:p/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IF(MOD([.$F$4];[.A5680])=0;[.A5680];&quot;&quot;)">
            <text:p/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IF(MOD([.$F$4];[.A5681])=0;[.A5681];&quot;&quot;)">
            <text:p/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IF(MOD([.$F$4];[.A5682])=0;[.A5682];&quot;&quot;)">
            <text:p/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IF(MOD([.$F$4];[.A5683])=0;[.A5683];&quot;&quot;)">
            <text:p/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IF(MOD([.$F$4];[.A5684])=0;[.A5684];&quot;&quot;)">
            <text:p/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IF(MOD([.$F$4];[.A5685])=0;[.A5685];&quot;&quot;)">
            <text:p/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IF(MOD([.$F$4];[.A5686])=0;[.A5686];&quot;&quot;)">
            <text:p/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IF(MOD([.$F$4];[.A5687])=0;[.A5687];&quot;&quot;)">
            <text:p/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IF(MOD([.$F$4];[.A5688])=0;[.A5688];&quot;&quot;)">
            <text:p/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IF(MOD([.$F$4];[.A5689])=0;[.A5689];&quot;&quot;)">
            <text:p/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IF(MOD([.$F$4];[.A5690])=0;[.A5690];&quot;&quot;)">
            <text:p/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IF(MOD([.$F$4];[.A5691])=0;[.A5691];&quot;&quot;)">
            <text:p/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IF(MOD([.$F$4];[.A5692])=0;[.A5692];&quot;&quot;)">
            <text:p/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IF(MOD([.$F$4];[.A5693])=0;[.A5693];&quot;&quot;)">
            <text:p/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IF(MOD([.$F$4];[.A5694])=0;[.A5694];&quot;&quot;)">
            <text:p/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IF(MOD([.$F$4];[.A5695])=0;[.A5695];&quot;&quot;)">
            <text:p/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IF(MOD([.$F$4];[.A5696])=0;[.A5696];&quot;&quot;)">
            <text:p/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IF(MOD([.$F$4];[.A5697])=0;[.A5697];&quot;&quot;)">
            <text:p/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IF(MOD([.$F$4];[.A5698])=0;[.A5698];&quot;&quot;)">
            <text:p/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IF(MOD([.$F$4];[.A5699])=0;[.A5699];&quot;&quot;)">
            <text:p/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IF(MOD([.$F$4];[.A5700])=0;[.A5700];&quot;&quot;)">
            <text:p/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IF(MOD([.$F$4];[.A5701])=0;[.A5701];&quot;&quot;)">
            <text:p/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IF(MOD([.$F$4];[.A5702])=0;[.A5702];&quot;&quot;)">
            <text:p/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IF(MOD([.$F$4];[.A5703])=0;[.A5703];&quot;&quot;)">
            <text:p/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IF(MOD([.$F$4];[.A5704])=0;[.A5704];&quot;&quot;)">
            <text:p/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IF(MOD([.$F$4];[.A5705])=0;[.A5705];&quot;&quot;)">
            <text:p/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IF(MOD([.$F$4];[.A5706])=0;[.A5706];&quot;&quot;)">
            <text:p/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IF(MOD([.$F$4];[.A5707])=0;[.A5707];&quot;&quot;)">
            <text:p/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IF(MOD([.$F$4];[.A5708])=0;[.A5708];&quot;&quot;)">
            <text:p/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IF(MOD([.$F$4];[.A5709])=0;[.A5709];&quot;&quot;)">
            <text:p/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IF(MOD([.$F$4];[.A5710])=0;[.A5710];&quot;&quot;)">
            <text:p/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IF(MOD([.$F$4];[.A5711])=0;[.A5711];&quot;&quot;)">
            <text:p/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IF(MOD([.$F$4];[.A5712])=0;[.A5712];&quot;&quot;)">
            <text:p/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IF(MOD([.$F$4];[.A5713])=0;[.A5713];&quot;&quot;)">
            <text:p/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IF(MOD([.$F$4];[.A5714])=0;[.A5714];&quot;&quot;)">
            <text:p/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IF(MOD([.$F$4];[.A5715])=0;[.A5715];&quot;&quot;)">
            <text:p/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IF(MOD([.$F$4];[.A5716])=0;[.A5716];&quot;&quot;)">
            <text:p/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IF(MOD([.$F$4];[.A5717])=0;[.A5717];&quot;&quot;)">
            <text:p/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IF(MOD([.$F$4];[.A5718])=0;[.A5718];&quot;&quot;)">
            <text:p/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IF(MOD([.$F$4];[.A5719])=0;[.A5719];&quot;&quot;)">
            <text:p/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IF(MOD([.$F$4];[.A5720])=0;[.A5720];&quot;&quot;)">
            <text:p/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IF(MOD([.$F$4];[.A5721])=0;[.A5721];&quot;&quot;)">
            <text:p/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IF(MOD([.$F$4];[.A5722])=0;[.A5722];&quot;&quot;)">
            <text:p/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IF(MOD([.$F$4];[.A5723])=0;[.A5723];&quot;&quot;)">
            <text:p/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IF(MOD([.$F$4];[.A5724])=0;[.A5724];&quot;&quot;)">
            <text:p/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IF(MOD([.$F$4];[.A5725])=0;[.A5725];&quot;&quot;)">
            <text:p/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IF(MOD([.$F$4];[.A5726])=0;[.A5726];&quot;&quot;)">
            <text:p/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IF(MOD([.$F$4];[.A5727])=0;[.A5727];&quot;&quot;)">
            <text:p/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IF(MOD([.$F$4];[.A5728])=0;[.A5728];&quot;&quot;)">
            <text:p/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IF(MOD([.$F$4];[.A5729])=0;[.A5729];&quot;&quot;)">
            <text:p/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IF(MOD([.$F$4];[.A5730])=0;[.A5730];&quot;&quot;)">
            <text:p/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IF(MOD([.$F$4];[.A5731])=0;[.A5731];&quot;&quot;)">
            <text:p/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IF(MOD([.$F$4];[.A5732])=0;[.A5732];&quot;&quot;)">
            <text:p/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IF(MOD([.$F$4];[.A5733])=0;[.A5733];&quot;&quot;)">
            <text:p/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IF(MOD([.$F$4];[.A5734])=0;[.A5734];&quot;&quot;)">
            <text:p/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IF(MOD([.$F$4];[.A5735])=0;[.A5735];&quot;&quot;)">
            <text:p/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IF(MOD([.$F$4];[.A5736])=0;[.A5736];&quot;&quot;)">
            <text:p/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IF(MOD([.$F$4];[.A5737])=0;[.A5737];&quot;&quot;)">
            <text:p/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IF(MOD([.$F$4];[.A5738])=0;[.A5738];&quot;&quot;)">
            <text:p/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IF(MOD([.$F$4];[.A5739])=0;[.A5739];&quot;&quot;)">
            <text:p/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IF(MOD([.$F$4];[.A5740])=0;[.A5740];&quot;&quot;)">
            <text:p/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IF(MOD([.$F$4];[.A5741])=0;[.A5741];&quot;&quot;)">
            <text:p/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IF(MOD([.$F$4];[.A5742])=0;[.A5742];&quot;&quot;)">
            <text:p/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IF(MOD([.$F$4];[.A5743])=0;[.A5743];&quot;&quot;)">
            <text:p/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IF(MOD([.$F$4];[.A5744])=0;[.A5744];&quot;&quot;)">
            <text:p/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IF(MOD([.$F$4];[.A5745])=0;[.A5745];&quot;&quot;)">
            <text:p/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IF(MOD([.$F$4];[.A5746])=0;[.A5746];&quot;&quot;)">
            <text:p/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IF(MOD([.$F$4];[.A5747])=0;[.A5747];&quot;&quot;)">
            <text:p/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IF(MOD([.$F$4];[.A5748])=0;[.A5748];&quot;&quot;)">
            <text:p/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IF(MOD([.$F$4];[.A5749])=0;[.A5749];&quot;&quot;)">
            <text:p/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IF(MOD([.$F$4];[.A5750])=0;[.A5750];&quot;&quot;)">
            <text:p/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IF(MOD([.$F$4];[.A5751])=0;[.A5751];&quot;&quot;)">
            <text:p/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IF(MOD([.$F$4];[.A5752])=0;[.A5752];&quot;&quot;)">
            <text:p/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IF(MOD([.$F$4];[.A5753])=0;[.A5753];&quot;&quot;)">
            <text:p/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IF(MOD([.$F$4];[.A5754])=0;[.A5754];&quot;&quot;)">
            <text:p/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IF(MOD([.$F$4];[.A5755])=0;[.A5755];&quot;&quot;)">
            <text:p/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IF(MOD([.$F$4];[.A5756])=0;[.A5756];&quot;&quot;)">
            <text:p/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IF(MOD([.$F$4];[.A5757])=0;[.A5757];&quot;&quot;)">
            <text:p/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IF(MOD([.$F$4];[.A5758])=0;[.A5758];&quot;&quot;)">
            <text:p/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IF(MOD([.$F$4];[.A5759])=0;[.A5759];&quot;&quot;)">
            <text:p/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IF(MOD([.$F$4];[.A5760])=0;[.A5760];&quot;&quot;)">
            <text:p/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IF(MOD([.$F$4];[.A5761])=0;[.A5761];&quot;&quot;)">
            <text:p/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IF(MOD([.$F$4];[.A5762])=0;[.A5762];&quot;&quot;)">
            <text:p/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IF(MOD([.$F$4];[.A5763])=0;[.A5763];&quot;&quot;)">
            <text:p/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IF(MOD([.$F$4];[.A5764])=0;[.A5764];&quot;&quot;)">
            <text:p/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IF(MOD([.$F$4];[.A5765])=0;[.A5765];&quot;&quot;)">
            <text:p/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IF(MOD([.$F$4];[.A5766])=0;[.A5766];&quot;&quot;)">
            <text:p/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IF(MOD([.$F$4];[.A5767])=0;[.A5767];&quot;&quot;)">
            <text:p/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IF(MOD([.$F$4];[.A5768])=0;[.A5768];&quot;&quot;)">
            <text:p/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IF(MOD([.$F$4];[.A5769])=0;[.A5769];&quot;&quot;)">
            <text:p/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IF(MOD([.$F$4];[.A5770])=0;[.A5770];&quot;&quot;)">
            <text:p/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IF(MOD([.$F$4];[.A5771])=0;[.A5771];&quot;&quot;)">
            <text:p/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IF(MOD([.$F$4];[.A5772])=0;[.A5772];&quot;&quot;)">
            <text:p/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IF(MOD([.$F$4];[.A5773])=0;[.A5773];&quot;&quot;)">
            <text:p/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IF(MOD([.$F$4];[.A5774])=0;[.A5774];&quot;&quot;)">
            <text:p/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IF(MOD([.$F$4];[.A5775])=0;[.A5775];&quot;&quot;)">
            <text:p/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IF(MOD([.$F$4];[.A5776])=0;[.A5776];&quot;&quot;)">
            <text:p/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IF(MOD([.$F$4];[.A5777])=0;[.A5777];&quot;&quot;)">
            <text:p/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IF(MOD([.$F$4];[.A5778])=0;[.A5778];&quot;&quot;)">
            <text:p/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IF(MOD([.$F$4];[.A5779])=0;[.A5779];&quot;&quot;)">
            <text:p/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IF(MOD([.$F$4];[.A5780])=0;[.A5780];&quot;&quot;)">
            <text:p/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IF(MOD([.$F$4];[.A5781])=0;[.A5781];&quot;&quot;)">
            <text:p/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IF(MOD([.$F$4];[.A5782])=0;[.A5782];&quot;&quot;)">
            <text:p/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IF(MOD([.$F$4];[.A5783])=0;[.A5783];&quot;&quot;)">
            <text:p/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IF(MOD([.$F$4];[.A5784])=0;[.A5784];&quot;&quot;)">
            <text:p/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IF(MOD([.$F$4];[.A5785])=0;[.A5785];&quot;&quot;)">
            <text:p/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IF(MOD([.$F$4];[.A5786])=0;[.A5786];&quot;&quot;)">
            <text:p/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IF(MOD([.$F$4];[.A5787])=0;[.A5787];&quot;&quot;)">
            <text:p/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IF(MOD([.$F$4];[.A5788])=0;[.A5788];&quot;&quot;)">
            <text:p/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IF(MOD([.$F$4];[.A5789])=0;[.A5789];&quot;&quot;)">
            <text:p/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IF(MOD([.$F$4];[.A5790])=0;[.A5790];&quot;&quot;)">
            <text:p/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IF(MOD([.$F$4];[.A5791])=0;[.A5791];&quot;&quot;)">
            <text:p/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IF(MOD([.$F$4];[.A5792])=0;[.A5792];&quot;&quot;)">
            <text:p/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IF(MOD([.$F$4];[.A5793])=0;[.A5793];&quot;&quot;)">
            <text:p/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IF(MOD([.$F$4];[.A5794])=0;[.A5794];&quot;&quot;)">
            <text:p/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IF(MOD([.$F$4];[.A5795])=0;[.A5795];&quot;&quot;)">
            <text:p/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IF(MOD([.$F$4];[.A5796])=0;[.A5796];&quot;&quot;)">
            <text:p/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IF(MOD([.$F$4];[.A5797])=0;[.A5797];&quot;&quot;)">
            <text:p/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IF(MOD([.$F$4];[.A5798])=0;[.A5798];&quot;&quot;)">
            <text:p/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IF(MOD([.$F$4];[.A5799])=0;[.A5799];&quot;&quot;)">
            <text:p/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IF(MOD([.$F$4];[.A5800])=0;[.A5800];&quot;&quot;)">
            <text:p/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IF(MOD([.$F$4];[.A5801])=0;[.A5801];&quot;&quot;)">
            <text:p/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IF(MOD([.$F$4];[.A5802])=0;[.A5802];&quot;&quot;)">
            <text:p/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IF(MOD([.$F$4];[.A5803])=0;[.A5803];&quot;&quot;)">
            <text:p/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IF(MOD([.$F$4];[.A5804])=0;[.A5804];&quot;&quot;)">
            <text:p/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IF(MOD([.$F$4];[.A5805])=0;[.A5805];&quot;&quot;)">
            <text:p/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IF(MOD([.$F$4];[.A5806])=0;[.A5806];&quot;&quot;)">
            <text:p/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IF(MOD([.$F$4];[.A5807])=0;[.A5807];&quot;&quot;)">
            <text:p/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IF(MOD([.$F$4];[.A5808])=0;[.A5808];&quot;&quot;)">
            <text:p/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IF(MOD([.$F$4];[.A5809])=0;[.A5809];&quot;&quot;)">
            <text:p/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IF(MOD([.$F$4];[.A5810])=0;[.A5810];&quot;&quot;)">
            <text:p/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IF(MOD([.$F$4];[.A5811])=0;[.A5811];&quot;&quot;)">
            <text:p/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IF(MOD([.$F$4];[.A5812])=0;[.A5812];&quot;&quot;)">
            <text:p/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IF(MOD([.$F$4];[.A5813])=0;[.A5813];&quot;&quot;)">
            <text:p/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IF(MOD([.$F$4];[.A5814])=0;[.A5814];&quot;&quot;)">
            <text:p/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IF(MOD([.$F$4];[.A5815])=0;[.A5815];&quot;&quot;)">
            <text:p/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IF(MOD([.$F$4];[.A5816])=0;[.A5816];&quot;&quot;)">
            <text:p/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IF(MOD([.$F$4];[.A5817])=0;[.A5817];&quot;&quot;)">
            <text:p/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IF(MOD([.$F$4];[.A5818])=0;[.A5818];&quot;&quot;)">
            <text:p/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IF(MOD([.$F$4];[.A5819])=0;[.A5819];&quot;&quot;)">
            <text:p/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IF(MOD([.$F$4];[.A5820])=0;[.A5820];&quot;&quot;)">
            <text:p/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IF(MOD([.$F$4];[.A5821])=0;[.A5821];&quot;&quot;)">
            <text:p/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IF(MOD([.$F$4];[.A5822])=0;[.A5822];&quot;&quot;)">
            <text:p/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IF(MOD([.$F$4];[.A5823])=0;[.A5823];&quot;&quot;)">
            <text:p/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IF(MOD([.$F$4];[.A5824])=0;[.A5824];&quot;&quot;)">
            <text:p/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IF(MOD([.$F$4];[.A5825])=0;[.A5825];&quot;&quot;)">
            <text:p/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IF(MOD([.$F$4];[.A5826])=0;[.A5826];&quot;&quot;)">
            <text:p/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IF(MOD([.$F$4];[.A5827])=0;[.A5827];&quot;&quot;)">
            <text:p/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IF(MOD([.$F$4];[.A5828])=0;[.A5828];&quot;&quot;)">
            <text:p/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IF(MOD([.$F$4];[.A5829])=0;[.A5829];&quot;&quot;)">
            <text:p/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IF(MOD([.$F$4];[.A5830])=0;[.A5830];&quot;&quot;)">
            <text:p/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IF(MOD([.$F$4];[.A5831])=0;[.A5831];&quot;&quot;)">
            <text:p/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IF(MOD([.$F$4];[.A5832])=0;[.A5832];&quot;&quot;)">
            <text:p/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IF(MOD([.$F$4];[.A5833])=0;[.A5833];&quot;&quot;)">
            <text:p/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IF(MOD([.$F$4];[.A5834])=0;[.A5834];&quot;&quot;)">
            <text:p/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IF(MOD([.$F$4];[.A5835])=0;[.A5835];&quot;&quot;)">
            <text:p/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IF(MOD([.$F$4];[.A5836])=0;[.A5836];&quot;&quot;)">
            <text:p/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IF(MOD([.$F$4];[.A5837])=0;[.A5837];&quot;&quot;)">
            <text:p/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IF(MOD([.$F$4];[.A5838])=0;[.A5838];&quot;&quot;)">
            <text:p/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IF(MOD([.$F$4];[.A5839])=0;[.A5839];&quot;&quot;)">
            <text:p/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IF(MOD([.$F$4];[.A5840])=0;[.A5840];&quot;&quot;)">
            <text:p/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IF(MOD([.$F$4];[.A5841])=0;[.A5841];&quot;&quot;)">
            <text:p/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IF(MOD([.$F$4];[.A5842])=0;[.A5842];&quot;&quot;)">
            <text:p/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IF(MOD([.$F$4];[.A5843])=0;[.A5843];&quot;&quot;)">
            <text:p/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IF(MOD([.$F$4];[.A5844])=0;[.A5844];&quot;&quot;)">
            <text:p/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IF(MOD([.$F$4];[.A5845])=0;[.A5845];&quot;&quot;)">
            <text:p/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IF(MOD([.$F$4];[.A5846])=0;[.A5846];&quot;&quot;)">
            <text:p/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IF(MOD([.$F$4];[.A5847])=0;[.A5847];&quot;&quot;)">
            <text:p/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IF(MOD([.$F$4];[.A5848])=0;[.A5848];&quot;&quot;)">
            <text:p/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IF(MOD([.$F$4];[.A5849])=0;[.A5849];&quot;&quot;)">
            <text:p/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IF(MOD([.$F$4];[.A5850])=0;[.A5850];&quot;&quot;)">
            <text:p/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IF(MOD([.$F$4];[.A5851])=0;[.A5851];&quot;&quot;)">
            <text:p/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IF(MOD([.$F$4];[.A5852])=0;[.A5852];&quot;&quot;)">
            <text:p/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IF(MOD([.$F$4];[.A5853])=0;[.A5853];&quot;&quot;)">
            <text:p/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IF(MOD([.$F$4];[.A5854])=0;[.A5854];&quot;&quot;)">
            <text:p/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IF(MOD([.$F$4];[.A5855])=0;[.A5855];&quot;&quot;)">
            <text:p/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IF(MOD([.$F$4];[.A5856])=0;[.A5856];&quot;&quot;)">
            <text:p/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IF(MOD([.$F$4];[.A5857])=0;[.A5857];&quot;&quot;)">
            <text:p/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IF(MOD([.$F$4];[.A5858])=0;[.A5858];&quot;&quot;)">
            <text:p/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IF(MOD([.$F$4];[.A5859])=0;[.A5859];&quot;&quot;)">
            <text:p/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IF(MOD([.$F$4];[.A5860])=0;[.A5860];&quot;&quot;)">
            <text:p/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IF(MOD([.$F$4];[.A5861])=0;[.A5861];&quot;&quot;)">
            <text:p/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IF(MOD([.$F$4];[.A5862])=0;[.A5862];&quot;&quot;)">
            <text:p/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IF(MOD([.$F$4];[.A5863])=0;[.A5863];&quot;&quot;)">
            <text:p/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IF(MOD([.$F$4];[.A5864])=0;[.A5864];&quot;&quot;)">
            <text:p/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IF(MOD([.$F$4];[.A5865])=0;[.A5865];&quot;&quot;)">
            <text:p/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IF(MOD([.$F$4];[.A5866])=0;[.A5866];&quot;&quot;)">
            <text:p/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IF(MOD([.$F$4];[.A5867])=0;[.A5867];&quot;&quot;)">
            <text:p/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IF(MOD([.$F$4];[.A5868])=0;[.A5868];&quot;&quot;)">
            <text:p/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IF(MOD([.$F$4];[.A5869])=0;[.A5869];&quot;&quot;)">
            <text:p/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IF(MOD([.$F$4];[.A5870])=0;[.A5870];&quot;&quot;)">
            <text:p/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IF(MOD([.$F$4];[.A5871])=0;[.A5871];&quot;&quot;)">
            <text:p/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IF(MOD([.$F$4];[.A5872])=0;[.A5872];&quot;&quot;)">
            <text:p/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IF(MOD([.$F$4];[.A5873])=0;[.A5873];&quot;&quot;)">
            <text:p/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IF(MOD([.$F$4];[.A5874])=0;[.A5874];&quot;&quot;)">
            <text:p/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IF(MOD([.$F$4];[.A5875])=0;[.A5875];&quot;&quot;)">
            <text:p/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IF(MOD([.$F$4];[.A5876])=0;[.A5876];&quot;&quot;)">
            <text:p/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IF(MOD([.$F$4];[.A5877])=0;[.A5877];&quot;&quot;)">
            <text:p/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IF(MOD([.$F$4];[.A5878])=0;[.A5878];&quot;&quot;)">
            <text:p/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IF(MOD([.$F$4];[.A5879])=0;[.A5879];&quot;&quot;)">
            <text:p/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IF(MOD([.$F$4];[.A5880])=0;[.A5880];&quot;&quot;)">
            <text:p/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IF(MOD([.$F$4];[.A5881])=0;[.A5881];&quot;&quot;)">
            <text:p/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IF(MOD([.$F$4];[.A5882])=0;[.A5882];&quot;&quot;)">
            <text:p/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IF(MOD([.$F$4];[.A5883])=0;[.A5883];&quot;&quot;)">
            <text:p/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IF(MOD([.$F$4];[.A5884])=0;[.A5884];&quot;&quot;)">
            <text:p/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IF(MOD([.$F$4];[.A5885])=0;[.A5885];&quot;&quot;)">
            <text:p/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IF(MOD([.$F$4];[.A5886])=0;[.A5886];&quot;&quot;)">
            <text:p/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IF(MOD([.$F$4];[.A5887])=0;[.A5887];&quot;&quot;)">
            <text:p/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IF(MOD([.$F$4];[.A5888])=0;[.A5888];&quot;&quot;)">
            <text:p/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IF(MOD([.$F$4];[.A5889])=0;[.A5889];&quot;&quot;)">
            <text:p/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IF(MOD([.$F$4];[.A5890])=0;[.A5890];&quot;&quot;)">
            <text:p/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IF(MOD([.$F$4];[.A5891])=0;[.A5891];&quot;&quot;)">
            <text:p/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IF(MOD([.$F$4];[.A5892])=0;[.A5892];&quot;&quot;)">
            <text:p/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IF(MOD([.$F$4];[.A5893])=0;[.A5893];&quot;&quot;)">
            <text:p/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IF(MOD([.$F$4];[.A5894])=0;[.A5894];&quot;&quot;)">
            <text:p/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IF(MOD([.$F$4];[.A5895])=0;[.A5895];&quot;&quot;)">
            <text:p/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IF(MOD([.$F$4];[.A5896])=0;[.A5896];&quot;&quot;)">
            <text:p/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IF(MOD([.$F$4];[.A5897])=0;[.A5897];&quot;&quot;)">
            <text:p/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IF(MOD([.$F$4];[.A5898])=0;[.A5898];&quot;&quot;)">
            <text:p/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IF(MOD([.$F$4];[.A5899])=0;[.A5899];&quot;&quot;)">
            <text:p/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IF(MOD([.$F$4];[.A5900])=0;[.A5900];&quot;&quot;)">
            <text:p/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IF(MOD([.$F$4];[.A5901])=0;[.A5901];&quot;&quot;)">
            <text:p/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IF(MOD([.$F$4];[.A5902])=0;[.A5902];&quot;&quot;)">
            <text:p/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IF(MOD([.$F$4];[.A5903])=0;[.A5903];&quot;&quot;)">
            <text:p/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IF(MOD([.$F$4];[.A5904])=0;[.A5904];&quot;&quot;)">
            <text:p/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IF(MOD([.$F$4];[.A5905])=0;[.A5905];&quot;&quot;)">
            <text:p/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IF(MOD([.$F$4];[.A5906])=0;[.A5906];&quot;&quot;)">
            <text:p/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IF(MOD([.$F$4];[.A5907])=0;[.A5907];&quot;&quot;)">
            <text:p/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IF(MOD([.$F$4];[.A5908])=0;[.A5908];&quot;&quot;)">
            <text:p/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IF(MOD([.$F$4];[.A5909])=0;[.A5909];&quot;&quot;)">
            <text:p/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IF(MOD([.$F$4];[.A5910])=0;[.A5910];&quot;&quot;)">
            <text:p/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IF(MOD([.$F$4];[.A5911])=0;[.A5911];&quot;&quot;)">
            <text:p/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IF(MOD([.$F$4];[.A5912])=0;[.A5912];&quot;&quot;)">
            <text:p/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IF(MOD([.$F$4];[.A5913])=0;[.A5913];&quot;&quot;)">
            <text:p/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IF(MOD([.$F$4];[.A5914])=0;[.A5914];&quot;&quot;)">
            <text:p/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IF(MOD([.$F$4];[.A5915])=0;[.A5915];&quot;&quot;)">
            <text:p/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IF(MOD([.$F$4];[.A5916])=0;[.A5916];&quot;&quot;)">
            <text:p/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IF(MOD([.$F$4];[.A5917])=0;[.A5917];&quot;&quot;)">
            <text:p/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IF(MOD([.$F$4];[.A5918])=0;[.A5918];&quot;&quot;)">
            <text:p/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IF(MOD([.$F$4];[.A5919])=0;[.A5919];&quot;&quot;)">
            <text:p/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IF(MOD([.$F$4];[.A5920])=0;[.A5920];&quot;&quot;)">
            <text:p/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IF(MOD([.$F$4];[.A5921])=0;[.A5921];&quot;&quot;)">
            <text:p/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IF(MOD([.$F$4];[.A5922])=0;[.A5922];&quot;&quot;)">
            <text:p/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IF(MOD([.$F$4];[.A5923])=0;[.A5923];&quot;&quot;)">
            <text:p/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IF(MOD([.$F$4];[.A5924])=0;[.A5924];&quot;&quot;)">
            <text:p/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IF(MOD([.$F$4];[.A5925])=0;[.A5925];&quot;&quot;)">
            <text:p/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IF(MOD([.$F$4];[.A5926])=0;[.A5926];&quot;&quot;)">
            <text:p/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IF(MOD([.$F$4];[.A5927])=0;[.A5927];&quot;&quot;)">
            <text:p/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IF(MOD([.$F$4];[.A5928])=0;[.A5928];&quot;&quot;)">
            <text:p/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IF(MOD([.$F$4];[.A5929])=0;[.A5929];&quot;&quot;)">
            <text:p/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IF(MOD([.$F$4];[.A5930])=0;[.A5930];&quot;&quot;)">
            <text:p/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IF(MOD([.$F$4];[.A5931])=0;[.A5931];&quot;&quot;)">
            <text:p/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IF(MOD([.$F$4];[.A5932])=0;[.A5932];&quot;&quot;)">
            <text:p/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IF(MOD([.$F$4];[.A5933])=0;[.A5933];&quot;&quot;)">
            <text:p/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IF(MOD([.$F$4];[.A5934])=0;[.A5934];&quot;&quot;)">
            <text:p/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IF(MOD([.$F$4];[.A5935])=0;[.A5935];&quot;&quot;)">
            <text:p/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IF(MOD([.$F$4];[.A5936])=0;[.A5936];&quot;&quot;)">
            <text:p/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IF(MOD([.$F$4];[.A5937])=0;[.A5937];&quot;&quot;)">
            <text:p/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IF(MOD([.$F$4];[.A5938])=0;[.A5938];&quot;&quot;)">
            <text:p/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IF(MOD([.$F$4];[.A5939])=0;[.A5939];&quot;&quot;)">
            <text:p/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IF(MOD([.$F$4];[.A5940])=0;[.A5940];&quot;&quot;)">
            <text:p/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IF(MOD([.$F$4];[.A5941])=0;[.A5941];&quot;&quot;)">
            <text:p/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IF(MOD([.$F$4];[.A5942])=0;[.A5942];&quot;&quot;)">
            <text:p/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IF(MOD([.$F$4];[.A5943])=0;[.A5943];&quot;&quot;)">
            <text:p/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IF(MOD([.$F$4];[.A5944])=0;[.A5944];&quot;&quot;)">
            <text:p/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IF(MOD([.$F$4];[.A5945])=0;[.A5945];&quot;&quot;)">
            <text:p/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IF(MOD([.$F$4];[.A5946])=0;[.A5946];&quot;&quot;)">
            <text:p/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IF(MOD([.$F$4];[.A5947])=0;[.A5947];&quot;&quot;)">
            <text:p/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IF(MOD([.$F$4];[.A5948])=0;[.A5948];&quot;&quot;)">
            <text:p/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IF(MOD([.$F$4];[.A5949])=0;[.A5949];&quot;&quot;)">
            <text:p/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IF(MOD([.$F$4];[.A5950])=0;[.A5950];&quot;&quot;)">
            <text:p/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IF(MOD([.$F$4];[.A5951])=0;[.A5951];&quot;&quot;)">
            <text:p/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IF(MOD([.$F$4];[.A5952])=0;[.A5952];&quot;&quot;)">
            <text:p/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IF(MOD([.$F$4];[.A5953])=0;[.A5953];&quot;&quot;)">
            <text:p/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IF(MOD([.$F$4];[.A5954])=0;[.A5954];&quot;&quot;)">
            <text:p/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IF(MOD([.$F$4];[.A5955])=0;[.A5955];&quot;&quot;)">
            <text:p/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IF(MOD([.$F$4];[.A5956])=0;[.A5956];&quot;&quot;)">
            <text:p/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IF(MOD([.$F$4];[.A5957])=0;[.A5957];&quot;&quot;)">
            <text:p/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IF(MOD([.$F$4];[.A5958])=0;[.A5958];&quot;&quot;)">
            <text:p/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IF(MOD([.$F$4];[.A5959])=0;[.A5959];&quot;&quot;)">
            <text:p/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IF(MOD([.$F$4];[.A5960])=0;[.A5960];&quot;&quot;)">
            <text:p/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IF(MOD([.$F$4];[.A5961])=0;[.A5961];&quot;&quot;)">
            <text:p/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IF(MOD([.$F$4];[.A5962])=0;[.A5962];&quot;&quot;)">
            <text:p/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IF(MOD([.$F$4];[.A5963])=0;[.A5963];&quot;&quot;)">
            <text:p/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IF(MOD([.$F$4];[.A5964])=0;[.A5964];&quot;&quot;)">
            <text:p/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IF(MOD([.$F$4];[.A5965])=0;[.A5965];&quot;&quot;)">
            <text:p/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IF(MOD([.$F$4];[.A5966])=0;[.A5966];&quot;&quot;)">
            <text:p/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IF(MOD([.$F$4];[.A5967])=0;[.A5967];&quot;&quot;)">
            <text:p/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IF(MOD([.$F$4];[.A5968])=0;[.A5968];&quot;&quot;)">
            <text:p/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IF(MOD([.$F$4];[.A5969])=0;[.A5969];&quot;&quot;)">
            <text:p/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IF(MOD([.$F$4];[.A5970])=0;[.A5970];&quot;&quot;)">
            <text:p/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IF(MOD([.$F$4];[.A5971])=0;[.A5971];&quot;&quot;)">
            <text:p/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IF(MOD([.$F$4];[.A5972])=0;[.A5972];&quot;&quot;)">
            <text:p/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IF(MOD([.$F$4];[.A5973])=0;[.A5973];&quot;&quot;)">
            <text:p/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IF(MOD([.$F$4];[.A5974])=0;[.A5974];&quot;&quot;)">
            <text:p/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IF(MOD([.$F$4];[.A5975])=0;[.A5975];&quot;&quot;)">
            <text:p/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IF(MOD([.$F$4];[.A5976])=0;[.A5976];&quot;&quot;)">
            <text:p/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IF(MOD([.$F$4];[.A5977])=0;[.A5977];&quot;&quot;)">
            <text:p/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IF(MOD([.$F$4];[.A5978])=0;[.A5978];&quot;&quot;)">
            <text:p/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IF(MOD([.$F$4];[.A5979])=0;[.A5979];&quot;&quot;)">
            <text:p/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IF(MOD([.$F$4];[.A5980])=0;[.A5980];&quot;&quot;)">
            <text:p/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IF(MOD([.$F$4];[.A5981])=0;[.A5981];&quot;&quot;)">
            <text:p/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IF(MOD([.$F$4];[.A5982])=0;[.A5982];&quot;&quot;)">
            <text:p/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IF(MOD([.$F$4];[.A5983])=0;[.A5983];&quot;&quot;)">
            <text:p/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IF(MOD([.$F$4];[.A5984])=0;[.A5984];&quot;&quot;)">
            <text:p/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IF(MOD([.$F$4];[.A5985])=0;[.A5985];&quot;&quot;)">
            <text:p/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IF(MOD([.$F$4];[.A5986])=0;[.A5986];&quot;&quot;)">
            <text:p/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IF(MOD([.$F$4];[.A5987])=0;[.A5987];&quot;&quot;)">
            <text:p/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IF(MOD([.$F$4];[.A5988])=0;[.A5988];&quot;&quot;)">
            <text:p/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IF(MOD([.$F$4];[.A5989])=0;[.A5989];&quot;&quot;)">
            <text:p/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IF(MOD([.$F$4];[.A5990])=0;[.A5990];&quot;&quot;)">
            <text:p/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IF(MOD([.$F$4];[.A5991])=0;[.A5991];&quot;&quot;)">
            <text:p/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IF(MOD([.$F$4];[.A5992])=0;[.A5992];&quot;&quot;)">
            <text:p/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IF(MOD([.$F$4];[.A5993])=0;[.A5993];&quot;&quot;)">
            <text:p/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IF(MOD([.$F$4];[.A5994])=0;[.A5994];&quot;&quot;)">
            <text:p/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IF(MOD([.$F$4];[.A5995])=0;[.A5995];&quot;&quot;)">
            <text:p/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IF(MOD([.$F$4];[.A5996])=0;[.A5996];&quot;&quot;)">
            <text:p/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IF(MOD([.$F$4];[.A5997])=0;[.A5997];&quot;&quot;)">
            <text:p/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IF(MOD([.$F$4];[.A5998])=0;[.A5998];&quot;&quot;)">
            <text:p/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IF(MOD([.$F$4];[.A5999])=0;[.A5999];&quot;&quot;)">
            <text:p/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IF(MOD([.$F$4];[.A6000])=0;[.A6000];&quot;&quot;)">
            <text:p/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IF(MOD([.$F$4];[.A6001])=0;[.A6001];&quot;&quot;)">
            <text:p/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IF(MOD([.$F$4];[.A6002])=0;[.A6002];&quot;&quot;)">
            <text:p/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IF(MOD([.$F$4];[.A6003])=0;[.A6003];&quot;&quot;)">
            <text:p/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IF(MOD([.$F$4];[.A6004])=0;[.A6004];&quot;&quot;)">
            <text:p/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IF(MOD([.$F$4];[.A6005])=0;[.A6005];&quot;&quot;)">
            <text:p/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02:45.38019762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3:00.869608892</dc:date>
    <meta:generator>LibreOffice/6.0.2.1$Linux_X86_64 LibreOffice_project/00m0$Build-1</meta:generator>
    <meta:editing-duration>PT55S</meta:editing-duration>
    <meta:editing-cycles>2</meta:editing-cycles>
    <meta:document-statistic meta:table-count="3" meta:cell-count="12005" meta:object-count="0"/>
  </office:meta>
</office:document-meta>
</file>